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reekSymbols" svg:font-family="GreekSymbols"/>
    <style:font-face style:name="Helvetica" svg:font-family="Helvetica"/>
    <style:font-face style:name="TheSans" svg:font-family="TheSans"/>
    <style:font-face style:name="TheSansBLT3Light" svg:font-family="TheSansBLT3Light"/>
    <style:font-face style:name="TheSansBLT7" svg:font-family="TheSansBLT7"/>
    <style:font-face style:name="TheSansCaps" svg:font-family="TheSansCaps"/>
    <style:font-face style:name="TheSansExtraCaps" svg:font-family="TheSansExtraCaps"/>
    <style:font-face style:name="TheSansExtraExpert" svg:font-family="TheSansExtraExpert"/>
    <style:font-face style:name="TheSansLight" svg:font-family="TheSansLight"/>
    <style:font-face style:name="TheSansLightPlain" svg:font-family="TheSansLightPlain"/>
    <style:font-face style:name="TheSansPlain" svg:font-family="TheSansPlain"/>
    <style:font-face style:name="TheSansSemiLight" svg:font-family="TheSansSemiLight"/>
    <style:font-face style:name="TheSansSemiLightPlain" svg:font-family="TheSansSemiLightPlain"/>
    <style:font-face style:name="TheSansSemiPlain" svg:font-family="TheSansSemiPlain"/>
    <style:font-face style:name="Times" svg:font-family="Times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1659a"/>
    </style:style>
    <style:style style:name="gr2" style:family="graphic" style:parent-style-name="standard">
      <style:graphic-properties draw:stroke="none" draw:fill="solid" draw:fill-color="#d9f2f1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none" draw:fill="solid" draw:fill-color="#be92cf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3.898cm" fo:min-width="13.89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fo:min-height="2.4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004cm" fo:min-width="1.00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1.23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fo:min-height="5.2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08cm" svg:stroke-color="#231f20" draw:stroke-linejoin="miter" svg:stroke-linecap="butt" draw:fill="none" fo:padding-top="0.004cm" fo:padding-bottom="0.004cm" fo:padding-left="0.004cm" fo:padding-right="0.004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183cm" fo:min-width="0.18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.20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142cm" fo:min-width="0.14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175cm" fo:min-width="0.175cm" fo:padding-top="0cm" fo:padding-bottom="0cm" fo:padding-left="0cm" fo:padding-right="0cm"/>
    </style:style>
    <style:style style:name="gr21" style:family="graphic" style:parent-style-name="standard">
      <style:graphic-properties draw:stroke="none" draw:fill="solid" draw:fill-color="#231f20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132cm" fo:padding-top="0cm" fo:padding-bottom="0cm" fo:padding-left="0cm" fo:padding-right="0cm"/>
    </style:style>
    <style:style style:name="P1" style:family="paragraph">
      <loext:graphic-properties draw:fill="solid" draw:fill-color="#31659a"/>
    </style:style>
    <style:style style:name="P2" style:family="paragraph">
      <loext:graphic-properties draw:fill="solid" draw:fill-color="#d9f2f1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be92cf"/>
    </style:style>
    <style:style style:name="P7" style:family="paragraph">
      <loext:graphic-properties draw:fill="none"/>
      <style:text-properties fo:font-size="394pt" style:font-size-asian="394pt" style:font-size-complex="394pt"/>
    </style:style>
    <style:style style:name="P8" style:family="paragraph">
      <loext:graphic-properties draw:fill="none"/>
      <style:text-properties fo:font-size="28pt" style:font-size-asian="28pt" style:font-size-complex="2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text-properties fo:font-size="8pt" style:font-size-asian="8pt" style:font-size-complex="8pt"/>
    </style:style>
    <style:style style:name="P11" style:family="paragraph">
      <loext:graphic-properties draw:fill="none"/>
      <style:text-properties fo:font-size="28.5pt" style:font-size-asian="28.5pt" style:font-size-complex="28.5pt"/>
    </style:style>
    <style:style style:name="P12" style:family="paragraph">
      <loext:graphic-properties draw:fill="none"/>
      <style:text-properties fo:font-size="14pt" style:font-size-asian="14pt" style:font-size-complex="14pt"/>
    </style:style>
    <style:style style:name="P13" style:family="paragraph">
      <loext:graphic-properties draw:fill="none"/>
      <style:text-properties fo:font-size="35pt" style:font-size-asian="35pt" style:font-size-complex="35pt"/>
    </style:style>
    <style:style style:name="P14" style:family="paragraph">
      <loext:graphic-properties draw:fill="none"/>
      <style:text-properties fo:font-size="9pt" style:font-size-asian="9pt" style:font-size-complex="9pt"/>
    </style:style>
    <style:style style:name="P15" style:family="paragraph">
      <loext:graphic-properties draw:fill="none"/>
      <style:text-properties fo:font-size="7pt" style:font-size-asian="7pt" style:font-size-complex="7pt"/>
    </style:style>
    <style:style style:name="P16" style:family="paragraph">
      <loext:graphic-properties draw:fill="none"/>
    </style:style>
    <style:style style:name="P17" style:family="paragraph">
      <loext:graphic-properties draw:fill="none"/>
      <style:text-properties fo:font-size="5.19999980926514pt" style:font-size-asian="5.19999980926514pt" style:font-size-complex="5.19999980926514pt"/>
    </style:style>
    <style:style style:name="P18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P19" style:family="paragraph">
      <loext:graphic-properties draw:fill="none"/>
      <style:text-properties fo:font-size="4.09999990463257pt" style:font-size-asian="4.09999990463257pt" style:font-size-complex="4.09999990463257pt"/>
    </style:style>
    <style:style style:name="P20" style:family="paragraph">
      <loext:graphic-properties draw:fill="none"/>
      <style:text-properties fo:font-size="5pt" style:font-size-asian="5pt" style:font-size-complex="5pt"/>
    </style:style>
    <style:style style:name="P21" style:family="paragraph">
      <loext:graphic-properties draw:fill="solid" draw:fill-color="#231f20"/>
    </style:style>
    <style:style style:name="P22" style:family="paragraph">
      <loext:graphic-properties draw:fill="none"/>
      <style:text-properties fo:font-size="6.5pt" style:font-size-asian="6.5pt" style:font-size-complex="6.5pt"/>
    </style:style>
    <style:style style:name="P23" style:family="paragraph">
      <loext:graphic-properties draw:fill="none"/>
      <style:text-properties fo:font-size="3.79999995231628pt" style:font-size-asian="3.79999995231628pt" style:font-size-complex="3.79999995231628pt"/>
    </style:style>
    <style:style style:name="T1" style:family="text">
      <style:text-properties fo:color="#231f20" style:font-name="TheSansPlain" fo:font-size="10pt" fo:font-weight="bold" style:font-size-asian="10pt" style:font-name-complex="TheSansPlain" style:font-size-complex="10pt" style:font-weight-complex="bold"/>
    </style:style>
    <style:style style:name="T2" style:family="text">
      <style:text-properties fo:color="#231f20" style:font-name="TheSans" fo:font-size="10pt" fo:font-style="italic" style:font-size-asian="10pt" style:font-name-complex="TheSans" style:font-size-complex="10pt" style:font-style-complex="italic"/>
    </style:style>
    <style:style style:name="T3" style:family="text">
      <style:text-properties fo:color="#231f20" style:font-name="TheSansPlain" fo:font-size="10pt" style:font-size-asian="10pt" style:font-name-complex="TheSansPlain" style:font-size-complex="10pt"/>
    </style:style>
    <style:style style:name="T4" style:family="text">
      <style:text-properties fo:color="#ffffff" style:font-name="Helvetica" fo:font-size="10pt" style:font-size-asian="10pt" style:font-name-complex="Helvetica" style:font-size-complex="10pt"/>
    </style:style>
    <style:style style:name="T5" style:family="text">
      <style:text-properties fo:color="#d9f2f1" style:font-name="TheSansExtraCaps" fo:font-size="394pt" fo:font-weight="bold" style:font-size-asian="394pt" style:font-name-complex="TheSansExtraCaps" style:font-size-complex="394pt" style:font-weight-complex="bold"/>
    </style:style>
    <style:style style:name="T6" style:family="text">
      <style:text-properties fo:color="#231f20" style:font-name="TheSansSemiPlain" fo:font-size="28pt" fo:font-weight="bold" style:font-size-asian="28pt" style:font-name-complex="TheSansSemiPlain" style:font-size-complex="28pt" style:font-weight-complex="bold"/>
    </style:style>
    <style:style style:name="T7" style:family="text">
      <style:text-properties fo:color="#be92cf" style:font-name="TheSansExtraExpert" fo:font-size="394pt" fo:font-weight="bold" style:font-size-asian="394pt" style:font-name-complex="TheSansExtraExpert" style:font-size-complex="394pt" style:font-weight-complex="bold"/>
    </style:style>
    <style:style style:name="T8" style:family="text">
      <style:text-properties fo:color="#231f20" style:font-name="TheSansSemiPlain" fo:font-size="8pt" fo:font-weight="bold" style:font-size-asian="8pt" style:font-name-complex="TheSansSemiPlain" style:font-size-complex="8pt" style:font-weight-complex="bold"/>
    </style:style>
    <style:style style:name="T9" style:family="text">
      <style:text-properties fo:color="#231f20" style:font-name="TheSansLightPlain" fo:font-size="8pt" style:font-size-asian="8pt" style:font-name-complex="TheSansLightPlain" style:font-size-complex="8pt"/>
    </style:style>
    <style:style style:name="T10" style:family="text">
      <style:text-properties fo:color="#231f20" style:font-name="TheSansSemiPlain" fo:font-size="10pt" fo:font-weight="bold" style:font-size-asian="10pt" style:font-name-complex="TheSansSemiPlain" style:font-size-complex="10pt" style:font-weight-complex="bold"/>
    </style:style>
    <style:style style:name="T11" style:family="text">
      <style:text-properties fo:color="#231f20" style:font-name="TheSansBLT3Light" fo:font-size="8pt" style:font-size-asian="8pt" style:font-name-complex="TheSansBLT3Light" style:font-size-complex="8pt"/>
    </style:style>
    <style:style style:name="T12" style:family="text">
      <style:text-properties fo:color="#231f20" style:font-name="TheSansSemiPlain" fo:font-size="28.5pt" fo:font-weight="bold" style:font-size-asian="28.5pt" style:font-name-complex="TheSansSemiPlain" style:font-size-complex="28.5pt" style:font-weight-complex="bold"/>
    </style:style>
    <style:style style:name="T13" style:family="text">
      <style:text-properties fo:color="#231f20" style:font-name="TheSansCaps" fo:font-size="14pt" fo:font-weight="bold" style:font-size-asian="14pt" style:font-name-complex="TheSansCaps" style:font-size-complex="14pt" style:font-weight-complex="bold"/>
    </style:style>
    <style:style style:name="T14" style:family="text">
      <style:text-properties fo:color="#231f20" style:font-name="TheSansBLT7" fo:font-size="10pt" fo:font-weight="bold" style:font-size-asian="10pt" style:font-name-complex="TheSansBLT7" style:font-size-complex="10pt" style:font-weight-complex="bold"/>
    </style:style>
    <style:style style:name="T15" style:family="text">
      <style:text-properties fo:color="#231f20" style:font-name="TheSansLightPlain" fo:font-size="10pt" style:font-size-asian="10pt" style:font-name-complex="TheSansLightPlain" style:font-size-complex="10pt"/>
    </style:style>
    <style:style style:name="T16" style:family="text">
      <style:text-properties fo:color="#231f20" style:font-name="TheSansPlain" fo:font-size="35pt" fo:font-weight="bold" style:font-size-asian="35pt" style:font-name-complex="TheSansPlain" style:font-size-complex="35pt" style:font-weight-complex="bold"/>
    </style:style>
    <style:style style:name="T17" style:family="text">
      <style:text-properties fo:color="#231f20" style:font-name="TheSansLightPlain" fo:font-size="9pt" style:font-size-asian="9pt" style:font-name-complex="TheSansLightPlain" style:font-size-complex="9pt"/>
    </style:style>
    <style:style style:name="T18" style:family="text">
      <style:text-properties fo:color="#231f20" style:font-name="TheSansExtraCaps" fo:font-size="28.5pt" fo:font-weight="bold" style:font-size-asian="28.5pt" style:font-name-complex="TheSansExtraCaps" style:font-size-complex="28.5pt" style:font-weight-complex="bold"/>
    </style:style>
    <style:style style:name="T19" style:family="text">
      <style:text-properties fo:color="#231f20" style:font-name="TheSansPlain" fo:font-size="9pt" fo:font-weight="bold" style:font-size-asian="9pt" style:font-name-complex="TheSansPlain" style:font-size-complex="9pt" style:font-weight-complex="bold"/>
    </style:style>
    <style:style style:name="T20" style:family="text">
      <style:text-properties fo:color="#231f20" style:font-name="TheSansSemiLight" fo:font-size="7pt" fo:font-style="italic" style:font-size-asian="7pt" style:font-name-complex="TheSansSemiLight" style:font-size-complex="7pt" style:font-style-complex="italic"/>
    </style:style>
    <style:style style:name="T21" style:family="text">
      <style:text-properties fo:color="#231f20" style:font-name="TheSansSemiLightPlain" fo:font-size="7pt" style:font-size-asian="7pt" style:font-name-complex="TheSansSemiLightPlain" style:font-size-complex="7pt"/>
    </style:style>
    <style:style style:name="T22" style:family="text">
      <style:text-properties fo:color="#231f20" style:font-name="TheSansSemiPlain" fo:font-size="7pt" fo:font-weight="bold" style:font-size-asian="7pt" style:font-name-complex="TheSansSemiPlain" style:font-size-complex="7pt" style:font-weight-complex="bold"/>
    </style:style>
    <style:style style:name="T23" style:family="text">
      <style:text-properties fo:color="#231f20" style:font-name="TimesNewRoman" fo:font-size="9pt" style:font-size-asian="9pt" style:font-name-complex="TimesNewRoman" style:font-size-complex="9pt"/>
    </style:style>
    <style:style style:name="T24" style:family="text">
      <style:text-properties fo:color="#231f20" style:font-name="TheSansLightPlain" fo:font-size="5.19999980926514pt" style:font-size-asian="5.19999980926514pt" style:font-name-complex="TheSansLightPlain" style:font-size-complex="5.19999980926514pt"/>
    </style:style>
    <style:style style:name="T25" style:family="text">
      <style:text-properties fo:color="#231f20" style:font-name="TimesNewRoman" fo:font-size="10pt" style:font-size-asian="10pt" style:font-name-complex="TimesNewRoman" style:font-size-complex="10pt"/>
    </style:style>
    <style:style style:name="T26" style:family="text">
      <style:text-properties fo:color="#231f20" style:font-name="TimesNewRomanPS" fo:font-size="10pt" fo:font-style="italic" style:font-size-asian="10pt" style:font-name-complex="TimesNewRomanPS" style:font-size-complex="10pt" style:font-style-complex="italic"/>
    </style:style>
    <style:style style:name="T27" style:family="text">
      <style:text-properties fo:color="#231f20" style:font-name="TimesNewRomanPS" fo:font-size="5.80000019073486pt" fo:font-style="italic" style:font-size-asian="5.80000019073486pt" style:font-name-complex="TimesNewRomanPS" style:font-size-complex="5.80000019073486pt" style:font-style-complex="italic"/>
    </style:style>
    <style:style style:name="T28" style:family="text">
      <style:text-properties fo:color="#231f20" style:font-name="TimesNewRoman" fo:font-size="5.80000019073486pt" style:font-size-asian="5.80000019073486pt" style:font-name-complex="TimesNewRoman" style:font-size-complex="5.80000019073486pt"/>
    </style:style>
    <style:style style:name="T29" style:family="text">
      <style:text-properties fo:color="#231f20" style:font-name="TimesNewRomanPS" fo:font-size="9pt" fo:font-style="italic" style:font-size-asian="9pt" style:font-name-complex="TimesNewRomanPS" style:font-size-complex="9pt" style:font-style-complex="italic"/>
    </style:style>
    <style:style style:name="T30" style:family="text">
      <style:text-properties fo:color="#231f20" style:font-name="Times" fo:font-size="9pt" style:font-size-asian="9pt" style:font-name-complex="Times" style:font-size-complex="9pt"/>
    </style:style>
    <style:style style:name="T31" style:family="text">
      <style:text-properties fo:color="#231f20" style:font-name="Times" fo:font-size="9pt" fo:font-style="italic" style:font-size-asian="9pt" style:font-name-complex="Times" style:font-size-complex="9pt" style:font-style-complex="italic"/>
    </style:style>
    <style:style style:name="T32" style:family="text">
      <style:text-properties fo:color="#231f20" style:font-name="TheSansPlain" fo:font-size="4.09999990463257pt" style:font-size-asian="4.09999990463257pt" style:font-name-complex="TheSansPlain" style:font-size-complex="4.09999990463257pt"/>
    </style:style>
    <style:style style:name="T33" style:family="text">
      <style:text-properties fo:color="#231f20" style:font-name="TheSansPlain" fo:font-size="7pt" style:font-size-asian="7pt" style:font-name-complex="TheSansPlain" style:font-size-complex="7pt"/>
    </style:style>
    <style:style style:name="T34" style:family="text">
      <style:text-properties fo:color="#231f20" style:font-name="TimesNewRoman" fo:font-size="7pt" style:font-size-asian="7pt" style:font-name-complex="TimesNewRoman" style:font-size-complex="7pt"/>
    </style:style>
    <style:style style:name="T35" style:family="text">
      <style:text-properties fo:color="#231f20" style:font-name="TimesNewRomanPS" fo:font-size="7pt" fo:font-style="italic" style:font-size-asian="7pt" style:font-name-complex="TimesNewRomanPS" style:font-size-complex="7pt" style:font-style-complex="italic"/>
    </style:style>
    <style:style style:name="T36" style:family="text">
      <style:text-properties fo:color="#231f20" style:font-name="TimesNewRoman" fo:font-size="4.09999990463257pt" style:font-size-asian="4.09999990463257pt" style:font-name-complex="TimesNewRoman" style:font-size-complex="4.09999990463257pt"/>
    </style:style>
    <style:style style:name="T37" style:family="text">
      <style:text-properties fo:color="#231f20" style:font-name="TimesNewRomanPS" fo:font-size="4.09999990463257pt" fo:font-style="italic" style:font-size-asian="4.09999990463257pt" style:font-name-complex="TimesNewRomanPS" style:font-size-complex="4.09999990463257pt" style:font-style-complex="italic"/>
    </style:style>
    <style:style style:name="T38" style:family="text">
      <style:text-properties fo:color="#231f20" style:font-name="GreekSymbols" fo:font-size="7pt" style:font-size-asian="7pt" style:font-name-complex="GreekSymbols" style:font-size-complex="7pt"/>
    </style:style>
    <style:style style:name="T39" style:family="text">
      <style:text-properties fo:color="#231f20" style:font-name="TimesNewRomanPS" fo:font-size="5.19999980926514pt" fo:font-style="italic" style:font-size-asian="5.19999980926514pt" style:font-name-complex="TimesNewRomanPS" style:font-size-complex="5.19999980926514pt" style:font-style-complex="italic"/>
    </style:style>
    <style:style style:name="T40" style:family="text">
      <style:text-properties fo:color="#231f20" style:font-name="TimesNewRoman" fo:font-size="5pt" style:font-size-asian="5pt" style:font-name-complex="TimesNewRoman" style:font-size-complex="5pt"/>
    </style:style>
    <style:style style:name="T41" style:family="text">
      <style:text-properties fo:color="#231f20" style:font-name="Times" fo:font-size="10pt" style:font-size-asian="10pt" style:font-name-complex="Times" style:font-size-complex="10pt"/>
    </style:style>
    <style:style style:name="T42" style:family="text">
      <style:text-properties fo:color="#231f20" style:font-name="TheSansBLT7" fo:font-size="9pt" fo:font-weight="bold" style:font-size-asian="9pt" style:font-name-complex="TheSansBLT7" style:font-size-complex="9pt" style:font-weight-complex="bold"/>
    </style:style>
    <style:style style:name="T43" style:family="text">
      <style:text-properties fo:color="#231f20" style:font-name="TheSansBLT3Light" fo:font-size="6.5pt" style:font-size-asian="6.5pt" style:font-name-complex="TheSansBLT3Light" style:font-size-complex="6.5pt"/>
    </style:style>
    <style:style style:name="T44" style:family="text">
      <style:text-properties fo:color="#231f20" style:font-name="TimesNewRomanPS" fo:font-size="6.5pt" fo:font-style="italic" style:font-size-asian="6.5pt" style:font-name-complex="TimesNewRomanPS" style:font-size-complex="6.5pt" style:font-style-complex="italic"/>
    </style:style>
    <style:style style:name="T45" style:family="text">
      <style:text-properties fo:color="#231f20" style:font-name="TheSansBLT3Light" fo:font-size="3.79999995231628pt" style:font-size-asian="3.79999995231628pt" style:font-name-complex="TheSansBLT3Light" style:font-size-complex="3.79999995231628pt"/>
    </style:style>
    <style:style style:name="T46" style:family="text">
      <style:text-properties fo:color="#231f20" style:font-name="TheSansBLT7" fo:font-size="6.5pt" fo:font-weight="bold" style:font-size-asian="6.5pt" style:font-name-complex="TheSansBLT7" style:font-size-complex="6.5pt" style:font-weight-complex="bold"/>
    </style:style>
    <style:style style:name="T47" style:family="text">
      <style:text-properties fo:color="#231f20" style:font-name="TheSansBLT3Light" fo:font-size="6.5pt" fo:font-style="italic" style:font-size-asian="6.5pt" style:font-name-complex="TheSansBLT3Light" style:font-size-complex="6.5pt" style:font-style-complex="italic"/>
    </style:style>
    <style:style style:name="T48" style:family="text">
      <style:text-properties fo:color="#231f20" style:font-name="TheSansBLT3Light" fo:font-size="3.79999995231628pt" fo:font-style="italic" style:font-size-asian="3.79999995231628pt" style:font-name-complex="TheSansBLT3Light" style:font-size-complex="3.79999995231628pt" style:font-style-complex="italic"/>
    </style:style>
    <style:style style:name="T49" style:family="text">
      <style:text-properties fo:color="#231f20" style:font-name="TheSansBLT7" fo:font-size="5.19999980926514pt" fo:font-weight="bold" style:font-size-asian="5.19999980926514pt" style:font-name-complex="TheSansBLT7" style:font-size-complex="5.19999980926514pt" style:font-weight-complex="bold"/>
    </style:style>
    <style:style style:name="T50" style:family="text">
      <style:text-properties fo:color="#231f20" style:font-name="TheSansLight" fo:font-size="9pt" fo:font-style="italic" style:font-size-asian="9pt" style:font-name-complex="TheSansLight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9cm" svg:height="18.9cm" svg:x="0cm" svg:y="10.8cm" svg:viewBox="0 0 21000 18901" draw:points="0,18901 21000,18901 21000,0 0,0">
          <text:p/>
        </draw:polygon>
        <draw:polygon draw:style-name="gr2" draw:text-style-name="P2" draw:layer="layout" svg:width="19.652cm" svg:height="16.048cm" svg:x="1.348cm" svg:y="9.475cm" svg:viewBox="0 0 19653 16049" draw:points="0,16049 19653,16049 19653,0 0,0">
          <text:p/>
        </draw:polygon>
        <draw:frame draw:style-name="gr3" draw:text-style-name="P4" draw:layer="layout" svg:width="12.279cm" svg:height="0.412cm" svg:x="10.828cm" svg:y="23.973cm">
          <draw:text-box>
            <text:p text:style-name="P3"><text:span text:style-name="T1">Publication date </text:span><text:span text:style-name="T1">Statistics </text:span><text:span text:style-name="T1">Netherlands website: </text:span><text:span text:style-name="T1">24 June 2011</text:span></text:p>
          </draw:text-box>
        </draw:frame>
        <draw:frame draw:style-name="gr3" draw:text-style-name="P4" draw:layer="layout" svg:width="6.653cm" svg:height="0.412cm" svg:x="14.403cm" svg:y="16.773cm">
          <draw:text-box>
            <text:p text:style-name="P3"><text:span text:style-name="T2">Linda Moonen, Marion </text:span><text:span text:style-name="T2">van den Brakel</text:span></text:p>
          </draw:text-box>
        </draw:frame>
        <draw:frame draw:style-name="gr3" draw:text-style-name="P4" draw:layer="layout" svg:width="18.087cm" svg:height="0.412cm" svg:x="4.744cm" svg:y="19.023cm">
          <draw:text-box>
            <text:p text:style-name="P3"><text:span text:style-name="T3">This paper is written as </text:span><text:span text:style-name="T3">part of a joint project of </text:span><text:span text:style-name="T3">Statistics Netherlands </text:span><text:span text:style-name="T3">(CBS) and the Research </text:span><text:span text:style-name="T3">Centre </text:span></text:p>
          </draw:text-box>
        </draw:frame>
        <draw:frame draw:style-name="gr3" draw:text-style-name="P4" draw:layer="layout" svg:width="16.999cm" svg:height="0.412cm" svg:x="5.454cm" svg:y="19.473cm">
          <draw:text-box>
            <text:p text:style-name="P3"><text:span text:style-name="T3">for Education and the </text:span><text:span text:style-name="T3">Labour Market (ROA </text:span><text:span text:style-name="T3">Maastricht) on </text:span><text:span text:style-name="T3">intergenerational </text:span><text:span text:style-name="T3">income mobility, by </text:span></text:p>
          </draw:text-box>
        </draw:frame>
        <draw:frame draw:style-name="gr3" draw:text-style-name="P4" draw:layer="layout" svg:width="17.663cm" svg:height="0.412cm" svg:x="4.932cm" svg:y="19.923cm">
          <draw:text-box>
            <text:p text:style-name="P3"><text:span text:style-name="T3">order of the Ministry of </text:span><text:span text:style-name="T3">Social Affairs and </text:span><text:span text:style-name="T3">Employment (SZW). We </text:span><text:span text:style-name="T3">would like to thank </text:span><text:span text:style-name="T3">Frank Cörvers </text:span></text:p>
          </draw:text-box>
        </draw:frame>
        <draw:frame draw:style-name="gr3" draw:text-style-name="P4" draw:layer="layout" svg:width="17.913cm" svg:height="0.412cm" svg:x="4.703cm" svg:y="20.373cm">
          <draw:text-box>
            <text:p text:style-name="P3"><text:span text:style-name="T3">(ROA Maastricht) for his </text:span><text:span text:style-name="T3">careful reading and </text:span><text:span text:style-name="T3">valuable comments. </text:span><text:span text:style-name="T3">Also, we owe gratitude </text:span><text:span text:style-name="T3">to Charlotte </text:span></text:p>
          </draw:text-box>
        </draw:frame>
        <draw:frame draw:style-name="gr3" draw:text-style-name="P4" draw:layer="layout" svg:width="17.151cm" svg:height="0.412cm" svg:x="5.636cm" svg:y="20.823cm">
          <draw:text-box>
            <text:p text:style-name="P3"><text:span text:style-name="T3">Büchner and Rolf van </text:span><text:span text:style-name="T3">der Velden (ROA) and </text:span><text:span text:style-name="T3">Tanja Traag (CBS), as </text:span><text:span text:style-name="T3">well as to the members </text:span><text:span text:style-name="T3">of the </text:span></text:p>
          </draw:text-box>
        </draw:frame>
        <draw:frame draw:style-name="gr3" draw:text-style-name="P4" draw:layer="layout" svg:width="15.255cm" svg:height="0.412cm" svg:x="7.032cm" svg:y="21.274cm">
          <draw:text-box>
            <text:p text:style-name="P3"><text:span text:style-name="T3">expert group composed </text:span><text:span text:style-name="T3">by SZW for the fruitful </text:span><text:span text:style-name="T3">discussions we had </text:span><text:span text:style-name="T3">during the project. </text:span></text:p>
          </draw:text-box>
        </draw:frame>
        <draw:path draw:style-name="gr4" draw:text-style-name="P5" draw:layer="layout" svg:width="0.202cm" svg:height="0.263cm" svg:x="2.362cm" svg:y="28.086cm" svg:viewBox="0 0 203 264" svg:d="M0 178l32-2c1 12 5 23 10 31 6 8 14 15 26 20 11 5 24 7 39 7 13 0 24-2 34-5 10-4 17-10 23-16 4-7 7-14 7-22s-2-15-7-21c-6-6-13-11-24-15-7-3-22-7-45-12-24-6-40-11-49-16-12-7-21-14-27-24-6-9-9-20-9-32 0-13 3-25 11-36 7-12 17-20 31-26s30-9 47-9c19 0 36 3 50 10 15 6 26 15 34 26 8 12 12 26 13 40l-34 4c-1-17-7-29-17-38-10-8-25-12-44-12-21 0-36 4-45 11-9 8-14 17-14 27 0 9 3 18 10 24 6 6 23 12 51 18 27 6 46 12 56 16 16 7 27 16 34 26 7 11 10 23 10 36 0 14-4 26-11 38-8 12-19 22-35 28-14 7-31 10-49 10-23 0-42-3-57-10-16-6-28-16-37-30-9-13-14-29-14-46z">
          <text:p/>
        </draw:path>
        <draw:path draw:style-name="gr4" draw:text-style-name="P5" draw:layer="layout" svg:width="0.09cm" svg:height="0.251cm" svg:x="2.572cm" svg:y="28.096cm" svg:viewBox="0 0 91 252" svg:d="M86 222l5 28c-9 2-17 2-24 2-11 0-21-1-27-5s-11-8-13-14c-3-6-4-18-4-37v-106h-23v-24h23v-47l32-19v66h31v24h-31v108c0 9 1 14 2 17s3 5 5 6c3 2 6 2 11 2 3 0 8 0 13-1z">
          <text:p/>
        </draw:path>
        <draw:path draw:style-name="gr4" draw:text-style-name="P5" draw:layer="layout" svg:width="0.17cm" svg:height="0.192cm" svg:x="2.672cm" svg:y="28.157cm" svg:viewBox="0 0 171 193" svg:d="M130 96c-12 4-30 8-52 11-13 2-22 4-28 7-5 2-9 5-12 10-3 4-4 9-4 15 0 8 3 15 9 20 6 7 16 10 28 10s23-3 32-9c9-5 17-13 22-22 3-7 5-17 5-31zM132 166c-11 10-23 17-34 21s-22 6-35 6c-20 0-35-5-46-15s-17-23-17-39c0-9 2-17 7-24 4-8 9-14 16-18 6-5 14-8 22-10 6-2 16-4 28-5 25-3 45-7 57-11 0-4 0-7 0-8 0-13-3-22-9-27-9-7-21-10-37-10-14 0-25 2-32 7s-12 15-16 28l-30-5c3-13 7-23 13-31 7-8 16-14 28-19 12-4 26-6 42-6s29 2 39 5c10 4 17 9 22 14 5 6 8 13 10 21 1 6 1 15 1 29v42c0 29 1 47 2 56 1 8 4 15 8 22h-33c-3-6-5-14-6-23z">
          <text:p/>
        </draw:path>
        <draw:path draw:style-name="gr4" draw:text-style-name="P5" draw:layer="layout" svg:width="0.09cm" svg:height="0.251cm" svg:x="2.863cm" svg:y="28.096cm" svg:viewBox="0 0 91 252" svg:d="M87 222l4 28c-9 2-16 2-23 2-12 0-20-1-27-5-6-4-10-8-14-14-2-6-4-18-4-37v-106h-23v-24h23v-47l32-19v66h32v24h-32v108c0 9 1 14 2 17s3 5 5 6c3 2 6 2 11 2 3 0 8 0 14-1z">
          <text:p/>
        </draw:path>
        <draw:path draw:style-name="gr4" draw:text-style-name="P5" draw:layer="layout" svg:width="0.032cm" svg:height="0.254cm" svg:x="2.979cm" svg:y="28.091cm" svg:viewBox="0 0 33 255" svg:d="M0 70h33v185h-33zM0 0h33v36h-33z">
          <text:p/>
        </draw:path>
        <draw:path draw:style-name="gr4" draw:text-style-name="P5" draw:layer="layout" svg:width="0.153cm" svg:height="0.192cm" svg:x="3.046cm" svg:y="28.157cm" svg:viewBox="0 0 154 193" svg:d="M0 133l31-5c1 13 6 22 14 29 8 6 19 11 34 11s25-3 32-10c7-6 11-13 11-21 0-7-4-12-10-16-4-3-15-7-32-11-23-6-39-11-48-15s-16-10-20-18c-5-7-7-15-7-24 0-8 2-16 6-23 3-7 8-13 15-17 5-4 11-7 20-10 8-2 17-3 28-3 14 0 27 2 38 6s19 10 24 17 9 16 11 28l-31 5c-1-10-5-17-12-23-7-5-16-8-28-8-15 0-26 3-32 7-6 5-9 11-9 17 0 4 1 8 4 11 2 3 6 6 12 8 3 2 12 4 28 8 22 6 38 11 47 15 8 4 15 9 20 16s8 16 8 27c0 10-3 20-9 29-7 11-15 18-27 23-11 5-24 7-39 7-25 0-43-5-55-15-13-10-21-25-24-45z">
          <text:p/>
        </draw:path>
        <draw:path draw:style-name="gr4" draw:text-style-name="P5" draw:layer="layout" svg:width="0.089cm" svg:height="0.251cm" svg:x="3.219cm" svg:y="28.096cm" svg:viewBox="0 0 90 252" svg:d="M86 222l4 28c-8 2-16 2-23 2-11 0-20-1-27-5-6-4-11-8-14-14-2-6-4-18-4-37v-106h-22v-24h22v-47l32-19v66h32v24h-32v108c0 9 1 14 2 17s3 5 6 6c2 2 6 2 10 2s8 0 14-1z">
          <text:p/>
        </draw:path>
        <draw:path draw:style-name="gr4" draw:text-style-name="P5" draw:layer="layout" svg:width="0.031cm" svg:height="0.254cm" svg:x="3.335cm" svg:y="28.091cm" svg:viewBox="0 0 32 255" svg:d="M0 70h32v185h-32zM0 0h32v36h-32z">
          <text:p/>
        </draw:path>
        <draw:path draw:style-name="gr4" draw:text-style-name="P5" draw:layer="layout" svg:width="0.16cm" svg:height="0.192cm" svg:x="3.404cm" svg:y="28.157cm" svg:viewBox="0 0 161 193" svg:d="M131 121l30 4c-3 21-12 37-25 50-14 12-31 18-51 18-26 0-46-8-62-25s-23-41-23-71c0-20 3-38 10-53 6-14 16-26 31-33 13-8 28-11 44-11 20 0 36 5 49 15s21 24 24 43l-30 5c-3-13-8-22-15-28-8-7-17-10-27-10-16 0-29 6-38 17-10 12-16 29-16 54s6 43 15 54c10 11 22 18 37 18 12 0 23-4 31-13 8-7 13-19 16-34z">
          <text:p/>
        </draw:path>
        <draw:path draw:style-name="gr4" draw:text-style-name="P5" draw:layer="layout" svg:width="0.153cm" svg:height="0.192cm" svg:x="3.578cm" svg:y="28.157cm" svg:viewBox="0 0 154 193" svg:d="M0 133l31-5c2 13 7 22 15 29 8 6 19 11 33 11s25-3 32-10c7-6 10-13 10-21 0-7-3-12-9-16-4-3-15-7-32-11-23-6-39-11-47-15-9-4-16-10-20-18-5-7-7-15-7-24 0-8 2-16 5-23 4-7 9-13 16-17 5-4 11-7 20-10 8-2 17-3 26-3 15 0 28 2 39 6 10 4 19 10 24 17s9 16 12 28l-32 5c-1-10-5-17-12-23-7-5-16-8-28-8-15 0-25 3-31 7-6 5-9 11-9 17 0 4 1 8 4 11 2 3 6 6 12 8 3 2 12 4 27 8 22 6 38 11 46 15 9 4 16 9 22 16 5 7 7 16 7 27 0 10-3 20-10 29-6 11-14 18-26 23-11 5-24 7-39 7-24 0-42-5-55-15-12-10-20-25-24-45z">
          <text:p/>
        </draw:path>
        <draw:polygon draw:style-name="gr4" draw:text-style-name="P5" draw:layer="layout" svg:width="0.2cm" svg:height="0.254cm" svg:x="3.871cm" svg:y="28.091cm" svg:viewBox="0 0 201 255" draw:points="0,255 0,0 35,0 169,199 169,0 201,0 201,255 166,255 33,54 33,255">
          <text:p/>
        </draw:polygon>
        <draw:path draw:style-name="gr4" draw:text-style-name="P5" draw:layer="layout" svg:width="0.17cm" svg:height="0.192cm" svg:x="4.113cm" svg:y="28.157cm" svg:viewBox="0 0 171 193" svg:d="M35 78h103c-1-15-5-27-12-35-10-12-23-18-38-18s-27 5-37 15c-9 9-15 22-16 38zM138 129l32 4c-5 19-15 34-28 45-14 10-32 15-53 15-27 0-48-8-65-25-16-17-24-41-24-70 0-31 8-56 24-73 17-17 38-25 63-25s45 8 61 25c15 17 23 40 23 71 0 1 0 4 0 8h-138c2 20 7 36 18 46 10 11 23 18 38 18 12 0 21-3 29-10 9-7 15-16 20-29z">
          <text:p/>
        </draw:path>
        <draw:path draw:style-name="gr4" draw:text-style-name="P5" draw:layer="layout" svg:width="0.09cm" svg:height="0.251cm" svg:x="4.304cm" svg:y="28.096cm" svg:viewBox="0 0 91 252" svg:d="M86 222l5 28c-9 2-17 2-24 2-11 0-20-1-26-5s-11-8-13-14c-3-6-4-18-4-37v-106h-24v-24h24v-47l31-19v66h31v24h-31v108c0 9 0 14 2 17 1 3 2 5 5 6 2 2 6 2 11 2 3 0 8 0 13-1z">
          <text:p/>
        </draw:path>
        <draw:path draw:style-name="gr4" draw:text-style-name="P5" draw:layer="layout" svg:width="0.15cm" svg:height="0.254cm" svg:x="4.42cm" svg:y="28.091cm" svg:viewBox="0 0 151 255" svg:d="M0 255v-255h32v91c15-17 33-25 55-25 14 0 26 2 36 8 10 5 17 13 21 22 5 10 7 23 7 41v118h-31v-118c0-15-4-27-11-34-6-7-16-10-28-10-9 0-18 2-26 7s-14 11-18 19c-3 9-5 20-5 34v102z">
          <text:p/>
        </draw:path>
        <draw:path draw:style-name="gr4" draw:text-style-name="P5" draw:layer="layout" svg:width="0.17cm" svg:height="0.192cm" svg:x="4.607cm" svg:y="28.157cm" svg:viewBox="0 0 171 193" svg:d="M34 78h104c-2-15-6-27-12-35-10-12-23-18-39-18-14 0-26 5-36 15-11 9-16 22-17 38zM137 129l33 4c-5 19-15 34-29 45-13 10-31 15-52 15-27 0-50-8-65-25-16-17-24-41-24-70 0-31 8-56 24-73s38-25 63-25 45 8 60 25c16 17 24 40 24 71 0 1 0 4 0 8h-139c1 20 7 36 18 46 11 11 24 18 39 18 11 0 21-3 29-10s15-16 19-29z">
          <text:p/>
        </draw:path>
        <draw:path draw:style-name="gr4" draw:text-style-name="P5" draw:layer="layout" svg:width="0.1cm" svg:height="0.188cm" svg:x="4.815cm" svg:y="28.157cm" svg:viewBox="0 0 101 189" svg:d="M0 189v-185h28v28c8-13 14-22 21-26 6-4 12-6 20-6 10 0 21 3 32 10l-11 29c-8-5-15-7-23-7-7 0-13 2-18 6-6 4-10 10-12 17-4 11-6 23-6 37v97z">
          <text:p/>
        </draw:path>
        <draw:polygon draw:style-name="gr4" draw:text-style-name="P5" draw:layer="layout" svg:width="0.032cm" svg:height="0.254cm" svg:x="4.932cm" svg:y="28.091cm" svg:viewBox="0 0 33 255" draw:points="0,0 33,0 33,255 0,255">
          <text:p/>
        </draw:polygon>
        <draw:path draw:style-name="gr4" draw:text-style-name="P5" draw:layer="layout" svg:width="0.169cm" svg:height="0.192cm" svg:x="5.002cm" svg:y="28.157cm" svg:viewBox="0 0 170 193" svg:d="M128 96c-12 4-29 8-51 11-13 2-22 4-27 7-6 2-10 5-13 10-3 4-4 9-4 15 0 8 3 15 9 20 7 7 16 10 28 10s23-3 32-9c9-5 16-13 21-22 3-7 5-17 5-31zM130 166c-11 10-22 17-33 21s-22 6-35 6c-20 0-35-5-46-15s-16-23-16-39c0-9 2-17 6-24 4-8 9-14 16-18 6-5 14-8 22-10 6-2 16-4 28-5 25-3 44-7 56-11 0-4 0-7 0-8 0-13-3-22-9-27-8-7-20-10-36-10-14 0-25 2-32 7s-12 15-16 28l-30-5c3-13 7-23 14-31 6-8 15-14 27-19 12-4 26-6 42-6s29 2 38 5c10 4 17 9 22 14 6 6 9 13 11 21 1 6 1 15 1 29v42c0 29 1 47 2 56 2 8 4 15 8 22h-33c-4-6-6-14-7-23z">
          <text:p/>
        </draw:path>
        <draw:path draw:style-name="gr4" draw:text-style-name="P5" draw:layer="layout" svg:width="0.149cm" svg:height="0.188cm" svg:x="5.21cm" svg:y="28.157cm" svg:viewBox="0 0 150 189" svg:d="M0 189v-185h28v26c13-20 33-30 59-30 11 0 22 2 31 6s16 9 21 15c5 7 8 15 10 23 1 6 1 16 1 31v114h-31v-113c0-13-1-22-3-29-3-6-7-11-13-15-7-3-14-5-22-5-14 0-26 4-36 12-9 9-14 25-14 48v102z">
          <text:p/>
        </draw:path>
        <draw:path draw:style-name="gr4" draw:text-style-name="P5" draw:layer="layout" svg:width="0.16cm" svg:height="0.258cm" svg:x="5.396cm" svg:y="28.091cm" svg:viewBox="0 0 161 259" svg:d="M32 163c0 24 5 41 15 53s22 18 35 18c15 0 26-6 36-17s14-28 14-51c0-26-5-45-14-57-10-12-22-17-37-17-14 0-26 5-35 17-9 11-14 29-14 54zM132 255v-23c-12 18-29 27-53 27-14 0-28-4-40-12-13-8-22-19-29-34-7-14-10-31-10-50s3-36 9-51 15-26 28-34c12-8 26-12 41-12 11 0 22 2 31 7 8 4 15 11 21 18v-91h31v255z">
          <text:p/>
        </draw:path>
        <draw:path draw:style-name="gr4" draw:text-style-name="P5" draw:layer="layout" svg:width="0.153cm" svg:height="0.192cm" svg:x="5.592cm" svg:y="28.157cm" svg:viewBox="0 0 154 193" svg:d="M0 133l31-5c2 13 7 22 15 29 8 6 19 11 33 11s25-3 33-10c7-6 10-13 10-21 0-7-3-12-9-16-4-3-16-7-33-11-23-6-39-11-48-15-8-4-15-10-20-18-4-7-7-15-7-24 0-8 2-16 6-23s9-13 15-17c5-4 12-7 20-10 9-2 18-3 27-3 15 0 27 2 39 6 11 4 19 10 25 17 5 7 8 16 10 28l-30 5c-2-10-6-17-13-23-7-5-16-8-28-8-15 0-25 3-31 7-6 5-9 11-9 17 0 4 1 8 3 11 3 3 7 6 12 8 4 2 13 4 28 8 22 6 39 11 47 15 9 4 16 9 21 16s7 16 7 27c0 10-3 20-9 29-6 11-15 18-26 23-13 5-26 7-40 7-24 0-42-5-55-15-12-10-20-25-24-45z">
          <text:p/>
        </draw:path>
        <draw:path draw:style-name="gr4" draw:text-style-name="P5" draw:layer="layout" svg:width="0.801cm" svg:height="1.35cm" svg:x="1.349cm" svg:y="27cm" svg:viewBox="0 0 802 1351" svg:d="M50 725h702v80h-622v168h622v328h-702v-81h622v-167h-622zM1 1103h621v68h-621v180h801v-428h-623v-68h623v-179h-802zM752 594h-296v-545h80v229h216zM585 222v-222h-178v643h395v-421zM585 408h37v56h-37zM536 513h136v-154h-136zM314 594h-264v-316h264v80h-184v155h184zM364 464h-185v-56h185v-186h-364v421h364z">
          <text:p/>
        </draw:path>
        <draw:frame draw:style-name="gr3" draw:text-style-name="P4" draw:layer="layout" svg:width="0.352cm" svg:height="0.412cm" svg:x="20.079cm" svg:y="21.274cm">
          <draw:text-box>
            <text:p text:style-name="P3"><text:span text:style-name="T3"><text:s/></text:span></text:p>
          </draw:text-box>
        </draw:frame>
        <draw:frame draw:style-name="gr3" draw:text-style-name="P4" draw:layer="layout" svg:width="3.063cm" svg:height="0.395cm" svg:x="17.021cm" svg:y="28.021cm">
          <draw:text-box>
            <text:p text:style-name="P3"><text:span text:style-name="T4">The Hague/Heerlen</text:span></text:p>
          </draw:text-box>
        </draw:frame>
        <draw:polygon draw:style-name="gr5" draw:text-style-name="P6" draw:layer="layout" svg:width="11.763cm" svg:height="1.35cm" svg:x="9.236cm" svg:y="0cm" svg:viewBox="0 0 11764 1351" draw:points="0,1351 11764,1351 11764,0 0,0">
          <text:p/>
        </draw:polygon>
        <draw:frame draw:style-name="gr6" draw:text-style-name="P7" draw:layer="layout" svg:width="13.898cm" svg:height="16.177cm" svg:x="14.611cm" svg:y="0.151cm">
          <draw:text-box>
            <text:p text:style-name="P3"><text:span text:style-name="T5">0</text:span></text:p>
          </draw:text-box>
        </draw:frame>
        <draw:frame draw:style-name="gr7" draw:text-style-name="P8" draw:layer="layout" svg:width="6.187cm" svg:height="1.148cm" svg:x="1.349cm" svg:y="4.033cm">
          <draw:text-box>
            <text:p text:style-name="P3"><text:span text:style-name="T6">Measur</text:span><text:span text:style-name="T6">ing </text:span></text:p>
          </draw:text-box>
        </draw:frame>
        <draw:frame draw:style-name="gr7" draw:text-style-name="P8" draw:layer="layout" svg:width="10.103cm" svg:height="1.148cm" svg:x="1.349cm" svg:y="5.384cm">
          <draw:text-box>
            <text:p text:style-name="P3"><text:span text:style-name="T6">interge</text:span><text:span text:style-name="T6">neratio</text:span><text:span text:style-name="T6">nal </text:span></text:p>
          </draw:text-box>
        </draw:frame>
        <draw:frame draw:style-name="gr7" draw:text-style-name="P8" draw:layer="layout" svg:width="8.888cm" svg:height="1.148cm" svg:x="1.349cm" svg:y="6.734cm">
          <draw:text-box>
            <text:p text:style-name="P3"><text:span text:style-name="T6">income </text:span><text:span text:style-name="T6">mobilit</text:span><text:span text:style-name="T6">y</text:span></text:p>
          </draw:text-box>
        </draw:frame>
        <draw:frame draw:style-name="gr6" draw:text-style-name="P7" draw:layer="layout" svg:width="19.34cm" svg:height="16.177cm" svg:x="8.536cm" svg:y="0.151cm">
          <draw:text-box>
            <text:p text:style-name="P3"><text:span text:style-name="T7">1</text:span><text:span text:style-name="T7">1</text:span></text:p>
          </draw:text-box>
        </draw:frame>
        <draw:frame draw:style-name="gr8" draw:text-style-name="P9" draw:layer="layout" svg:width="7.7cm" svg:height="2.809cm" svg:x="3.4cm" svg:y="8.9cm">
          <draw:text-box>
            <text:p>Mesure de l’évolution des revenus intergénérationnels</text:p>
          </draw:text-box>
        </draw:frame>
      </draw:page>
      <draw:page draw:name="page2" draw:style-name="dp1" draw:master-page-name="master-page40">
        <draw:path draw:style-name="gr4" draw:text-style-name="P5" draw:layer="layout" svg:width="0.202cm" svg:height="0.263cm" svg:x="2.362cm" svg:y="28.086cm" svg:viewBox="0 0 203 264" svg:d="M0 178l32-2c1 12 5 23 10 31 6 8 14 15 26 20 11 5 24 7 39 7 13 0 24-2 34-5 10-4 17-10 23-16 4-7 7-14 7-22s-2-15-7-21c-6-6-13-11-24-15-7-3-22-7-45-12-24-6-40-11-49-16-12-7-21-14-27-24-6-9-9-20-9-32 0-13 3-25 11-36 7-12 17-20 31-26s30-9 47-9c19 0 36 3 50 10 15 6 26 15 34 26 8 12 12 26 13 40l-34 4c-1-17-7-29-17-38-10-8-25-12-44-12-21 0-36 4-45 11-9 8-14 17-14 27 0 9 3 18 10 24 6 6 23 12 51 18 27 6 46 12 56 16 16 7 27 16 34 26 7 11 10 23 10 36 0 14-4 26-11 38-8 12-19 22-35 28-14 7-31 10-49 10-23 0-42-3-57-10-16-6-28-16-37-30-9-13-14-29-14-46z">
          <text:p/>
        </draw:path>
        <draw:path draw:style-name="gr4" draw:text-style-name="P5" draw:layer="layout" svg:width="0.09cm" svg:height="0.251cm" svg:x="2.572cm" svg:y="28.096cm" svg:viewBox="0 0 91 252" svg:d="M86 222l5 28c-9 2-17 2-24 2-11 0-21-1-27-5s-11-8-13-14c-3-6-4-18-4-37v-106h-23v-24h23v-47l32-19v66h31v24h-31v108c0 9 1 14 2 17s3 5 5 6c3 2 6 2 11 2 3 0 8 0 13-1z">
          <text:p/>
        </draw:path>
        <draw:path draw:style-name="gr4" draw:text-style-name="P5" draw:layer="layout" svg:width="0.17cm" svg:height="0.192cm" svg:x="2.672cm" svg:y="28.157cm" svg:viewBox="0 0 171 193" svg:d="M130 96c-12 4-30 8-52 11-13 2-22 4-28 7-5 2-9 5-12 10-3 4-4 9-4 15 0 8 3 15 9 20 6 7 16 10 28 10s23-3 32-9c9-5 17-13 22-22 3-7 5-17 5-31zM132 166c-11 10-23 17-34 21s-22 6-35 6c-20 0-35-5-46-15s-17-23-17-39c0-9 2-17 7-24 4-8 9-14 16-18 6-5 14-8 22-10 6-2 16-4 28-5 25-3 45-7 57-11 0-4 0-7 0-8 0-13-3-22-9-27-9-7-21-10-37-10-14 0-25 2-32 7s-12 15-16 28l-30-5c3-13 7-23 13-31 7-8 16-14 28-19 12-4 26-6 42-6s29 2 39 5c10 4 17 9 22 14 5 6 8 13 10 21 1 6 1 15 1 29v42c0 29 1 47 2 56 1 8 4 15 8 22h-33c-3-6-5-14-6-23z">
          <text:p/>
        </draw:path>
        <draw:path draw:style-name="gr4" draw:text-style-name="P5" draw:layer="layout" svg:width="0.09cm" svg:height="0.251cm" svg:x="2.863cm" svg:y="28.096cm" svg:viewBox="0 0 91 252" svg:d="M87 222l4 28c-9 2-16 2-23 2-12 0-20-1-27-5-6-4-10-8-14-14-2-6-4-18-4-37v-106h-23v-24h23v-47l32-19v66h32v24h-32v108c0 9 1 14 2 17s3 5 5 6c3 2 6 2 11 2 3 0 8 0 14-1z">
          <text:p/>
        </draw:path>
        <draw:path draw:style-name="gr4" draw:text-style-name="P5" draw:layer="layout" svg:width="0.032cm" svg:height="0.254cm" svg:x="2.979cm" svg:y="28.091cm" svg:viewBox="0 0 33 255" svg:d="M0 70h33v185h-33zM0 0h33v36h-33z">
          <text:p/>
        </draw:path>
        <draw:path draw:style-name="gr4" draw:text-style-name="P5" draw:layer="layout" svg:width="0.153cm" svg:height="0.192cm" svg:x="3.046cm" svg:y="28.157cm" svg:viewBox="0 0 154 193" svg:d="M0 133l31-5c1 13 6 22 14 29 8 6 19 11 34 11s25-3 32-10c7-6 11-13 11-21 0-7-4-12-10-16-4-3-15-7-32-11-23-6-39-11-48-15s-16-10-20-18c-5-7-7-15-7-24 0-8 2-16 6-23 3-7 8-13 15-17 5-4 11-7 20-10 8-2 17-3 28-3 14 0 27 2 38 6s19 10 24 17 9 16 11 28l-31 5c-1-10-5-17-12-23-7-5-16-8-28-8-15 0-26 3-32 7-6 5-9 11-9 17 0 4 1 8 4 11 2 3 6 6 12 8 3 2 12 4 28 8 22 6 38 11 47 15 8 4 15 9 20 16s8 16 8 27c0 10-3 20-9 29-7 11-15 18-27 23-11 5-24 7-39 7-25 0-43-5-55-15-13-10-21-25-24-45z">
          <text:p/>
        </draw:path>
        <draw:path draw:style-name="gr4" draw:text-style-name="P5" draw:layer="layout" svg:width="0.089cm" svg:height="0.251cm" svg:x="3.219cm" svg:y="28.096cm" svg:viewBox="0 0 90 252" svg:d="M86 222l4 28c-8 2-16 2-23 2-11 0-20-1-27-5-6-4-11-8-14-14-2-6-4-18-4-37v-106h-22v-24h22v-47l32-19v66h32v24h-32v108c0 9 1 14 2 17s3 5 6 6c2 2 6 2 10 2s8 0 14-1z">
          <text:p/>
        </draw:path>
        <draw:path draw:style-name="gr4" draw:text-style-name="P5" draw:layer="layout" svg:width="0.031cm" svg:height="0.254cm" svg:x="3.335cm" svg:y="28.091cm" svg:viewBox="0 0 32 255" svg:d="M0 70h32v185h-32zM0 0h32v36h-32z">
          <text:p/>
        </draw:path>
        <draw:path draw:style-name="gr4" draw:text-style-name="P5" draw:layer="layout" svg:width="0.16cm" svg:height="0.192cm" svg:x="3.404cm" svg:y="28.157cm" svg:viewBox="0 0 161 193" svg:d="M131 121l30 4c-3 21-12 37-25 50-14 12-31 18-51 18-26 0-46-8-62-25s-23-41-23-71c0-20 3-38 10-53 6-14 16-26 31-33 13-8 28-11 44-11 20 0 36 5 49 15s21 24 24 43l-30 5c-3-13-8-22-15-28-8-7-17-10-27-10-16 0-29 6-38 17-10 12-16 29-16 54s6 43 15 54c10 11 22 18 37 18 12 0 23-4 31-13 8-7 13-19 16-34z">
          <text:p/>
        </draw:path>
        <draw:path draw:style-name="gr4" draw:text-style-name="P5" draw:layer="layout" svg:width="0.153cm" svg:height="0.192cm" svg:x="3.578cm" svg:y="28.157cm" svg:viewBox="0 0 154 193" svg:d="M0 133l31-5c2 13 7 22 15 29 8 6 19 11 33 11s25-3 32-10c7-6 10-13 10-21 0-7-3-12-9-16-4-3-15-7-32-11-23-6-39-11-47-15-9-4-16-10-20-18-5-7-7-15-7-24 0-8 2-16 5-23 4-7 9-13 16-17 5-4 11-7 20-10 8-2 17-3 26-3 15 0 28 2 39 6 10 4 19 10 24 17s9 16 12 28l-32 5c-1-10-5-17-12-23-7-5-16-8-28-8-15 0-25 3-31 7-6 5-9 11-9 17 0 4 1 8 4 11 2 3 6 6 12 8 3 2 12 4 27 8 22 6 38 11 46 15 9 4 16 9 22 16 5 7 7 16 7 27 0 10-3 20-10 29-6 11-14 18-26 23-11 5-24 7-39 7-24 0-42-5-55-15-12-10-20-25-24-45z">
          <text:p/>
        </draw:path>
        <draw:polygon draw:style-name="gr4" draw:text-style-name="P5" draw:layer="layout" svg:width="0.2cm" svg:height="0.254cm" svg:x="3.871cm" svg:y="28.091cm" svg:viewBox="0 0 201 255" draw:points="0,255 0,0 35,0 169,199 169,0 201,0 201,255 166,255 33,54 33,255">
          <text:p/>
        </draw:polygon>
        <draw:path draw:style-name="gr4" draw:text-style-name="P5" draw:layer="layout" svg:width="0.17cm" svg:height="0.192cm" svg:x="4.113cm" svg:y="28.157cm" svg:viewBox="0 0 171 193" svg:d="M35 78h103c-1-15-5-27-12-35-10-12-23-18-38-18s-27 5-37 15c-9 9-15 22-16 38zM138 129l32 4c-5 19-15 34-28 45-14 10-32 15-53 15-27 0-48-8-65-25-16-17-24-41-24-70 0-31 8-56 24-73 17-17 38-25 63-25s45 8 61 25c15 17 23 40 23 71 0 1 0 4 0 8h-138c2 20 7 36 18 46 10 11 23 18 38 18 12 0 21-3 29-10 9-7 15-16 20-29z">
          <text:p/>
        </draw:path>
        <draw:path draw:style-name="gr4" draw:text-style-name="P5" draw:layer="layout" svg:width="0.09cm" svg:height="0.251cm" svg:x="4.304cm" svg:y="28.096cm" svg:viewBox="0 0 91 252" svg:d="M86 222l5 28c-9 2-17 2-24 2-11 0-20-1-26-5s-11-8-13-14c-3-6-4-18-4-37v-106h-24v-24h24v-47l31-19v66h31v24h-31v108c0 9 0 14 2 17 1 3 2 5 5 6 2 2 6 2 11 2 3 0 8 0 13-1z">
          <text:p/>
        </draw:path>
        <draw:path draw:style-name="gr4" draw:text-style-name="P5" draw:layer="layout" svg:width="0.15cm" svg:height="0.254cm" svg:x="4.42cm" svg:y="28.091cm" svg:viewBox="0 0 151 255" svg:d="M0 255v-255h32v91c15-17 33-25 55-25 14 0 26 2 36 8 10 5 17 13 21 22 5 10 7 23 7 41v118h-31v-118c0-15-4-27-11-34-6-7-16-10-28-10-9 0-18 2-26 7s-14 11-18 19c-3 9-5 20-5 34v102z">
          <text:p/>
        </draw:path>
        <draw:path draw:style-name="gr4" draw:text-style-name="P5" draw:layer="layout" svg:width="0.17cm" svg:height="0.192cm" svg:x="4.607cm" svg:y="28.157cm" svg:viewBox="0 0 171 193" svg:d="M34 78h104c-2-15-6-27-12-35-10-12-23-18-39-18-14 0-26 5-36 15-11 9-16 22-17 38zM137 129l33 4c-5 19-15 34-29 45-13 10-31 15-52 15-27 0-50-8-65-25-16-17-24-41-24-70 0-31 8-56 24-73s38-25 63-25 45 8 60 25c16 17 24 40 24 71 0 1 0 4 0 8h-139c1 20 7 36 18 46 11 11 24 18 39 18 11 0 21-3 29-10s15-16 19-29z">
          <text:p/>
        </draw:path>
        <draw:path draw:style-name="gr4" draw:text-style-name="P5" draw:layer="layout" svg:width="0.1cm" svg:height="0.188cm" svg:x="4.815cm" svg:y="28.157cm" svg:viewBox="0 0 101 189" svg:d="M0 189v-185h28v28c8-13 14-22 21-26 6-4 12-6 20-6 10 0 21 3 32 10l-11 29c-8-5-15-7-23-7-7 0-13 2-18 6-6 4-10 10-12 17-4 11-6 23-6 37v97z">
          <text:p/>
        </draw:path>
        <draw:polygon draw:style-name="gr4" draw:text-style-name="P5" draw:layer="layout" svg:width="0.032cm" svg:height="0.254cm" svg:x="4.932cm" svg:y="28.091cm" svg:viewBox="0 0 33 255" draw:points="0,0 33,0 33,255 0,255">
          <text:p/>
        </draw:polygon>
        <draw:path draw:style-name="gr4" draw:text-style-name="P5" draw:layer="layout" svg:width="0.169cm" svg:height="0.192cm" svg:x="5.002cm" svg:y="28.157cm" svg:viewBox="0 0 170 193" svg:d="M128 96c-12 4-29 8-51 11-13 2-22 4-27 7-6 2-10 5-13 10-3 4-4 9-4 15 0 8 3 15 9 20 7 7 16 10 28 10s23-3 32-9c9-5 16-13 21-22 3-7 5-17 5-31zM130 166c-11 10-22 17-33 21s-22 6-35 6c-20 0-35-5-46-15s-16-23-16-39c0-9 2-17 6-24 4-8 9-14 16-18 6-5 14-8 22-10 6-2 16-4 28-5 25-3 44-7 56-11 0-4 0-7 0-8 0-13-3-22-9-27-8-7-20-10-36-10-14 0-25 2-32 7s-12 15-16 28l-30-5c3-13 7-23 14-31 6-8 15-14 27-19 12-4 26-6 42-6s29 2 38 5c10 4 17 9 22 14 6 6 9 13 11 21 1 6 1 15 1 29v42c0 29 1 47 2 56 2 8 4 15 8 22h-33c-4-6-6-14-7-23z">
          <text:p/>
        </draw:path>
        <draw:path draw:style-name="gr4" draw:text-style-name="P5" draw:layer="layout" svg:width="0.149cm" svg:height="0.188cm" svg:x="5.21cm" svg:y="28.157cm" svg:viewBox="0 0 150 189" svg:d="M0 189v-185h28v26c13-20 33-30 59-30 11 0 22 2 31 6s16 9 21 15c5 7 8 15 10 23 1 6 1 16 1 31v114h-31v-113c0-13-1-22-3-29-3-6-7-11-13-15-7-3-14-5-22-5-14 0-26 4-36 12-9 9-14 25-14 48v102z">
          <text:p/>
        </draw:path>
        <draw:path draw:style-name="gr4" draw:text-style-name="P5" draw:layer="layout" svg:width="0.16cm" svg:height="0.258cm" svg:x="5.396cm" svg:y="28.091cm" svg:viewBox="0 0 161 259" svg:d="M32 163c0 24 5 41 15 53s22 18 35 18c15 0 26-6 36-17s14-28 14-51c0-26-5-45-14-57-10-12-22-17-37-17-14 0-26 5-35 17-9 11-14 29-14 54zM132 255v-23c-12 18-29 27-53 27-14 0-28-4-40-12-13-8-22-19-29-34-7-14-10-31-10-50s3-36 9-51 15-26 28-34c12-8 26-12 41-12 11 0 22 2 31 7 8 4 15 11 21 18v-91h31v255z">
          <text:p/>
        </draw:path>
        <draw:path draw:style-name="gr4" draw:text-style-name="P5" draw:layer="layout" svg:width="0.153cm" svg:height="0.192cm" svg:x="5.592cm" svg:y="28.157cm" svg:viewBox="0 0 154 193" svg:d="M0 133l31-5c2 13 7 22 15 29 8 6 19 11 33 11s25-3 33-10c7-6 10-13 10-21 0-7-3-12-9-16-4-3-16-7-33-11-23-6-39-11-48-15-8-4-15-10-20-18-4-7-7-15-7-24 0-8 2-16 6-23s9-13 15-17c5-4 12-7 20-10 9-2 18-3 27-3 15 0 27 2 39 6 11 4 19 10 25 17 5 7 8 16 10 28l-30 5c-2-10-6-17-13-23-7-5-16-8-28-8-15 0-25 3-31 7-6 5-9 11-9 17 0 4 1 8 3 11 3 3 7 6 12 8 4 2 13 4 28 8 22 6 39 11 47 15 9 4 16 9 21 16s7 16 7 27c0 10-3 20-9 29-6 11-15 18-26 23-13 5-26 7-40 7-24 0-42-5-55-15-12-10-20-25-24-45z">
          <text:p/>
        </draw:path>
        <draw:path draw:style-name="gr4" draw:text-style-name="P5" draw:layer="layout" svg:width="0.801cm" svg:height="1.35cm" svg:x="1.349cm" svg:y="27cm" svg:viewBox="0 0 802 1351" svg:d="M50 725h702v80h-622v168h622v328h-702v-81h622v-167h-622zM1 1103h621v68h-621v180h801v-428h-623v-68h623v-179h-802zM752 594h-296v-545h80v229h216zM585 222v-222h-178v643h395v-421zM585 408h37v56h-37zM536 513h136v-154h-136zM314 594h-264v-316h264v80h-184v155h184zM364 464h-185v-56h185v-186h-364v421h364z">
          <text:p/>
        </draw:path>
        <draw:frame draw:style-name="gr3" draw:text-style-name="P4" draw:layer="layout" svg:width="5.404cm" svg:height="0.395cm" svg:x="8.627cm" svg:y="28.031cm">
          <draw:text-box>
            <text:p text:style-name="P3"><text:span text:style-name="T4">Centre for Policy Related </text:span><text:span text:style-name="T4">Statistics</text:span></text:p>
          </draw:text-box>
        </draw:frame>
        <draw:frame draw:style-name="gr9" draw:text-style-name="P10" draw:layer="layout" svg:width="1.513cm" svg:height="0.331cm" svg:x="4.45cm" svg:y="18.188cm">
          <draw:text-box>
            <text:p text:style-name="P3"><text:span text:style-name="T8">Publisher</text:span></text:p>
          </draw:text-box>
        </draw:frame>
        <draw:frame draw:style-name="gr9" draw:text-style-name="P10" draw:layer="layout" svg:width="3.118cm" svg:height="0.331cm" svg:x="4.45cm" svg:y="18.638cm">
          <draw:text-box>
            <text:p text:style-name="P3"><text:span text:style-name="T9">Statistics Netherlands</text:span></text:p>
          </draw:text-box>
        </draw:frame>
        <draw:frame draw:style-name="gr9" draw:text-style-name="P10" draw:layer="layout" svg:width="2.898cm" svg:height="0.331cm" svg:x="4.45cm" svg:y="19.088cm">
          <draw:text-box>
            <text:p text:style-name="P3"><text:span text:style-name="T9">Henri Faasdreef 312</text:span></text:p>
          </draw:text-box>
        </draw:frame>
        <draw:frame draw:style-name="gr9" draw:text-style-name="P10" draw:layer="layout" svg:width="2.783cm" svg:height="0.331cm" svg:x="4.45cm" svg:y="19.538cm">
          <draw:text-box>
            <text:p text:style-name="P3"><text:span text:style-name="T9">2492 JP <text:s/>The Hague</text:span></text:p>
          </draw:text-box>
        </draw:frame>
        <draw:frame draw:style-name="gr9" draw:text-style-name="P10" draw:layer="layout" svg:width="1.509cm" svg:height="0.331cm" svg:x="4.45cm" svg:y="20.438cm">
          <draw:text-box>
            <text:p text:style-name="P3"><text:span text:style-name="T8">Prepress </text:span></text:p>
          </draw:text-box>
        </draw:frame>
        <draw:frame draw:style-name="gr9" draw:text-style-name="P10" draw:layer="layout" svg:width="3.118cm" svg:height="0.331cm" svg:x="4.45cm" svg:y="20.888cm">
          <draw:text-box>
            <text:p text:style-name="P3"><text:span text:style-name="T9">Statistics Netherlands</text:span></text:p>
          </draw:text-box>
        </draw:frame>
        <draw:frame draw:style-name="gr9" draw:text-style-name="P10" draw:layer="layout" svg:width="1.577cm" svg:height="0.331cm" svg:x="4.45cm" svg:y="21.337cm">
          <draw:text-box>
            <text:p text:style-name="P3"><text:span text:style-name="T9">Grafimedia</text:span></text:p>
          </draw:text-box>
        </draw:frame>
        <draw:frame draw:style-name="gr9" draw:text-style-name="P10" draw:layer="layout" svg:width="0.921cm" svg:height="0.331cm" svg:x="4.45cm" svg:y="22.237cm">
          <draw:text-box>
            <text:p text:style-name="P3"><text:span text:style-name="T8">Cover</text:span></text:p>
          </draw:text-box>
        </draw:frame>
        <draw:frame draw:style-name="gr9" draw:text-style-name="P10" draw:layer="layout" svg:width="3.105cm" svg:height="0.331cm" svg:x="4.45cm" svg:y="22.687cm">
          <draw:text-box>
            <text:p text:style-name="P3"><text:span text:style-name="T9">TelDesign, Rotterdam</text:span></text:p>
          </draw:text-box>
        </draw:frame>
        <draw:frame draw:style-name="gr9" draw:text-style-name="P10" draw:layer="layout" svg:width="1.886cm" svg:height="0.331cm" svg:x="4.45cm" svg:y="23.587cm">
          <draw:text-box>
            <text:p text:style-name="P3"><text:span text:style-name="T8">Information</text:span></text:p>
          </draw:text-box>
        </draw:frame>
        <draw:frame draw:style-name="gr9" draw:text-style-name="P10" draw:layer="layout" svg:width="4.172cm" svg:height="0.331cm" svg:x="4.45cm" svg:y="24.037cm">
          <draw:text-box>
            <text:p text:style-name="P3"><text:span text:style-name="T9">Telephone +31 88 570 70 70</text:span></text:p>
          </draw:text-box>
        </draw:frame>
        <draw:frame draw:style-name="gr9" draw:text-style-name="P10" draw:layer="layout" svg:width="3.732cm" svg:height="0.331cm" svg:x="4.45cm" svg:y="24.487cm">
          <draw:text-box>
            <text:p text:style-name="P3"><text:span text:style-name="T9">Telefax +31 70 337 59 94</text:span></text:p>
          </draw:text-box>
        </draw:frame>
        <draw:frame draw:style-name="gr9" draw:text-style-name="P10" draw:layer="layout" svg:width="2.542cm" svg:height="0.331cm" svg:x="4.45cm" svg:y="24.937cm">
          <draw:text-box>
            <text:p text:style-name="P3"><text:span text:style-name="T9">Via contact form: </text:span></text:p>
          </draw:text-box>
        </draw:frame>
        <draw:frame draw:style-name="gr9" draw:text-style-name="P10" draw:layer="layout" svg:width="3.363cm" svg:height="0.331cm" svg:x="4.45cm" svg:y="25.387cm">
          <draw:text-box>
            <text:p text:style-name="P3"><text:span text:style-name="T9">www.cbs.nl/information</text:span></text:p>
          </draw:text-box>
        </draw:frame>
        <draw:frame draw:style-name="gr9" draw:text-style-name="P10" draw:layer="layout" svg:width="2.432cm" svg:height="0.331cm" svg:x="11.8cm" svg:y="18.187cm">
          <draw:text-box>
            <text:p text:style-name="P3"><text:span text:style-name="T8">Where to order</text:span></text:p>
          </draw:text-box>
        </draw:frame>
        <draw:frame draw:style-name="gr9" draw:text-style-name="P10" draw:layer="layout" svg:width="3.351cm" svg:height="0.331cm" svg:x="11.8cm" svg:y="18.637cm">
          <draw:text-box>
            <text:p text:style-name="P3"><text:span text:style-name="T9">E-mail: verkoop@cbs.nl</text:span></text:p>
          </draw:text-box>
        </draw:frame>
        <draw:frame draw:style-name="gr9" draw:text-style-name="P10" draw:layer="layout" svg:width="3.732cm" svg:height="0.331cm" svg:x="11.8cm" svg:y="19.086cm">
          <draw:text-box>
            <text:p text:style-name="P3"><text:span text:style-name="T9">Telefax +31 45 570 62 68</text:span></text:p>
          </draw:text-box>
        </draw:frame>
        <draw:frame draw:style-name="gr9" draw:text-style-name="P10" draw:layer="layout" svg:width="1.306cm" svg:height="0.331cm" svg:x="11.8cm" svg:y="20.436cm">
          <draw:text-box>
            <text:p text:style-name="P3"><text:span text:style-name="T8">Internet</text:span></text:p>
          </draw:text-box>
        </draw:frame>
        <draw:frame draw:style-name="gr9" draw:text-style-name="P10" draw:layer="layout" svg:width="1.623cm" svg:height="0.331cm" svg:x="11.8cm" svg:y="20.886cm">
          <draw:text-box>
            <text:p text:style-name="P3"><text:span text:style-name="T9">www.cbs.nl</text:span></text:p>
          </draw:text-box>
        </draw:frame>
        <draw:frame draw:style-name="gr9" draw:text-style-name="P10" draw:layer="layout" svg:width="3.668cm" svg:height="0.331cm" svg:x="11.8cm" svg:y="24.036cm">
          <draw:text-box>
            <text:p text:style-name="P3"><text:span text:style-name="T9">© Statistics Netherlands, </text:span></text:p>
          </draw:text-box>
        </draw:frame>
        <draw:frame draw:style-name="gr9" draw:text-style-name="P10" draw:layer="layout" svg:width="3.736cm" svg:height="0.331cm" svg:x="11.8cm" svg:y="24.486cm">
          <draw:text-box>
            <text:p text:style-name="P3"><text:span text:style-name="T9">The Hague/Heerlen, 2011.</text:span></text:p>
          </draw:text-box>
        </draw:frame>
        <draw:frame draw:style-name="gr9" draw:text-style-name="P10" draw:layer="layout" svg:width="3.897cm" svg:height="0.331cm" svg:x="11.8cm" svg:y="24.936cm">
          <draw:text-box>
            <text:p text:style-name="P3"><text:span text:style-name="T9">Reproduction is permitted. </text:span></text:p>
          </draw:text-box>
        </draw:frame>
        <draw:frame draw:style-name="gr9" draw:text-style-name="P10" draw:layer="layout" svg:width="7.165cm" svg:height="0.331cm" svg:x="11.8cm" svg:y="25.386cm">
          <draw:text-box>
            <text:p text:style-name="P3"><text:span text:style-name="T9">‘</text:span><text:span text:style-name="T9">Statistics Netherlands’ must be </text:span><text:span text:style-name="T9">quoted as source.</text:span></text:p>
          </draw:text-box>
        </draw:frame>
        <draw:frame draw:style-name="gr3" draw:text-style-name="P4" draw:layer="layout" svg:width="4.599cm" svg:height="0.412cm" svg:x="4.45cm" svg:y="3.273cm">
          <draw:text-box>
            <text:p text:style-name="P3"><text:span text:style-name="T10">Explanation of </text:span><text:span text:style-name="T10">symbols</text:span></text:p>
          </draw:text-box>
        </draw:frame>
        <draw:frame draw:style-name="gr9" draw:text-style-name="P10" draw:layer="layout" svg:width="0.281cm" svg:height="0.331cm" svg:x="2.35cm" svg:y="4.238cm">
          <draw:text-box>
            <text:p text:style-name="P3"><text:span text:style-name="T8"><text:s/></text:span></text:p>
          </draw:text-box>
        </draw:frame>
        <draw:frame draw:style-name="gr9" draw:text-style-name="P10" draw:layer="layout" svg:width="0.281cm" svg:height="0.331cm" svg:x="3.94cm" svg:y="4.238cm">
          <draw:text-box>
            <text:p text:style-name="P3"><text:span text:style-name="T8">. </text:span></text:p>
          </draw:text-box>
        </draw:frame>
        <draw:frame draw:style-name="gr9" draw:text-style-name="P10" draw:layer="layout" svg:width="2.893cm" svg:height="0.331cm" svg:x="4.45cm" svg:y="4.238cm">
          <draw:text-box>
            <text:p text:style-name="P3"><text:span text:style-name="T9">= data not available</text:span></text:p>
          </draw:text-box>
        </draw:frame>
        <draw:frame draw:style-name="gr9" draw:text-style-name="P10" draw:layer="layout" svg:width="0.281cm" svg:height="0.331cm" svg:x="2.35cm" svg:y="4.688cm">
          <draw:text-box>
            <text:p text:style-name="P3"><text:span text:style-name="T8"><text:s/></text:span></text:p>
          </draw:text-box>
        </draw:frame>
        <draw:frame draw:style-name="gr9" draw:text-style-name="P10" draw:layer="layout" svg:width="0.281cm" svg:height="0.331cm" svg:x="3.901cm" svg:y="4.688cm">
          <draw:text-box>
            <text:p text:style-name="P3"><text:span text:style-name="T8">* </text:span></text:p>
          </draw:text-box>
        </draw:frame>
        <draw:frame draw:style-name="gr9" draw:text-style-name="P10" draw:layer="layout" svg:width="2.804cm" svg:height="0.331cm" svg:x="4.45cm" svg:y="4.688cm">
          <draw:text-box>
            <text:p text:style-name="P3"><text:span text:style-name="T9">= provisional figure</text:span></text:p>
          </draw:text-box>
        </draw:frame>
        <draw:frame draw:style-name="gr9" draw:text-style-name="P10" draw:layer="layout" svg:width="0.281cm" svg:height="0.331cm" svg:x="2.35cm" svg:y="5.138cm">
          <draw:text-box>
            <text:p text:style-name="P3"><text:span text:style-name="T8"><text:s/></text:span></text:p>
          </draw:text-box>
        </draw:frame>
        <draw:frame draw:style-name="gr9" draw:text-style-name="P10" draw:layer="layout" svg:width="0.396cm" svg:height="0.331cm" svg:x="3.795cm" svg:y="5.138cm">
          <draw:text-box>
            <text:p text:style-name="P3"><text:span text:style-name="T8">** </text:span></text:p>
          </draw:text-box>
        </draw:frame>
        <draw:frame draw:style-name="gr9" draw:text-style-name="P10" draw:layer="layout" svg:width="3.939cm" svg:height="0.331cm" svg:x="4.45cm" svg:y="5.138cm">
          <draw:text-box>
            <text:p text:style-name="P3"><text:span text:style-name="T9">= revised provisional figure</text:span></text:p>
          </draw:text-box>
        </draw:frame>
        <draw:frame draw:style-name="gr9" draw:text-style-name="P10" draw:layer="layout" svg:width="0.281cm" svg:height="0.331cm" svg:x="2.35cm" svg:y="5.588cm">
          <draw:text-box>
            <text:p text:style-name="P3"><text:span text:style-name="T8"><text:s/></text:span></text:p>
          </draw:text-box>
        </draw:frame>
        <draw:frame draw:style-name="gr9" draw:text-style-name="P10" draw:layer="layout" svg:width="0.281cm" svg:height="0.331cm" svg:x="3.86cm" svg:y="5.588cm">
          <draw:text-box>
            <text:p text:style-name="P3"><text:span text:style-name="T8">x </text:span></text:p>
          </draw:text-box>
        </draw:frame>
        <draw:frame draw:style-name="gr9" draw:text-style-name="P10" draw:layer="layout" svg:width="6.344cm" svg:height="0.331cm" svg:x="4.45cm" svg:y="5.588cm">
          <draw:text-box>
            <text:p text:style-name="P3"><text:span text:style-name="T9">= publication prohibited </text:span><text:span text:style-name="T9">(confidential figure)</text:span></text:p>
          </draw:text-box>
        </draw:frame>
        <draw:frame draw:style-name="gr9" draw:text-style-name="P10" draw:layer="layout" svg:width="0.281cm" svg:height="0.331cm" svg:x="2.35cm" svg:y="6.038cm">
          <draw:text-box>
            <text:p text:style-name="P3"><text:span text:style-name="T8"><text:s/></text:span></text:p>
          </draw:text-box>
        </draw:frame>
        <draw:frame draw:style-name="gr9" draw:text-style-name="P10" draw:layer="layout" svg:width="0.281cm" svg:height="0.331cm" svg:x="3.867cm" svg:y="6.038cm">
          <draw:text-box>
            <text:p text:style-name="P3"><text:span text:style-name="T8">– </text:span></text:p>
          </draw:text-box>
        </draw:frame>
        <draw:frame draw:style-name="gr9" draw:text-style-name="P10" draw:layer="layout" svg:width="5.615cm" svg:height="0.331cm" svg:x="4.45cm" svg:y="6.038cm">
          <draw:text-box>
            <text:p text:style-name="P3"><text:span text:style-name="T9">= nil or less than half of unit </text:span><text:span text:style-name="T9">concerned</text:span></text:p>
          </draw:text-box>
        </draw:frame>
        <draw:frame draw:style-name="gr9" draw:text-style-name="P10" draw:layer="layout" svg:width="0.281cm" svg:height="0.331cm" svg:x="2.35cm" svg:y="6.487cm">
          <draw:text-box>
            <text:p text:style-name="P3"><text:span text:style-name="T8"><text:s/></text:span></text:p>
          </draw:text-box>
        </draw:frame>
        <draw:frame draw:style-name="gr9" draw:text-style-name="P10" draw:layer="layout" svg:width="0.281cm" svg:height="0.331cm" svg:x="3.867cm" svg:y="6.487cm">
          <draw:text-box>
            <text:p text:style-name="P3"><text:span text:style-name="T8">– </text:span></text:p>
          </draw:text-box>
        </draw:frame>
        <draw:frame draw:style-name="gr9" draw:text-style-name="P10" draw:layer="layout" svg:width="4.777cm" svg:height="0.331cm" svg:x="4.45cm" svg:y="6.487cm">
          <draw:text-box>
            <text:p text:style-name="P3"><text:span text:style-name="T9">= (between two figures) </text:span><text:span text:style-name="T9">inclusive</text:span></text:p>
          </draw:text-box>
        </draw:frame>
        <draw:frame draw:style-name="gr9" draw:text-style-name="P10" draw:layer="layout" svg:width="0.281cm" svg:height="0.331cm" svg:x="2.35cm" svg:y="6.937cm">
          <draw:text-box>
            <text:p text:style-name="P3"><text:span text:style-name="T8"><text:s/></text:span></text:p>
          </draw:text-box>
        </draw:frame>
        <draw:frame draw:style-name="gr9" draw:text-style-name="P10" draw:layer="layout" svg:width="1.162cm" svg:height="0.331cm" svg:x="3.189cm" svg:y="6.937cm">
          <draw:text-box>
            <text:p text:style-name="P3"><text:span text:style-name="T8">0 (0,0) </text:span></text:p>
          </draw:text-box>
        </draw:frame>
        <draw:frame draw:style-name="gr9" draw:text-style-name="P10" draw:layer="layout" svg:width="4.807cm" svg:height="0.331cm" svg:x="4.45cm" svg:y="6.937cm">
          <draw:text-box>
            <text:p text:style-name="P3"><text:span text:style-name="T9">= less than half of unit </text:span><text:span text:style-name="T9">concerned</text:span></text:p>
          </draw:text-box>
        </draw:frame>
        <draw:frame draw:style-name="gr9" draw:text-style-name="P10" draw:layer="layout" svg:width="0.281cm" svg:height="0.331cm" svg:x="2.35cm" svg:y="7.387cm">
          <draw:text-box>
            <text:p text:style-name="P3"><text:span text:style-name="T8"><text:s/></text:span></text:p>
          </draw:text-box>
        </draw:frame>
        <draw:frame draw:style-name="gr9" draw:text-style-name="P10" draw:layer="layout" svg:width="0.984cm" svg:height="0.331cm" svg:x="3.324cm" svg:y="7.387cm">
          <draw:text-box>
            <text:p text:style-name="P3"><text:span text:style-name="T8">blank </text:span></text:p>
          </draw:text-box>
        </draw:frame>
        <draw:frame draw:style-name="gr9" draw:text-style-name="P10" draw:layer="layout" svg:width="2.343cm" svg:height="0.331cm" svg:x="4.45cm" svg:y="7.387cm">
          <draw:text-box>
            <text:p text:style-name="P3"><text:span text:style-name="T9">= not applicable</text:span></text:p>
          </draw:text-box>
        </draw:frame>
        <draw:frame draw:style-name="gr9" draw:text-style-name="P10" draw:layer="layout" svg:width="0.281cm" svg:height="0.331cm" svg:x="2.35cm" svg:y="7.837cm">
          <draw:text-box>
            <text:p text:style-name="P3"><text:span text:style-name="T8"><text:s/></text:span></text:p>
          </draw:text-box>
        </draw:frame>
        <draw:frame draw:style-name="gr9" draw:text-style-name="P10" draw:layer="layout" svg:width="1.835cm" svg:height="0.331cm" svg:x="2.79cm" svg:y="7.837cm">
          <draw:text-box>
            <text:p text:style-name="P3"><text:span text:style-name="T8">2010–2011 </text:span></text:p>
          </draw:text-box>
        </draw:frame>
        <draw:frame draw:style-name="gr9" draw:text-style-name="P10" draw:layer="layout" svg:width="3.579cm" svg:height="0.331cm" svg:x="4.45cm" svg:y="7.837cm">
          <draw:text-box>
            <text:p text:style-name="P3"><text:span text:style-name="T9">= 2010 to 2011 inclusive</text:span></text:p>
          </draw:text-box>
        </draw:frame>
        <draw:frame draw:style-name="gr9" draw:text-style-name="P10" draw:layer="layout" svg:width="0.281cm" svg:height="0.331cm" svg:x="2.35cm" svg:y="8.287cm">
          <draw:text-box>
            <text:p text:style-name="P3"><text:span text:style-name="T8"><text:s/></text:span></text:p>
          </draw:text-box>
        </draw:frame>
        <draw:frame draw:style-name="gr9" draw:text-style-name="P10" draw:layer="layout" svg:width="1.793cm" svg:height="0.331cm" svg:x="2.812cm" svg:y="8.287cm">
          <draw:text-box>
            <text:p text:style-name="P3"><text:span text:style-name="T8">2010/2011 </text:span></text:p>
          </draw:text-box>
        </draw:frame>
        <draw:frame draw:style-name="gr9" draw:text-style-name="P10" draw:layer="layout" svg:width="6.318cm" svg:height="0.331cm" svg:x="4.45cm" svg:y="8.287cm">
          <draw:text-box>
            <text:p text:style-name="P3"><text:span text:style-name="T9">= average of 2010 up to and </text:span><text:span text:style-name="T9">including 2011</text:span></text:p>
          </draw:text-box>
        </draw:frame>
        <draw:frame draw:style-name="gr9" draw:text-style-name="P10" draw:layer="layout" svg:width="0.281cm" svg:height="0.331cm" svg:x="2.35cm" svg:y="8.737cm">
          <draw:text-box>
            <text:p text:style-name="P3"><text:span text:style-name="T8"><text:s/></text:span></text:p>
          </draw:text-box>
        </draw:frame>
        <draw:frame draw:style-name="gr9" draw:text-style-name="P10" draw:layer="layout" svg:width="1.501cm" svg:height="0.331cm" svg:x="3.049cm" svg:y="8.737cm">
          <draw:text-box>
            <text:p text:style-name="P3"><text:span text:style-name="T8">2010/’11 </text:span></text:p>
          </draw:text-box>
        </draw:frame>
        <draw:frame draw:style-name="gr9" draw:text-style-name="P10" draw:layer="layout" svg:width="11.728cm" svg:height="0.331cm" svg:x="4.45cm" svg:y="8.737cm">
          <draw:text-box>
            <text:p text:style-name="P3"><text:span text:style-name="T9">= crop year, financial year, </text:span><text:span text:style-name="T9">school year etc. beginning in </text:span><text:span text:style-name="T9">2010 and ending in 2011</text:span></text:p>
          </draw:text-box>
        </draw:frame>
        <draw:frame draw:style-name="gr9" draw:text-style-name="P10" draw:layer="layout" svg:width="0.281cm" svg:height="0.331cm" svg:x="2.35cm" svg:y="9.187cm">
          <draw:text-box>
            <text:p text:style-name="P3"><text:span text:style-name="T8"><text:s/></text:span></text:p>
          </draw:text-box>
        </draw:frame>
        <draw:frame draw:style-name="gr9" draw:text-style-name="P10" draw:layer="layout" svg:width="1.547cm" svg:height="0.331cm" svg:x="2.703cm" svg:y="9.187cm">
          <draw:text-box>
            <text:p text:style-name="P3"><text:span text:style-name="T8">2008/’09–</text:span></text:p>
          </draw:text-box>
        </draw:frame>
        <draw:frame draw:style-name="gr9" draw:text-style-name="P10" draw:layer="layout" svg:width="0.281cm" svg:height="0.331cm" svg:x="2.35cm" svg:y="9.636cm">
          <draw:text-box>
            <text:p text:style-name="P3"><text:span text:style-name="T8"><text:s/></text:span></text:p>
          </draw:text-box>
        </draw:frame>
        <draw:frame draw:style-name="gr9" draw:text-style-name="P10" draw:layer="layout" svg:width="1.501cm" svg:height="0.331cm" svg:x="3.049cm" svg:y="9.636cm">
          <draw:text-box>
            <text:p text:style-name="P3"><text:span text:style-name="T8">2010/’11 </text:span></text:p>
          </draw:text-box>
        </draw:frame>
        <draw:frame draw:style-name="gr9" draw:text-style-name="P10" draw:layer="layout" svg:width="8.93cm" svg:height="0.331cm" svg:x="4.45cm" svg:y="9.636cm">
          <draw:text-box>
            <text:p text:style-name="P3"><text:span text:style-name="T9">= crop year, financial year, etc. </text:span><text:span text:style-name="T9">2008/’09 to 2010/’11 inclusive</text:span></text:p>
          </draw:text-box>
        </draw:frame>
        <draw:frame draw:style-name="gr9" draw:text-style-name="P10" draw:layer="layout" svg:width="0.281cm" svg:height="0.331cm" svg:x="2.35cm" svg:y="10.536cm">
          <draw:text-box>
            <text:p text:style-name="P3"><text:span text:style-name="T8"><text:s/></text:span></text:p>
          </draw:text-box>
        </draw:frame>
        <draw:frame draw:style-name="gr9" draw:text-style-name="P10" draw:layer="layout" svg:width="0.281cm" svg:height="0.331cm" svg:x="4.008cm" svg:y="10.536cm">
          <draw:text-box>
            <text:p text:style-name="P3"><text:span text:style-name="T8"><text:s/></text:span></text:p>
          </draw:text-box>
        </draw:frame>
        <draw:frame draw:style-name="gr9" draw:text-style-name="P10" draw:layer="layout" svg:width="12.431cm" svg:height="0.331cm" svg:x="4.45cm" svg:y="10.536cm">
          <draw:text-box>
            <text:p text:style-name="P3"><text:span text:style-name="T9">Due to rounding, some totals </text:span><text:span text:style-name="T9">may not correspond with the </text:span><text:span text:style-name="T9">sum of the separate figures.</text:span></text:p>
          </draw:text-box>
        </draw:frame>
      </draw:page>
      <draw:page draw:name="page3" draw:style-name="dp1" draw:master-page-name="master-page51">
        <draw:frame draw:style-name="gr9" draw:text-style-name="P10" draw:layer="layout" svg:width="6.479cm" svg:height="0.331cm" svg:x="12.683cm" svg:y="28.088cm">
          <draw:text-box>
            <text:p text:style-name="P3"><text:span text:style-name="T11">Measuring intergenerational </text:span><text:span text:style-name="T11">income mobility </text:span></text:p>
          </draw:text-box>
        </draw:frame>
        <draw:frame draw:style-name="gr9" draw:text-style-name="P10" draw:layer="layout" svg:width="0.281cm" svg:height="0.331cm" svg:x="18.495cm" svg:y="28.088cm">
          <draw:text-box>
            <text:p text:style-name="P3"><text:span text:style-name="T11">3</text:span></text:p>
          </draw:text-box>
        </draw:frame>
        <draw:frame draw:style-name="gr10" draw:text-style-name="P11" draw:layer="layout" svg:width="5.095cm" svg:height="1.169cm" svg:x="2.3cm" svg:y="3.117cm">
          <draw:text-box>
            <text:p text:style-name="P3"><text:span text:style-name="T12">Content</text:span><text:span text:style-name="T12">s</text:span></text:p>
          </draw:text-box>
        </draw:frame>
        <draw:frame draw:style-name="gr11" draw:text-style-name="P12" draw:layer="layout" svg:width="0.531cm" svg:height="0.581cm" svg:x="2.3cm" svg:y="5.392cm">
          <draw:text-box>
            <text:p text:style-name="P3"><text:span text:style-name="T13">1.</text:span></text:p>
          </draw:text-box>
        </draw:frame>
        <draw:frame draw:style-name="gr3" draw:text-style-name="P4" draw:layer="layout" svg:width="0.352cm" svg:height="0.412cm" svg:x="2.605cm" svg:y="5.523cm">
          <draw:text-box>
            <text:p text:style-name="P3"><text:span text:style-name="T14"><text:s/></text:span></text:p>
          </draw:text-box>
        </draw:frame>
        <draw:frame draw:style-name="gr3" draw:text-style-name="P4" draw:layer="layout" svg:width="2.576cm" svg:height="0.412cm" svg:x="4.4cm" svg:y="5.523cm">
          <draw:text-box>
            <text:p text:style-name="P3"><text:span text:style-name="T14">Introduction </text:span></text:p>
          </draw:text-box>
        </draw:frame>
        <draw:frame draw:style-name="gr3" draw:text-style-name="P4" draw:layer="layout" svg:width="0.352cm" svg:height="0.412cm" svg:x="18.434cm" svg:y="5.523cm">
          <draw:text-box>
            <text:p text:style-name="P3"><text:span text:style-name="T15">5</text:span></text:p>
          </draw:text-box>
        </draw:frame>
        <draw:frame draw:style-name="gr11" draw:text-style-name="P12" draw:layer="layout" svg:width="0.531cm" svg:height="0.581cm" svg:x="2.3cm" svg:y="6.292cm">
          <draw:text-box>
            <text:p text:style-name="P3"><text:span text:style-name="T13">2.</text:span></text:p>
          </draw:text-box>
        </draw:frame>
        <draw:frame draw:style-name="gr3" draw:text-style-name="P4" draw:layer="layout" svg:width="0.352cm" svg:height="0.412cm" svg:x="2.673cm" svg:y="6.423cm">
          <draw:text-box>
            <text:p text:style-name="P3"><text:span text:style-name="T14"><text:s/></text:span></text:p>
          </draw:text-box>
        </draw:frame>
        <draw:frame draw:style-name="gr3" draw:text-style-name="P4" draw:layer="layout" svg:width="5.844cm" svg:height="0.412cm" svg:x="4.4cm" svg:y="6.423cm">
          <draw:text-box>
            <text:p text:style-name="P3"><text:span text:style-name="T14">Definitions and </text:span><text:span text:style-name="T14">methodology </text:span></text:p>
          </draw:text-box>
        </draw:frame>
        <draw:frame draw:style-name="gr3" draw:text-style-name="P4" draw:layer="layout" svg:width="0.352cm" svg:height="0.412cm" svg:x="18.394cm" svg:y="6.423cm">
          <draw:text-box>
            <text:p text:style-name="P3"><text:span text:style-name="T15">6</text:span></text:p>
          </draw:text-box>
        </draw:frame>
        <draw:frame draw:style-name="gr11" draw:text-style-name="P12" draw:layer="layout" svg:width="0.531cm" svg:height="0.581cm" svg:x="2.3cm" svg:y="7.192cm">
          <draw:text-box>
            <text:p text:style-name="P3"><text:span text:style-name="T13">3.</text:span></text:p>
          </draw:text-box>
        </draw:frame>
        <draw:frame draw:style-name="gr3" draw:text-style-name="P4" draw:layer="layout" svg:width="0.352cm" svg:height="0.412cm" svg:x="2.662cm" svg:y="7.323cm">
          <draw:text-box>
            <text:p text:style-name="P3"><text:span text:style-name="T14"><text:s/></text:span></text:p>
          </draw:text-box>
        </draw:frame>
        <draw:frame draw:style-name="gr3" draw:text-style-name="P4" draw:layer="layout" svg:width="10.738cm" svg:height="0.412cm" svg:x="4.4cm" svg:y="7.323cm">
          <draw:text-box>
            <text:p text:style-name="P3"><text:span text:style-name="T14">Measuring income </text:span><text:span text:style-name="T14">mobility in the </text:span><text:span text:style-name="T14">Income panel study </text:span></text:p>
          </draw:text-box>
        </draw:frame>
        <draw:frame draw:style-name="gr3" draw:text-style-name="P4" draw:layer="layout" svg:width="0.451cm" svg:height="0.412cm" svg:x="18.264cm" svg:y="7.323cm">
          <draw:text-box>
            <text:p text:style-name="P3"><text:span text:style-name="T15">10</text:span></text:p>
          </draw:text-box>
        </draw:frame>
        <draw:frame draw:style-name="gr11" draw:text-style-name="P12" draw:layer="layout" svg:width="0.531cm" svg:height="0.581cm" svg:x="2.3cm" svg:y="8.092cm">
          <draw:text-box>
            <text:p text:style-name="P3"><text:span text:style-name="T13">4.</text:span></text:p>
          </draw:text-box>
        </draw:frame>
        <draw:frame draw:style-name="gr3" draw:text-style-name="P4" draw:layer="layout" svg:width="0.352cm" svg:height="0.412cm" svg:x="2.701cm" svg:y="8.223cm">
          <draw:text-box>
            <text:p text:style-name="P3"><text:span text:style-name="T14"><text:s/></text:span></text:p>
          </draw:text-box>
        </draw:frame>
        <draw:frame draw:style-name="gr3" draw:text-style-name="P4" draw:layer="layout" svg:width="5.306cm" svg:height="0.412cm" svg:x="4.4cm" svg:y="8.223cm">
          <draw:text-box>
            <text:p text:style-name="P3"><text:span text:style-name="T14">Conclusion and </text:span><text:span text:style-name="T14">discussion </text:span></text:p>
          </draw:text-box>
        </draw:frame>
        <draw:frame draw:style-name="gr3" draw:text-style-name="P4" draw:layer="layout" svg:width="0.451cm" svg:height="0.412cm" svg:x="18.276cm" svg:y="8.223cm">
          <draw:text-box>
            <text:p text:style-name="P3"><text:span text:style-name="T15">16</text:span></text:p>
          </draw:text-box>
        </draw:frame>
        <draw:frame draw:style-name="gr3" draw:text-style-name="P4" draw:layer="layout" svg:width="0.352cm" svg:height="0.412cm" svg:x="2.3cm" svg:y="9.123cm">
          <draw:text-box>
            <text:p text:style-name="P3"><text:span text:style-name="T15"><text:s/></text:span></text:p>
          </draw:text-box>
        </draw:frame>
        <draw:frame draw:style-name="gr3" draw:text-style-name="P4" draw:layer="layout" svg:width="2.089cm" svg:height="0.412cm" svg:x="4.4cm" svg:y="9.123cm">
          <draw:text-box>
            <text:p text:style-name="P3"><text:span text:style-name="T15">References </text:span></text:p>
          </draw:text-box>
        </draw:frame>
        <draw:frame draw:style-name="gr3" draw:text-style-name="P4" draw:layer="layout" svg:width="0.451cm" svg:height="0.412cm" svg:x="18.289cm" svg:y="9.123cm">
          <draw:text-box>
            <text:p text:style-name="P3"><text:span text:style-name="T15">18</text:span></text:p>
          </draw:text-box>
        </draw:frame>
      </draw:page>
      <draw:page draw:name="page4" draw:style-name="dp1" draw:master-page-name="master-page68"/>
      <draw:page draw:name="page5" draw:style-name="dp1" draw:master-page-name="master-page71">
        <draw:frame draw:style-name="gr9" draw:text-style-name="P10" draw:layer="layout" svg:width="6.479cm" svg:height="0.331cm" svg:x="12.683cm" svg:y="28.088cm">
          <draw:text-box>
            <text:p text:style-name="P3"><text:span text:style-name="T11">Measuring intergenerational </text:span><text:span text:style-name="T11">income mobility </text:span></text:p>
          </draw:text-box>
        </draw:frame>
        <draw:frame draw:style-name="gr9" draw:text-style-name="P10" draw:layer="layout" svg:width="0.281cm" svg:height="0.331cm" svg:x="18.495cm" svg:y="28.088cm">
          <draw:text-box>
            <text:p text:style-name="P3"><text:span text:style-name="T11">5</text:span></text:p>
          </draw:text-box>
        </draw:frame>
        <draw:frame draw:style-name="gr12" draw:text-style-name="P13" draw:layer="layout" svg:width="1.293cm" svg:height="1.44cm" svg:x="2.3cm" svg:y="2.904cm">
          <draw:text-box>
            <text:p text:style-name="P3"><text:span text:style-name="T16">1 </text:span></text:p>
          </draw:text-box>
        </draw:frame>
        <draw:frame draw:style-name="gr12" draw:text-style-name="P13" draw:layer="layout" svg:width="8.642cm" svg:height="1.44cm" svg:x="4.4cm" svg:y="2.904cm">
          <draw:text-box>
            <text:p text:style-name="P3"><text:span text:style-name="T16">Introd</text:span><text:span text:style-name="T16">uction</text:span></text:p>
          </draw:text-box>
        </draw:frame>
        <draw:frame draw:style-name="gr13" draw:text-style-name="P14" draw:layer="layout" svg:width="16.622cm" svg:height="0.374cm" svg:x="4.4cm" svg:y="6.005cm">
          <draw:text-box>
            <text:p text:style-name="P3"><text:span text:style-name="T17">This paper deals with </text:span><text:span text:style-name="T17">intergenerational income </text:span><text:span text:style-name="T17">mobility and how it can be </text:span><text:span text:style-name="T17">measured. </text:span><text:span text:style-name="T17">Intergenerational </text:span></text:p>
          </draw:text-box>
        </draw:frame>
        <draw:frame draw:style-name="gr13" draw:text-style-name="P14" draw:layer="layout" svg:width="17.532cm" svg:height="0.374cm" svg:x="4.4cm" svg:y="6.455cm">
          <draw:text-box>
            <text:p text:style-name="P3"><text:span text:style-name="T17">income <text:s/>mobility <text:s/>is <text:s/>the <text:s/></text:span><text:span text:style-name="T17">extent <text:s/>to <text:s/>which <text:s/></text:span><text:span text:style-name="T17">someone’s <text:s/>income <text:s/></text:span><text:span text:style-name="T17">position <text:s/>changes <text:s/></text:span><text:span text:style-name="T17">compared <text:s/>to <text:s/>the <text:s/>income </text:span></text:p>
          </draw:text-box>
        </draw:frame>
        <draw:frame draw:style-name="gr13" draw:text-style-name="P14" draw:layer="layout" svg:width="16.453cm" svg:height="0.374cm" svg:x="4.4cm" svg:y="6.905cm">
          <draw:text-box>
            <text:p text:style-name="P3"><text:span text:style-name="T17">position of his or her </text:span><text:span text:style-name="T17">previous generation (e.g. </text:span><text:span text:style-name="T17">that of his or her father). It </text:span><text:span text:style-name="T17">has received a great deal </text:span><text:span text:style-name="T17">of </text:span></text:p>
          </draw:text-box>
        </draw:frame>
        <draw:frame draw:style-name="gr13" draw:text-style-name="P14" draw:layer="layout" svg:width="16.914cm" svg:height="0.374cm" svg:x="4.4cm" svg:y="7.355cm">
          <draw:text-box>
            <text:p text:style-name="P3"><text:span text:style-name="T17">attention in the past </text:span><text:span text:style-name="T17">decades, and most studies </text:span><text:span text:style-name="T17">on the subject show that </text:span><text:span text:style-name="T17">the parental income </text:span><text:span text:style-name="T17">position is, </text:span></text:p>
          </draw:text-box>
        </draw:frame>
        <draw:frame draw:style-name="gr13" draw:text-style-name="P14" draw:layer="layout" svg:width="16.77cm" svg:height="0.374cm" svg:x="4.4cm" svg:y="7.805cm">
          <draw:text-box>
            <text:p text:style-name="P3"><text:span text:style-name="T17">to a certain extent, </text:span><text:span text:style-name="T17">transmitted to the next </text:span><text:span text:style-name="T17">generation (see for </text:span><text:span text:style-name="T17">example Österberg 2000, </text:span><text:span text:style-name="T17">Corak 2004, or </text:span></text:p>
          </draw:text-box>
        </draw:frame>
        <draw:frame draw:style-name="gr13" draw:text-style-name="P14" draw:layer="layout" svg:width="2.233cm" svg:height="0.374cm" svg:x="4.4cm" svg:y="8.255cm">
          <draw:text-box>
            <text:p text:style-name="P3"><text:span text:style-name="T17">Piraino 2007).</text:span></text:p>
          </draw:text-box>
        </draw:frame>
        <draw:frame draw:style-name="gr13" draw:text-style-name="P14" draw:layer="layout" svg:width="16.592cm" svg:height="0.374cm" svg:x="4.4cm" svg:y="9.155cm">
          <draw:text-box>
            <text:p text:style-name="P3"><text:span text:style-name="T17">Different methods can be </text:span><text:span text:style-name="T17">used to measure </text:span><text:span text:style-name="T17">intergenerational income </text:span><text:span text:style-name="T17">mobility. In this paper, we </text:span><text:span text:style-name="T17">discuss </text:span></text:p>
          </draw:text-box>
        </draw:frame>
        <draw:frame draw:style-name="gr13" draw:text-style-name="P14" draw:layer="layout" svg:width="16.499cm" svg:height="0.374cm" svg:x="4.4cm" svg:y="9.605cm">
          <draw:text-box>
            <text:p text:style-name="P3"><text:span text:style-name="T17">three of these methods. As </text:span><text:span text:style-name="T17">each method has its </text:span><text:span text:style-name="T17">specific conditions, the </text:span><text:span text:style-name="T17">choice of which method to </text:span><text:span text:style-name="T17">use </text:span></text:p>
          </draw:text-box>
        </draw:frame>
        <draw:frame draw:style-name="gr13" draw:text-style-name="P14" draw:layer="layout" svg:width="17.189cm" svg:height="0.374cm" svg:x="4.4cm" svg:y="10.055cm">
          <draw:text-box>
            <text:p text:style-name="P3"><text:span text:style-name="T17">leads to a number of </text:span><text:span text:style-name="T17">additional choices. In this </text:span><text:span text:style-name="T17">paper we discuss the </text:span><text:span text:style-name="T17">methods, the choices to be </text:span><text:span text:style-name="T17">made and </text:span></text:p>
          </draw:text-box>
        </draw:frame>
        <draw:frame draw:style-name="gr13" draw:text-style-name="P14" draw:layer="layout" svg:width="16.923cm" svg:height="0.374cm" svg:x="4.4cm" svg:y="10.505cm">
          <draw:text-box>
            <text:p text:style-name="P3"><text:span text:style-name="T17">their implications. We also </text:span><text:span text:style-name="T17">present and discuss results </text:span><text:span text:style-name="T17">based on data of the </text:span><text:span text:style-name="T17">income statistics of </text:span><text:span text:style-name="T17">Statistics </text:span></text:p>
          </draw:text-box>
        </draw:frame>
        <draw:frame draw:style-name="gr13" draw:text-style-name="P14" draw:layer="layout" svg:width="8.227cm" svg:height="0.374cm" svg:x="4.4cm" svg:y="10.955cm">
          <draw:text-box>
            <text:p text:style-name="P3"><text:span text:style-name="T17">Netherlands for all three </text:span><text:span text:style-name="T17">methods of measurement.</text:span></text:p>
          </draw:text-box>
        </draw:frame>
        <draw:frame draw:style-name="gr14" draw:text-style-name="P9" draw:layer="layout" svg:width="10.6cm" svg:height="5.2cm" svg:x="5.3cm" svg:y="13cm">
          <draw:text-box>
            <text:p>L’évolution du revenu intergénérationnel correspond au revenu attendu par les enfants compte tenu de celui de leurs parents.</text:p>
          </draw:text-box>
        </draw:frame>
      </draw:page>
      <draw:page draw:name="page6" draw:style-name="dp1" draw:master-page-name="master-page82">
        <draw:frame draw:style-name="gr9" draw:text-style-name="P10" draw:layer="layout" svg:width="0.281cm" svg:height="0.331cm" svg:x="2.35cm" svg:y="28.088cm">
          <draw:text-box>
            <text:p text:style-name="P3"><text:span text:style-name="T11">6 </text:span></text:p>
          </draw:text-box>
        </draw:frame>
        <draw:frame draw:style-name="gr9" draw:text-style-name="P10" draw:layer="layout" svg:width="3.118cm" svg:height="0.331cm" svg:x="2.787cm" svg:y="28.088cm">
          <draw:text-box>
            <text:p text:style-name="P3"><text:span text:style-name="T11">Statistics Netherlands</text:span></text:p>
          </draw:text-box>
        </draw:frame>
        <draw:frame draw:style-name="gr12" draw:text-style-name="P13" draw:layer="layout" svg:width="1.293cm" svg:height="1.44cm" svg:x="2.35cm" svg:y="3.354cm">
          <draw:text-box>
            <text:p text:style-name="P3"><text:span text:style-name="T16">2 </text:span></text:p>
          </draw:text-box>
        </draw:frame>
        <draw:frame draw:style-name="gr12" draw:text-style-name="P13" draw:layer="layout" svg:width="11.03cm" svg:height="1.44cm" svg:x="4.45cm" svg:y="3.354cm">
          <draw:text-box>
            <text:p text:style-name="P3"><text:span text:style-name="T16">Definitions and </text:span></text:p>
          </draw:text-box>
        </draw:frame>
        <draw:frame draw:style-name="gr12" draw:text-style-name="P13" draw:layer="layout" svg:width="9.15cm" svg:height="1.44cm" svg:x="4.45cm" svg:y="4.93cm">
          <draw:text-box>
            <text:p text:style-name="P3"><text:span text:style-name="T16">methodology</text:span></text:p>
          </draw:text-box>
        </draw:frame>
        <draw:frame draw:style-name="gr10" draw:text-style-name="P11" draw:layer="layout" svg:width="2.131cm" svg:height="1.169cm" svg:x="2.35cm" svg:y="8.967cm">
          <draw:text-box>
            <text:p text:style-name="P3"><text:span text:style-name="T18">2.1 </text:span></text:p>
          </draw:text-box>
        </draw:frame>
        <draw:frame draw:style-name="gr10" draw:text-style-name="P11" draw:layer="layout" svg:width="7.008cm" svg:height="1.169cm" svg:x="4.45cm" svg:y="8.967cm">
          <draw:text-box>
            <text:p text:style-name="P3"><text:span text:style-name="T12">Introduction</text:span></text:p>
          </draw:text-box>
        </draw:frame>
        <draw:frame draw:style-name="gr13" draw:text-style-name="P14" draw:layer="layout" svg:width="16.715cm" svg:height="0.374cm" svg:x="4.45cm" svg:y="11.405cm">
          <draw:text-box>
            <text:p text:style-name="P3"><text:span text:style-name="T17">In this section we discuss three ways of measuring intergenerational income mobility. First, we </text:span><text:span text:style-name="T17">consider </text:span></text:p>
          </draw:text-box>
        </draw:frame>
        <draw:frame draw:style-name="gr13" draw:text-style-name="P14" draw:layer="layout" svg:width="16.999cm" svg:height="0.374cm" svg:x="4.45cm" svg:y="11.855cm">
          <draw:text-box>
            <text:p text:style-name="P3"><text:span text:style-name="T17">the commonly </text:span><text:span text:style-name="T17">used regression </text:span><text:span text:style-name="T17">model to estimate </text:span><text:span text:style-name="T17">income elasticity </text:span><text:span text:style-name="T17">(see Solon 1992). </text:span><text:span text:style-name="T17">Secondly, </text:span><text:span text:style-name="T17">transition </text:span></text:p>
          </draw:text-box>
        </draw:frame>
        <draw:frame draw:style-name="gr13" draw:text-style-name="P14" draw:layer="layout" svg:width="17.393cm" svg:height="0.374cm" svg:x="4.45cm" svg:y="12.305cm">
          <draw:text-box>
            <text:p text:style-name="P3"><text:span text:style-name="T17">matrices are discussed. Such matrices are especially appropriate to gain more insight into </text:span><text:span text:style-name="T17">intergenerational </text:span></text:p>
          </draw:text-box>
        </draw:frame>
        <draw:frame draw:style-name="gr13" draw:text-style-name="P14" draw:layer="layout" svg:width="16.91cm" svg:height="0.374cm" svg:x="4.45cm" svg:y="12.755cm">
          <draw:text-box>
            <text:p text:style-name="P3"><text:span text:style-name="T17">income mobility in various parts of the income distribution. Thirdly, we pay attention to </text:span><text:span text:style-name="T17">intergenerational </text:span></text:p>
          </draw:text-box>
        </draw:frame>
        <draw:frame draw:style-name="gr13" draw:text-style-name="P14" draw:layer="layout" svg:width="16.999cm" svg:height="0.374cm" svg:x="4.45cm" svg:y="13.205cm">
          <draw:text-box>
            <text:p text:style-name="P3"><text:span text:style-name="T17">income mobility in special parts of the income distribution, e.g. the lower and the higher groups. Carrying </text:span></text:p>
          </draw:text-box>
        </draw:frame>
        <draw:frame draw:style-name="gr13" draw:text-style-name="P14" draw:layer="layout" svg:width="16.842cm" svg:height="0.374cm" svg:x="4.45cm" svg:y="13.655cm">
          <draw:text-box>
            <text:p text:style-name="P3"><text:span text:style-name="T17">out a logistic regression can for instance answer the question of whether people who grew up </text:span><text:span text:style-name="T17">poor run a </text:span></text:p>
          </draw:text-box>
        </draw:frame>
        <draw:frame draw:style-name="gr13" draw:text-style-name="P14" draw:layer="layout" svg:width="16.584cm" svg:height="0.374cm" svg:x="4.45cm" svg:y="14.105cm">
          <draw:text-box>
            <text:p text:style-name="P3"><text:span text:style-name="T17">higher risk of poverty themselves compared to people who did not grow up poor. Before discussing </text:span><text:span text:style-name="T17">the </text:span></text:p>
          </draw:text-box>
        </draw:frame>
        <draw:frame draw:style-name="gr13" draw:text-style-name="P14" draw:layer="layout" svg:width="15.077cm" svg:height="0.374cm" svg:x="4.45cm" svg:y="14.555cm">
          <draw:text-box>
            <text:p text:style-name="P3"><text:span text:style-name="T17">methods to measure income mobility, we address a number of general methodological issues.</text:span></text:p>
          </draw:text-box>
        </draw:frame>
        <draw:frame draw:style-name="gr13" draw:text-style-name="P14" draw:layer="layout" svg:width="2.847cm" svg:height="0.374cm" svg:x="4.45cm" svg:y="15.905cm">
          <draw:text-box>
            <text:p text:style-name="P3"><text:span text:style-name="T19">Type of income </text:span></text:p>
          </draw:text-box>
        </draw:frame>
        <draw:frame draw:style-name="gr13" draw:text-style-name="P14" draw:layer="layout" svg:width="16.758cm" svg:height="0.374cm" svg:x="4.45cm" svg:y="16.805cm">
          <draw:text-box>
            <text:p text:style-name="P3"><text:span text:style-name="T17">The <text:s/>type <text:s/>of <text:s/>income <text:s/>used <text:s/>is <text:s/>crucial <text:s/>to <text:s/>the <text:s/>measurement <text:s/>of <text:s/>intergenerational <text:s/>income <text:s/></text:span><text:span text:style-name="T17">mobility. <text:s/>In </text:span></text:p>
          </draw:text-box>
        </draw:frame>
        <draw:frame draw:style-name="gr13" draw:text-style-name="P14" draw:layer="layout" svg:width="17.012cm" svg:height="0.374cm" svg:x="4.45cm" svg:y="17.255cm">
          <draw:text-box>
            <text:p text:style-name="P3"><text:span text:style-name="T17">international literature it is common to use personal annual earnings (Corak 2004) because they </text:span><text:span text:style-name="T17">basically </text:span></text:p>
          </draw:text-box>
        </draw:frame>
        <draw:frame draw:style-name="gr13" draw:text-style-name="P14" draw:layer="layout" svg:width="16.47cm" svg:height="0.374cm" svg:x="4.45cm" svg:y="17.705cm">
          <draw:text-box>
            <text:p text:style-name="P3"><text:span text:style-name="T17">reflect success on the labour market. The basic assumption in these studies is that the earnings </text:span><text:span text:style-name="T17">of the </text:span></text:p>
          </draw:text-box>
        </draw:frame>
        <draw:frame draw:style-name="gr13" draw:text-style-name="P14" draw:layer="layout" svg:width="16.821cm" svg:height="0.374cm" svg:x="4.45cm" svg:y="18.154cm">
          <draw:text-box>
            <text:p text:style-name="P3"><text:span text:style-name="T17">adult </text:span><text:span text:style-name="T17">child </text:span><text:span text:style-name="T17">solely </text:span><text:span text:style-name="T17">depend </text:span><text:span text:style-name="T17">on the </text:span><text:span text:style-name="T17">earnings </text:span><text:span text:style-name="T17">of - </text:span><text:span text:style-name="T17">generall</text:span><text:span text:style-name="T17">y - the </text:span><text:span text:style-name="T17">father. </text:span><text:span text:style-name="T17">In this </text:span><text:span text:style-name="T17">way, </text:span><text:span text:style-name="T17">however</text:span><text:span text:style-name="T17">, the </text:span><text:span text:style-name="T17">analysis </text:span><text:span text:style-name="T17">of </text:span></text:p>
          </draw:text-box>
        </draw:frame>
        <draw:frame draw:style-name="gr13" draw:text-style-name="P14" draw:layer="layout" svg:width="16.542cm" svg:height="0.374cm" svg:x="4.45cm" svg:y="18.604cm">
          <draw:text-box>
            <text:p text:style-name="P3"><text:span text:style-name="T17">income </text:span><text:span text:style-name="T17">mobilit</text:span><text:span text:style-name="T17">y is </text:span><text:span text:style-name="T17">restrict</text:span><text:span text:style-name="T17">ed to </text:span><text:span text:style-name="T17">emplo</text:span><text:span text:style-name="T17">yees </text:span><text:span text:style-name="T17">only. </text:span><text:span text:style-name="T17">One </text:span><text:span text:style-name="T17">could </text:span><text:span text:style-name="T17">argue </text:span><text:span text:style-name="T17">that </text:span><text:span text:style-name="T17">the </text:span><text:span text:style-name="T17">earnin</text:span><text:span text:style-name="T17">gs of </text:span><text:span text:style-name="T17">an </text:span><text:span text:style-name="T17">individ</text:span><text:span text:style-name="T17">ual are </text:span></text:p>
          </draw:text-box>
        </draw:frame>
        <draw:frame draw:style-name="gr13" draw:text-style-name="P14" draw:layer="layout" svg:width="16.995cm" svg:height="0.374cm" svg:x="4.45cm" svg:y="19.054cm">
          <draw:text-box>
            <text:p text:style-name="P3"><text:span text:style-name="T17">no</text:span><text:span text:style-name="T17">t </text:span><text:span text:style-name="T17">on</text:span><text:span text:style-name="T17">ly </text:span><text:span text:style-name="T17">in</text:span><text:span text:style-name="T17">flu</text:span><text:span text:style-name="T17">en</text:span><text:span text:style-name="T17">ce</text:span><text:span text:style-name="T17">d </text:span><text:span text:style-name="T17">by </text:span><text:span text:style-name="T17">th</text:span><text:span text:style-name="T17">e </text:span><text:span text:style-name="T17">ea</text:span><text:span text:style-name="T17">rn</text:span><text:span text:style-name="T17">in</text:span><text:span text:style-name="T17">gs </text:span><text:span text:style-name="T17">of </text:span><text:span text:style-name="T17">hi</text:span><text:span text:style-name="T17">s </text:span><text:span text:style-name="T17">or </text:span><text:span text:style-name="T17">he</text:span><text:span text:style-name="T17">r </text:span><text:span text:style-name="T17">fa</text:span><text:span text:style-name="T17">th</text:span><text:span text:style-name="T17">er</text:span><text:span text:style-name="T17">, </text:span><text:span text:style-name="T17">b</text:span><text:span text:style-name="T17">ut </text:span><text:span text:style-name="T17">by </text:span><text:span text:style-name="T17">th</text:span><text:span text:style-name="T17">e </text:span><text:span text:style-name="T17">to</text:span><text:span text:style-name="T17">tal </text:span><text:span text:style-name="T17">in</text:span><text:span text:style-name="T17">co</text:span><text:span text:style-name="T17">m</text:span><text:span text:style-name="T17">e </text:span><text:span text:style-name="T17">(e</text:span><text:span text:style-name="T17">ar</text:span><text:span text:style-name="T17">ni</text:span><text:span text:style-name="T17">n</text:span><text:span text:style-name="T17">gs </text:span><text:span text:style-name="T17">as </text:span><text:span text:style-name="T17">w</text:span><text:span text:style-name="T17">ell </text:span><text:span text:style-name="T17">as </text:span><text:span text:style-name="T17">ot</text:span><text:span text:style-name="T17">he</text:span><text:span text:style-name="T17">r </text:span></text:p>
          </draw:text-box>
        </draw:frame>
        <draw:frame draw:style-name="gr13" draw:text-style-name="P14" draw:layer="layout" svg:width="16.965cm" svg:height="0.374cm" svg:x="4.45cm" svg:y="19.504cm">
          <draw:text-box>
            <text:p text:style-name="P3"><text:span text:style-name="T17">inco</text:span><text:span text:style-name="T17">me </text:span><text:span text:style-name="T17">comp</text:span><text:span text:style-name="T17">onent</text:span><text:span text:style-name="T17">s </text:span><text:span text:style-name="T17">such </text:span><text:span text:style-name="T17">as </text:span><text:span text:style-name="T17">bene</text:span><text:span text:style-name="T17">fits) </text:span><text:span text:style-name="T17">of the </text:span><text:span text:style-name="T17">entire </text:span><text:span text:style-name="T17">famil</text:span><text:span text:style-name="T17">y he </text:span><text:span text:style-name="T17">or </text:span><text:span text:style-name="T17">she </text:span><text:span text:style-name="T17">grew </text:span><text:span text:style-name="T17">up in. </text:span><text:span text:style-name="T17">In </text:span><text:span text:style-name="T17">this </text:span><text:span text:style-name="T17">articl</text:span><text:span text:style-name="T17">e we </text:span><text:span text:style-name="T17">consi</text:span><text:span text:style-name="T17">der </text:span></text:p>
          </draw:text-box>
        </draw:frame>
        <draw:frame draw:style-name="gr13" draw:text-style-name="P14" draw:layer="layout" svg:width="15.589cm" svg:height="0.374cm" svg:x="4.45cm" svg:y="19.954cm">
          <draw:text-box>
            <text:p text:style-name="P3"><text:span text:style-name="T17">e</text:span><text:span text:style-name="T17">a</text:span><text:span text:style-name="T17">r</text:span><text:span text:style-name="T17">ni</text:span><text:span text:style-name="T17">n</text:span><text:span text:style-name="T17">g</text:span><text:span text:style-name="T17">s </text:span><text:span text:style-name="T17">m</text:span><text:span text:style-name="T17">o</text:span><text:span text:style-name="T17">bi</text:span><text:span text:style-name="T17">lit</text:span><text:span text:style-name="T17">y </text:span><text:span text:style-name="T17">a</text:span><text:span text:style-name="T17">n</text:span><text:span text:style-name="T17">d </text:span><text:span text:style-name="T17">t</text:span><text:span text:style-name="T17">h</text:span><text:span text:style-name="T17">e </text:span><text:span text:style-name="T17">e</text:span><text:span text:style-name="T17">x</text:span><text:span text:style-name="T17">t</text:span><text:span text:style-name="T17">e</text:span><text:span text:style-name="T17">n</text:span><text:span text:style-name="T17">t </text:span><text:span text:style-name="T17">t</text:span><text:span text:style-name="T17">o </text:span><text:span text:style-name="T17">w</text:span><text:span text:style-name="T17">hi</text:span><text:span text:style-name="T17">c</text:span><text:span text:style-name="T17">h </text:span><text:span text:style-name="T17">h</text:span><text:span text:style-name="T17">o</text:span><text:span text:style-name="T17">u</text:span><text:span text:style-name="T17">s</text:span><text:span text:style-name="T17">e</text:span><text:span text:style-name="T17">h</text:span><text:span text:style-name="T17">ol</text:span><text:span text:style-name="T17">d </text:span><text:span text:style-name="T17">in</text:span><text:span text:style-name="T17">c</text:span><text:span text:style-name="T17">o</text:span><text:span text:style-name="T17">m</text:span><text:span text:style-name="T17">e </text:span><text:span text:style-name="T17">is </text:span><text:span text:style-name="T17">tr</text:span><text:span text:style-name="T17">a</text:span><text:span text:style-name="T17">n</text:span><text:span text:style-name="T17">sf</text:span><text:span text:style-name="T17">e</text:span><text:span text:style-name="T17">rr</text:span><text:span text:style-name="T17">e</text:span><text:span text:style-name="T17">d </text:span><text:span text:style-name="T17">t</text:span><text:span text:style-name="T17">o </text:span><text:span text:style-name="T17">c</text:span><text:span text:style-name="T17">hi</text:span><text:span text:style-name="T17">ld</text:span><text:span text:style-name="T17">r</text:span><text:span text:style-name="T17">e</text:span><text:span text:style-name="T17">n</text:span><text:span text:style-name="T17">’s </text:span><text:span text:style-name="T17">e</text:span><text:span text:style-name="T17">a</text:span><text:span text:style-name="T17">r</text:span><text:span text:style-name="T17">ni</text:span><text:span text:style-name="T17">n</text:span><text:span text:style-name="T17">g</text:span><text:span text:style-name="T17">s.</text:span></text:p>
          </draw:text-box>
        </draw:frame>
        <draw:frame draw:style-name="gr15" draw:text-style-name="P15" draw:layer="layout" svg:width="1.077cm" svg:height="0.289cm" svg:x="2.35cm" svg:y="22.721cm">
          <draw:text-box>
            <text:p text:style-name="P3"><text:span text:style-name="T20">Earnings</text:span></text:p>
          </draw:text-box>
        </draw:frame>
        <draw:frame draw:style-name="gr15" draw:text-style-name="P15" draw:layer="layout" svg:width="9.341cm" svg:height="0.289cm" svg:x="2.35cm" svg:y="23.021cm">
          <draw:text-box>
            <text:p text:style-name="P3"><text:span text:style-name="T21">Th</text:span><text:span text:style-name="T21">es</text:span><text:span text:style-name="T21">e </text:span><text:span text:style-name="T21">ar</text:span><text:span text:style-name="T21">e </text:span><text:span text:style-name="T21">de</text:span><text:span text:style-name="T21">fi</text:span><text:span text:style-name="T21">ne</text:span><text:span text:style-name="T21">d </text:span><text:span text:style-name="T21">as </text:span><text:span text:style-name="T21">th</text:span><text:span text:style-name="T21">e </text:span><text:span text:style-name="T21">gr</text:span><text:span text:style-name="T21">os</text:span><text:span text:style-name="T21">s </text:span><text:span text:style-name="T21">an</text:span><text:span text:style-name="T21">n</text:span><text:span text:style-name="T21">ua</text:span><text:span text:style-name="T21">l </text:span><text:span text:style-name="T21">in</text:span><text:span text:style-name="T21">co</text:span><text:span text:style-name="T21">m</text:span><text:span text:style-name="T21">e </text:span><text:span text:style-name="T21">fr</text:span><text:span text:style-name="T21">o</text:span><text:span text:style-name="T21">m </text:span><text:span text:style-name="T21">an </text:span><text:span text:style-name="T21">e</text:span><text:span text:style-name="T21">m</text:span><text:span text:style-name="T21">pl</text:span><text:span text:style-name="T21">oy</text:span><text:span text:style-name="T21">ee</text:span><text:span text:style-name="T21">-</text:span><text:span text:style-name="T21">e</text:span><text:span text:style-name="T21">m</text:span><text:span text:style-name="T21">pl</text:span><text:span text:style-name="T21">oy</text:span><text:span text:style-name="T21">er </text:span></text:p>
          </draw:text-box>
        </draw:frame>
        <draw:frame draw:style-name="gr15" draw:text-style-name="P15" draw:layer="layout" svg:width="8.05cm" svg:height="0.289cm" svg:x="2.35cm" svg:y="23.321cm">
          <draw:text-box>
            <text:p text:style-name="P3"><text:span text:style-name="T21">relationship</text:span><text:span text:style-name="T21">. Note that </text:span><text:span text:style-name="T21">this only </text:span><text:span text:style-name="T21">concerns </text:span><text:span text:style-name="T21">income </text:span><text:span text:style-name="T21">from paid </text:span><text:span text:style-name="T21">work.</text:span></text:p>
          </draw:text-box>
        </draw:frame>
        <draw:frame draw:style-name="gr15" draw:text-style-name="P15" draw:layer="layout" svg:width="2.352cm" svg:height="0.289cm" svg:x="2.35cm" svg:y="23.921cm">
          <draw:text-box>
            <text:p text:style-name="P3"><text:span text:style-name="T20">Household </text:span><text:span text:style-name="T20">income </text:span></text:p>
          </draw:text-box>
        </draw:frame>
        <draw:frame draw:style-name="gr15" draw:text-style-name="P15" draw:layer="layout" svg:width="9.527cm" svg:height="0.289cm" svg:x="2.35cm" svg:y="24.221cm">
          <draw:text-box>
            <text:p text:style-name="P3"><text:span text:style-name="T21">An </text:span><text:span text:style-name="T21"><text:s/></text:span><text:span text:style-name="T21">inc</text:span><text:span text:style-name="T21">om</text:span><text:span text:style-name="T21">e <text:s/></text:span><text:span text:style-name="T21">co</text:span><text:span text:style-name="T21">nc</text:span><text:span text:style-name="T21">ep</text:span><text:span text:style-name="T21">t <text:s/></text:span><text:span text:style-name="T21">th</text:span><text:span text:style-name="T21">at <text:s/></text:span><text:span text:style-name="T21">ex</text:span><text:span text:style-name="T21">pr</text:span><text:span text:style-name="T21">ess</text:span><text:span text:style-name="T21">es <text:s/></text:span><text:span text:style-name="T21">th</text:span><text:span text:style-name="T21">e <text:s/></text:span><text:span text:style-name="T21">pr</text:span><text:span text:style-name="T21">os</text:span><text:span text:style-name="T21">pe</text:span><text:span text:style-name="T21">rit</text:span><text:span text:style-name="T21">y <text:s/></text:span><text:span text:style-name="T21">so</text:span><text:span text:style-name="T21">me</text:span><text:span text:style-name="T21">on</text:span><text:span text:style-name="T21">e <text:s/></text:span><text:span text:style-name="T21">ex</text:span><text:span text:style-name="T21">pe</text:span><text:span text:style-name="T21">rie</text:span><text:span text:style-name="T21">nc</text:span><text:span text:style-name="T21">es </text:span></text:p>
          </draw:text-box>
        </draw:frame>
        <draw:frame draw:style-name="gr15" draw:text-style-name="P15" draw:layer="layout" svg:width="9.163cm" svg:height="0.289cm" svg:x="2.35cm" svg:y="24.521cm">
          <draw:text-box>
            <text:p text:style-name="P3"><text:span text:style-name="T21">quite </text:span><text:span text:style-name="T21">well </text:span><text:span text:style-name="T21">is the </text:span><text:span text:style-name="T21">so-</text:span><text:span text:style-name="T21">called </text:span><text:span text:style-name="T21">stand</text:span><text:span text:style-name="T21">ardis</text:span><text:span text:style-name="T21">ed </text:span><text:span text:style-name="T21">spen</text:span><text:span text:style-name="T21">dable </text:span><text:span text:style-name="T21">hous</text:span><text:span text:style-name="T21">ehold </text:span><text:span text:style-name="T21">inco</text:span><text:span text:style-name="T21">me. </text:span><text:span text:style-name="T21">The </text:span></text:p>
          </draw:text-box>
        </draw:frame>
        <draw:frame draw:style-name="gr15" draw:text-style-name="P15" draw:layer="layout" svg:width="9.095cm" svg:height="0.289cm" svg:x="2.35cm" svg:y="24.821cm">
          <draw:text-box>
            <text:p text:style-name="P3"><text:span text:style-name="T21">spenda</text:span><text:span text:style-name="T21">ble </text:span><text:span text:style-name="T21">income </text:span><text:span text:style-name="T21">consist</text:span><text:span text:style-name="T21">s of </text:span><text:span text:style-name="T21">annual </text:span><text:span text:style-name="T21">primar</text:span><text:span text:style-name="T21">y </text:span><text:span text:style-name="T21">income </text:span><text:span text:style-name="T21">(incom</text:span><text:span text:style-name="T21">e from </text:span><text:span text:style-name="T21">work, </text:span></text:p>
          </draw:text-box>
        </draw:frame>
        <draw:frame draw:style-name="gr15" draw:text-style-name="P15" draw:layer="layout" svg:width="9.375cm" svg:height="0.289cm" svg:x="2.35cm" svg:y="25.121cm">
          <draw:text-box>
            <text:p text:style-name="P3"><text:span text:style-name="T21">enterprise and </text:span><text:span text:style-name="T21">wealth) plus benefits </text:span><text:span text:style-name="T21">from income </text:span><text:span text:style-name="T21">insurance, social </text:span><text:span text:style-name="T21">benefits </text:span></text:p>
          </draw:text-box>
        </draw:frame>
        <draw:frame draw:style-name="gr15" draw:text-style-name="P15" draw:layer="layout" svg:width="0.544cm" svg:height="0.289cm" svg:x="2.35cm" svg:y="25.421cm">
          <draw:text-box>
            <text:p text:style-name="P3"><text:span text:style-name="T21">and </text:span></text:p>
          </draw:text-box>
        </draw:frame>
        <draw:frame draw:style-name="gr15" draw:text-style-name="P15" draw:layer="layout" svg:width="0.98cm" svg:height="0.289cm" svg:x="2.906cm" svg:y="25.421cm">
          <draw:text-box>
            <text:p text:style-name="P3"><text:span text:style-name="T21">current </text:span></text:p>
          </draw:text-box>
        </draw:frame>
        <draw:frame draw:style-name="gr15" draw:text-style-name="P15" draw:layer="layout" svg:width="1.179cm" svg:height="0.289cm" svg:x="3.838cm" svg:y="25.421cm">
          <draw:text-box>
            <text:p text:style-name="P3"><text:span text:style-name="T21">transfers </text:span></text:p>
          </draw:text-box>
        </draw:frame>
        <draw:frame draw:style-name="gr15" draw:text-style-name="P15" draw:layer="layout" svg:width="1.141cm" svg:height="0.289cm" svg:x="4.944cm" svg:y="25.421cm">
          <draw:text-box>
            <text:p text:style-name="P3"><text:span text:style-name="T21">r</text:span><text:span text:style-name="T21">e</text:span><text:span text:style-name="T21">c</text:span><text:span text:style-name="T21">e</text:span><text:span text:style-name="T21">i</text:span><text:span text:style-name="T21">v</text:span><text:span text:style-name="T21">e</text:span><text:span text:style-name="T21">d </text:span></text:p>
          </draw:text-box>
        </draw:frame>
        <draw:frame draw:style-name="gr15" draw:text-style-name="P15" draw:layer="layout" svg:width="0.823cm" svg:height="0.289cm" svg:x="5.981cm" svg:y="25.421cm">
          <draw:text-box>
            <text:p text:style-name="P3"><text:span text:style-name="T21">minus </text:span></text:p>
          </draw:text-box>
        </draw:frame>
        <draw:frame draw:style-name="gr15" draw:text-style-name="P15" draw:layer="layout" svg:width="0.98cm" svg:height="0.289cm" svg:x="6.801cm" svg:y="25.421cm">
          <draw:text-box>
            <text:p text:style-name="P3"><text:span text:style-name="T21">c</text:span><text:span text:style-name="T21">u</text:span><text:span text:style-name="T21">r</text:span><text:span text:style-name="T21">r</text:span><text:span text:style-name="T21">e</text:span><text:span text:style-name="T21">n</text:span><text:span text:style-name="T21">t </text:span></text:p>
          </draw:text-box>
        </draw:frame>
        <draw:frame draw:style-name="gr15" draw:text-style-name="P15" draw:layer="layout" svg:width="1.179cm" svg:height="0.289cm" svg:x="7.733cm" svg:y="25.421cm">
          <draw:text-box>
            <text:p text:style-name="P3"><text:span text:style-name="T21">transfers </text:span></text:p>
          </draw:text-box>
        </draw:frame>
        <draw:frame draw:style-name="gr15" draw:text-style-name="P15" draw:layer="layout" svg:width="0.688cm" svg:height="0.289cm" svg:x="8.839cm" svg:y="25.421cm">
          <draw:text-box>
            <text:p text:style-name="P3"><text:span text:style-name="T21">p</text:span><text:span text:style-name="T21">a</text:span><text:span text:style-name="T21">i</text:span><text:span text:style-name="T21">d</text:span><text:span text:style-name="T21">, </text:span></text:p>
          </draw:text-box>
        </draw:frame>
        <draw:frame draw:style-name="gr15" draw:text-style-name="P15" draw:layer="layout" svg:width="0.976cm" svg:height="0.289cm" svg:x="9.508cm" svg:y="25.421cm">
          <draw:text-box>
            <text:p text:style-name="P3"><text:span text:style-name="T21">i</text:span><text:span text:style-name="T21">n</text:span><text:span text:style-name="T21">c</text:span><text:span text:style-name="T21">o</text:span><text:span text:style-name="T21">m</text:span><text:span text:style-name="T21">e </text:span></text:p>
          </draw:text-box>
        </draw:frame>
        <draw:frame draw:style-name="gr15" draw:text-style-name="P15" draw:layer="layout" svg:width="9.408cm" svg:height="0.289cm" svg:x="10.75cm" svg:y="22.721cm">
          <draw:text-box>
            <text:p text:style-name="P3"><text:span text:style-name="T21">ins</text:span><text:span text:style-name="T21">ur</text:span><text:span text:style-name="T21">an</text:span><text:span text:style-name="T21">ce <text:s/></text:span><text:span text:style-name="T21">pr</text:span><text:span text:style-name="T21">em</text:span><text:span text:style-name="T21">iu</text:span><text:span text:style-name="T21">ms</text:span><text:span text:style-name="T21">, <text:s/></text:span><text:span text:style-name="T21">he</text:span><text:span text:style-name="T21">alt</text:span><text:span text:style-name="T21">h <text:s/></text:span><text:span text:style-name="T21">ins</text:span><text:span text:style-name="T21">ur</text:span><text:span text:style-name="T21">an</text:span><text:span text:style-name="T21">ce <text:s/></text:span><text:span text:style-name="T21">pr</text:span><text:span text:style-name="T21">em</text:span><text:span text:style-name="T21">iu</text:span><text:span text:style-name="T21">ms</text:span><text:span text:style-name="T21">, <text:s/></text:span><text:span text:style-name="T21">an</text:span><text:span text:style-name="T21">d <text:s/></text:span><text:span text:style-name="T21">inc</text:span><text:span text:style-name="T21">om</text:span><text:span text:style-name="T21">e <text:s/></text:span><text:span text:style-name="T21">tax</text:span><text:span text:style-name="T21">. <text:s/></text:span><text:span text:style-name="T21">Th</text:span><text:span text:style-name="T21">e </text:span></text:p>
          </draw:text-box>
        </draw:frame>
        <draw:frame draw:style-name="gr15" draw:text-style-name="P15" draw:layer="layout" svg:width="9.083cm" svg:height="0.289cm" svg:x="10.75cm" svg:y="23.021cm">
          <draw:text-box>
            <text:p text:style-name="P3"><text:span text:style-name="T21">household spendable income equals the sum of spendable incomes of all </text:span></text:p>
          </draw:text-box>
        </draw:frame>
        <draw:frame draw:style-name="gr15" draw:text-style-name="P15" draw:layer="layout" svg:width="9.417cm" svg:height="0.289cm" svg:x="10.75cm" svg:y="23.321cm">
          <draw:text-box>
            <text:p text:style-name="P3"><text:span text:style-name="T21">household </text:span><text:span text:style-name="T21">members. For </text:span><text:span text:style-name="T21">the sake of <text:s/></text:span><text:span text:style-name="T21">comparability, </text:span><text:span text:style-name="T21">household </text:span><text:span text:style-name="T21">incomes are </text:span></text:p>
          </draw:text-box>
        </draw:frame>
        <draw:frame draw:style-name="gr15" draw:text-style-name="P15" draw:layer="layout" svg:width="9.612cm" svg:height="0.289cm" svg:x="10.75cm" svg:y="23.621cm">
          <draw:text-box>
            <text:p text:style-name="P3"><text:span text:style-name="T21">s</text:span><text:span text:style-name="T21">t</text:span><text:span text:style-name="T21">a</text:span><text:span text:style-name="T21">n</text:span><text:span text:style-name="T21">d</text:span><text:span text:style-name="T21">a</text:span><text:span text:style-name="T21">r</text:span><text:span text:style-name="T21">d</text:span><text:span text:style-name="T21">i</text:span><text:span text:style-name="T21">s</text:span><text:span text:style-name="T21">e</text:span><text:span text:style-name="T21">d</text:span><text:span text:style-name="T21">, </text:span><text:span text:style-name="T21"><text:s/></text:span><text:span text:style-name="T21">m</text:span><text:span text:style-name="T21">e</text:span><text:span text:style-name="T21">a</text:span><text:span text:style-name="T21">n</text:span><text:span text:style-name="T21">i</text:span><text:span text:style-name="T21">n</text:span><text:span text:style-name="T21">g</text:span><text:span text:style-name="T21"> <text:s/></text:span><text:span text:style-name="T21">t</text:span><text:span text:style-name="T21">h</text:span><text:span text:style-name="T21">a</text:span><text:span text:style-name="T21">t </text:span><text:span text:style-name="T21"><text:s/></text:span><text:span text:style-name="T21">e</text:span><text:span text:style-name="T21">v</text:span><text:span text:style-name="T21">e</text:span><text:span text:style-name="T21">r</text:span><text:span text:style-name="T21">y</text:span><text:span text:style-name="T21"> <text:s/></text:span><text:span text:style-name="T21">i</text:span><text:span text:style-name="T21">n</text:span><text:span text:style-name="T21">c</text:span><text:span text:style-name="T21">o</text:span><text:span text:style-name="T21">m</text:span><text:span text:style-name="T21">e</text:span><text:span text:style-name="T21"> <text:s/></text:span><text:span text:style-name="T21">i</text:span><text:span text:style-name="T21">s </text:span><text:span text:style-name="T21"><text:s/></text:span><text:span text:style-name="T21">c</text:span><text:span text:style-name="T21">o</text:span><text:span text:style-name="T21">r</text:span><text:span text:style-name="T21">r</text:span><text:span text:style-name="T21">e</text:span><text:span text:style-name="T21">c</text:span><text:span text:style-name="T21">t</text:span><text:span text:style-name="T21">e</text:span><text:span text:style-name="T21">d</text:span><text:span text:style-name="T21"> <text:s/></text:span><text:span text:style-name="T21">f</text:span><text:span text:style-name="T21">o</text:span><text:span text:style-name="T21">r </text:span><text:span text:style-name="T21"><text:s/></text:span><text:span text:style-name="T21">d</text:span><text:span text:style-name="T21">i</text:span><text:span text:style-name="T21">f</text:span><text:span text:style-name="T21">f</text:span><text:span text:style-name="T21">e</text:span><text:span text:style-name="T21">r</text:span><text:span text:style-name="T21">e</text:span><text:span text:style-name="T21">n</text:span><text:span text:style-name="T21">c</text:span><text:span text:style-name="T21">e</text:span><text:span text:style-name="T21">s </text:span><text:span text:style-name="T21"><text:s/></text:span><text:span text:style-name="T21">i</text:span><text:span text:style-name="T21">n</text:span><text:span text:style-name="T21"> </text:span></text:p>
          </draw:text-box>
        </draw:frame>
        <draw:frame draw:style-name="gr15" draw:text-style-name="P15" draw:layer="layout" svg:width="9.595cm" svg:height="0.289cm" svg:x="10.75cm" svg:y="23.921cm">
          <draw:text-box>
            <text:p text:style-name="P3"><text:span text:style-name="T21">h</text:span><text:span text:style-name="T21">o</text:span><text:span text:style-name="T21">u</text:span><text:span text:style-name="T21">s</text:span><text:span text:style-name="T21">e</text:span><text:span text:style-name="T21">h</text:span><text:span text:style-name="T21">o</text:span><text:span text:style-name="T21">l</text:span><text:span text:style-name="T21">d </text:span><text:span text:style-name="T21"><text:s/></text:span><text:span text:style-name="T21">s</text:span><text:span text:style-name="T21">i</text:span><text:span text:style-name="T21">z</text:span><text:span text:style-name="T21">e </text:span><text:span text:style-name="T21"><text:s/></text:span><text:span text:style-name="T21">a</text:span><text:span text:style-name="T21">n</text:span><text:span text:style-name="T21">d </text:span><text:span text:style-name="T21"><text:s/></text:span><text:span text:style-name="T21">c</text:span><text:span text:style-name="T21">o</text:span><text:span text:style-name="T21">m</text:span><text:span text:style-name="T21">p</text:span><text:span text:style-name="T21">o</text:span><text:span text:style-name="T21">s</text:span><text:span text:style-name="T21">it</text:span><text:span text:style-name="T21">i</text:span><text:span text:style-name="T21">o</text:span><text:span text:style-name="T21">n </text:span><text:span text:style-name="T21"><text:s/></text:span><text:span text:style-name="T21">(</text:span><text:span text:style-name="T21">S</text:span><text:span text:style-name="T21">i</text:span><text:span text:style-name="T21">e</text:span><text:span text:style-name="T21">r</text:span><text:span text:style-name="T21">m</text:span><text:span text:style-name="T21">a</text:span><text:span text:style-name="T21">n</text:span><text:span text:style-name="T21">n </text:span><text:span text:style-name="T21"><text:s/></text:span><text:span text:style-name="T21">e</text:span><text:span text:style-name="T21">t </text:span><text:span text:style-name="T21"><text:s/></text:span><text:span text:style-name="T21">a</text:span><text:span text:style-name="T21">l.</text:span><text:span text:style-name="T21">, <text:s/></text:span><text:span text:style-name="T21">2</text:span><text:span text:style-name="T21">0</text:span><text:span text:style-name="T21">0</text:span><text:span text:style-name="T21">4</text:span><text:span text:style-name="T21">)</text:span><text:span text:style-name="T21">. <text:s/></text:span><text:span text:style-name="T21">T</text:span><text:span text:style-name="T21">h</text:span><text:span text:style-name="T21">i</text:span><text:span text:style-name="T21">s </text:span><text:span text:style-name="T21"><text:s/></text:span><text:span text:style-name="T21">c</text:span><text:span text:style-name="T21">o</text:span><text:span text:style-name="T21">r</text:span><text:span text:style-name="T21">r</text:span><text:span text:style-name="T21">e</text:span><text:span text:style-name="T21">c</text:span><text:span text:style-name="T21">ti</text:span><text:span text:style-name="T21">o</text:span><text:span text:style-name="T21">n </text:span></text:p>
          </draw:text-box>
        </draw:frame>
        <draw:frame draw:style-name="gr15" draw:text-style-name="P15" draw:layer="layout" svg:width="9.116cm" svg:height="0.289cm" svg:x="10.75cm" svg:y="24.221cm">
          <draw:text-box>
            <text:p text:style-name="P3"><text:span text:style-name="T21">allows for advantages of running a household together. The standardised </text:span></text:p>
          </draw:text-box>
        </draw:frame>
        <draw:frame draw:style-name="gr15" draw:text-style-name="P15" draw:layer="layout" svg:width="9.235cm" svg:height="0.289cm" svg:x="10.75cm" svg:y="24.521cm">
          <draw:text-box>
            <text:p text:style-name="P3"><text:span text:style-name="T21">spendable household income is then </text:span><text:span text:style-name="T21">assigned to every individual member </text:span></text:p>
          </draw:text-box>
        </draw:frame>
        <draw:frame draw:style-name="gr15" draw:text-style-name="P15" draw:layer="layout" svg:width="2.237cm" svg:height="0.289cm" svg:x="10.75cm" svg:y="24.821cm">
          <draw:text-box>
            <text:p text:style-name="P3"><text:span text:style-name="T21">o</text:span><text:span text:style-name="T21">f </text:span><text:span text:style-name="T21">t</text:span><text:span text:style-name="T21">h</text:span><text:span text:style-name="T21">a</text:span><text:span text:style-name="T21">t </text:span><text:span text:style-name="T21">h</text:span><text:span text:style-name="T21">o</text:span><text:span text:style-name="T21">u</text:span><text:span text:style-name="T21">s</text:span><text:span text:style-name="T21">e</text:span><text:span text:style-name="T21">h</text:span><text:span text:style-name="T21">o</text:span><text:span text:style-name="T21">l</text:span><text:span text:style-name="T21">d</text:span><text:span text:style-name="T21">.</text:span></text:p>
          </draw:text-box>
        </draw:frame>
        <draw:frame draw:style-name="gr15" draw:text-style-name="P15" draw:layer="layout" svg:width="9.108cm" svg:height="0.289cm" svg:x="10.75cm" svg:y="25.121cm">
          <draw:text-box>
            <text:p text:style-name="P3"><text:span text:style-name="T21">Thro</text:span><text:span text:style-name="T21">ugho</text:span><text:span text:style-name="T21">ut </text:span><text:span text:style-name="T21">this </text:span><text:span text:style-name="T21">pape</text:span><text:span text:style-name="T21">r we </text:span><text:span text:style-name="T21">refer </text:span><text:span text:style-name="T21">to </text:span><text:span text:style-name="T21">the </text:span><text:span text:style-name="T21">stand</text:span><text:span text:style-name="T21">ardis</text:span><text:span text:style-name="T21">ed </text:span><text:span text:style-name="T21">spen</text:span><text:span text:style-name="T21">dable </text:span><text:span text:style-name="T21">hous</text:span><text:span text:style-name="T21">ehold </text:span></text:p>
          </draw:text-box>
        </draw:frame>
        <draw:line draw:style-name="gr16" draw:text-style-name="P16" draw:layer="layout" svg:x1="2.349cm" svg:y1="22.304cm" svg:x2="18.7cm" svg:y2="22.304cm">
          <text:p/>
        </draw:line>
        <draw:frame draw:style-name="gr15" draw:text-style-name="P15" draw:layer="layout" svg:width="3.257cm" svg:height="0.289cm" svg:x="10.75cm" svg:y="25.421cm">
          <draw:text-box>
            <text:p text:style-name="P3"><text:span text:style-name="T21">income simply as income. </text:span></text:p>
          </draw:text-box>
        </draw:frame>
        <draw:frame draw:style-name="gr15" draw:text-style-name="P15" draw:layer="layout" svg:width="2.94cm" svg:height="0.289cm" svg:x="2.35cm" svg:y="21.821cm">
          <draw:text-box>
            <text:p text:style-name="P3"><text:span text:style-name="T22">D</text:span><text:span text:style-name="T22">e</text:span><text:span text:style-name="T22">f</text:span><text:span text:style-name="T22">i</text:span><text:span text:style-name="T22">n</text:span><text:span text:style-name="T22">i</text:span><text:span text:style-name="T22">t</text:span><text:span text:style-name="T22">i</text:span><text:span text:style-name="T22">o</text:span><text:span text:style-name="T22">n</text:span><text:span text:style-name="T22">s</text:span><text:span text:style-name="T22"> </text:span><text:span text:style-name="T22">o</text:span><text:span text:style-name="T22">f </text:span><text:span text:style-name="T22">i</text:span><text:span text:style-name="T22">n</text:span><text:span text:style-name="T22">c</text:span><text:span text:style-name="T22">o</text:span><text:span text:style-name="T22">m</text:span><text:span text:style-name="T22">e</text:span></text:p>
          </draw:text-box>
        </draw:frame>
      </draw:page>
      <draw:page draw:name="page7" draw:style-name="dp1" draw:master-page-name="master-page99">
        <draw:frame draw:style-name="gr9" draw:text-style-name="P10" draw:layer="layout" svg:width="6.479cm" svg:height="0.331cm" svg:x="12.683cm" svg:y="28.088cm">
          <draw:text-box>
            <text:p text:style-name="P3"><text:span text:style-name="T11">Measuring intergenerational </text:span><text:span text:style-name="T11">income mobility </text:span></text:p>
          </draw:text-box>
        </draw:frame>
        <draw:frame draw:style-name="gr9" draw:text-style-name="P10" draw:layer="layout" svg:width="0.281cm" svg:height="0.331cm" svg:x="18.495cm" svg:y="28.088cm">
          <draw:text-box>
            <text:p text:style-name="P3"><text:span text:style-name="T11">7</text:span></text:p>
          </draw:text-box>
        </draw:frame>
        <draw:frame draw:style-name="gr13" draw:text-style-name="P14" draw:layer="layout" svg:width="17.13cm" svg:height="0.374cm" svg:x="4.4cm" svg:y="3.305cm">
          <draw:text-box>
            <text:p text:style-name="P3"><text:span text:style-name="T17">The choice which type of </text:span><text:span text:style-name="T17">income to use in the </text:span><text:span text:style-name="T17">analysis has a direct </text:span><text:span text:style-name="T17">influence on other choices </text:span><text:span text:style-name="T17">to be made. </text:span></text:p>
          </draw:text-box>
        </draw:frame>
        <draw:frame draw:style-name="gr13" draw:text-style-name="P14" draw:layer="layout" svg:width="17.774cm" svg:height="0.374cm" svg:x="4.4cm" svg:y="3.755cm">
          <draw:text-box>
            <text:p text:style-name="P3"><text:span text:style-name="T17">If <text:s/>we <text:s/>use <text:s/>earnings <text:s/>for <text:s/></text:span><text:span text:style-name="T17">both <text:s/>generations, <text:s/>we <text:s/>are </text:span><text:span text:style-name="T17"><text:s/>faced <text:s/>with <text:s/>the <text:s/>choice <text:s/>of </text:span><text:span text:style-name="T17"><text:s/>which <text:s/>parent <text:s/>to <text:s/>use <text:s/>in <text:s/></text:span><text:span text:style-name="T17">the </text:span></text:p>
          </draw:text-box>
        </draw:frame>
        <draw:frame draw:style-name="gr13" draw:text-style-name="P14" draw:layer="layout" svg:width="16.465cm" svg:height="0.374cm" svg:x="4.4cm" svg:y="4.205cm">
          <draw:text-box>
            <text:p text:style-name="P3"><text:span text:style-name="T17">analysis. We may look at </text:span><text:span text:style-name="T17">the father-son transfer and </text:span><text:span text:style-name="T17">the father-daughter </text:span><text:span text:style-name="T17">transfer, but mother-son </text:span><text:span text:style-name="T17">and </text:span></text:p>
          </draw:text-box>
        </draw:frame>
        <draw:frame draw:style-name="gr13" draw:text-style-name="P14" draw:layer="layout" svg:width="2.83cm" svg:height="0.374cm" svg:x="4.4cm" svg:y="4.655cm">
          <draw:text-box>
            <text:p text:style-name="P3"><text:span text:style-name="T17">mother-daughter </text:span></text:p>
          </draw:text-box>
        </draw:frame>
        <draw:frame draw:style-name="gr13" draw:text-style-name="P14" draw:layer="layout" svg:width="1.031cm" svg:height="0.374cm" svg:x="7cm" svg:y="4.655cm">
          <draw:text-box>
            <text:p text:style-name="P3"><text:span text:style-name="T17">might </text:span></text:p>
          </draw:text-box>
        </draw:frame>
        <draw:frame draw:style-name="gr13" draw:text-style-name="P14" draw:layer="layout" svg:width="0.747cm" svg:height="0.374cm" svg:x="8.035cm" svg:y="4.655cm">
          <draw:text-box>
            <text:p text:style-name="P3"><text:span text:style-name="T17">also </text:span></text:p>
          </draw:text-box>
        </draw:frame>
        <draw:frame draw:style-name="gr13" draw:text-style-name="P14" draw:layer="layout" svg:width="0.502cm" svg:height="0.374cm" svg:x="8.784cm" svg:y="4.655cm">
          <draw:text-box>
            <text:p text:style-name="P3"><text:span text:style-name="T17">be </text:span></text:p>
          </draw:text-box>
        </draw:frame>
        <draw:frame draw:style-name="gr13" draw:text-style-name="P14" draw:layer="layout" svg:width="1.822cm" svg:height="0.374cm" svg:x="9.316cm" svg:y="4.655cm">
          <draw:text-box>
            <text:p text:style-name="P3"><text:span text:style-name="T17">interesting </text:span></text:p>
          </draw:text-box>
        </draw:frame>
        <draw:frame draw:style-name="gr13" draw:text-style-name="P14" draw:layer="layout" svg:width="1.488cm" svg:height="0.374cm" svg:x="11.02cm" svg:y="4.655cm">
          <draw:text-box>
            <text:p text:style-name="P3"><text:span text:style-name="T17">relations </text:span></text:p>
          </draw:text-box>
        </draw:frame>
        <draw:frame draw:style-name="gr13" draw:text-style-name="P14" draw:layer="layout" svg:width="0.421cm" svg:height="0.374cm" svg:x="12.423cm" svg:y="4.655cm">
          <draw:text-box>
            <text:p text:style-name="P3"><text:span text:style-name="T17">to </text:span></text:p>
          </draw:text-box>
        </draw:frame>
        <draw:frame draw:style-name="gr13" draw:text-style-name="P14" draw:layer="layout" svg:width="1.475cm" svg:height="0.374cm" svg:x="12.906cm" svg:y="4.655cm">
          <draw:text-box>
            <text:p text:style-name="P3"><text:span text:style-name="T17">examine </text:span></text:p>
          </draw:text-box>
        </draw:frame>
        <draw:frame draw:style-name="gr13" draw:text-style-name="P14" draw:layer="layout" svg:width="0.396cm" svg:height="0.374cm" svg:x="14.295cm" svg:y="4.655cm">
          <draw:text-box>
            <text:p text:style-name="P3"><text:span text:style-name="T17">in </text:span></text:p>
          </draw:text-box>
        </draw:frame>
        <draw:frame draw:style-name="gr13" draw:text-style-name="P14" draw:layer="layout" svg:width="1.026cm" svg:height="0.374cm" svg:x="14.754cm" svg:y="4.655cm">
          <draw:text-box>
            <text:p text:style-name="P3"><text:span text:style-name="T17">terms </text:span></text:p>
          </draw:text-box>
        </draw:frame>
        <draw:frame draw:style-name="gr13" draw:text-style-name="P14" draw:layer="layout" svg:width="0.408cm" svg:height="0.374cm" svg:x="15.757cm" svg:y="4.655cm">
          <draw:text-box>
            <text:p text:style-name="P3"><text:span text:style-name="T17">of </text:span></text:p>
          </draw:text-box>
        </draw:frame>
        <draw:frame draw:style-name="gr13" draw:text-style-name="P14" draw:layer="layout" svg:width="1.268cm" svg:height="0.374cm" svg:x="16.234cm" svg:y="4.655cm">
          <draw:text-box>
            <text:p text:style-name="P3"><text:span text:style-name="T17">income </text:span></text:p>
          </draw:text-box>
        </draw:frame>
        <draw:frame draw:style-name="gr13" draw:text-style-name="P14" draw:layer="layout" svg:width="1.488cm" svg:height="0.374cm" svg:x="17.447cm" svg:y="4.655cm">
          <draw:text-box>
            <text:p text:style-name="P3"><text:span text:style-name="T17">mobility. </text:span></text:p>
          </draw:text-box>
        </draw:frame>
        <draw:frame draw:style-name="gr13" draw:text-style-name="P14" draw:layer="layout" svg:width="17.164cm" svg:height="0.374cm" svg:x="4.4cm" svg:y="5.105cm">
          <draw:text-box>
            <text:p text:style-name="P3"><text:span text:style-name="T17">Internationally, the father-</text:span><text:span text:style-name="T17">son relation is mostly </text:span><text:span text:style-name="T17">observed (Corak, 2004). In </text:span><text:span text:style-name="T17">section 3 we also pay </text:span><text:span text:style-name="T17">attention </text:span></text:p>
          </draw:text-box>
        </draw:frame>
        <draw:frame draw:style-name="gr13" draw:text-style-name="P14" draw:layer="layout" svg:width="16.47cm" svg:height="0.374cm" svg:x="4.4cm" svg:y="5.555cm">
          <draw:text-box>
            <text:p text:style-name="P3"><text:span text:style-name="T17">to the other relations. If we </text:span><text:span text:style-name="T17">use the household income </text:span><text:span text:style-name="T17">of the family the children </text:span><text:span text:style-name="T17">grew up in on the one </text:span></text:p>
          </draw:text-box>
        </draw:frame>
        <draw:frame draw:style-name="gr13" draw:text-style-name="P14" draw:layer="layout" svg:width="16.317cm" svg:height="0.374cm" svg:x="4.4cm" svg:y="6.005cm">
          <draw:text-box>
            <text:p text:style-name="P3"><text:span text:style-name="T17">hand, and the earnings of </text:span><text:span text:style-name="T17">the adult child on the </text:span><text:span text:style-name="T17">other, we do not need to </text:span><text:span text:style-name="T17">make such choices, but </text:span><text:span text:style-name="T17">can </text:span></text:p>
          </draw:text-box>
        </draw:frame>
        <draw:frame draw:style-name="gr13" draw:text-style-name="P14" draw:layer="layout" svg:width="13.879cm" svg:height="0.374cm" svg:x="4.4cm" svg:y="6.455cm">
          <draw:text-box>
            <text:p text:style-name="P3"><text:span text:style-name="T17">easily make a distinction </text:span><text:span text:style-name="T17">between the extent of </text:span><text:span text:style-name="T17">transfer to sons and that to </text:span><text:span text:style-name="T17">daughters.</text:span></text:p>
          </draw:text-box>
        </draw:frame>
        <draw:frame draw:style-name="gr13" draw:text-style-name="P14" draw:layer="layout" svg:width="17.016cm" svg:height="0.374cm" svg:x="4.4cm" svg:y="7.355cm">
          <draw:text-box>
            <text:p text:style-name="P3"><text:span text:style-name="T17">Former studies on </text:span><text:span text:style-name="T17">intergenerational income </text:span><text:span text:style-name="T17">mobility suggest that a </text:span><text:span text:style-name="T17">‘permanent income’ </text:span><text:span text:style-name="T17">(average income </text:span></text:p>
          </draw:text-box>
        </draw:frame>
        <draw:frame draw:style-name="gr13" draw:text-style-name="P14" draw:layer="layout" svg:width="17.045cm" svg:height="0.374cm" svg:x="4.4cm" svg:y="7.805cm">
          <draw:text-box>
            <text:p text:style-name="P3"><text:span text:style-name="T17">over several years) is </text:span><text:span text:style-name="T17">preferable to income </text:span><text:span text:style-name="T17">measured over a one-year </text:span><text:span text:style-name="T17">period. After all, parents </text:span><text:span text:style-name="T17">make long-</text:span></text:p>
          </draw:text-box>
        </draw:frame>
        <draw:frame draw:style-name="gr13" draw:text-style-name="P14" draw:layer="layout" svg:width="16.216cm" svg:height="0.374cm" svg:x="4.4cm" svg:y="8.255cm">
          <draw:text-box>
            <text:p text:style-name="P3"><text:span text:style-name="T17">term decisions that affect </text:span><text:span text:style-name="T17">the wellbeing of their </text:span><text:span text:style-name="T17">children on the basis of </text:span><text:span text:style-name="T17">their permanent income, </text:span><text:span text:style-name="T17">not </text:span></text:p>
          </draw:text-box>
        </draw:frame>
        <draw:frame draw:style-name="gr13" draw:text-style-name="P14" draw:layer="layout" svg:width="17.52cm" svg:height="0.374cm" svg:x="4.4cm" svg:y="8.704cm">
          <draw:text-box>
            <text:p text:style-name="P3"><text:span text:style-name="T17">simply <text:s/>on <text:s/>the <text:s/>basis <text:s/>of <text:s/></text:span><text:span text:style-name="T17">their <text:s/>current <text:s/>income. <text:s/></text:span><text:span text:style-name="T17">Ideally, <text:s/>income <text:s/>mobility <text:s/></text:span><text:span text:style-name="T17">between <text:s/>generations <text:s/></text:span><text:span text:style-name="T17">should <text:s/>be </text:span></text:p>
          </draw:text-box>
        </draw:frame>
        <draw:frame draw:style-name="gr13" draw:text-style-name="P14" draw:layer="layout" svg:width="16.707cm" svg:height="0.374cm" svg:x="4.4cm" svg:y="9.154cm">
          <draw:text-box>
            <text:p text:style-name="P3"><text:span text:style-name="T17">measured using life-time </text:span><text:span text:style-name="T17">incomes. Using a one-year </text:span><text:span text:style-name="T17">(incidental) income may </text:span><text:span text:style-name="T17">lead to an exaggeration of </text:span></text:p>
          </draw:text-box>
        </draw:frame>
        <draw:frame draw:style-name="gr13" draw:text-style-name="P14" draw:layer="layout" svg:width="16.444cm" svg:height="0.374cm" svg:x="4.4cm" svg:y="9.604cm">
          <draw:text-box>
            <text:p text:style-name="P3"><text:span text:style-name="T17">the income mobility </text:span><text:span text:style-name="T17">between generations </text:span><text:span text:style-name="T17">(Solon 1992, Corak and </text:span><text:span text:style-name="T17">Heisz 1999, Haider and </text:span><text:span text:style-name="T17">Solon 2006).</text:span></text:p>
          </draw:text-box>
        </draw:frame>
        <draw:frame draw:style-name="gr13" draw:text-style-name="P14" draw:layer="layout" svg:width="3.08cm" svg:height="0.374cm" svg:x="4.4cm" svg:y="10.954cm">
          <draw:text-box>
            <text:p text:style-name="P3"><text:span text:style-name="T19">Comparable data</text:span></text:p>
          </draw:text-box>
        </draw:frame>
        <draw:frame draw:style-name="gr13" draw:text-style-name="P14" draw:layer="layout" svg:width="16.876cm" svg:height="0.374cm" svg:x="4.4cm" svg:y="11.854cm">
          <draw:text-box>
            <text:p text:style-name="P3"><text:span text:style-name="T17">Another <text:s/>important <text:s/>issue <text:s/></text:span><text:span text:style-name="T17">concerns <text:s/>the <text:s/>data <text:s/></text:span><text:span text:style-name="T17">needed <text:s/>to <text:s/>measure <text:s/></text:span><text:span text:style-name="T17">intergenerational <text:s/>income <text:s/></text:span><text:span text:style-name="T17">mobility. </text:span></text:p>
          </draw:text-box>
        </draw:frame>
        <draw:frame draw:style-name="gr13" draw:text-style-name="P14" draw:layer="layout" svg:width="16.148cm" svg:height="0.374cm" svg:x="4.4cm" svg:y="12.304cm">
          <draw:text-box>
            <text:p text:style-name="P3"><text:span text:style-name="T17">Ideally, we would have </text:span><text:span text:style-name="T17">similar income data for </text:span><text:span text:style-name="T17">both the parents and the </text:span><text:span text:style-name="T17">(adult) children in the </text:span><text:span text:style-name="T17">same </text:span></text:p>
          </draw:text-box>
        </draw:frame>
        <draw:frame draw:style-name="gr13" draw:text-style-name="P14" draw:layer="layout" svg:width="16.821cm" svg:height="0.374cm" svg:x="4.4cm" svg:y="12.754cm">
          <draw:text-box>
            <text:p text:style-name="P3"><text:span text:style-name="T17">stages of their lives. </text:span><text:span text:style-name="T17">Differences in the period of </text:span><text:span text:style-name="T17">the stage of life in which </text:span><text:span text:style-name="T17">income is measured can </text:span><text:span text:style-name="T17">cause </text:span></text:p>
          </draw:text-box>
        </draw:frame>
        <draw:frame draw:style-name="gr13" draw:text-style-name="P14" draw:layer="layout" svg:width="16.622cm" svg:height="0.374cm" svg:x="4.4cm" svg:y="13.204cm">
          <draw:text-box>
            <text:p text:style-name="P3"><text:span text:style-name="T17">a biased picture of </text:span><text:span text:style-name="T17">intergenerational income </text:span><text:span text:style-name="T17">mobility: measuring </text:span><text:span text:style-name="T17">income mobility for </text:span><text:span text:style-name="T17">younger sons and </text:span></text:p>
          </draw:text-box>
        </draw:frame>
        <draw:frame draw:style-name="gr13" draw:text-style-name="P14" draw:layer="layout" svg:width="17.63cm" svg:height="0.374cm" svg:x="4.4cm" svg:y="13.654cm">
          <draw:text-box>
            <text:p text:style-name="P3"><text:span text:style-name="T17">older <text:s/>fathers <text:s/>makes <text:s/></text:span><text:span text:style-name="T17">overestimation <text:s/>(there <text:s/></text:span><text:span text:style-name="T17">erroneously <text:s/>seems <text:s/>to <text:s/>be <text:s/></text:span><text:span text:style-name="T17">more <text:s/>mobility) <text:s/>very <text:s/>likely </text:span><text:span text:style-name="T17"><text:s/>(Grawe </text:span></text:p>
          </draw:text-box>
        </draw:frame>
        <draw:frame draw:style-name="gr13" draw:text-style-name="P14" draw:layer="layout" svg:width="3.461cm" svg:height="0.374cm" svg:x="4.4cm" svg:y="14.104cm">
          <draw:text-box>
            <text:p text:style-name="P3"><text:span text:style-name="T17">2006, Blanden 2009).</text:span></text:p>
          </draw:text-box>
        </draw:frame>
        <draw:frame draw:style-name="gr13" draw:text-style-name="P14" draw:layer="layout" svg:width="16.389cm" svg:height="0.374cm" svg:x="4.4cm" svg:y="15.004cm">
          <draw:text-box>
            <text:p text:style-name="P3"><text:span text:style-name="T17">In practice, ideal data are </text:span><text:span text:style-name="T17">extremely rare. Statistics </text:span><text:span text:style-name="T17">Netherlands is fortunate to </text:span><text:span text:style-name="T17">have longitudinal data </text:span></text:p>
          </draw:text-box>
        </draw:frame>
        <draw:frame draw:style-name="gr13" draw:text-style-name="P14" draw:layer="layout" svg:width="16.554cm" svg:height="0.374cm" svg:x="4.4cm" svg:y="15.454cm">
          <draw:text-box>
            <text:p text:style-name="P3"><text:span text:style-name="T17">from the Income panel </text:span><text:span text:style-name="T17">study that is based on tax </text:span><text:span text:style-name="T17">registrations at its disposal </text:span><text:span text:style-name="T17">(see frame ‘Income Panel </text:span></text:p>
          </draw:text-box>
        </draw:frame>
        <draw:frame draw:style-name="gr13" draw:text-style-name="P14" draw:layer="layout" svg:width="16.846cm" svg:height="0.374cm" svg:x="4.4cm" svg:y="15.904cm">
          <draw:text-box>
            <text:p text:style-name="P3"><text:span text:style-name="T17">Survey’). The income of </text:span><text:span text:style-name="T17">the panel members (and </text:span><text:span text:style-name="T17">that of their household) </text:span><text:span text:style-name="T17">has been recorded since </text:span><text:span text:style-name="T17">1985. </text:span></text:p>
          </draw:text-box>
        </draw:frame>
        <draw:frame draw:style-name="gr13" draw:text-style-name="P14" draw:layer="layout" svg:width="16.859cm" svg:height="0.374cm" svg:x="4.4cm" svg:y="16.354cm">
          <draw:text-box>
            <text:p text:style-name="P3"><text:span text:style-name="T17">Although there is still an </text:span><text:span text:style-name="T17">age gap between parents </text:span><text:span text:style-name="T17">in 1985 and (adult) </text:span><text:span text:style-name="T17">children in 2008, the </text:span><text:span text:style-name="T17">income data </text:span></text:p>
          </draw:text-box>
        </draw:frame>
        <draw:frame draw:style-name="gr13" draw:text-style-name="P14" draw:layer="layout" svg:width="17.028cm" svg:height="0.374cm" svg:x="4.4cm" svg:y="16.804cm">
          <draw:text-box>
            <text:p text:style-name="P3"><text:span text:style-name="T17">for the two years are very </text:span><text:span text:style-name="T17">comparable, except for </text:span><text:span text:style-name="T17">some minor (definition) </text:span><text:span text:style-name="T17">discrepancies. Several </text:span><text:span text:style-name="T17">previous </text:span></text:p>
          </draw:text-box>
        </draw:frame>
        <draw:frame draw:style-name="gr13" draw:text-style-name="P14" draw:layer="layout" svg:width="16.554cm" svg:height="0.374cm" svg:x="4.4cm" svg:y="17.253cm">
          <draw:text-box>
            <text:p text:style-name="P3"><text:span text:style-name="T17">studies on </text:span><text:span text:style-name="T17">intergenerational income </text:span><text:span text:style-name="T17">mobility have had to deal </text:span><text:span text:style-name="T17">with more inadequate </text:span><text:span text:style-name="T17">data, for instance </text:span></text:p>
          </draw:text-box>
        </draw:frame>
        <draw:frame draw:style-name="gr13" draw:text-style-name="P14" draw:layer="layout" svg:width="16.999cm" svg:height="0.374cm" svg:x="4.4cm" svg:y="17.703cm">
          <draw:text-box>
            <text:p text:style-name="P3"><text:span text:style-name="T17">by constructing so-called </text:span><text:span text:style-name="T17">pseudo-fathers. To do this, </text:span><text:span text:style-name="T17">characteristics of the </text:span><text:span text:style-name="T17">fathers (parents) in the </text:span><text:span text:style-name="T17">income </text:span></text:p>
          </draw:text-box>
        </draw:frame>
        <draw:frame draw:style-name="gr13" draw:text-style-name="P14" draw:layer="layout" svg:width="16.381cm" svg:height="0.374cm" svg:x="4.4cm" svg:y="18.153cm">
          <draw:text-box>
            <text:p text:style-name="P3"><text:span text:style-name="T17">survey among the adult </text:span><text:span text:style-name="T17">children are gathered and </text:span><text:span text:style-name="T17">subsequently income </text:span><text:span text:style-name="T17">information - based on </text:span><text:span text:style-name="T17">these </text:span></text:p>
          </draw:text-box>
        </draw:frame>
        <draw:frame draw:style-name="gr13" draw:text-style-name="P14" draw:layer="layout" svg:width="17.092cm" svg:height="0.374cm" svg:x="4.4cm" svg:y="18.603cm">
          <draw:text-box>
            <text:p text:style-name="P3"><text:span text:style-name="T17">characteristics - is </text:span><text:span text:style-name="T17">gathered from another </text:span><text:span text:style-name="T17">source, e.g. tax </text:span><text:span text:style-name="T17">registrations (Piraino </text:span><text:span text:style-name="T17">2006). In other studies the </text:span></text:p>
          </draw:text-box>
        </draw:frame>
        <draw:frame draw:style-name="gr13" draw:text-style-name="P14" draw:layer="layout" svg:width="16.52cm" svg:height="0.374cm" svg:x="4.4cm" svg:y="19.053cm">
          <draw:text-box>
            <text:p text:style-name="P3"><text:span text:style-name="T17">(adult) children are asked </text:span><text:span text:style-name="T17">about their father’s income </text:span><text:span text:style-name="T17">when they were in the </text:span><text:span text:style-name="T17">same stage of life (Corak, </text:span></text:p>
          </draw:text-box>
        </draw:frame>
        <draw:frame draw:style-name="gr13" draw:text-style-name="P14" draw:layer="layout" svg:width="13.765cm" svg:height="0.374cm" svg:x="4.4cm" svg:y="19.503cm">
          <draw:text-box>
            <text:p text:style-name="P3"><text:span text:style-name="T17">2006). In such studies the </text:span><text:span text:style-name="T17">parental income is of </text:span><text:span text:style-name="T17">course not measured very </text:span><text:span text:style-name="T17">accurately.</text:span></text:p>
          </draw:text-box>
        </draw:frame>
        <draw:frame draw:style-name="gr15" draw:text-style-name="P15" draw:layer="layout" svg:width="0.535cm" svg:height="0.289cm" svg:x="2.3cm" svg:y="23.471cm">
          <draw:text-box>
            <text:p text:style-name="P3"><text:span text:style-name="T21">The </text:span></text:p>
          </draw:text-box>
        </draw:frame>
        <draw:frame draw:style-name="gr15" draw:text-style-name="P15" draw:layer="layout" svg:width="0.815cm" svg:height="0.289cm" svg:x="2.869cm" svg:y="23.471cm">
          <draw:text-box>
            <text:p text:style-name="P3"><text:span text:style-name="T21">Dutch </text:span></text:p>
          </draw:text-box>
        </draw:frame>
        <draw:frame draw:style-name="gr15" draw:text-style-name="P15" draw:layer="layout" svg:width="0.98cm" svg:height="0.289cm" svg:x="3.697cm" svg:y="23.471cm">
          <draw:text-box>
            <text:p text:style-name="P3"><text:span text:style-name="T21">Income </text:span></text:p>
          </draw:text-box>
        </draw:frame>
        <draw:frame draw:style-name="gr15" draw:text-style-name="P15" draw:layer="layout" svg:width="0.764cm" svg:height="0.289cm" svg:x="4.663cm" svg:y="23.471cm">
          <draw:text-box>
            <text:p text:style-name="P3"><text:span text:style-name="T21">panel </text:span></text:p>
          </draw:text-box>
        </draw:frame>
        <draw:frame draw:style-name="gr15" draw:text-style-name="P15" draw:layer="layout" svg:width="0.76cm" svg:height="0.289cm" svg:x="5.433cm" svg:y="23.471cm">
          <draw:text-box>
            <text:p text:style-name="P3"><text:span text:style-name="T21">study </text:span></text:p>
          </draw:text-box>
        </draw:frame>
        <draw:frame draw:style-name="gr15" draw:text-style-name="P15" draw:layer="layout" svg:width="1.132cm" svg:height="0.289cm" svg:x="6.2cm" svg:y="23.471cm">
          <draw:text-box>
            <text:p text:style-name="P3"><text:span text:style-name="T21">provides </text:span></text:p>
          </draw:text-box>
        </draw:frame>
        <draw:frame draw:style-name="gr15" draw:text-style-name="P15" draw:layer="layout" svg:width="0.976cm" svg:height="0.289cm" svg:x="7.283cm" svg:y="23.471cm">
          <draw:text-box>
            <text:p text:style-name="P3"><text:span text:style-name="T21">income </text:span></text:p>
          </draw:text-box>
        </draw:frame>
        <draw:frame draw:style-name="gr15" draw:text-style-name="P15" draw:layer="layout" svg:width="0.544cm" svg:height="0.289cm" svg:x="8.248cm" svg:y="23.471cm">
          <draw:text-box>
            <text:p text:style-name="P3"><text:span text:style-name="T21">and </text:span></text:p>
          </draw:text-box>
        </draw:frame>
        <draw:frame draw:style-name="gr15" draw:text-style-name="P15" draw:layer="layout" svg:width="1.7cm" svg:height="0.289cm" svg:x="8.83cm" svg:y="23.471cm">
          <draw:text-box>
            <text:p text:style-name="P3"><text:span text:style-name="T21">demographic </text:span></text:p>
          </draw:text-box>
        </draw:frame>
        <draw:frame draw:style-name="gr15" draw:text-style-name="P15" draw:layer="layout" svg:width="9.235cm" svg:height="0.289cm" svg:x="2.3cm" svg:y="23.771cm">
          <draw:text-box>
            <text:p text:style-name="P3"><text:span text:style-name="T21">information at the individual and </text:span><text:span text:style-name="T21">the household level. The study </text:span><text:span text:style-name="T21">started in </text:span></text:p>
          </draw:text-box>
        </draw:frame>
        <draw:frame draw:style-name="gr15" draw:text-style-name="P15" draw:layer="layout" svg:width="9.188cm" svg:height="0.289cm" svg:x="2.3cm" svg:y="24.071cm">
          <draw:text-box>
            <text:p text:style-name="P3"><text:span text:style-name="T21">1985, and has been carried out </text:span><text:span text:style-name="T21">annually since 1989. New panel </text:span><text:span text:style-name="T21">members </text:span></text:p>
          </draw:text-box>
        </draw:frame>
        <draw:frame draw:style-name="gr15" draw:text-style-name="P15" draw:layer="layout" svg:width="0.485cm" svg:height="0.289cm" svg:x="2.3cm" svg:y="24.371cm">
          <draw:text-box>
            <text:p text:style-name="P3"><text:span text:style-name="T21">are </text:span></text:p>
          </draw:text-box>
        </draw:frame>
        <draw:frame draw:style-name="gr15" draw:text-style-name="P15" draw:layer="layout" svg:width="0.853cm" svg:height="0.289cm" svg:x="2.803cm" svg:y="24.371cm">
          <draw:text-box>
            <text:p text:style-name="P3"><text:span text:style-name="T21">added </text:span></text:p>
          </draw:text-box>
        </draw:frame>
        <draw:frame draw:style-name="gr15" draw:text-style-name="P15" draw:layer="layout" svg:width="0.772cm" svg:height="0.289cm" svg:x="3.631cm" svg:y="24.371cm">
          <draw:text-box>
            <text:p text:style-name="P3"><text:span text:style-name="T21">every </text:span></text:p>
          </draw:text-box>
        </draw:frame>
        <draw:frame draw:style-name="gr15" draw:text-style-name="P15" draw:layer="layout" svg:width="0.629cm" svg:height="0.289cm" svg:x="4.365cm" svg:y="24.371cm">
          <draw:text-box>
            <text:p text:style-name="P3"><text:span text:style-name="T21">year </text:span></text:p>
          </draw:text-box>
        </draw:frame>
        <draw:frame draw:style-name="gr15" draw:text-style-name="P15" draw:layer="layout" svg:width="0.743cm" svg:height="0.289cm" svg:x="4.984cm" svg:y="24.371cm">
          <draw:text-box>
            <text:p text:style-name="P3"><text:span text:style-name="T21">using </text:span></text:p>
          </draw:text-box>
        </draw:frame>
        <draw:frame draw:style-name="gr15" draw:text-style-name="P15" draw:layer="layout" svg:width="0.246cm" svg:height="0.289cm" svg:x="5.738cm" svg:y="24.371cm">
          <draw:text-box>
            <text:p text:style-name="P3"><text:span text:style-name="T21">a </text:span></text:p>
          </draw:text-box>
        </draw:frame>
        <draw:frame draw:style-name="gr15" draw:text-style-name="P15" draw:layer="layout" svg:width="0.971cm" svg:height="0.289cm" svg:x="6.029cm" svg:y="24.371cm">
          <draw:text-box>
            <text:p text:style-name="P3"><text:span text:style-name="T21">sample </text:span></text:p>
          </draw:text-box>
        </draw:frame>
        <draw:frame draw:style-name="gr15" draw:text-style-name="P15" draw:layer="layout" svg:width="1.319cm" svg:height="0.289cm" svg:x="6.97cm" svg:y="24.371cm">
          <draw:text-box>
            <text:p text:style-name="P3"><text:span text:style-name="T21">consisting </text:span></text:p>
          </draw:text-box>
        </draw:frame>
        <draw:frame draw:style-name="gr15" draw:text-style-name="P15" draw:layer="layout" svg:width="0.311cm" svg:height="0.289cm" svg:x="8.227cm" svg:y="24.371cm">
          <draw:text-box>
            <text:p text:style-name="P3"><text:span text:style-name="T21">of </text:span></text:p>
          </draw:text-box>
        </draw:frame>
        <draw:frame draw:style-name="gr15" draw:text-style-name="P15" draw:layer="layout" svg:width="1.276cm" svg:height="0.289cm" svg:x="8.609cm" svg:y="24.371cm">
          <draw:text-box>
            <text:p text:style-name="P3"><text:span text:style-name="T21">newborns </text:span></text:p>
          </draw:text-box>
        </draw:frame>
        <draw:frame draw:style-name="gr15" draw:text-style-name="P15" draw:layer="layout" svg:width="0.544cm" svg:height="0.289cm" svg:x="9.842cm" svg:y="24.371cm">
          <draw:text-box>
            <text:p text:style-name="P3"><text:span text:style-name="T21">and </text:span></text:p>
          </draw:text-box>
        </draw:frame>
        <draw:frame draw:style-name="gr15" draw:text-style-name="P15" draw:layer="layout" svg:width="8.998cm" svg:height="0.289cm" svg:x="2.3cm" svg:y="24.671cm">
          <draw:text-box>
            <text:p text:style-name="P3"><text:span text:style-name="T21">immigrants in order to </text:span><text:span text:style-name="T21">compensate for people who died </text:span><text:span text:style-name="T21">or emigrated. In </text:span></text:p>
          </draw:text-box>
        </draw:frame>
        <draw:frame draw:style-name="gr15" draw:text-style-name="P15" draw:layer="layout" svg:width="9.057cm" svg:height="0.289cm" svg:x="2.3cm" svg:y="24.971cm">
          <draw:text-box>
            <text:p text:style-name="P3"><text:span text:style-name="T21">2008, the panel consisted of </text:span><text:span text:style-name="T21">approximately 90 thousand </text:span><text:span text:style-name="T21">individuals. The </text:span></text:p>
          </draw:text-box>
        </draw:frame>
        <draw:frame draw:style-name="gr15" draw:text-style-name="P15" draw:layer="layout" svg:width="9.451cm" svg:height="0.289cm" svg:x="2.3cm" svg:y="25.271cm">
          <draw:text-box>
            <text:p text:style-name="P3"><text:span text:style-name="T21">panel <text:s/>members, <text:s/>together <text:s/>with <text:s/></text:span><text:span text:style-name="T21">their <text:s/>household <text:s/>members, <text:s/>make </text:span><text:span text:style-name="T21"><text:s/>up <text:s/>the </text:span></text:p>
          </draw:text-box>
        </draw:frame>
        <draw:frame draw:style-name="gr15" draw:text-style-name="P15" draw:layer="layout" svg:width="9.057cm" svg:height="0.289cm" svg:x="10.7cm" svg:y="23.471cm">
          <draw:text-box>
            <text:p text:style-name="P3"><text:span text:style-name="T21">total sample, which consisted of </text:span><text:span text:style-name="T21">approximately 260 thousand </text:span><text:span text:style-name="T21">individuals </text:span></text:p>
          </draw:text-box>
        </draw:frame>
        <draw:frame draw:style-name="gr15" draw:text-style-name="P15" draw:layer="layout" svg:width="9.701cm" svg:height="0.289cm" svg:x="10.7cm" svg:y="23.771cm">
          <draw:text-box>
            <text:p text:style-name="P3"><text:span text:style-name="T21">in <text:s/>2008. <text:s/>The <text:s/>sample <text:s/>covers <text:s/></text:span><text:span text:style-name="T21">1.5 <text:s/>percent <text:s/>of <text:s/>the <text:s/>overall <text:s/></text:span><text:span text:style-name="T21">Dutch <text:s/>population </text:span></text:p>
          </draw:text-box>
        </draw:frame>
        <draw:frame draw:style-name="gr15" draw:text-style-name="P15" draw:layer="layout" svg:width="9.294cm" svg:height="0.289cm" svg:x="10.7cm" svg:y="24.071cm">
          <draw:text-box>
            <text:p text:style-name="P3"><text:span text:style-name="T21">(approximately <text:s/>16 <text:s/>million). <text:s/>Both </text:span><text:span text:style-name="T21"><text:s/>income <text:s/>and <text:s/>demographic <text:s/></text:span><text:span text:style-name="T21">information </text:span></text:p>
          </draw:text-box>
        </draw:frame>
        <draw:frame draw:style-name="gr15" draw:text-style-name="P15" draw:layer="layout" svg:width="9.531cm" svg:height="0.289cm" svg:x="10.7cm" svg:y="24.371cm">
          <draw:text-box>
            <text:p text:style-name="P3"><text:span text:style-name="T21">come from registrations. The main </text:span><text:span text:style-name="T21">sources are the Dutch Tax </text:span><text:span text:style-name="T21">Administration </text:span></text:p>
          </draw:text-box>
        </draw:frame>
        <draw:frame draw:style-name="gr15" draw:text-style-name="P15" draw:layer="layout" svg:width="0.544cm" svg:height="0.289cm" svg:x="10.7cm" svg:y="24.671cm">
          <draw:text-box>
            <text:p text:style-name="P3"><text:span text:style-name="T21">and </text:span></text:p>
          </draw:text-box>
        </draw:frame>
        <draw:frame draw:style-name="gr15" draw:text-style-name="P15" draw:layer="layout" svg:width="0.485cm" svg:height="0.289cm" svg:x="11.237cm" svg:y="24.671cm">
          <draw:text-box>
            <text:p text:style-name="P3"><text:span text:style-name="T21">the </text:span></text:p>
          </draw:text-box>
        </draw:frame>
        <draw:frame draw:style-name="gr15" draw:text-style-name="P15" draw:layer="layout" svg:width="1.052cm" svg:height="0.289cm" svg:x="11.724cm" svg:y="24.671cm">
          <draw:text-box>
            <text:p text:style-name="P3"><text:span text:style-name="T21">Ministry </text:span></text:p>
          </draw:text-box>
        </draw:frame>
        <draw:frame draw:style-name="gr15" draw:text-style-name="P15" draw:layer="layout" svg:width="0.311cm" svg:height="0.289cm" svg:x="12.743cm" svg:y="24.671cm">
          <draw:text-box>
            <text:p text:style-name="P3"><text:span text:style-name="T21">of </text:span></text:p>
          </draw:text-box>
        </draw:frame>
        <draw:frame draw:style-name="gr15" draw:text-style-name="P15" draw:layer="layout" svg:width="0.811cm" svg:height="0.289cm" svg:x="13.091cm" svg:y="24.671cm">
          <draw:text-box>
            <text:p text:style-name="P3"><text:span text:style-name="T21">Public </text:span></text:p>
          </draw:text-box>
        </draw:frame>
        <draw:frame draw:style-name="gr15" draw:text-style-name="P15" draw:layer="layout" svg:width="1.153cm" svg:height="0.289cm" svg:x="13.864cm" svg:y="24.671cm">
          <draw:text-box>
            <text:p text:style-name="P3"><text:span text:style-name="T21">Housing, </text:span></text:p>
          </draw:text-box>
        </draw:frame>
        <draw:frame draw:style-name="gr15" draw:text-style-name="P15" draw:layer="layout" svg:width="0.794cm" svg:height="0.289cm" svg:x="14.945cm" svg:y="24.671cm">
          <draw:text-box>
            <text:p text:style-name="P3"><text:span text:style-name="T21">which </text:span></text:p>
          </draw:text-box>
        </draw:frame>
        <draw:frame draw:style-name="gr15" draw:text-style-name="P15" draw:layer="layout" svg:width="1.132cm" svg:height="0.289cm" svg:x="15.726cm" svg:y="24.671cm">
          <draw:text-box>
            <text:p text:style-name="P3"><text:span text:style-name="T21">provides </text:span></text:p>
          </draw:text-box>
        </draw:frame>
        <draw:frame draw:style-name="gr15" draw:text-style-name="P15" draw:layer="layout" svg:width="0.637cm" svg:height="0.289cm" svg:x="16.763cm" svg:y="24.671cm">
          <draw:text-box>
            <text:p text:style-name="P3"><text:span text:style-name="T21">data </text:span></text:p>
          </draw:text-box>
        </draw:frame>
        <draw:frame draw:style-name="gr15" draw:text-style-name="P15" draw:layer="layout" svg:width="0.383cm" svg:height="0.289cm" svg:x="17.377cm" svg:y="24.671cm">
          <draw:text-box>
            <text:p text:style-name="P3"><text:span text:style-name="T21">on </text:span></text:p>
          </draw:text-box>
        </draw:frame>
        <draw:frame draw:style-name="gr15" draw:text-style-name="P15" draw:layer="layout" svg:width="1.048cm" svg:height="0.289cm" svg:x="17.781cm" svg:y="24.671cm">
          <draw:text-box>
            <text:p text:style-name="P3"><text:span text:style-name="T21">housing </text:span></text:p>
          </draw:text-box>
        </draw:frame>
        <draw:frame draw:style-name="gr15" draw:text-style-name="P15" draw:layer="layout" svg:width="9.171cm" svg:height="0.289cm" svg:x="10.7cm" svg:y="24.971cm">
          <draw:text-box>
            <text:p text:style-name="P3"><text:span text:style-name="T21">benefits. Additional computations </text:span><text:span text:style-name="T21">are made for a small number of </text:span><text:span text:style-name="T21">income </text:span></text:p>
          </draw:text-box>
        </draw:frame>
        <draw:line draw:style-name="gr16" draw:text-style-name="P16" draw:layer="layout" svg:x1="2.299cm" svg:y1="23.204cm" svg:x2="18.65cm" svg:y2="23.204cm">
          <text:p/>
        </draw:line>
        <draw:frame draw:style-name="gr15" draw:text-style-name="P15" draw:layer="layout" svg:width="4.773cm" svg:height="0.289cm" svg:x="10.7cm" svg:y="25.271cm">
          <draw:text-box>
            <text:p text:style-name="P3"><text:span text:style-name="T21">components, such as child </text:span><text:span text:style-name="T21">allowances.</text:span></text:p>
          </draw:text-box>
        </draw:frame>
        <draw:frame draw:style-name="gr15" draw:text-style-name="P15" draw:layer="layout" svg:width="2.716cm" svg:height="0.289cm" svg:x="2.3cm" svg:y="22.721cm">
          <draw:text-box>
            <text:p text:style-name="P3"><text:span text:style-name="T22">Income panel study</text:span></text:p>
          </draw:text-box>
        </draw:frame>
      </draw:page>
      <draw:page draw:name="page8" draw:style-name="dp1" draw:master-page-name="master-page102">
        <draw:frame draw:style-name="gr9" draw:text-style-name="P10" draw:layer="layout" svg:width="0.281cm" svg:height="0.331cm" svg:x="2.35cm" svg:y="28.088cm">
          <draw:text-box>
            <text:p text:style-name="P3"><text:span text:style-name="T11">8 </text:span></text:p>
          </draw:text-box>
        </draw:frame>
        <draw:frame draw:style-name="gr9" draw:text-style-name="P10" draw:layer="layout" svg:width="3.118cm" svg:height="0.331cm" svg:x="2.787cm" svg:y="28.088cm">
          <draw:text-box>
            <text:p text:style-name="P3"><text:span text:style-name="T11">Statistics Netherlands</text:span></text:p>
          </draw:text-box>
        </draw:frame>
        <draw:frame draw:style-name="gr10" draw:text-style-name="P11" draw:layer="layout" svg:width="2.131cm" svg:height="1.169cm" svg:x="2.35cm" svg:y="3.117cm">
          <draw:text-box>
            <text:p text:style-name="P3"><text:span text:style-name="T18">2.2 </text:span></text:p>
          </draw:text-box>
        </draw:frame>
        <draw:frame draw:style-name="gr10" draw:text-style-name="P11" draw:layer="layout" svg:width="16.58cm" svg:height="1.169cm" svg:x="4.45cm" svg:y="3.117cm">
          <draw:text-box>
            <text:p text:style-name="P3"><text:span text:style-name="T12">Measur</text:span><text:span text:style-name="T12">ing </text:span><text:span text:style-name="T12">interge</text:span><text:span text:style-name="T12">neratio</text:span><text:span text:style-name="T12">nal </text:span></text:p>
          </draw:text-box>
        </draw:frame>
        <draw:frame draw:style-name="gr10" draw:text-style-name="P11" draw:layer="layout" svg:width="9.036cm" svg:height="1.169cm" svg:x="4.45cm" svg:y="4.323cm">
          <draw:text-box>
            <text:p text:style-name="P3"><text:span text:style-name="T12">income </text:span><text:span text:style-name="T12">mobilit</text:span><text:span text:style-name="T12">y</text:span></text:p>
          </draw:text-box>
        </draw:frame>
        <draw:frame draw:style-name="gr13" draw:text-style-name="P14" draw:layer="layout" svg:width="8.566cm" svg:height="0.374cm" svg:x="4.45cm" svg:y="6.905cm">
          <draw:text-box>
            <text:p text:style-name="P3"><text:span text:style-name="T19">Measuring income </text:span><text:span text:style-name="T19">mobility by income </text:span><text:span text:style-name="T19">elasticity</text:span></text:p>
          </draw:text-box>
        </draw:frame>
        <draw:frame draw:style-name="gr13" draw:text-style-name="P14" draw:layer="layout" svg:width="16.652cm" svg:height="0.374cm" svg:x="4.45cm" svg:y="7.805cm">
          <draw:text-box>
            <text:p text:style-name="P3"><text:span text:style-name="T17">Intergenerational income </text:span><text:span text:style-name="T17">mobility is usually </text:span><text:span text:style-name="T17">measured by a simple </text:span><text:span text:style-name="T17">linear regression model in </text:span><text:span text:style-name="T17">which the </text:span></text:p>
          </draw:text-box>
        </draw:frame>
        <draw:frame draw:style-name="gr13" draw:text-style-name="P14" draw:layer="layout" svg:width="5.061cm" svg:height="0.374cm" svg:x="4.45cm" svg:y="8.255cm">
          <draw:text-box>
            <text:p text:style-name="P3"><text:span text:style-name="T17">logarithm of the child’s </text:span><text:span text:style-name="T17">income </text:span></text:p>
          </draw:text-box>
        </draw:frame>
        <draw:frame draw:style-name="gr13" draw:text-style-name="P14" draw:layer="layout" svg:width="0.317cm" svg:height="0.353cm" svg:x="8.916cm" svg:y="8.267cm">
          <draw:text-box>
            <text:p text:style-name="P3"><text:span text:style-name="T23">Y</text:span></text:p>
          </draw:text-box>
        </draw:frame>
        <draw:frame draw:style-name="gr17" draw:text-style-name="P17" draw:layer="layout" svg:width="0.434cm" svg:height="0.213cm" svg:x="9.145cm" svg:y="8.443cm">
          <draw:text-box>
            <text:p text:style-name="P3"><text:span text:style-name="T24">child</text:span></text:p>
          </draw:text-box>
        </draw:frame>
        <draw:frame draw:style-name="gr13" draw:text-style-name="P14" draw:layer="layout" svg:width="10.48cm" svg:height="0.374cm" svg:x="9.529cm" svg:y="8.255cm">
          <draw:text-box>
            <text:p text:style-name="P3"><text:span text:style-name="T17"><text:s/></text:span><text:span text:style-name="T17">(in adulthood) is a </text:span><text:span text:style-name="T17">function the logarithm of </text:span><text:span text:style-name="T17">the parent’s income </text:span></text:p>
          </draw:text-box>
        </draw:frame>
        <draw:frame draw:style-name="gr13" draw:text-style-name="P14" draw:layer="layout" svg:width="0.317cm" svg:height="0.353cm" svg:x="4.45cm" svg:y="8.717cm">
          <draw:text-box>
            <text:p text:style-name="P3"><text:span text:style-name="T23">Y</text:span></text:p>
          </draw:text-box>
        </draw:frame>
        <draw:frame draw:style-name="gr17" draw:text-style-name="P17" draw:layer="layout" svg:width="0.599cm" svg:height="0.213cm" svg:x="4.679cm" svg:y="8.893cm">
          <draw:text-box>
            <text:p text:style-name="P3"><text:span text:style-name="T24">parent</text:span></text:p>
          </draw:text-box>
        </draw:frame>
        <draw:frame draw:style-name="gr3" draw:text-style-name="P4" draw:layer="layout" svg:width="0.396cm" svg:height="0.39cm" svg:x="4.45cm" svg:y="9.586cm">
          <draw:text-box>
            <text:p text:style-name="P3"><text:span text:style-name="T25">ln(</text:span></text:p>
          </draw:text-box>
        </draw:frame>
        <draw:frame draw:style-name="gr3" draw:text-style-name="P4" draw:layer="layout" svg:width="0.352cm" svg:height="0.412cm" svg:x="4.842cm" svg:y="9.573cm">
          <draw:text-box>
            <text:p text:style-name="P3"><text:span text:style-name="T26">Y</text:span></text:p>
          </draw:text-box>
        </draw:frame>
        <draw:frame draw:style-name="gr18" draw:text-style-name="P18" draw:layer="layout" svg:width="0.476cm" svg:height="0.239cm" svg:x="5.038cm" svg:y="9.781cm">
          <draw:text-box>
            <text:p text:style-name="P3"><text:span text:style-name="T27">child</text:span></text:p>
          </draw:text-box>
        </draw:frame>
        <draw:frame draw:style-name="gr3" draw:text-style-name="P4" draw:layer="layout" svg:width="0.497cm" svg:height="0.39cm" svg:x="5.447cm" svg:y="9.586cm">
          <draw:text-box>
            <text:p text:style-name="P3"><text:span text:style-name="T25">) = </text:span></text:p>
          </draw:text-box>
        </draw:frame>
        <draw:frame draw:style-name="gr3" draw:text-style-name="P4" draw:layer="layout" svg:width="0.352cm" svg:height="0.412cm" svg:x="5.94cm" svg:y="9.573cm">
          <draw:text-box>
            <text:p text:style-name="P3"><text:span text:style-name="T26">α</text:span></text:p>
          </draw:text-box>
        </draw:frame>
        <draw:frame draw:style-name="gr3" draw:text-style-name="P4" draw:layer="layout" svg:width="0.379cm" svg:height="0.39cm" svg:x="6.125cm" svg:y="9.586cm">
          <draw:text-box>
            <text:p text:style-name="P3"><text:span text:style-name="T25"><text:s/></text:span><text:span text:style-name="T25">+ </text:span></text:p>
          </draw:text-box>
        </draw:frame>
        <draw:frame draw:style-name="gr3" draw:text-style-name="P4" draw:layer="layout" svg:width="0.352cm" svg:height="0.412cm" svg:x="6.501cm" svg:y="9.573cm">
          <draw:text-box>
            <text:p text:style-name="P3"><text:span text:style-name="T26">β</text:span></text:p>
          </draw:text-box>
        </draw:frame>
        <draw:frame draw:style-name="gr18" draw:text-style-name="P18" draw:layer="layout" svg:width="0.204cm" svg:height="0.225cm" svg:x="6.676cm" svg:y="9.788cm">
          <draw:text-box>
            <text:p text:style-name="P3"><text:span text:style-name="T28">1</text:span></text:p>
          </draw:text-box>
        </draw:frame>
        <draw:frame draw:style-name="gr3" draw:text-style-name="P4" draw:layer="layout" svg:width="0.485cm" svg:height="0.39cm" svg:x="6.779cm" svg:y="9.586cm">
          <draw:text-box>
            <text:p text:style-name="P3"><text:span text:style-name="T25"><text:s/></text:span><text:span text:style-name="T25">ln(</text:span></text:p>
          </draw:text-box>
        </draw:frame>
        <draw:frame draw:style-name="gr3" draw:text-style-name="P4" draw:layer="layout" svg:width="0.352cm" svg:height="0.412cm" svg:x="7.259cm" svg:y="9.573cm">
          <draw:text-box>
            <text:p text:style-name="P3"><text:span text:style-name="T26">Y</text:span></text:p>
          </draw:text-box>
        </draw:frame>
        <draw:frame draw:style-name="gr18" draw:text-style-name="P18" draw:layer="layout" svg:width="0.671cm" svg:height="0.239cm" svg:x="7.422cm" svg:y="9.781cm">
          <draw:text-box>
            <text:p text:style-name="P3"><text:span text:style-name="T27">parent</text:span></text:p>
          </draw:text-box>
        </draw:frame>
        <draw:frame draw:style-name="gr3" draw:text-style-name="P4" draw:layer="layout" svg:width="0.497cm" svg:height="0.39cm" svg:x="7.949cm" svg:y="9.586cm">
          <draw:text-box>
            <text:p text:style-name="P3"><text:span text:style-name="T25">) + </text:span></text:p>
          </draw:text-box>
        </draw:frame>
        <draw:frame draw:style-name="gr3" draw:text-style-name="P4" draw:layer="layout" svg:width="0.352cm" svg:height="0.412cm" svg:x="8.442cm" svg:y="9.573cm">
          <draw:text-box>
            <text:p text:style-name="P3"><text:span text:style-name="T26">ε</text:span></text:p>
          </draw:text-box>
        </draw:frame>
        <draw:frame draw:style-name="gr3" draw:text-style-name="P4" draw:layer="layout" svg:width="0.352cm" svg:height="0.39cm" svg:x="8.581cm" svg:y="9.586cm">
          <draw:text-box>
            <text:p text:style-name="P3"><text:span text:style-name="T25"><text:s/></text:span></text:p>
          </draw:text-box>
        </draw:frame>
        <draw:frame draw:style-name="gr3" draw:text-style-name="P4" draw:layer="layout" svg:width="0.417cm" svg:height="0.39cm" svg:x="18.25cm" svg:y="9.586cm">
          <draw:text-box>
            <text:p text:style-name="P3"><text:span text:style-name="T25">(1)</text:span></text:p>
          </draw:text-box>
        </draw:frame>
        <draw:frame draw:style-name="gr13" draw:text-style-name="P14" draw:layer="layout" svg:width="4.426cm" svg:height="0.374cm" svg:x="4.45cm" svg:y="10.505cm">
          <draw:text-box>
            <text:p text:style-name="P3"><text:span text:style-name="T17">The regression coefficient </text:span><text:span text:style-name="T29">ß</text:span></text:p>
          </draw:text-box>
        </draw:frame>
        <draw:frame draw:style-name="gr17" draw:text-style-name="P17" draw:layer="layout" svg:width="0.183cm" svg:height="0.213cm" svg:x="8.275cm" svg:y="10.693cm">
          <draw:text-box>
            <text:p text:style-name="P3"><text:span text:style-name="T24">1</text:span></text:p>
          </draw:text-box>
        </draw:frame>
        <draw:frame draw:style-name="gr13" draw:text-style-name="P14" draw:layer="layout" svg:width="5.396cm" svg:height="0.374cm" svg:x="8.337cm" svg:y="10.505cm">
          <draw:text-box>
            <text:p text:style-name="P3"><text:span text:style-name="T17"><text:s/></text:span><text:span text:style-name="T17">is the so-called income </text:span><text:span text:style-name="T17">elasticity </text:span></text:p>
          </draw:text-box>
        </draw:frame>
        <draw:frame draw:style-name="gr17" draw:text-style-name="P17" draw:layer="layout" svg:width="0.188cm" svg:height="0.213cm" svg:x="13.03cm" svg:y="10.524cm">
          <draw:text-box>
            <text:p text:style-name="P3"><text:span text:style-name="T24">1)</text:span></text:p>
          </draw:text-box>
        </draw:frame>
        <draw:frame draw:style-name="gr13" draw:text-style-name="P14" draw:layer="layout" svg:width="0.807cm" svg:height="0.374cm" svg:x="13.147cm" svg:y="10.505cm">
          <draw:text-box>
            <text:p text:style-name="P3"><text:span text:style-name="T17"><text:s/></text:span><text:span text:style-name="T17">and </text:span></text:p>
          </draw:text-box>
        </draw:frame>
        <draw:frame draw:style-name="gr13" draw:text-style-name="P14" draw:layer="layout" svg:width="0.317cm" svg:height="0.353cm" svg:x="13.856cm" svg:y="10.517cm">
          <draw:text-box>
            <text:p text:style-name="P3"><text:span text:style-name="T30">ε</text:span></text:p>
          </draw:text-box>
        </draw:frame>
        <draw:frame draw:style-name="gr13" draw:text-style-name="P14" draw:layer="layout" svg:width="5.446cm" svg:height="0.374cm" svg:x="13.997cm" svg:y="10.505cm">
          <draw:text-box>
            <text:p text:style-name="P3"><text:span text:style-name="T17"><text:s/></text:span><text:span text:style-name="T17">is the error term indicating </text:span><text:span text:style-name="T17">other </text:span></text:p>
          </draw:text-box>
        </draw:frame>
        <draw:frame draw:style-name="gr13" draw:text-style-name="P14" draw:layer="layout" svg:width="14.417cm" svg:height="0.374cm" svg:x="4.45cm" svg:y="10.955cm">
          <draw:text-box>
            <text:p text:style-name="P3"><text:span text:style-name="T17">influences not associated </text:span><text:span text:style-name="T17">with parental income. </text:span><text:span text:style-name="T17">Roughly speaking, the </text:span><text:span text:style-name="T17">value of elasticity (</text:span></text:p>
          </draw:text-box>
        </draw:frame>
        <draw:frame draw:style-name="gr13" draw:text-style-name="P14" draw:layer="layout" svg:width="0.317cm" svg:height="0.353cm" svg:x="16.849cm" svg:y="10.967cm">
          <draw:text-box>
            <text:p text:style-name="P3"><text:span text:style-name="T31">ß</text:span></text:p>
          </draw:text-box>
        </draw:frame>
        <draw:frame draw:style-name="gr17" draw:text-style-name="P17" draw:layer="layout" svg:width="0.183cm" svg:height="0.213cm" svg:x="17.007cm" svg:y="11.143cm">
          <draw:text-box>
            <text:p text:style-name="P3"><text:span text:style-name="T24">1</text:span></text:p>
          </draw:text-box>
        </draw:frame>
        <draw:frame draw:style-name="gr13" draw:text-style-name="P14" draw:layer="layout" svg:width="2.034cm" svg:height="0.374cm" svg:x="17.068cm" svg:y="10.955cm">
          <draw:text-box>
            <text:p text:style-name="P3"><text:span text:style-name="T17">) represents </text:span></text:p>
          </draw:text-box>
        </draw:frame>
        <draw:frame draw:style-name="gr13" draw:text-style-name="P14" draw:layer="layout" svg:width="16.851cm" svg:height="0.374cm" svg:x="4.45cm" svg:y="11.405cm">
          <draw:text-box>
            <text:p text:style-name="P3"><text:span text:style-name="T17">the fraction of income that </text:span><text:span text:style-name="T17">is on average transmitted </text:span><text:span text:style-name="T17">across generations. In </text:span><text:span text:style-name="T17">general, empirical </text:span><text:span text:style-name="T17">estimates </text:span></text:p>
          </draw:text-box>
        </draw:frame>
        <draw:frame draw:style-name="gr13" draw:text-style-name="P14" draw:layer="layout" svg:width="0.408cm" svg:height="0.374cm" svg:x="4.45cm" svg:y="11.855cm">
          <draw:text-box>
            <text:p text:style-name="P3"><text:span text:style-name="T17">of </text:span></text:p>
          </draw:text-box>
        </draw:frame>
        <draw:frame draw:style-name="gr13" draw:text-style-name="P14" draw:layer="layout" svg:width="0.317cm" svg:height="0.353cm" svg:x="4.813cm" svg:y="11.867cm">
          <draw:text-box>
            <text:p text:style-name="P3"><text:span text:style-name="T31">ß</text:span></text:p>
          </draw:text-box>
        </draw:frame>
        <draw:frame draw:style-name="gr17" draw:text-style-name="P17" draw:layer="layout" svg:width="0.183cm" svg:height="0.213cm" svg:x="4.971cm" svg:y="12.043cm">
          <draw:text-box>
            <text:p text:style-name="P3"><text:span text:style-name="T24">1</text:span></text:p>
          </draw:text-box>
        </draw:frame>
        <draw:frame draw:style-name="gr13" draw:text-style-name="P14" draw:layer="layout" svg:width="6.894cm" svg:height="0.374cm" svg:x="5.033cm" svg:y="11.855cm">
          <draw:text-box>
            <text:p text:style-name="P3"><text:span text:style-name="T17"><text:s/></text:span><text:span text:style-name="T17">tend to lie between 0 and </text:span><text:span text:style-name="T17">1. For example, </text:span></text:p>
          </draw:text-box>
        </draw:frame>
        <draw:frame draw:style-name="gr13" draw:text-style-name="P14" draw:layer="layout" svg:width="0.317cm" svg:height="0.353cm" svg:x="10.882cm" svg:y="11.867cm">
          <draw:text-box>
            <text:p text:style-name="P3"><text:span text:style-name="T31">ß</text:span></text:p>
          </draw:text-box>
        </draw:frame>
        <draw:frame draw:style-name="gr17" draw:text-style-name="P17" draw:layer="layout" svg:width="0.183cm" svg:height="0.213cm" svg:x="11.041cm" svg:y="12.043cm">
          <draw:text-box>
            <text:p text:style-name="P3"><text:span text:style-name="T24">1</text:span></text:p>
          </draw:text-box>
        </draw:frame>
        <draw:frame draw:style-name="gr13" draw:text-style-name="P14" draw:layer="layout" svg:width="8.926cm" svg:height="0.374cm" svg:x="11.102cm" svg:y="11.855cm">
          <draw:text-box>
            <text:p text:style-name="P3"><text:span text:style-name="T17"><text:s/></text:span><text:span text:style-name="T17">= 0.4 indicates that 40 </text:span><text:span text:style-name="T17">percent of the parental </text:span><text:span text:style-name="T17">income </text:span></text:p>
          </draw:text-box>
        </draw:frame>
        <draw:frame draw:style-name="gr13" draw:text-style-name="P14" draw:layer="layout" svg:width="10.484cm" svg:height="0.374cm" svg:x="4.45cm" svg:y="12.305cm">
          <draw:text-box>
            <text:p text:style-name="P3"><text:span text:style-name="T17">position is transmitted to </text:span><text:span text:style-name="T17">the next generation. A </text:span><text:span text:style-name="T17">value of zero for </text:span></text:p>
          </draw:text-box>
        </draw:frame>
        <draw:frame draw:style-name="gr13" draw:text-style-name="P14" draw:layer="layout" svg:width="0.317cm" svg:height="0.353cm" svg:x="13.225cm" svg:y="12.317cm">
          <draw:text-box>
            <text:p text:style-name="P3"><text:span text:style-name="T31">ß</text:span></text:p>
          </draw:text-box>
        </draw:frame>
        <draw:frame draw:style-name="gr17" draw:text-style-name="P17" draw:layer="layout" svg:width="0.183cm" svg:height="0.213cm" svg:x="13.384cm" svg:y="12.493cm">
          <draw:text-box>
            <text:p text:style-name="P3"><text:span text:style-name="T24">1</text:span></text:p>
          </draw:text-box>
        </draw:frame>
        <draw:frame draw:style-name="gr13" draw:text-style-name="P14" draw:layer="layout" svg:width="6.412cm" svg:height="0.374cm" svg:x="13.445cm" svg:y="12.305cm">
          <draw:text-box>
            <text:p text:style-name="P3"><text:span text:style-name="T17"><text:s/></text:span><text:span text:style-name="T17">represents a case of </text:span><text:span text:style-name="T17">complete mobility </text:span></text:p>
          </draw:text-box>
        </draw:frame>
        <draw:frame draw:style-name="gr13" draw:text-style-name="P14" draw:layer="layout" svg:width="16.707cm" svg:height="0.374cm" svg:x="4.45cm" svg:y="12.755cm">
          <draw:text-box>
            <text:p text:style-name="P3"><text:span text:style-name="T17">where the incomes of </text:span><text:span text:style-name="T17">parents and children are </text:span><text:span text:style-name="T17">completely unrelated. A </text:span><text:span text:style-name="T17">value of unity represents a </text:span><text:span text:style-name="T17">case </text:span></text:p>
          </draw:text-box>
        </draw:frame>
        <draw:frame draw:style-name="gr13" draw:text-style-name="P14" draw:layer="layout" svg:width="16.758cm" svg:height="0.374cm" svg:x="4.45cm" svg:y="13.205cm">
          <draw:text-box>
            <text:p text:style-name="P3"><text:span text:style-name="T17">of <text:s/>complete <text:s/>immobility <text:s/></text:span><text:span text:style-name="T17">where <text:s/>the <text:s/>parental <text:s/></text:span><text:span text:style-name="T17">income <text:s/>position <text:s/>is <text:s/></text:span><text:span text:style-name="T17">completely <text:s/>passed <text:s/>on <text:s/>to <text:s/></text:span><text:span text:style-name="T17">the <text:s/>next </text:span></text:p>
          </draw:text-box>
        </draw:frame>
        <draw:frame draw:style-name="gr13" draw:text-style-name="P14" draw:layer="layout" svg:width="16.512cm" svg:height="0.374cm" svg:x="4.45cm" svg:y="13.655cm">
          <draw:text-box>
            <text:p text:style-name="P3"><text:span text:style-name="T17">generation (Blanden et al., </text:span><text:span text:style-name="T17">2004). Note that by </text:span><text:span text:style-name="T17">indexing the parents’ </text:span><text:span text:style-name="T17">income in prices of the </text:span><text:span text:style-name="T17">children’s </text:span></text:p>
          </draw:text-box>
        </draw:frame>
        <draw:frame draw:style-name="gr13" draw:text-style-name="P14" draw:layer="layout" svg:width="16.377cm" svg:height="0.374cm" svg:x="4.45cm" svg:y="14.105cm">
          <draw:text-box>
            <text:p text:style-name="P3"><text:span text:style-name="T17">generation the constant in </text:span><text:span text:style-name="T17">the outcomes of the </text:span><text:span text:style-name="T17">regression analysis </text:span><text:span text:style-name="T17">incorporates the economic </text:span><text:span text:style-name="T17">growth </text:span></text:p>
          </draw:text-box>
        </draw:frame>
        <draw:frame draw:style-name="gr13" draw:text-style-name="P14" draw:layer="layout" svg:width="4.299cm" svg:height="0.374cm" svg:x="4.45cm" svg:y="14.555cm">
          <draw:text-box>
            <text:p text:style-name="P3"><text:span text:style-name="T17">between both generations.</text:span></text:p>
          </draw:text-box>
        </draw:frame>
        <draw:frame draw:style-name="gr13" draw:text-style-name="P14" draw:layer="layout" svg:width="17.13cm" svg:height="0.374cm" svg:x="4.45cm" svg:y="15.455cm">
          <draw:text-box>
            <text:p text:style-name="P3"><text:span text:style-name="T17">Life-cycle differences are </text:span><text:span text:style-name="T17">usually handled by </text:span><text:span text:style-name="T17">incorporating the age (</text:span><text:span text:style-name="T29">Z</text:span><text:span text:style-name="T17">) </text:span><text:span text:style-name="T17">and squared age of both </text:span><text:span text:style-name="T17">the parent </text:span></text:p>
          </draw:text-box>
        </draw:frame>
        <draw:frame draw:style-name="gr13" draw:text-style-name="P14" draw:layer="layout" svg:width="9.527cm" svg:height="0.374cm" svg:x="4.45cm" svg:y="15.905cm">
          <draw:text-box>
            <text:p text:style-name="P3"><text:span text:style-name="T17">and the adult child in the </text:span><text:span text:style-name="T17">analysis concerned (Solon, </text:span><text:span text:style-name="T17">1989).</text:span></text:p>
          </draw:text-box>
        </draw:frame>
        <draw:frame draw:style-name="gr3" draw:text-style-name="P4" draw:layer="layout" svg:width="0.396cm" svg:height="0.39cm" svg:x="4.45cm" svg:y="16.786cm">
          <draw:text-box>
            <text:p text:style-name="P3"><text:span text:style-name="T25">ln(</text:span></text:p>
          </draw:text-box>
        </draw:frame>
        <draw:frame draw:style-name="gr3" draw:text-style-name="P4" draw:layer="layout" svg:width="0.352cm" svg:height="0.412cm" svg:x="4.842cm" svg:y="16.773cm">
          <draw:text-box>
            <text:p text:style-name="P3"><text:span text:style-name="T26">Y</text:span></text:p>
          </draw:text-box>
        </draw:frame>
        <draw:frame draw:style-name="gr18" draw:text-style-name="P18" draw:layer="layout" svg:width="0.476cm" svg:height="0.239cm" svg:x="5.038cm" svg:y="16.981cm">
          <draw:text-box>
            <text:p text:style-name="P3"><text:span text:style-name="T27">child</text:span></text:p>
          </draw:text-box>
        </draw:frame>
        <draw:frame draw:style-name="gr3" draw:text-style-name="P4" draw:layer="layout" svg:width="0.497cm" svg:height="0.39cm" svg:x="5.447cm" svg:y="16.786cm">
          <draw:text-box>
            <text:p text:style-name="P3"><text:span text:style-name="T25">) = </text:span></text:p>
          </draw:text-box>
        </draw:frame>
        <draw:frame draw:style-name="gr3" draw:text-style-name="P4" draw:layer="layout" svg:width="0.352cm" svg:height="0.412cm" svg:x="5.94cm" svg:y="16.773cm">
          <draw:text-box>
            <text:p text:style-name="P3"><text:span text:style-name="T26">α</text:span></text:p>
          </draw:text-box>
        </draw:frame>
        <draw:frame draw:style-name="gr3" draw:text-style-name="P4" draw:layer="layout" svg:width="0.379cm" svg:height="0.39cm" svg:x="6.125cm" svg:y="16.786cm">
          <draw:text-box>
            <text:p text:style-name="P3"><text:span text:style-name="T25"><text:s/></text:span><text:span text:style-name="T25">+ </text:span></text:p>
          </draw:text-box>
        </draw:frame>
        <draw:frame draw:style-name="gr3" draw:text-style-name="P4" draw:layer="layout" svg:width="0.352cm" svg:height="0.412cm" svg:x="6.501cm" svg:y="16.773cm">
          <draw:text-box>
            <text:p text:style-name="P3"><text:span text:style-name="T26">β</text:span></text:p>
          </draw:text-box>
        </draw:frame>
        <draw:frame draw:style-name="gr18" draw:text-style-name="P18" draw:layer="layout" svg:width="0.204cm" svg:height="0.239cm" svg:x="6.676cm" svg:y="16.981cm">
          <draw:text-box>
            <text:p text:style-name="P3"><text:span text:style-name="T27">1</text:span></text:p>
          </draw:text-box>
        </draw:frame>
        <draw:frame draw:style-name="gr3" draw:text-style-name="P4" draw:layer="layout" svg:width="0.485cm" svg:height="0.39cm" svg:x="6.779cm" svg:y="16.786cm">
          <draw:text-box>
            <text:p text:style-name="P3"><text:span text:style-name="T25"><text:s/></text:span><text:span text:style-name="T25">ln(</text:span></text:p>
          </draw:text-box>
        </draw:frame>
        <draw:frame draw:style-name="gr3" draw:text-style-name="P4" draw:layer="layout" svg:width="0.352cm" svg:height="0.412cm" svg:x="7.259cm" svg:y="16.773cm">
          <draw:text-box>
            <text:p text:style-name="P3"><text:span text:style-name="T26">Y</text:span></text:p>
          </draw:text-box>
        </draw:frame>
        <draw:frame draw:style-name="gr18" draw:text-style-name="P18" draw:layer="layout" svg:width="0.671cm" svg:height="0.239cm" svg:x="7.422cm" svg:y="16.981cm">
          <draw:text-box>
            <text:p text:style-name="P3"><text:span text:style-name="T27">parent</text:span></text:p>
          </draw:text-box>
        </draw:frame>
        <draw:frame draw:style-name="gr3" draw:text-style-name="P4" draw:layer="layout" svg:width="0.497cm" svg:height="0.39cm" svg:x="7.949cm" svg:y="16.786cm">
          <draw:text-box>
            <text:p text:style-name="P3"><text:span text:style-name="T25">) + </text:span></text:p>
          </draw:text-box>
        </draw:frame>
        <draw:frame draw:style-name="gr3" draw:text-style-name="P4" draw:layer="layout" svg:width="0.352cm" svg:height="0.412cm" svg:x="8.442cm" svg:y="16.773cm">
          <draw:text-box>
            <text:p text:style-name="P3"><text:span text:style-name="T26">β</text:span></text:p>
          </draw:text-box>
        </draw:frame>
        <draw:frame draw:style-name="gr18" draw:text-style-name="P18" draw:layer="layout" svg:width="0.204cm" svg:height="0.239cm" svg:x="8.618cm" svg:y="16.981cm">
          <draw:text-box>
            <text:p text:style-name="P3"><text:span text:style-name="T27">2</text:span></text:p>
          </draw:text-box>
        </draw:frame>
        <draw:frame draw:style-name="gr3" draw:text-style-name="P4" draw:layer="layout" svg:width="0.352cm" svg:height="0.412cm" svg:x="8.72cm" svg:y="16.773cm">
          <draw:text-box>
            <text:p text:style-name="P3"><text:span text:style-name="T26">Z</text:span></text:p>
          </draw:text-box>
        </draw:frame>
        <draw:frame draw:style-name="gr18" draw:text-style-name="P18" draw:layer="layout" svg:width="0.476cm" svg:height="0.239cm" svg:x="8.916cm" svg:y="16.981cm">
          <draw:text-box>
            <text:p text:style-name="P3"><text:span text:style-name="T27">child</text:span></text:p>
          </draw:text-box>
        </draw:frame>
        <draw:frame draw:style-name="gr3" draw:text-style-name="P4" draw:layer="layout" svg:width="0.379cm" svg:height="0.39cm" svg:x="9.325cm" svg:y="16.786cm">
          <draw:text-box>
            <text:p text:style-name="P3"><text:span text:style-name="T25"><text:s/></text:span><text:span text:style-name="T25">+ </text:span></text:p>
          </draw:text-box>
        </draw:frame>
        <draw:frame draw:style-name="gr3" draw:text-style-name="P4" draw:layer="layout" svg:width="0.352cm" svg:height="0.412cm" svg:x="9.701cm" svg:y="16.773cm">
          <draw:text-box>
            <text:p text:style-name="P3"><text:span text:style-name="T26">β</text:span></text:p>
          </draw:text-box>
        </draw:frame>
        <draw:frame draw:style-name="gr18" draw:text-style-name="P18" draw:layer="layout" svg:width="0.204cm" svg:height="0.239cm" svg:x="9.876cm" svg:y="16.981cm">
          <draw:text-box>
            <text:p text:style-name="P3"><text:span text:style-name="T27">3</text:span></text:p>
          </draw:text-box>
        </draw:frame>
        <draw:frame draw:style-name="gr3" draw:text-style-name="P4" draw:layer="layout" svg:width="0.352cm" svg:height="0.412cm" svg:x="9.979cm" svg:y="16.773cm">
          <draw:text-box>
            <text:p text:style-name="P3"><text:span text:style-name="T26">Z</text:span></text:p>
          </draw:text-box>
        </draw:frame>
        <draw:frame draw:style-name="gr18" draw:text-style-name="P18" draw:layer="layout" svg:width="0.204cm" svg:height="0.239cm" svg:x="10.175cm" svg:y="16.794cm">
          <draw:text-box>
            <text:p text:style-name="P3"><text:span text:style-name="T27">2</text:span></text:p>
          </draw:text-box>
        </draw:frame>
        <draw:frame draw:style-name="gr18" draw:text-style-name="P18" draw:layer="layout" svg:width="0.476cm" svg:height="0.239cm" svg:x="10.277cm" svg:y="16.981cm">
          <draw:text-box>
            <text:p text:style-name="P3"><text:span text:style-name="T27">child</text:span></text:p>
          </draw:text-box>
        </draw:frame>
        <draw:frame draw:style-name="gr3" draw:text-style-name="P4" draw:layer="layout" svg:width="0.379cm" svg:height="0.39cm" svg:x="10.686cm" svg:y="16.786cm">
          <draw:text-box>
            <text:p text:style-name="P3"><text:span text:style-name="T25"><text:s/></text:span><text:span text:style-name="T25">+ </text:span></text:p>
          </draw:text-box>
        </draw:frame>
        <draw:frame draw:style-name="gr3" draw:text-style-name="P4" draw:layer="layout" svg:width="0.352cm" svg:height="0.412cm" svg:x="11.062cm" svg:y="16.773cm">
          <draw:text-box>
            <text:p text:style-name="P3"><text:span text:style-name="T26">β</text:span></text:p>
          </draw:text-box>
        </draw:frame>
        <draw:frame draw:style-name="gr18" draw:text-style-name="P18" draw:layer="layout" svg:width="0.204cm" svg:height="0.239cm" svg:x="11.237cm" svg:y="16.981cm">
          <draw:text-box>
            <text:p text:style-name="P3"><text:span text:style-name="T27">4</text:span></text:p>
          </draw:text-box>
        </draw:frame>
        <draw:frame draw:style-name="gr3" draw:text-style-name="P4" draw:layer="layout" svg:width="0.352cm" svg:height="0.412cm" svg:x="11.34cm" svg:y="16.773cm">
          <draw:text-box>
            <text:p text:style-name="P3"><text:span text:style-name="T26">Z</text:span></text:p>
          </draw:text-box>
        </draw:frame>
        <draw:frame draw:style-name="gr18" draw:text-style-name="P18" draw:layer="layout" svg:width="0.671cm" svg:height="0.239cm" svg:x="11.536cm" svg:y="16.981cm">
          <draw:text-box>
            <text:p text:style-name="P3"><text:span text:style-name="T27">parent</text:span></text:p>
          </draw:text-box>
        </draw:frame>
        <draw:frame draw:style-name="gr3" draw:text-style-name="P4" draw:layer="layout" svg:width="0.379cm" svg:height="0.39cm" svg:x="12.062cm" svg:y="16.786cm">
          <draw:text-box>
            <text:p text:style-name="P3"><text:span text:style-name="T25"><text:s/></text:span><text:span text:style-name="T25">+ </text:span></text:p>
          </draw:text-box>
        </draw:frame>
        <draw:frame draw:style-name="gr3" draw:text-style-name="P4" draw:layer="layout" svg:width="0.352cm" svg:height="0.412cm" svg:x="12.438cm" svg:y="16.773cm">
          <draw:text-box>
            <text:p text:style-name="P3"><text:span text:style-name="T26">β</text:span></text:p>
          </draw:text-box>
        </draw:frame>
        <draw:frame draw:style-name="gr18" draw:text-style-name="P18" draw:layer="layout" svg:width="0.204cm" svg:height="0.239cm" svg:x="12.613cm" svg:y="16.981cm">
          <draw:text-box>
            <text:p text:style-name="P3"><text:span text:style-name="T27">5</text:span></text:p>
          </draw:text-box>
        </draw:frame>
        <draw:frame draw:style-name="gr3" draw:text-style-name="P4" draw:layer="layout" svg:width="0.352cm" svg:height="0.412cm" svg:x="12.716cm" svg:y="16.773cm">
          <draw:text-box>
            <text:p text:style-name="P3"><text:span text:style-name="T26">Z</text:span></text:p>
          </draw:text-box>
        </draw:frame>
        <draw:frame draw:style-name="gr18" draw:text-style-name="P18" draw:layer="layout" svg:width="0.204cm" svg:height="0.239cm" svg:x="12.912cm" svg:y="16.794cm">
          <draw:text-box>
            <text:p text:style-name="P3"><text:span text:style-name="T27">2</text:span></text:p>
          </draw:text-box>
        </draw:frame>
        <draw:frame draw:style-name="gr18" draw:text-style-name="P18" draw:layer="layout" svg:width="0.671cm" svg:height="0.239cm" svg:x="13.014cm" svg:y="16.981cm">
          <draw:text-box>
            <text:p text:style-name="P3"><text:span text:style-name="T27">parent</text:span></text:p>
          </draw:text-box>
        </draw:frame>
        <draw:frame draw:style-name="gr3" draw:text-style-name="P4" draw:layer="layout" svg:width="0.379cm" svg:height="0.39cm" svg:x="13.541cm" svg:y="16.786cm">
          <draw:text-box>
            <text:p text:style-name="P3"><text:span text:style-name="T25"><text:s/></text:span><text:span text:style-name="T25">+ </text:span></text:p>
          </draw:text-box>
        </draw:frame>
        <draw:frame draw:style-name="gr3" draw:text-style-name="P4" draw:layer="layout" svg:width="0.352cm" svg:height="0.412cm" svg:x="13.916cm" svg:y="16.773cm">
          <draw:text-box>
            <text:p text:style-name="P3"><text:span text:style-name="T26">ε</text:span></text:p>
          </draw:text-box>
        </draw:frame>
        <draw:frame draw:style-name="gr3" draw:text-style-name="P4" draw:layer="layout" svg:width="0.352cm" svg:height="0.39cm" svg:x="14.055cm" svg:y="16.786cm">
          <draw:text-box>
            <text:p text:style-name="P3"><text:span text:style-name="T25"><text:s/></text:span></text:p>
          </draw:text-box>
        </draw:frame>
        <draw:frame draw:style-name="gr3" draw:text-style-name="P4" draw:layer="layout" svg:width="0.417cm" svg:height="0.39cm" svg:x="18.25cm" svg:y="16.786cm">
          <draw:text-box>
            <text:p text:style-name="P3"><text:span text:style-name="T25">(2)</text:span></text:p>
          </draw:text-box>
        </draw:frame>
        <draw:frame draw:style-name="gr13" draw:text-style-name="P14" draw:layer="layout" svg:width="17.054cm" svg:height="0.374cm" svg:x="4.45cm" svg:y="17.705cm">
          <draw:text-box>
            <text:p text:style-name="P3"><text:span text:style-name="T17">An <text:s/>important <text:s/></text:span><text:span text:style-name="T17">disadvantage <text:s/>of <text:s/></text:span><text:span text:style-name="T17">measuring <text:s/></text:span><text:span text:style-name="T17">intergenerational <text:s/>income <text:s/></text:span><text:span text:style-name="T17">mobility <text:s/>by <text:s/>elasticity <text:s/>is <text:s/></text:span><text:span text:style-name="T17">that <text:s/>we </text:span></text:p>
          </draw:text-box>
        </draw:frame>
        <draw:frame draw:style-name="gr13" draw:text-style-name="P14" draw:layer="layout" svg:width="16.652cm" svg:height="0.374cm" svg:x="4.45cm" svg:y="18.155cm">
          <draw:text-box>
            <text:p text:style-name="P3"><text:span text:style-name="T17">cannot include negative or </text:span><text:span text:style-name="T17">zero incomes in the </text:span><text:span text:style-name="T17">analysis. This is often the </text:span><text:span text:style-name="T17">case for self-employed </text:span><text:span text:style-name="T17">people </text:span></text:p>
          </draw:text-box>
        </draw:frame>
        <draw:frame draw:style-name="gr13" draw:text-style-name="P14" draw:layer="layout" svg:width="17.393cm" svg:height="0.374cm" svg:x="4.45cm" svg:y="18.605cm">
          <draw:text-box>
            <text:p text:style-name="P3"><text:span text:style-name="T17">who <text:s/>suffer <text:s/>(heavy) <text:s/></text:span><text:span text:style-name="T17">losses. <text:s/>If <text:s/>we <text:s/>want <text:s/>to <text:s/></text:span><text:span text:style-name="T17">make <text:s/>statements <text:s/>about <text:s/></text:span><text:span text:style-name="T17">the <text:s/>income <text:s/>transfer <text:s/>for <text:s/></text:span><text:span text:style-name="T17">the <text:s/>whole </text:span></text:p>
          </draw:text-box>
        </draw:frame>
        <draw:frame draw:style-name="gr13" draw:text-style-name="P14" draw:layer="layout" svg:width="17.05cm" svg:height="0.374cm" svg:x="4.45cm" svg:y="19.055cm">
          <draw:text-box>
            <text:p text:style-name="P3"><text:span text:style-name="T17">population <text:s/>(or <text:s/>only <text:s/>about </text:span><text:span text:style-name="T17"><text:s/>that <text:s/>for <text:s/>the <text:s/>self-</text:span><text:span text:style-name="T17">employed) <text:s/>the <text:s/>two <text:s/></text:span><text:span text:style-name="T17">analyses <text:s/>presented <text:s/>below </text:span><text:span text:style-name="T17"><text:s/>are <text:s/>more </text:span></text:p>
          </draw:text-box>
        </draw:frame>
        <draw:frame draw:style-name="gr13" draw:text-style-name="P14" draw:layer="layout" svg:width="1.467cm" svg:height="0.374cm" svg:x="4.45cm" svg:y="19.505cm">
          <draw:text-box>
            <text:p text:style-name="P3"><text:span text:style-name="T17">suitable. </text:span></text:p>
          </draw:text-box>
        </draw:frame>
        <draw:frame draw:style-name="gr13" draw:text-style-name="P14" draw:layer="layout" svg:width="8.943cm" svg:height="0.374cm" svg:x="4.45cm" svg:y="20.855cm">
          <draw:text-box>
            <text:p text:style-name="P3"><text:span text:style-name="T19">Measuring income </text:span><text:span text:style-name="T19">mobility by transition </text:span><text:span text:style-name="T19">matrices</text:span></text:p>
          </draw:text-box>
        </draw:frame>
        <draw:frame draw:style-name="gr13" draw:text-style-name="P14" draw:layer="layout" svg:width="16.753cm" svg:height="0.374cm" svg:x="4.45cm" svg:y="21.755cm">
          <draw:text-box>
            <text:p text:style-name="P3"><text:span text:style-name="T17">To compose transition </text:span><text:span text:style-name="T17">matrices, both the income </text:span><text:span text:style-name="T17">of the parents (father) and </text:span><text:span text:style-name="T17">the children’s adult income </text:span></text:p>
          </draw:text-box>
        </draw:frame>
        <draw:frame draw:style-name="gr13" draw:text-style-name="P14" draw:layer="layout" svg:width="17.68cm" svg:height="0.374cm" svg:x="4.45cm" svg:y="22.205cm">
          <draw:text-box>
            <text:p text:style-name="P3"><text:span text:style-name="T17">are <text:s/>classified <text:s/>into <text:s/>a <text:s/></text:span><text:span text:style-name="T17">number <text:s/>of <text:s/>groups <text:s/>based <text:s/></text:span><text:span text:style-name="T17">on <text:s/>percentiles. <text:s/>We <text:s/>can <text:s/></text:span><text:span text:style-name="T17">for <text:s/>instance <text:s/>create <text:s/>25%-</text:span><text:span text:style-name="T17">income </text:span></text:p>
          </draw:text-box>
        </draw:frame>
        <draw:frame draw:style-name="gr13" draw:text-style-name="P14" draw:layer="layout" svg:width="16.44cm" svg:height="0.374cm" svg:x="4.45cm" svg:y="22.655cm">
          <draw:text-box>
            <text:p text:style-name="P3"><text:span text:style-name="T17">groups of both the parents </text:span><text:span text:style-name="T17">and the adult children. </text:span><text:span text:style-name="T17">Then, for instance, the </text:span><text:span text:style-name="T17">percentage of adult </text:span><text:span text:style-name="T17">children </text:span></text:p>
          </draw:text-box>
        </draw:frame>
        <draw:frame draw:style-name="gr13" draw:text-style-name="P14" draw:layer="layout" svg:width="17.448cm" svg:height="0.374cm" svg:x="4.45cm" svg:y="23.105cm">
          <draw:text-box>
            <text:p text:style-name="P3"><text:span text:style-name="T17">with <text:s/>a <text:s/>low <text:s/>income <text:s/>(first <text:s/></text:span><text:span text:style-name="T17">25%-group) <text:s/>who <text:s/>grew <text:s/>up </text:span><text:span text:style-name="T17"><text:s/>in <text:s/>a <text:s/>low-income <text:s/>family <text:s/></text:span><text:span text:style-name="T17">(first <text:s/>25%-group <text:s/>of <text:s/></text:span><text:span text:style-name="T17">father/</text:span></text:p>
          </draw:text-box>
        </draw:frame>
        <draw:frame draw:style-name="gr19" draw:text-style-name="P19" draw:layer="layout" svg:width="0.15cm" svg:height="0.17cm" svg:x="2.35cm" svg:y="24.536cm">
          <draw:text-box>
            <text:p text:style-name="P3"><text:span text:style-name="T32">1)</text:span></text:p>
          </draw:text-box>
        </draw:frame>
        <draw:frame draw:style-name="gr15" draw:text-style-name="P15" draw:layer="layout" svg:width="0.246cm" svg:height="0.289cm" svg:x="2.442cm" svg:y="24.521cm">
          <draw:text-box>
            <text:p text:style-name="P3"><text:span text:style-name="T33"><text:s/></text:span></text:p>
          </draw:text-box>
        </draw:frame>
        <draw:frame draw:style-name="gr15" draw:text-style-name="P15" draw:layer="layout" svg:width="7.961cm" svg:height="0.289cm" svg:x="2.6cm" svg:y="24.521cm">
          <draw:text-box>
            <text:p text:style-name="P3"><text:span text:style-name="T33">The correlation coefficient </text:span><text:span text:style-name="T33">between father and son log </text:span><text:span text:style-name="T33">incomes (</text:span></text:p>
          </draw:text-box>
        </draw:frame>
        <draw:frame draw:style-name="gr15" draw:text-style-name="P15" draw:layer="layout" svg:width="0.246cm" svg:height="0.276cm" svg:x="9.393cm" svg:y="24.53cm">
          <draw:text-box>
            <text:p text:style-name="P3"><text:span text:style-name="T34">ρ</text:span></text:p>
          </draw:text-box>
        </draw:frame>
        <draw:frame draw:style-name="gr15" draw:text-style-name="P15" draw:layer="layout" svg:width="1.53cm" svg:height="0.289cm" svg:x="9.516cm" svg:y="24.521cm">
          <draw:text-box>
            <text:p text:style-name="P3"><text:span text:style-name="T33">) is equal to </text:span></text:p>
          </draw:text-box>
        </draw:frame>
        <draw:frame draw:style-name="gr15" draw:text-style-name="P15" draw:layer="layout" svg:width="0.246cm" svg:height="0.276cm" svg:x="10.763cm" svg:y="24.53cm">
          <draw:text-box>
            <text:p text:style-name="P3"><text:span text:style-name="T34">β</text:span></text:p>
          </draw:text-box>
        </draw:frame>
        <draw:frame draw:style-name="gr19" draw:text-style-name="P19" draw:layer="layout" svg:width="0.142cm" svg:height="0.17cm" svg:x="10.888cm" svg:y="24.666cm">
          <draw:text-box>
            <text:p text:style-name="P3"><text:span text:style-name="T32">1</text:span></text:p>
          </draw:text-box>
        </draw:frame>
        <draw:frame draw:style-name="gr15" draw:text-style-name="P15" draw:layer="layout" svg:width="9.226cm" svg:height="0.289cm" svg:x="10.937cm" svg:y="24.521cm">
          <draw:text-box>
            <text:p text:style-name="P3"><text:span text:style-name="T33"><text:s/></text:span><text:span text:style-name="T33">if we use permanent incomes and </text:span><text:span text:style-name="T33">if the degree of income inequality </text:span><text:span text:style-name="T33">does </text:span></text:p>
          </draw:text-box>
        </draw:frame>
        <draw:frame draw:style-name="gr15" draw:text-style-name="P15" draw:layer="layout" svg:width="8.338cm" svg:height="0.289cm" svg:x="2.6cm" svg:y="24.821cm">
          <draw:text-box>
            <text:p text:style-name="P3"><text:span text:style-name="T33">not change across generations. If </text:span><text:span text:style-name="T33">income inequality does change, </text:span><text:span text:style-name="T35">β</text:span></text:p>
          </draw:text-box>
        </draw:frame>
        <draw:frame draw:style-name="gr19" draw:text-style-name="P19" draw:layer="layout" svg:width="0.142cm" svg:height="0.158cm" svg:x="9.786cm" svg:y="24.972cm">
          <draw:text-box>
            <text:p text:style-name="P3"><text:span text:style-name="T36">1</text:span></text:p>
          </draw:text-box>
        </draw:frame>
        <draw:frame draw:style-name="gr15" draw:text-style-name="P15" draw:layer="layout" svg:width="0.269cm" svg:height="0.276cm" svg:x="9.857cm" svg:y="24.83cm">
          <draw:text-box>
            <text:p text:style-name="P3"><text:span text:style-name="T34"><text:s/></text:span><text:span text:style-name="T34">= </text:span></text:p>
          </draw:text-box>
        </draw:frame>
        <draw:frame draw:style-name="gr15" draw:text-style-name="P15" draw:layer="layout" svg:width="0.315cm" svg:height="0.289cm" svg:x="10.135cm" svg:y="24.821cm">
          <draw:text-box>
            <text:p text:style-name="P3"><text:span text:style-name="T35">ρσ</text:span></text:p>
          </draw:text-box>
        </draw:frame>
        <draw:frame draw:style-name="gr15" draw:text-style-name="P15" draw:layer="layout" svg:width="0.337cm" svg:height="0.276cm" svg:x="10.375cm" svg:y="24.83cm">
          <draw:text-box>
            <text:p text:style-name="P3"><text:span text:style-name="T34"><text:s/></text:span><text:span text:style-name="T34">(ln</text:span></text:p>
          </draw:text-box>
        </draw:frame>
        <draw:frame draw:style-name="gr15" draw:text-style-name="P15" draw:layer="layout" svg:width="0.246cm" svg:height="0.289cm" svg:x="10.718cm" svg:y="24.821cm">
          <draw:text-box>
            <text:p text:style-name="P3"><text:span text:style-name="T35">Y</text:span></text:p>
          </draw:text-box>
        </draw:frame>
        <draw:frame draw:style-name="gr19" draw:text-style-name="P19" draw:layer="layout" svg:width="0.345cm" svg:height="0.17cm" svg:x="10.855cm" svg:y="24.966cm">
          <draw:text-box>
            <text:p text:style-name="P3"><text:span text:style-name="T37">child</text:span></text:p>
          </draw:text-box>
        </draw:frame>
        <draw:frame draw:style-name="gr15" draw:text-style-name="P15" draw:layer="layout" svg:width="0.246cm" svg:height="0.276cm" svg:x="11.142cm" svg:y="24.83cm">
          <draw:text-box>
            <text:p text:style-name="P3"><text:span text:style-name="T34">)/</text:span></text:p>
          </draw:text-box>
        </draw:frame>
        <draw:frame draw:style-name="gr15" draw:text-style-name="P15" draw:layer="layout" svg:width="0.246cm" svg:height="0.289cm" svg:x="11.293cm" svg:y="24.821cm">
          <draw:text-box>
            <text:p text:style-name="P3"><text:span text:style-name="T35">σ</text:span></text:p>
          </draw:text-box>
        </draw:frame>
        <draw:frame draw:style-name="gr15" draw:text-style-name="P15" draw:layer="layout" svg:width="0.273cm" svg:height="0.276cm" svg:x="11.414cm" svg:y="24.83cm">
          <draw:text-box>
            <text:p text:style-name="P3"><text:span text:style-name="T34">(ln</text:span></text:p>
          </draw:text-box>
        </draw:frame>
        <draw:frame draw:style-name="gr15" draw:text-style-name="P15" draw:layer="layout" svg:width="0.246cm" svg:height="0.289cm" svg:x="11.689cm" svg:y="24.821cm">
          <draw:text-box>
            <text:p text:style-name="P3"><text:span text:style-name="T35">Y</text:span></text:p>
          </draw:text-box>
        </draw:frame>
        <draw:frame draw:style-name="gr19" draw:text-style-name="P19" draw:layer="layout" svg:width="0.48cm" svg:height="0.17cm" svg:x="11.803cm" svg:y="24.966cm">
          <draw:text-box>
            <text:p text:style-name="P3"><text:span text:style-name="T37">parent</text:span></text:p>
          </draw:text-box>
        </draw:frame>
        <draw:frame draw:style-name="gr15" draw:text-style-name="P15" draw:layer="layout" svg:width="0.246cm" svg:height="0.276cm" svg:x="12.172cm" svg:y="24.83cm">
          <draw:text-box>
            <text:p text:style-name="P3"><text:span text:style-name="T34">)</text:span></text:p>
          </draw:text-box>
        </draw:frame>
        <draw:frame draw:style-name="gr15" draw:text-style-name="P15" draw:layer="layout" svg:width="7.474cm" svg:height="0.289cm" svg:x="12.254cm" svg:y="24.821cm">
          <draw:text-box>
            <text:p text:style-name="P3"><text:span text:style-name="T33">, where </text:span><text:span text:style-name="T38"></text:span><text:span text:style-name="T33"> signifies the standard </text:span><text:span text:style-name="T33">deviation of the variables in </text:span></text:p>
          </draw:text-box>
        </draw:frame>
        <draw:frame draw:style-name="gr15" draw:text-style-name="P15" draw:layer="layout" svg:width="6.047cm" svg:height="0.289cm" svg:x="2.6cm" svg:y="25.121cm">
          <draw:text-box>
            <text:p text:style-name="P3"><text:span text:style-name="T33">parentheses. In the case of single-</text:span><text:span text:style-name="T33">year incomes, </text:span></text:p>
          </draw:text-box>
        </draw:frame>
        <draw:frame draw:style-name="gr15" draw:text-style-name="P15" draw:layer="layout" svg:width="0.246cm" svg:height="0.276cm" svg:x="7.738cm" svg:y="25.13cm">
          <draw:text-box>
            <text:p text:style-name="P3"><text:span text:style-name="T34">β</text:span></text:p>
          </draw:text-box>
        </draw:frame>
        <draw:frame draw:style-name="gr19" draw:text-style-name="P19" draw:layer="layout" svg:width="0.142cm" svg:height="0.17cm" svg:x="7.863cm" svg:y="25.266cm">
          <draw:text-box>
            <text:p text:style-name="P3"><text:span text:style-name="T32">1</text:span></text:p>
          </draw:text-box>
        </draw:frame>
        <draw:frame draw:style-name="gr15" draw:text-style-name="P15" draw:layer="layout" svg:width="4.002cm" svg:height="0.289cm" svg:x="7.912cm" svg:y="25.121cm">
          <draw:text-box>
            <text:p text:style-name="P3"><text:span text:style-name="T33"><text:s/></text:span><text:span text:style-name="T33">differs from the true coefficient </text:span></text:p>
          </draw:text-box>
        </draw:frame>
        <draw:frame draw:style-name="gr15" draw:text-style-name="P15" draw:layer="layout" svg:width="0.246cm" svg:height="0.276cm" svg:x="11.392cm" svg:y="25.13cm">
          <draw:text-box>
            <text:p text:style-name="P3"><text:span text:style-name="T34">ρ</text:span></text:p>
          </draw:text-box>
        </draw:frame>
        <draw:frame draw:style-name="gr15" draw:text-style-name="P15" draw:layer="layout" svg:width="8.443cm" svg:height="0.289cm" svg:x="11.515cm" svg:y="25.121cm">
          <draw:text-box>
            <text:p text:style-name="P3"><text:span text:style-name="T33"><text:s/></text:span><text:span text:style-name="T33">according to a factor determined </text:span><text:span text:style-name="T33">by the ratio of the variance of the </text:span></text:p>
          </draw:text-box>
        </draw:frame>
        <draw:frame draw:style-name="gr15" draw:text-style-name="P15" draw:layer="layout" svg:width="9.646cm" svg:height="0.289cm" svg:x="2.6cm" svg:y="25.421cm">
          <draw:text-box>
            <text:p text:style-name="P3"><text:span text:style-name="T33">transitory shock in income to that </text:span><text:span text:style-name="T33">of the income itself (Solon, 1989 </text:span><text:span text:style-name="T33">and 1992).</text:span></text:p>
          </draw:text-box>
        </draw:frame>
      </draw:page>
      <draw:page draw:name="page9" draw:style-name="dp1" draw:master-page-name="master-page99">
        <draw:frame draw:style-name="gr9" draw:text-style-name="P10" draw:layer="layout" svg:width="6.479cm" svg:height="0.331cm" svg:x="12.683cm" svg:y="28.088cm">
          <draw:text-box>
            <text:p text:style-name="P3"><text:span text:style-name="T11">Measuring intergenerational </text:span><text:span text:style-name="T11">income mobility </text:span></text:p>
          </draw:text-box>
        </draw:frame>
        <draw:frame draw:style-name="gr9" draw:text-style-name="P10" draw:layer="layout" svg:width="0.281cm" svg:height="0.331cm" svg:x="18.495cm" svg:y="28.088cm">
          <draw:text-box>
            <text:p text:style-name="P3"><text:span text:style-name="T11">9</text:span></text:p>
          </draw:text-box>
        </draw:frame>
        <draw:frame draw:style-name="gr13" draw:text-style-name="P14" draw:layer="layout" svg:width="16.245cm" svg:height="0.374cm" svg:x="4.4cm" svg:y="3.305cm">
          <draw:text-box>
            <text:p text:style-name="P3"><text:span text:style-name="T17">parents’ income) is one </text:span><text:span text:style-name="T17">indicator for income </text:span><text:span text:style-name="T17">(im)mobility in the lower </text:span><text:span text:style-name="T17">part of the income </text:span><text:span text:style-name="T17">distribution. </text:span></text:p>
          </draw:text-box>
        </draw:frame>
        <draw:frame draw:style-name="gr13" draw:text-style-name="P14" draw:layer="layout" svg:width="16.8cm" svg:height="0.374cm" svg:x="4.4cm" svg:y="3.755cm">
          <draw:text-box>
            <text:p text:style-name="P3"><text:span text:style-name="T17">A high percentage </text:span><text:span text:style-name="T17">(significantly above 25 </text:span><text:span text:style-name="T17">percent) points towards </text:span><text:span text:style-name="T17">low upward income </text:span><text:span text:style-name="T17">mobility, and vice </text:span></text:p>
          </draw:text-box>
        </draw:frame>
        <draw:frame draw:style-name="gr13" draw:text-style-name="P14" draw:layer="layout" svg:width="0.976cm" svg:height="0.374cm" svg:x="4.4cm" svg:y="4.205cm">
          <draw:text-box>
            <text:p text:style-name="P3"><text:span text:style-name="T17">versa.</text:span></text:p>
          </draw:text-box>
        </draw:frame>
        <draw:frame draw:style-name="gr13" draw:text-style-name="P14" draw:layer="layout" svg:width="17.194cm" svg:height="0.374cm" svg:x="4.4cm" svg:y="5.105cm">
          <draw:text-box>
            <text:p text:style-name="P3"><text:span text:style-name="T17">Adjusting <text:s/>for <text:s/>life-cycle <text:s/></text:span><text:span text:style-name="T17">bias <text:s/>is <text:s/>straightforward <text:s/>in <text:s/></text:span><text:span text:style-name="T17">a <text:s/>linear <text:s/>regression <text:s/></text:span><text:span text:style-name="T17">analysis. <text:s/>When <text:s/>using <text:s/></text:span><text:span text:style-name="T17">transition </text:span></text:p>
          </draw:text-box>
        </draw:frame>
        <draw:frame draw:style-name="gr13" draw:text-style-name="P14" draw:layer="layout" svg:width="16.495cm" svg:height="0.374cm" svg:x="4.4cm" svg:y="5.555cm">
          <draw:text-box>
            <text:p text:style-name="P3"><text:span text:style-name="T17">matrices, multiple </text:span><text:span text:style-name="T17">classification analysis </text:span><text:span text:style-name="T17">(Lolle, 2007) can be used </text:span><text:span text:style-name="T17">to adjust for differences in </text:span><text:span text:style-name="T17">life-cycle.</text:span></text:p>
          </draw:text-box>
        </draw:frame>
        <draw:frame draw:style-name="gr17" draw:text-style-name="P17" draw:layer="layout" svg:width="0.188cm" svg:height="0.213cm" svg:x="18.506cm" svg:y="5.574cm">
          <draw:text-box>
            <text:p text:style-name="P3"><text:span text:style-name="T24">2)</text:span></text:p>
          </draw:text-box>
        </draw:frame>
        <draw:frame draw:style-name="gr13" draw:text-style-name="P14" draw:layer="layout" svg:width="0.317cm" svg:height="0.374cm" svg:x="18.65cm" svg:y="5.555cm">
          <draw:text-box>
            <text:p text:style-name="P3"><text:span text:style-name="T17"><text:s/></text:span></text:p>
          </draw:text-box>
        </draw:frame>
        <draw:frame draw:style-name="gr13" draw:text-style-name="P14" draw:layer="layout" svg:width="16.707cm" svg:height="0.374cm" svg:x="4.4cm" svg:y="6.005cm">
          <draw:text-box>
            <text:p text:style-name="P3"><text:span text:style-name="T17">Multiple classification </text:span><text:span text:style-name="T17">analysis (mca) can be </text:span><text:span text:style-name="T17">considered as a special </text:span><text:span text:style-name="T17">type of linear regression </text:span><text:span text:style-name="T17">analysis in </text:span></text:p>
          </draw:text-box>
        </draw:frame>
        <draw:frame draw:style-name="gr13" draw:text-style-name="P14" draw:layer="layout" svg:width="1.031cm" svg:height="0.374cm" svg:x="4.4cm" svg:y="6.455cm">
          <draw:text-box>
            <text:p text:style-name="P3"><text:span text:style-name="T17">which </text:span></text:p>
          </draw:text-box>
        </draw:frame>
        <draw:frame draw:style-name="gr13" draw:text-style-name="P14" draw:layer="layout" svg:width="1.865cm" svg:height="0.374cm" svg:x="5.412cm" svg:y="6.455cm">
          <draw:text-box>
            <text:p text:style-name="P3"><text:span text:style-name="T17">categorical </text:span></text:p>
          </draw:text-box>
        </draw:frame>
        <draw:frame draw:style-name="gr13" draw:text-style-name="P14" draw:layer="layout" svg:width="2.119cm" svg:height="0.374cm" svg:x="7.095cm" svg:y="6.455cm">
          <draw:text-box>
            <text:p text:style-name="P3"><text:span text:style-name="T17">independent </text:span></text:p>
          </draw:text-box>
        </draw:frame>
        <draw:frame draw:style-name="gr13" draw:text-style-name="P14" draw:layer="layout" svg:width="1.551cm" svg:height="0.374cm" svg:x="9.026cm" svg:y="6.455cm">
          <draw:text-box>
            <text:p text:style-name="P3"><text:span text:style-name="T17">variables </text:span></text:p>
          </draw:text-box>
        </draw:frame>
        <draw:frame draw:style-name="gr13" draw:text-style-name="P14" draw:layer="layout" svg:width="0.828cm" svg:height="0.374cm" svg:x="10.425cm" svg:y="6.455cm">
          <draw:text-box>
            <text:p text:style-name="P3"><text:span text:style-name="T17">(e.g. </text:span></text:p>
          </draw:text-box>
        </draw:frame>
        <draw:frame draw:style-name="gr13" draw:text-style-name="P14" draw:layer="layout" svg:width="0.624cm" svg:height="0.374cm" svg:x="11.161cm" svg:y="6.455cm">
          <draw:text-box>
            <text:p text:style-name="P3"><text:span text:style-name="T17">the </text:span></text:p>
          </draw:text-box>
        </draw:frame>
        <draw:frame draw:style-name="gr13" draw:text-style-name="P14" draw:layer="layout" svg:width="1.268cm" svg:height="0.374cm" svg:x="11.794cm" svg:y="6.455cm">
          <draw:text-box>
            <text:p text:style-name="P3"><text:span text:style-name="T17">income </text:span></text:p>
          </draw:text-box>
        </draw:frame>
        <draw:frame draw:style-name="gr13" draw:text-style-name="P14" draw:layer="layout" svg:width="0.891cm" svg:height="0.374cm" svg:x="12.984cm" svg:y="6.455cm">
          <draw:text-box>
            <text:p text:style-name="P3"><text:span text:style-name="T17">class </text:span></text:p>
          </draw:text-box>
        </draw:frame>
        <draw:frame draw:style-name="gr13" draw:text-style-name="P14" draw:layer="layout" svg:width="0.408cm" svg:height="0.374cm" svg:x="13.816cm" svg:y="6.455cm">
          <draw:text-box>
            <text:p text:style-name="P3"><text:span text:style-name="T17">of </text:span></text:p>
          </draw:text-box>
        </draw:frame>
        <draw:frame draw:style-name="gr13" draw:text-style-name="P14" draw:layer="layout" svg:width="1.441cm" svg:height="0.374cm" svg:x="14.27cm" svg:y="6.455cm">
          <draw:text-box>
            <text:p text:style-name="P3"><text:span text:style-name="T17">parents) </text:span></text:p>
          </draw:text-box>
        </draw:frame>
        <draw:frame draw:style-name="gr13" draw:text-style-name="P14" draw:layer="layout" svg:width="0.624cm" svg:height="0.374cm" svg:x="15.589cm" svg:y="6.455cm">
          <draw:text-box>
            <text:p text:style-name="P3"><text:span text:style-name="T17">are </text:span></text:p>
          </draw:text-box>
        </draw:frame>
        <draw:frame draw:style-name="gr13" draw:text-style-name="P14" draw:layer="layout" svg:width="2.064cm" svg:height="0.374cm" svg:x="16.198cm" svg:y="6.455cm">
          <draw:text-box>
            <text:p text:style-name="P3"><text:span text:style-name="T17">transformed </text:span></text:p>
          </draw:text-box>
        </draw:frame>
        <draw:frame draw:style-name="gr13" draw:text-style-name="P14" draw:layer="layout" svg:width="0.713cm" svg:height="0.374cm" svg:x="18.097cm" svg:y="6.455cm">
          <draw:text-box>
            <text:p text:style-name="P3"><text:span text:style-name="T17">into </text:span></text:p>
          </draw:text-box>
        </draw:frame>
        <draw:frame draw:style-name="gr13" draw:text-style-name="P14" draw:layer="layout" svg:width="16.508cm" svg:height="0.374cm" svg:x="4.4cm" svg:y="6.905cm">
          <draw:text-box>
            <text:p text:style-name="P3"><text:span text:style-name="T17">dichotomous variables </text:span><text:span text:style-name="T17">(dummy variables). The </text:span><text:span text:style-name="T17">regression coefficients are </text:span><text:span text:style-name="T17">linearly transformed in </text:span><text:span text:style-name="T17">such </text:span></text:p>
          </draw:text-box>
        </draw:frame>
        <draw:frame draw:style-name="gr13" draw:text-style-name="P14" draw:layer="layout" svg:width="16.779cm" svg:height="0.374cm" svg:x="4.4cm" svg:y="7.355cm">
          <draw:text-box>
            <text:p text:style-name="P3"><text:span text:style-name="T17">way that they indicate the </text:span><text:span text:style-name="T17">difference between the </text:span><text:span text:style-name="T17">(adjusted) group mean </text:span><text:span text:style-name="T17">and the general mean. </text:span><text:span text:style-name="T17">Such a </text:span></text:p>
          </draw:text-box>
        </draw:frame>
        <draw:frame draw:style-name="gr13" draw:text-style-name="P14" draw:layer="layout" svg:width="16.504cm" svg:height="0.374cm" svg:x="4.4cm" svg:y="7.805cm">
          <draw:text-box>
            <text:p text:style-name="P3"><text:span text:style-name="T17">group mean could be the </text:span><text:span text:style-name="T17">percentage of adult </text:span><text:span text:style-name="T17">children with a low income </text:span><text:span text:style-name="T17">who grew up in a low-</text:span><text:span text:style-name="T17">income </text:span></text:p>
          </draw:text-box>
        </draw:frame>
        <draw:frame draw:style-name="gr13" draw:text-style-name="P14" draw:layer="layout" svg:width="16.978cm" svg:height="0.374cm" svg:x="4.4cm" svg:y="8.255cm">
          <draw:text-box>
            <text:p text:style-name="P3"><text:span text:style-name="T17">family. As a result of the </text:span><text:span text:style-name="T17">mca we have unadjusted </text:span><text:span text:style-name="T17">as well as adjusted (for </text:span><text:span text:style-name="T17">control variables) group </text:span><text:span text:style-name="T17">means </text:span></text:p>
          </draw:text-box>
        </draw:frame>
        <draw:frame draw:style-name="gr13" draw:text-style-name="P14" draw:layer="layout" svg:width="16.19cm" svg:height="0.374cm" svg:x="4.4cm" svg:y="8.705cm">
          <draw:text-box>
            <text:p text:style-name="P3"><text:span text:style-name="T17">at our disposal. To be </text:span><text:span text:style-name="T17">specific, with mca we can </text:span><text:span text:style-name="T17">estimate the percentage of </text:span><text:span text:style-name="T17">adult children with a low </text:span></text:p>
          </draw:text-box>
        </draw:frame>
        <draw:frame draw:style-name="gr13" draw:text-style-name="P14" draw:layer="layout" svg:width="16.55cm" svg:height="0.374cm" svg:x="4.4cm" svg:y="9.155cm">
          <draw:text-box>
            <text:p text:style-name="P3"><text:span text:style-name="T17">income who grew up in a </text:span><text:span text:style-name="T17">low-income family, </text:span><text:span text:style-name="T17">unadjusted as well as </text:span><text:span text:style-name="T17">adjusted for differences in </text:span><text:span text:style-name="T17">life-cycle </text:span></text:p>
          </draw:text-box>
        </draw:frame>
        <draw:frame draw:style-name="gr13" draw:text-style-name="P14" draw:layer="layout" svg:width="15.14cm" svg:height="0.374cm" svg:x="4.4cm" svg:y="9.604cm">
          <draw:text-box>
            <text:p text:style-name="P3"><text:span text:style-name="T17">(age and squared age of </text:span><text:span text:style-name="T17">adult children and their </text:span><text:span text:style-name="T17">parents are incorporated in </text:span><text:span text:style-name="T17">de mca-analysis).</text:span></text:p>
          </draw:text-box>
        </draw:frame>
        <draw:frame draw:style-name="gr13" draw:text-style-name="P14" draw:layer="layout" svg:width="10.42cm" svg:height="0.374cm" svg:x="4.4cm" svg:y="10.954cm">
          <draw:text-box>
            <text:p text:style-name="P3"><text:span text:style-name="T19">Measuring income </text:span><text:span text:style-name="T19">mobility by logistic </text:span><text:span text:style-name="T19">regression analysis</text:span></text:p>
          </draw:text-box>
        </draw:frame>
        <draw:frame draw:style-name="gr13" draw:text-style-name="P14" draw:layer="layout" svg:width="16.885cm" svg:height="0.374cm" svg:x="4.4cm" svg:y="11.855cm">
          <draw:text-box>
            <text:p text:style-name="P3"><text:span text:style-name="T17">If we are interested in </text:span><text:span text:style-name="T17">income mobility in a </text:span><text:span text:style-name="T17">specific part of the income </text:span><text:span text:style-name="T17">distribution, for instance </text:span><text:span text:style-name="T17">the lower </text:span></text:p>
          </draw:text-box>
        </draw:frame>
        <draw:frame draw:style-name="gr13" draw:text-style-name="P14" draw:layer="layout" svg:width="17.214cm" svg:height="0.374cm" svg:x="4.4cm" svg:y="12.304cm">
          <draw:text-box>
            <text:p text:style-name="P3"><text:span text:style-name="T17">part, a logistic regression </text:span><text:span text:style-name="T17">analysis can be done. Such </text:span><text:span text:style-name="T17">analysis investigates the </text:span><text:span text:style-name="T17">influence of one or more </text:span><text:span text:style-name="T17">(</text:span><text:span text:style-name="T29">n</text:span><text:span text:style-name="T17">) </text:span></text:p>
          </draw:text-box>
        </draw:frame>
        <draw:frame draw:style-name="gr13" draw:text-style-name="P14" draw:layer="layout" svg:width="4.088cm" svg:height="0.374cm" svg:x="4.4cm" svg:y="12.754cm">
          <draw:text-box>
            <text:p text:style-name="P3"><text:span text:style-name="T17">independent <text:s/>variables </text:span><text:span text:style-name="T29"><text:s/>X</text:span></text:p>
          </draw:text-box>
        </draw:frame>
        <draw:frame draw:style-name="gr17" draw:text-style-name="P17" draw:layer="layout" svg:width="0.183cm" svg:height="0.213cm" svg:x="7.854cm" svg:y="12.943cm">
          <draw:text-box>
            <text:p text:style-name="P3"><text:span text:style-name="T39">1</text:span></text:p>
          </draw:text-box>
        </draw:frame>
        <draw:frame draw:style-name="gr13" draw:text-style-name="P14" draw:layer="layout" svg:width="0.739cm" svg:height="0.374cm" svg:x="7.946cm" svg:y="12.755cm">
          <draw:text-box>
            <text:p text:style-name="P3"><text:span text:style-name="T29">,…,X</text:span></text:p>
          </draw:text-box>
        </draw:frame>
        <draw:frame draw:style-name="gr17" draw:text-style-name="P17" draw:layer="layout" svg:width="0.183cm" svg:height="0.213cm" svg:x="8.581cm" svg:y="12.943cm">
          <draw:text-box>
            <text:p text:style-name="P3"><text:span text:style-name="T39">n</text:span></text:p>
          </draw:text-box>
        </draw:frame>
        <draw:frame draw:style-name="gr13" draw:text-style-name="P14" draw:layer="layout" svg:width="12.13cm" svg:height="0.374cm" svg:x="8.673cm" svg:y="12.755cm">
          <draw:text-box>
            <text:p text:style-name="P3"><text:span text:style-name="T17"><text:s text:c="2"/></text:span><text:span text:style-name="T17">(e.g. <text:s/>the <text:s/>father’s <text:s/></text:span><text:span text:style-name="T17">income <text:s/>and <text:s/>his <text:s/></text:span><text:span text:style-name="T17">education <text:s/>level) <text:s/>on <text:s/>a <text:s/></text:span><text:span text:style-name="T17">dichotomous </text:span></text:p>
          </draw:text-box>
        </draw:frame>
        <draw:frame draw:style-name="gr13" draw:text-style-name="P14" draw:layer="layout" svg:width="17.088cm" svg:height="0.374cm" svg:x="4.4cm" svg:y="13.205cm">
          <draw:text-box>
            <text:p text:style-name="P3"><text:span text:style-name="T17">dependent variable </text:span><text:span text:style-name="T29">Y</text:span><text:span text:style-name="T17"> (e.g.: </text:span><text:span text:style-name="T17">the adult child has or does </text:span><text:span text:style-name="T17">not have an income in the </text:span><text:span text:style-name="T17">lower part of the income </text:span></text:p>
          </draw:text-box>
        </draw:frame>
        <draw:frame draw:style-name="gr13" draw:text-style-name="P14" draw:layer="layout" svg:width="13.574cm" svg:height="0.374cm" svg:x="4.4cm" svg:y="13.655cm">
          <draw:text-box>
            <text:p text:style-name="P3"><text:span text:style-name="T17">distribution) (Agresti, </text:span><text:span text:style-name="T17">2002). In a logistic </text:span><text:span text:style-name="T17">regression model the </text:span><text:span text:style-name="T17">regression equation is</text:span></text:p>
          </draw:text-box>
        </draw:frame>
        <draw:frame draw:style-name="gr3" draw:text-style-name="P4" draw:layer="layout" svg:width="0.352cm" svg:height="0.39cm" svg:x="4.4cm" svg:y="14.536cm">
          <draw:text-box>
            <text:p text:style-name="P3"><text:span text:style-name="T25"><text:s/></text:span></text:p>
          </draw:text-box>
        </draw:frame>
        <draw:frame draw:style-name="gr3" draw:text-style-name="P4" draw:layer="layout" svg:width="0.417cm" svg:height="0.39cm" svg:x="18.2cm" svg:y="14.536cm">
          <draw:text-box>
            <text:p text:style-name="P3"><text:span text:style-name="T25">(3)</text:span></text:p>
          </draw:text-box>
        </draw:frame>
        <draw:frame draw:style-name="gr13" draw:text-style-name="P14" draw:layer="layout" svg:width="16.475cm" svg:height="0.374cm" svg:x="4.4cm" svg:y="15.455cm">
          <draw:text-box>
            <text:p text:style-name="P3"><text:span text:style-name="T17">Instead of explaining </text:span><text:span text:style-name="T29">Y</text:span><text:span text:style-name="T17"> </text:span><text:span text:style-name="T17">itself, this model explains </text:span><text:span text:style-name="T17">the odds of occurrence of </text:span><text:span text:style-name="T29">Y</text:span><text:span text:style-name="T17"> </text:span><text:span text:style-name="T17">(having an income in the </text:span></text:p>
          </draw:text-box>
        </draw:frame>
        <draw:frame draw:style-name="gr13" draw:text-style-name="P14" draw:layer="layout" svg:width="16.77cm" svg:height="0.374cm" svg:x="4.4cm" svg:y="15.905cm">
          <draw:text-box>
            <text:p text:style-name="P3"><text:span text:style-name="T17">lower part of the </text:span><text:span text:style-name="T17">distribution). This comes </text:span><text:span text:style-name="T17">down to explaining the </text:span><text:span text:style-name="T17">logarithm of the odds of </text:span><text:span text:style-name="T17">occurrence of </text:span></text:p>
          </draw:text-box>
        </draw:frame>
        <draw:frame draw:style-name="gr13" draw:text-style-name="P14" draw:layer="layout" svg:width="17.215cm" svg:height="0.374cm" svg:x="4.4cm" svg:y="16.355cm">
          <draw:text-box>
            <text:p text:style-name="P3"><text:span text:style-name="T29">Y</text:span><text:span text:style-name="T17"> versus the odds of the </text:span><text:span text:style-name="T17">opposite. This ratio is </text:span><text:span text:style-name="T17">generally referred to as the </text:span><text:span text:style-name="T17">odds, the logarithm is </text:span><text:span text:style-name="T17">called the </text:span></text:p>
          </draw:text-box>
        </draw:frame>
        <draw:frame draw:style-name="gr13" draw:text-style-name="P14" draw:layer="layout" svg:width="17.524cm" svg:height="0.374cm" svg:x="4.4cm" svg:y="16.805cm">
          <draw:text-box>
            <text:p text:style-name="P3"><text:span text:style-name="T17">log <text:s/>odds <text:s/>or <text:s/>logit. <text:s/>The <text:s/></text:span><text:span text:style-name="T17">logistic <text:s/>regression <text:s/>model <text:s/></text:span><text:span text:style-name="T17">very <text:s/>much <text:s/>resembles <text:s/>the </text:span><text:span text:style-name="T17"><text:s/>regression <text:s/>model <text:s/>in <text:s/></text:span><text:span text:style-name="T17">linear </text:span></text:p>
          </draw:text-box>
        </draw:frame>
        <draw:frame draw:style-name="gr13" draw:text-style-name="P14" draw:layer="layout" svg:width="3.473cm" svg:height="0.374cm" svg:x="4.4cm" svg:y="17.255cm">
          <draw:text-box>
            <text:p text:style-name="P3"><text:span text:style-name="T17">regression analysis: </text:span><text:span text:style-name="T29">b</text:span></text:p>
          </draw:text-box>
        </draw:frame>
        <draw:frame draw:style-name="gr17" draw:text-style-name="P17" draw:layer="layout" svg:width="0.183cm" svg:height="0.213cm" svg:x="7.278cm" svg:y="17.443cm">
          <draw:text-box>
            <text:p text:style-name="P3"><text:span text:style-name="T39">0</text:span></text:p>
          </draw:text-box>
        </draw:frame>
        <draw:frame draw:style-name="gr13" draw:text-style-name="P14" draw:layer="layout" svg:width="5.324cm" svg:height="0.374cm" svg:x="7.37cm" svg:y="17.255cm">
          <draw:text-box>
            <text:p text:style-name="P3"><text:span text:style-name="T17"><text:s/></text:span><text:span text:style-name="T17">is the intercept, the </text:span><text:span text:style-name="T17">parameter </text:span><text:span text:style-name="T29">b</text:span></text:p>
          </draw:text-box>
        </draw:frame>
        <draw:frame draw:style-name="gr17" draw:text-style-name="P17" draw:layer="layout" svg:width="0.183cm" svg:height="0.213cm" svg:x="11.778cm" svg:y="17.443cm">
          <draw:text-box>
            <text:p text:style-name="P3"><text:span text:style-name="T39">1</text:span></text:p>
          </draw:text-box>
        </draw:frame>
        <draw:frame draw:style-name="gr13" draw:text-style-name="P14" draw:layer="layout" svg:width="3.736cm" svg:height="0.374cm" svg:x="11.87cm" svg:y="17.255cm">
          <draw:text-box>
            <text:p text:style-name="P3"><text:span text:style-name="T17"><text:s/></text:span><text:span text:style-name="T17">denotes the effect of </text:span><text:span text:style-name="T29">X</text:span></text:p>
          </draw:text-box>
        </draw:frame>
        <draw:frame draw:style-name="gr17" draw:text-style-name="P17" draw:layer="layout" svg:width="0.183cm" svg:height="0.213cm" svg:x="14.995cm" svg:y="17.443cm">
          <draw:text-box>
            <text:p text:style-name="P3"><text:span text:style-name="T39">1</text:span></text:p>
          </draw:text-box>
        </draw:frame>
        <draw:frame draw:style-name="gr13" draw:text-style-name="P14" draw:layer="layout" svg:width="2.809cm" svg:height="0.374cm" svg:x="15.087cm" svg:y="17.255cm">
          <draw:text-box>
            <text:p text:style-name="P3"><text:span text:style-name="T17">, the parameter </text:span><text:span text:style-name="T29">b</text:span></text:p>
          </draw:text-box>
        </draw:frame>
        <draw:frame draw:style-name="gr17" draw:text-style-name="P17" draw:layer="layout" svg:width="0.183cm" svg:height="0.213cm" svg:x="17.395cm" svg:y="17.443cm">
          <draw:text-box>
            <text:p text:style-name="P3"><text:span text:style-name="T39">2</text:span></text:p>
          </draw:text-box>
        </draw:frame>
        <draw:frame draw:style-name="gr13" draw:text-style-name="P14" draw:layer="layout" svg:width="1.484cm" svg:height="0.374cm" svg:x="17.487cm" svg:y="17.255cm">
          <draw:text-box>
            <text:p text:style-name="P3"><text:span text:style-name="T17"><text:s/></text:span><text:span text:style-name="T17">denotes </text:span></text:p>
          </draw:text-box>
        </draw:frame>
        <draw:frame draw:style-name="gr13" draw:text-style-name="P14" draw:layer="layout" svg:width="2.254cm" svg:height="0.374cm" svg:x="4.4cm" svg:y="17.705cm">
          <draw:text-box>
            <text:p text:style-name="P3"><text:span text:style-name="T17">the effect of </text:span><text:span text:style-name="T29">X</text:span></text:p>
          </draw:text-box>
        </draw:frame>
        <draw:frame draw:style-name="gr17" draw:text-style-name="P17" draw:layer="layout" svg:width="0.183cm" svg:height="0.213cm" svg:x="6.34cm" svg:y="17.893cm">
          <draw:text-box>
            <text:p text:style-name="P3"><text:span text:style-name="T39">2</text:span></text:p>
          </draw:text-box>
        </draw:frame>
        <draw:frame draw:style-name="gr13" draw:text-style-name="P14" draw:layer="layout" svg:width="0.798cm" svg:height="0.374cm" svg:x="6.433cm" svg:y="17.705cm">
          <draw:text-box>
            <text:p text:style-name="P3"><text:span text:style-name="T17">, etc.</text:span></text:p>
          </draw:text-box>
        </draw:frame>
        <draw:frame draw:style-name="gr13" draw:text-style-name="P14" draw:layer="layout" svg:width="17.16cm" svg:height="0.374cm" svg:x="4.4cm" svg:y="18.605cm">
          <draw:text-box>
            <text:p text:style-name="P3"><text:span text:style-name="T17">Usually, as a result of </text:span><text:span text:style-name="T17">logistic regression the so-</text:span><text:span text:style-name="T17">called odds ratios are </text:span><text:span text:style-name="T17">considered. An odds ratio </text:span><text:span text:style-name="T17">is the ratio </text:span></text:p>
          </draw:text-box>
        </draw:frame>
        <draw:frame draw:style-name="gr13" draw:text-style-name="P14" draw:layer="layout" svg:width="16.343cm" svg:height="0.374cm" svg:x="4.4cm" svg:y="19.055cm">
          <draw:text-box>
            <text:p text:style-name="P3"><text:span text:style-name="T17">of two odds and shows </text:span><text:span text:style-name="T17">how many times more the </text:span><text:span text:style-name="T17">value ‘yes’ (does have an </text:span><text:span text:style-name="T17">income in the lower part) </text:span></text:p>
          </draw:text-box>
        </draw:frame>
        <draw:frame draw:style-name="gr13" draw:text-style-name="P14" draw:layer="layout" svg:width="16.711cm" svg:height="0.374cm" svg:x="4.4cm" svg:y="19.505cm">
          <draw:text-box>
            <text:p text:style-name="P3"><text:span text:style-name="T17">versus ‘no’ (does not have </text:span><text:span text:style-name="T17">an income in the low part) </text:span><text:span text:style-name="T17">is scored on </text:span><text:span text:style-name="T29">Y</text:span><text:span text:style-name="T17"> in a certain </text:span><text:span text:style-name="T17">category in comparison </text:span></text:p>
          </draw:text-box>
        </draw:frame>
        <draw:frame draw:style-name="gr13" draw:text-style-name="P14" draw:layer="layout" svg:width="16.482cm" svg:height="0.374cm" svg:x="4.4cm" svg:y="19.955cm">
          <draw:text-box>
            <text:p text:style-name="P3"><text:span text:style-name="T17">with a reference category. </text:span><text:span text:style-name="T17">A positive effect gives an </text:span><text:span text:style-name="T17">odds ratio larger than 1, </text:span><text:span text:style-name="T17">while a negative effect is </text:span></text:p>
          </draw:text-box>
        </draw:frame>
        <draw:frame draw:style-name="gr13" draw:text-style-name="P14" draw:layer="layout" svg:width="17.359cm" svg:height="0.374cm" svg:x="4.4cm" svg:y="20.405cm">
          <draw:text-box>
            <text:p text:style-name="P3"><text:span text:style-name="T17">shown by an odds ratio </text:span><text:span text:style-name="T17">between 0 and 1. For </text:span><text:span text:style-name="T17">example, an odds ratio of 2 </text:span><text:span text:style-name="T17">tells us that twice as many </text:span><text:span text:style-name="T17">people </text:span></text:p>
          </draw:text-box>
        </draw:frame>
        <draw:frame draw:style-name="gr13" draw:text-style-name="P14" draw:layer="layout" svg:width="16.385cm" svg:height="0.374cm" svg:x="4.4cm" svg:y="20.855cm">
          <draw:text-box>
            <text:p text:style-name="P3"><text:span text:style-name="T17">who grew up in low income </text:span><text:span text:style-name="T17">families have a low income </text:span><text:span text:style-name="T17">versus a higher income </text:span><text:span text:style-name="T17">compared with people </text:span></text:p>
          </draw:text-box>
        </draw:frame>
        <draw:frame draw:style-name="gr13" draw:text-style-name="P14" draw:layer="layout" svg:width="4.201cm" svg:height="0.374cm" svg:x="4.4cm" svg:y="21.305cm">
          <draw:text-box>
            <text:p text:style-name="P3"><text:span text:style-name="T17">who did not grow up poor.</text:span></text:p>
          </draw:text-box>
        </draw:frame>
        <draw:frame draw:style-name="gr19" draw:text-style-name="P19" draw:layer="layout" svg:width="0.15cm" svg:height="0.17cm" svg:x="2.3cm" svg:y="25.136cm">
          <draw:text-box>
            <text:p text:style-name="P3"><text:span text:style-name="T32">2)</text:span></text:p>
          </draw:text-box>
        </draw:frame>
        <draw:frame draw:style-name="gr15" draw:text-style-name="P15" draw:layer="layout" svg:width="0.246cm" svg:height="0.289cm" svg:x="2.412cm" svg:y="25.121cm">
          <draw:text-box>
            <text:p text:style-name="P3"><text:span text:style-name="T33"><text:s/></text:span></text:p>
          </draw:text-box>
        </draw:frame>
        <draw:frame draw:style-name="gr15" draw:text-style-name="P15" draw:layer="layout" svg:width="19.175cm" svg:height="0.289cm" svg:x="2.55cm" svg:y="25.121cm">
          <draw:text-box>
            <text:p text:style-name="P3"><text:span text:style-name="T33">Of course other analyses that </text:span><text:span text:style-name="T33">incorporate differences in life-</text:span><text:span text:style-name="T33">cycle are thinkable, like an </text:span><text:span text:style-name="T33">analysis based on Markov models </text:span><text:span text:style-name="T33">(Wiggins 1973, Langenheine and </text:span></text:p>
          </draw:text-box>
        </draw:frame>
        <draw:frame draw:style-name="gr15" draw:text-style-name="P15" draw:layer="layout" svg:width="9.121cm" svg:height="0.289cm" svg:x="2.55cm" svg:y="25.421cm">
          <draw:text-box>
            <text:p text:style-name="P3"><text:span text:style-name="T33">Van der Pol 1990). Such analyses </text:span><text:span text:style-name="T33">are not further elaborated in this </text:span><text:span text:style-name="T33">paper.</text:span></text:p>
          </draw:text-box>
        </draw:frame>
        <draw:frame draw:style-name="gr3" draw:text-style-name="P4" draw:layer="layout" svg:width="0.811cm" svg:height="0.412cm" svg:x="4.436cm" svg:y="14.525cm">
          <draw:text-box>
            <text:p text:style-name="P3"><text:span text:style-name="T26">P(Y) </text:span></text:p>
          </draw:text-box>
        </draw:frame>
        <draw:frame draw:style-name="gr3" draw:text-style-name="P4" draw:layer="layout" svg:width="0.352cm" svg:height="0.39cm" svg:x="5.171cm" svg:y="14.538cm">
          <draw:text-box>
            <text:p text:style-name="P3"><text:span text:style-name="T25">=</text:span></text:p>
          </draw:text-box>
        </draw:frame>
        <draw:frame draw:style-name="gr3" draw:text-style-name="P4" draw:layer="layout" svg:width="0.352cm" svg:height="0.412cm" svg:x="5.37cm" svg:y="14.525cm">
          <draw:text-box>
            <text:p text:style-name="P3"><text:span text:style-name="T26"><text:s/></text:span></text:p>
          </draw:text-box>
        </draw:frame>
        <draw:frame draw:style-name="gr3" draw:text-style-name="P4" draw:layer="layout" svg:width="0.557cm" svg:height="0.39cm" svg:x="5.457cm" svg:y="14.748cm">
          <draw:text-box>
            <text:p text:style-name="P3"><text:span text:style-name="T25">1 + </text:span></text:p>
          </draw:text-box>
        </draw:frame>
        <draw:frame draw:style-name="gr3" draw:text-style-name="P4" draw:layer="layout" svg:width="0.352cm" svg:height="0.412cm" svg:x="6.009cm" svg:y="14.735cm">
          <draw:text-box>
            <text:p text:style-name="P3"><text:span text:style-name="T26">е</text:span></text:p>
          </draw:text-box>
        </draw:frame>
        <draw:frame draw:style-name="gr3" draw:text-style-name="P4" draw:layer="layout" svg:width="0.352cm" svg:height="0.39cm" svg:x="6.166cm" svg:y="14.748cm">
          <draw:text-box>
            <text:p text:style-name="P3"><text:span text:style-name="T25"><text:s/></text:span></text:p>
          </draw:text-box>
        </draw:frame>
        <draw:frame draw:style-name="gr15" draw:text-style-name="P15" draw:layer="layout" svg:width="0.246cm" svg:height="0.276cm" svg:x="6.263cm" svg:y="14.748cm">
          <draw:text-box>
            <text:p text:style-name="P3"><text:span text:style-name="T34">–</text:span><text:span text:style-name="T34">(</text:span></text:p>
          </draw:text-box>
        </draw:frame>
        <draw:frame draw:style-name="gr15" draw:text-style-name="P15" draw:layer="layout" svg:width="0.246cm" svg:height="0.289cm" svg:x="6.469cm" svg:y="14.739cm">
          <draw:text-box>
            <text:p text:style-name="P3"><text:span text:style-name="T35">b</text:span></text:p>
          </draw:text-box>
        </draw:frame>
        <draw:frame draw:style-name="gr20" draw:text-style-name="P20" draw:layer="layout" svg:width="0.175cm" svg:height="0.196cm" svg:x="6.592cm" svg:y="14.846cm">
          <draw:text-box>
            <text:p text:style-name="P3"><text:span text:style-name="T40">0</text:span></text:p>
          </draw:text-box>
        </draw:frame>
        <draw:frame draw:style-name="gr15" draw:text-style-name="P15" draw:layer="layout" svg:width="0.269cm" svg:height="0.276cm" svg:x="6.68cm" svg:y="14.748cm">
          <draw:text-box>
            <text:p text:style-name="P3"><text:span text:style-name="T34"><text:s/></text:span><text:span text:style-name="T34">+ </text:span></text:p>
          </draw:text-box>
        </draw:frame>
        <draw:frame draw:style-name="gr15" draw:text-style-name="P15" draw:layer="layout" svg:width="0.246cm" svg:height="0.289cm" svg:x="6.943cm" svg:y="14.739cm">
          <draw:text-box>
            <text:p text:style-name="P3"><text:span text:style-name="T35">b</text:span></text:p>
          </draw:text-box>
        </draw:frame>
        <draw:frame draw:style-name="gr20" draw:text-style-name="P20" draw:layer="layout" svg:width="0.175cm" svg:height="0.196cm" svg:x="7.066cm" svg:y="14.846cm">
          <draw:text-box>
            <text:p text:style-name="P3"><text:span text:style-name="T40">1</text:span></text:p>
          </draw:text-box>
        </draw:frame>
        <draw:frame draw:style-name="gr15" draw:text-style-name="P15" draw:layer="layout" svg:width="0.246cm" svg:height="0.289cm" svg:x="7.155cm" svg:y="14.739cm">
          <draw:text-box>
            <text:p text:style-name="P3"><text:span text:style-name="T35">X</text:span></text:p>
          </draw:text-box>
        </draw:frame>
        <draw:frame draw:style-name="gr20" draw:text-style-name="P20" draw:layer="layout" svg:width="0.175cm" svg:height="0.196cm" svg:x="7.305cm" svg:y="14.846cm">
          <draw:text-box>
            <text:p text:style-name="P3"><text:span text:style-name="T40">1</text:span></text:p>
          </draw:text-box>
        </draw:frame>
        <draw:frame draw:style-name="gr15" draw:text-style-name="P15" draw:layer="layout" svg:width="0.269cm" svg:height="0.276cm" svg:x="7.394cm" svg:y="14.748cm">
          <draw:text-box>
            <text:p text:style-name="P3"><text:span text:style-name="T34"><text:s/></text:span><text:span text:style-name="T34">+ </text:span></text:p>
          </draw:text-box>
        </draw:frame>
        <draw:frame draw:style-name="gr15" draw:text-style-name="P15" draw:layer="layout" svg:width="0.246cm" svg:height="0.289cm" svg:x="7.656cm" svg:y="14.739cm">
          <draw:text-box>
            <text:p text:style-name="P3"><text:span text:style-name="T35">b</text:span></text:p>
          </draw:text-box>
        </draw:frame>
        <draw:frame draw:style-name="gr20" draw:text-style-name="P20" draw:layer="layout" svg:width="0.175cm" svg:height="0.196cm" svg:x="7.78cm" svg:y="14.846cm">
          <draw:text-box>
            <text:p text:style-name="P3"><text:span text:style-name="T40">2</text:span></text:p>
          </draw:text-box>
        </draw:frame>
        <draw:frame draw:style-name="gr15" draw:text-style-name="P15" draw:layer="layout" svg:width="0.246cm" svg:height="0.289cm" svg:x="7.868cm" svg:y="14.739cm">
          <draw:text-box>
            <text:p text:style-name="P3"><text:span text:style-name="T35">X</text:span></text:p>
          </draw:text-box>
        </draw:frame>
        <draw:frame draw:style-name="gr20" draw:text-style-name="P20" draw:layer="layout" svg:width="0.175cm" svg:height="0.196cm" svg:x="8.019cm" svg:y="14.846cm">
          <draw:text-box>
            <text:p text:style-name="P3"><text:span text:style-name="T40">2</text:span></text:p>
          </draw:text-box>
        </draw:frame>
        <draw:frame draw:style-name="gr15" draw:text-style-name="P15" draw:layer="layout" svg:width="0.663cm" svg:height="0.276cm" svg:x="8.107cm" svg:y="14.748cm">
          <draw:text-box>
            <text:p text:style-name="P3"><text:span text:style-name="T34"><text:s/></text:span><text:span text:style-name="T34">+ ...+ </text:span></text:p>
          </draw:text-box>
        </draw:frame>
        <draw:frame draw:style-name="gr15" draw:text-style-name="P15" draw:layer="layout" svg:width="0.246cm" svg:height="0.289cm" svg:x="8.756cm" svg:y="14.739cm">
          <draw:text-box>
            <text:p text:style-name="P3"><text:span text:style-name="T35">b</text:span></text:p>
          </draw:text-box>
        </draw:frame>
        <draw:frame draw:style-name="gr20" draw:text-style-name="P20" draw:layer="layout" svg:width="0.175cm" svg:height="0.196cm" svg:x="8.88cm" svg:y="14.846cm">
          <draw:text-box>
            <text:p text:style-name="P3"><text:span text:style-name="T40">n</text:span></text:p>
          </draw:text-box>
        </draw:frame>
        <draw:frame draw:style-name="gr15" draw:text-style-name="P15" draw:layer="layout" svg:width="0.246cm" svg:height="0.289cm" svg:x="8.968cm" svg:y="14.739cm">
          <draw:text-box>
            <text:p text:style-name="P3"><text:span text:style-name="T35">X</text:span></text:p>
          </draw:text-box>
        </draw:frame>
        <draw:frame draw:style-name="gr20" draw:text-style-name="P20" draw:layer="layout" svg:width="0.175cm" svg:height="0.196cm" svg:x="9.119cm" svg:y="14.846cm">
          <draw:text-box>
            <text:p text:style-name="P3"><text:span text:style-name="T40">n</text:span></text:p>
          </draw:text-box>
        </draw:frame>
        <draw:frame draw:style-name="gr15" draw:text-style-name="P15" draw:layer="layout" svg:width="0.269cm" svg:height="0.276cm" svg:x="9.207cm" svg:y="14.748cm">
          <draw:text-box>
            <text:p text:style-name="P3"><text:span text:style-name="T34"><text:s/></text:span><text:span text:style-name="T34">+ </text:span></text:p>
          </draw:text-box>
        </draw:frame>
        <draw:frame draw:style-name="gr15" draw:text-style-name="P15" draw:layer="layout" svg:width="0.246cm" svg:height="0.289cm" svg:x="9.469cm" svg:y="14.739cm">
          <draw:text-box>
            <text:p text:style-name="P3"><text:span text:style-name="T35">ε</text:span></text:p>
          </draw:text-box>
        </draw:frame>
        <draw:polygon draw:style-name="gr21" draw:text-style-name="P21" draw:layer="layout" svg:width="4.261cm" svg:height="0cm" svg:x="5.47cm" svg:y="14.764cm" svg:viewBox="0 0 4262 0" draw:points="0,0 4262,0">
          <text:p/>
        </draw:polygon>
        <draw:line draw:style-name="gr16" draw:text-style-name="P16" draw:layer="layout" svg:x1="5.47cm" svg:y1="14.764cm" svg:x2="9.732cm" svg:y2="14.764cm">
          <text:p/>
        </draw:line>
        <draw:frame draw:style-name="gr15" draw:text-style-name="P15" draw:layer="layout" svg:width="0.246cm" svg:height="0.276cm" svg:x="9.567cm" svg:y="14.748cm">
          <draw:text-box>
            <text:p text:style-name="P3"><text:span text:style-name="T34">)</text:span></text:p>
          </draw:text-box>
        </draw:frame>
        <draw:frame draw:style-name="gr3" draw:text-style-name="P4" draw:layer="layout" svg:width="0.352cm" svg:height="0.39cm" svg:x="7.528cm" svg:y="14.401cm">
          <draw:text-box>
            <text:p text:style-name="P3"><text:span text:style-name="T41">1</text:span></text:p>
          </draw:text-box>
        </draw:frame>
        <draw:frame draw:style-name="gr3" draw:text-style-name="P4" draw:layer="layout" svg:width="2.373cm" svg:height="0.39cm" svg:x="9.793cm" svg:y="14.538cm">
          <draw:text-box>
            <text:p text:style-name="P3"><text:span text:style-name="T25">or ln <text:s text:c="15"/>= </text:span></text:p>
          </draw:text-box>
        </draw:frame>
        <draw:frame draw:style-name="gr3" draw:text-style-name="P4" draw:layer="layout" svg:width="0.352cm" svg:height="0.412cm" svg:x="12.147cm" svg:y="14.525cm">
          <draw:text-box>
            <text:p text:style-name="P3"><text:span text:style-name="T26">b</text:span></text:p>
          </draw:text-box>
        </draw:frame>
        <draw:frame draw:style-name="gr15" draw:text-style-name="P15" draw:layer="layout" svg:width="0.246cm" svg:height="0.289cm" svg:x="12.324cm" svg:y="14.658cm">
          <draw:text-box>
            <text:p text:style-name="P3"><text:span text:style-name="T35">0</text:span></text:p>
          </draw:text-box>
        </draw:frame>
        <draw:frame draw:style-name="gr3" draw:text-style-name="P4" draw:layer="layout" svg:width="0.743cm" svg:height="0.412cm" svg:x="12.447cm" svg:y="14.525cm">
          <draw:text-box>
            <text:p text:style-name="P3"><text:span text:style-name="T26"><text:s/></text:span><text:span text:style-name="T26">+ b</text:span></text:p>
          </draw:text-box>
        </draw:frame>
        <draw:frame draw:style-name="gr15" draw:text-style-name="P15" draw:layer="layout" svg:width="0.246cm" svg:height="0.289cm" svg:x="13.038cm" svg:y="14.658cm">
          <draw:text-box>
            <text:p text:style-name="P3"><text:span text:style-name="T35">1</text:span></text:p>
          </draw:text-box>
        </draw:frame>
        <draw:frame draw:style-name="gr3" draw:text-style-name="P4" draw:layer="layout" svg:width="0.352cm" svg:height="0.412cm" svg:x="13.161cm" svg:y="14.525cm">
          <draw:text-box>
            <text:p text:style-name="P3"><text:span text:style-name="T26">X</text:span></text:p>
          </draw:text-box>
        </draw:frame>
        <draw:frame draw:style-name="gr15" draw:text-style-name="P15" draw:layer="layout" svg:width="0.246cm" svg:height="0.289cm" svg:x="13.377cm" svg:y="14.658cm">
          <draw:text-box>
            <text:p text:style-name="P3"><text:span text:style-name="T35">1</text:span></text:p>
          </draw:text-box>
        </draw:frame>
        <draw:frame draw:style-name="gr3" draw:text-style-name="P4" draw:layer="layout" svg:width="0.743cm" svg:height="0.412cm" svg:x="13.5cm" svg:y="14.525cm">
          <draw:text-box>
            <text:p text:style-name="P3"><text:span text:style-name="T26"><text:s/></text:span><text:span text:style-name="T26">+ b</text:span></text:p>
          </draw:text-box>
        </draw:frame>
        <draw:frame draw:style-name="gr15" draw:text-style-name="P15" draw:layer="layout" svg:width="0.246cm" svg:height="0.289cm" svg:x="14.091cm" svg:y="14.658cm">
          <draw:text-box>
            <text:p text:style-name="P3"><text:span text:style-name="T35">2</text:span></text:p>
          </draw:text-box>
        </draw:frame>
        <draw:frame draw:style-name="gr3" draw:text-style-name="P4" draw:layer="layout" svg:width="0.352cm" svg:height="0.412cm" svg:x="14.215cm" svg:y="14.525cm">
          <draw:text-box>
            <text:p text:style-name="P3"><text:span text:style-name="T26">X</text:span></text:p>
          </draw:text-box>
        </draw:frame>
        <draw:frame draw:style-name="gr15" draw:text-style-name="P15" draw:layer="layout" svg:width="0.246cm" svg:height="0.289cm" svg:x="14.43cm" svg:y="14.658cm">
          <draw:text-box>
            <text:p text:style-name="P3"><text:span text:style-name="T35">2</text:span></text:p>
          </draw:text-box>
        </draw:frame>
        <draw:frame draw:style-name="gr3" draw:text-style-name="P4" draw:layer="layout" svg:width="1.589cm" svg:height="0.412cm" svg:x="14.554cm" svg:y="14.525cm">
          <draw:text-box>
            <text:p text:style-name="P3"><text:span text:style-name="T26"><text:s/></text:span><text:span text:style-name="T26">+ ... + b</text:span></text:p>
          </draw:text-box>
        </draw:frame>
        <draw:frame draw:style-name="gr15" draw:text-style-name="P15" draw:layer="layout" svg:width="0.246cm" svg:height="0.289cm" svg:x="15.823cm" svg:y="14.658cm">
          <draw:text-box>
            <text:p text:style-name="P3"><text:span text:style-name="T35">n</text:span></text:p>
          </draw:text-box>
        </draw:frame>
        <draw:frame draw:style-name="gr3" draw:text-style-name="P4" draw:layer="layout" svg:width="0.352cm" svg:height="0.412cm" svg:x="15.947cm" svg:y="14.525cm">
          <draw:text-box>
            <text:p text:style-name="P3"><text:span text:style-name="T26">X</text:span></text:p>
          </draw:text-box>
        </draw:frame>
        <draw:frame draw:style-name="gr15" draw:text-style-name="P15" draw:layer="layout" svg:width="0.246cm" svg:height="0.289cm" svg:x="16.162cm" svg:y="14.658cm">
          <draw:text-box>
            <text:p text:style-name="P3"><text:span text:style-name="T35">n</text:span></text:p>
          </draw:text-box>
        </draw:frame>
        <draw:polygon draw:style-name="gr21" draw:text-style-name="P21" draw:layer="layout" svg:width="0.999cm" svg:height="0cm" svg:x="10.618cm" svg:y="14.764cm" svg:viewBox="0 0 1000 0" draw:points="0,0 1000,0">
          <text:p/>
        </draw:polygon>
        <draw:line draw:style-name="gr16" draw:text-style-name="P16" draw:layer="layout" svg:x1="10.618cm" svg:y1="14.764cm" svg:x2="11.618cm" svg:y2="14.764cm">
          <text:p/>
        </draw:line>
        <draw:frame draw:style-name="gr3" draw:text-style-name="P4" draw:layer="layout" svg:width="0.709cm" svg:height="0.412cm" svg:x="16.286cm" svg:y="14.525cm">
          <draw:text-box>
            <text:p text:style-name="P3"><text:span text:style-name="T26"><text:s/></text:span><text:span text:style-name="T26">+ ε</text:span></text:p>
          </draw:text-box>
        </draw:frame>
        <draw:frame draw:style-name="gr3" draw:text-style-name="P4" draw:layer="layout" svg:width="0.701cm" svg:height="0.412cm" svg:x="10.772cm" svg:y="14.388cm">
          <draw:text-box>
            <text:p text:style-name="P3"><text:span text:style-name="T26">P(Y)</text:span></text:p>
          </draw:text-box>
        </draw:frame>
        <draw:frame draw:style-name="gr3" draw:text-style-name="P4" draw:layer="layout" svg:width="0.358cm" svg:height="0.39cm" svg:x="10.598cm" svg:y="14.748cm">
          <draw:text-box>
            <text:p text:style-name="P3"><text:span text:style-name="T25">1–</text:span></text:p>
          </draw:text-box>
        </draw:frame>
        <draw:path draw:style-name="gr16" draw:text-style-name="P16" draw:layer="layout" svg:width="0.148cm" svg:height="0.708cm" svg:x="11.588cm" svg:y="14.448cm" svg:viewBox="0 0 149 709" svg:d="M0 0c198 197 198 513 0 709">
          <text:p/>
        </draw:path>
        <draw:path draw:style-name="gr16" draw:text-style-name="P16" draw:layer="layout" svg:width="0.146cm" svg:height="0.707cm" svg:x="10.519cm" svg:y="14.443cm" svg:viewBox="0 0 147 708" svg:d="M147 0c-196 196-196 512 0 708">
          <text:p/>
        </draw:path>
        <draw:frame draw:style-name="gr3" draw:text-style-name="P4" draw:layer="layout" svg:width="0.701cm" svg:height="0.412cm" svg:x="10.951cm" svg:y="14.735cm">
          <draw:text-box>
            <text:p text:style-name="P3"><text:span text:style-name="T26">P(Y)</text:span></text:p>
          </draw:text-box>
        </draw:frame>
      </draw:page>
      <draw:page draw:name="page10" draw:style-name="dp1" draw:master-page-name="master-page153">
        <draw:frame draw:style-name="gr9" draw:text-style-name="P10" draw:layer="layout" svg:width="0.455cm" svg:height="0.331cm" svg:x="2.35cm" svg:y="28.088cm">
          <draw:text-box>
            <text:p text:style-name="P3"><text:span text:style-name="T11">10 </text:span></text:p>
          </draw:text-box>
        </draw:frame>
        <draw:frame draw:style-name="gr9" draw:text-style-name="P10" draw:layer="layout" svg:width="3.118cm" svg:height="0.331cm" svg:x="2.943cm" svg:y="28.088cm">
          <draw:text-box>
            <text:p text:style-name="P3"><text:span text:style-name="T11">Statistics Netherlands</text:span></text:p>
          </draw:text-box>
        </draw:frame>
        <draw:frame draw:style-name="gr12" draw:text-style-name="P13" draw:layer="layout" svg:width="1.293cm" svg:height="1.44cm" svg:x="2.35cm" svg:y="2.904cm">
          <draw:text-box>
            <text:p text:style-name="P3"><text:span text:style-name="T16">3 </text:span></text:p>
          </draw:text-box>
        </draw:frame>
        <draw:frame draw:style-name="gr12" draw:text-style-name="P13" draw:layer="layout" svg:width="13.197cm" svg:height="1.44cm" svg:x="4.45cm" svg:y="2.904cm">
          <draw:text-box>
            <text:p text:style-name="P3"><text:span text:style-name="T16">Meas</text:span><text:span text:style-name="T16">uring </text:span><text:span text:style-name="T16">incom</text:span><text:span text:style-name="T16">e </text:span></text:p>
          </draw:text-box>
        </draw:frame>
        <draw:frame draw:style-name="gr12" draw:text-style-name="P13" draw:layer="layout" svg:width="16.084cm" svg:height="1.44cm" svg:x="4.45cm" svg:y="4.48cm">
          <draw:text-box>
            <text:p text:style-name="P3"><text:span text:style-name="T16">mobili</text:span><text:span text:style-name="T16">ty in </text:span><text:span text:style-name="T16">the </text:span><text:span text:style-name="T16">Incom</text:span><text:span text:style-name="T16">e </text:span></text:p>
          </draw:text-box>
        </draw:frame>
        <draw:frame draw:style-name="gr12" draw:text-style-name="P13" draw:layer="layout" svg:width="8.625cm" svg:height="1.44cm" svg:x="4.45cm" svg:y="6.055cm">
          <draw:text-box>
            <text:p text:style-name="P3"><text:span text:style-name="T16">panel </text:span><text:span text:style-name="T16">study </text:span></text:p>
          </draw:text-box>
        </draw:frame>
        <draw:frame draw:style-name="gr13" draw:text-style-name="P14" draw:layer="layout" svg:width="16.906cm" svg:height="0.374cm" svg:x="4.45cm" svg:y="9.155cm">
          <draw:text-box>
            <text:p text:style-name="P3"><text:span text:style-name="T17">In this section we present </text:span><text:span text:style-name="T17">the main results of a study </text:span><text:span text:style-name="T17">on intergenerational </text:span><text:span text:style-name="T17">income mobility. First, we </text:span><text:span text:style-name="T17">give </text:span></text:p>
          </draw:text-box>
        </draw:frame>
        <draw:frame draw:style-name="gr13" draw:text-style-name="P14" draw:layer="layout" svg:width="17.109cm" svg:height="0.374cm" svg:x="4.45cm" svg:y="9.605cm">
          <draw:text-box>
            <text:p text:style-name="P3"><text:span text:style-name="T17">a description of the data </text:span><text:span text:style-name="T17">we used. Then we present </text:span><text:span text:style-name="T17">the main results on </text:span><text:span text:style-name="T17">intergenerational income </text:span><text:span text:style-name="T17">mobility, </text:span></text:p>
          </draw:text-box>
        </draw:frame>
        <draw:frame draw:style-name="gr13" draw:text-style-name="P14" draw:layer="layout" svg:width="17.054cm" svg:height="0.374cm" svg:x="4.45cm" svg:y="10.055cm">
          <draw:text-box>
            <text:p text:style-name="P3"><text:span text:style-name="T17">using earnings for both </text:span><text:span text:style-name="T17">generations. After that, we </text:span><text:span text:style-name="T17">show some results from </text:span><text:span text:style-name="T17">analyses where the </text:span><text:span text:style-name="T17">household </text:span></text:p>
          </draw:text-box>
        </draw:frame>
        <draw:frame draw:style-name="gr13" draw:text-style-name="P14" draw:layer="layout" svg:width="10.717cm" svg:height="0.374cm" svg:x="4.45cm" svg:y="10.505cm">
          <draw:text-box>
            <text:p text:style-name="P3"><text:span text:style-name="T17">income of the parents and </text:span><text:span text:style-name="T17">the earnings of the adult </text:span><text:span text:style-name="T17">child are used.</text:span></text:p>
          </draw:text-box>
        </draw:frame>
        <draw:frame draw:style-name="gr10" draw:text-style-name="P11" draw:layer="layout" svg:width="2.131cm" svg:height="1.169cm" svg:x="2.35cm" svg:y="12.567cm">
          <draw:text-box>
            <text:p text:style-name="P3"><text:span text:style-name="T18">3.1 </text:span></text:p>
          </draw:text-box>
        </draw:frame>
        <draw:frame draw:style-name="gr10" draw:text-style-name="P11" draw:layer="layout" svg:width="11.576cm" svg:height="1.169cm" svg:x="4.45cm" svg:y="12.567cm">
          <draw:text-box>
            <text:p text:style-name="P3"><text:span text:style-name="T12">Data </text:span><text:span text:style-name="T12">and </text:span><text:span text:style-name="T12">populat</text:span><text:span text:style-name="T12">ion</text:span></text:p>
          </draw:text-box>
        </draw:frame>
        <draw:frame draw:style-name="gr13" draw:text-style-name="P14" draw:layer="layout" svg:width="16.338cm" svg:height="0.374cm" svg:x="4.45cm" svg:y="15.005cm">
          <draw:text-box>
            <text:p text:style-name="P3"><text:span text:style-name="T17">Using data from the </text:span><text:span text:style-name="T17">Income panel study, we </text:span><text:span text:style-name="T17">are able to follow people </text:span><text:span text:style-name="T17">for a period of almost 25 </text:span><text:span text:style-name="T17">years. </text:span></text:p>
          </draw:text-box>
        </draw:frame>
        <draw:frame draw:style-name="gr13" draw:text-style-name="P14" draw:layer="layout" svg:width="16.178cm" svg:height="0.374cm" svg:x="4.45cm" svg:y="15.455cm">
          <draw:text-box>
            <text:p text:style-name="P3"><text:span text:style-name="T17">This allows us to relate a </text:span><text:span text:style-name="T17">person’s income position in </text:span><text:span text:style-name="T17">the present to the income </text:span><text:span text:style-name="T17">position of his or her </text:span></text:p>
          </draw:text-box>
        </draw:frame>
        <draw:frame draw:style-name="gr13" draw:text-style-name="P14" draw:layer="layout" svg:width="17.202cm" svg:height="0.374cm" svg:x="4.45cm" svg:y="15.905cm">
          <draw:text-box>
            <text:p text:style-name="P3"><text:span text:style-name="T17">parents in 1985. For this </text:span><text:span text:style-name="T17">purpose, we selected all </text:span><text:span text:style-name="T17">children under the age of </text:span><text:span text:style-name="T17">18 from the panel in 1985. </text:span><text:span text:style-name="T17">The </text:span></text:p>
          </draw:text-box>
        </draw:frame>
        <draw:frame draw:style-name="gr13" draw:text-style-name="P14" draw:layer="layout" svg:width="16.88cm" svg:height="0.374cm" svg:x="4.45cm" svg:y="16.355cm">
          <draw:text-box>
            <text:p text:style-name="P3"><text:span text:style-name="T17">data contain earnings of </text:span><text:span text:style-name="T17">both of the parents as well </text:span><text:span text:style-name="T17">as the household income. </text:span><text:span text:style-name="T17">We also have income data </text:span></text:p>
          </draw:text-box>
        </draw:frame>
        <draw:frame draw:style-name="gr13" draw:text-style-name="P14" draw:layer="layout" svg:width="16.36cm" svg:height="0.374cm" svg:x="4.45cm" svg:y="16.805cm">
          <draw:text-box>
            <text:p text:style-name="P3"><text:span text:style-name="T17">for the children (and their </text:span><text:span text:style-name="T17">new households) from </text:span><text:span text:style-name="T17">2008, when they are </text:span><text:span text:style-name="T17">adults and – in most cases </text:span><text:span text:style-name="T17">– no </text:span></text:p>
          </draw:text-box>
        </draw:frame>
        <draw:frame draw:style-name="gr13" draw:text-style-name="P14" draw:layer="layout" svg:width="16.681cm" svg:height="0.374cm" svg:x="4.45cm" svg:y="17.255cm">
          <draw:text-box>
            <text:p text:style-name="P3"><text:span text:style-name="T17">longer live with their </text:span><text:span text:style-name="T17">parents. The total dataset </text:span><text:span text:style-name="T17">consists of 55,694 adult </text:span><text:span text:style-name="T17">children. Specific choices </text:span><text:span text:style-name="T17">made </text:span></text:p>
          </draw:text-box>
        </draw:frame>
        <draw:frame draw:style-name="gr13" draw:text-style-name="P14" draw:layer="layout" svg:width="17.761cm" svg:height="0.374cm" svg:x="4.45cm" svg:y="17.705cm">
          <draw:text-box>
            <text:p text:style-name="P3"><text:span text:style-name="T17">for <text:s/>the <text:s/>different <text:s/>analyses </text:span><text:span text:style-name="T17"><text:s/>(e.g. <text:s/>regarding <text:s/>the <text:s/></text:span><text:span text:style-name="T17">concept <text:s/>of <text:s/>income) <text:s/>may <text:s/></text:span><text:span text:style-name="T17">lead <text:s/>to <text:s/>small <text:s/>reductions <text:s/></text:span><text:span text:style-name="T17">of <text:s/>the </text:span></text:p>
          </draw:text-box>
        </draw:frame>
        <draw:frame draw:style-name="gr13" draw:text-style-name="P14" draw:layer="layout" svg:width="16.355cm" svg:height="0.374cm" svg:x="4.45cm" svg:y="18.155cm">
          <draw:text-box>
            <text:p text:style-name="P3"><text:span text:style-name="T17">dataset. We shall come </text:span><text:span text:style-name="T17">back to this when </text:span><text:span text:style-name="T17">discussing the exact </text:span><text:span text:style-name="T17">specifications of the </text:span><text:span text:style-name="T17">different analyses </text:span></text:p>
          </draw:text-box>
        </draw:frame>
        <draw:frame draw:style-name="gr13" draw:text-style-name="P14" draw:layer="layout" svg:width="1.844cm" svg:height="0.374cm" svg:x="4.45cm" svg:y="18.605cm">
          <draw:text-box>
            <text:p text:style-name="P3"><text:span text:style-name="T17">carried out.</text:span></text:p>
          </draw:text-box>
        </draw:frame>
        <draw:frame draw:style-name="gr10" draw:text-style-name="P11" draw:layer="layout" svg:width="2.131cm" svg:height="1.169cm" svg:x="2.35cm" svg:y="20.667cm">
          <draw:text-box>
            <text:p text:style-name="P3"><text:span text:style-name="T18">3.2 </text:span></text:p>
          </draw:text-box>
        </draw:frame>
        <draw:frame draw:style-name="gr10" draw:text-style-name="P11" draw:layer="layout" svg:width="19.124cm" svg:height="1.169cm" svg:x="4.45cm" svg:y="20.667cm">
          <draw:text-box>
            <text:p text:style-name="P3"><text:span text:style-name="T12">Measur</text:span><text:span text:style-name="T12">ing </text:span><text:span text:style-name="T12">income </text:span><text:span text:style-name="T12">mobilit</text:span><text:span text:style-name="T12">y using </text:span></text:p>
          </draw:text-box>
        </draw:frame>
        <draw:frame draw:style-name="gr10" draw:text-style-name="P11" draw:layer="layout" svg:width="16.592cm" svg:height="1.169cm" svg:x="4.45cm" svg:y="21.873cm">
          <draw:text-box>
            <text:p text:style-name="P3"><text:span text:style-name="T12">parenta</text:span><text:span text:style-name="T12">l and </text:span><text:span text:style-name="T12">child’s </text:span><text:span text:style-name="T12">earning</text:span><text:span text:style-name="T12">s</text:span></text:p>
          </draw:text-box>
        </draw:frame>
        <draw:frame draw:style-name="gr13" draw:text-style-name="P14" draw:layer="layout" svg:width="16.774cm" svg:height="0.374cm" svg:x="4.45cm" svg:y="24.455cm">
          <draw:text-box>
            <text:p text:style-name="P3"><text:span text:style-name="T17">As discussed in section 2, </text:span><text:span text:style-name="T17">in international literature </text:span><text:span text:style-name="T17">earnings are commonly </text:span><text:span text:style-name="T17">used as a central concept </text:span><text:span text:style-name="T17">of </text:span></text:p>
          </draw:text-box>
        </draw:frame>
        <draw:frame draw:style-name="gr13" draw:text-style-name="P14" draw:layer="layout" svg:width="17.084cm" svg:height="0.374cm" svg:x="4.45cm" svg:y="24.905cm">
          <draw:text-box>
            <text:p text:style-name="P3"><text:span text:style-name="T17">income <text:s/>in <text:s/>order <text:s/>to <text:s/></text:span><text:span text:style-name="T17">measure <text:s/>intergenerational </text:span><text:span text:style-name="T17"><text:s/>income <text:s/>or <text:s/>earnings <text:s/></text:span><text:span text:style-name="T17">mobility. <text:s/>In <text:s/>order <text:s/>to <text:s/></text:span><text:span text:style-name="T17">calculate <text:s/>a </text:span></text:p>
          </draw:text-box>
        </draw:frame>
        <draw:frame draw:style-name="gr13" draw:text-style-name="P14" draw:layer="layout" svg:width="17.211cm" svg:height="0.374cm" svg:x="4.45cm" svg:y="25.355cm">
          <draw:text-box>
            <text:p text:style-name="P3"><text:span text:style-name="T17">meaningful <text:s/>and <text:s/></text:span><text:span text:style-name="T17">internationally <text:s/>comparable </text:span><text:span text:style-name="T17"><text:s/>estimate <text:s/>of <text:s/>the <text:s/>income <text:s/></text:span><text:span text:style-name="T17">mobility <text:s/>using <text:s/>earnings <text:s/></text:span><text:span text:style-name="T17">for <text:s/>both </text:span></text:p>
          </draw:text-box>
        </draw:frame>
      </draw:page>
      <draw:page draw:name="page11" draw:style-name="dp1" draw:master-page-name="master-page99">
        <draw:frame draw:style-name="gr9" draw:text-style-name="P10" draw:layer="layout" svg:width="6.479cm" svg:height="0.331cm" svg:x="12.527cm" svg:y="28.088cm">
          <draw:text-box>
            <text:p text:style-name="P3"><text:span text:style-name="T11">Measuring intergenerational </text:span><text:span text:style-name="T11">income mobility </text:span></text:p>
          </draw:text-box>
        </draw:frame>
        <draw:frame draw:style-name="gr9" draw:text-style-name="P10" draw:layer="layout" svg:width="0.366cm" svg:height="0.331cm" svg:x="18.34cm" svg:y="28.088cm">
          <draw:text-box>
            <text:p text:style-name="P3"><text:span text:style-name="T11">11</text:span></text:p>
          </draw:text-box>
        </draw:frame>
        <draw:frame draw:style-name="gr13" draw:text-style-name="P14" draw:layer="layout" svg:width="16.334cm" svg:height="0.374cm" svg:x="4.4cm" svg:y="3.305cm">
          <draw:text-box>
            <text:p text:style-name="P3"><text:span text:style-name="T17">generations, we pose a </text:span><text:span text:style-name="T17">number of restrictions on </text:span><text:span text:style-name="T17">the dataset. First of all, </text:span><text:span text:style-name="T17">when using earnings we </text:span><text:span text:style-name="T17">are </text:span></text:p>
          </draw:text-box>
        </draw:frame>
        <draw:frame draw:style-name="gr13" draw:text-style-name="P14" draw:layer="layout" svg:width="17.164cm" svg:height="0.374cm" svg:x="4.4cm" svg:y="3.755cm">
          <draw:text-box>
            <text:p text:style-name="P3"><text:span text:style-name="T17">restricted to the use of </text:span><text:span text:style-name="T17">employees only. Secondly, </text:span><text:span text:style-name="T17">we have to <text:s/>choose which </text:span><text:span text:style-name="T17">parent to use in the </text:span><text:span text:style-name="T17">analyses. </text:span></text:p>
          </draw:text-box>
        </draw:frame>
        <draw:frame draw:style-name="gr13" draw:text-style-name="P14" draw:layer="layout" svg:width="1.365cm" svg:height="0.374cm" svg:x="4.4cm" svg:y="4.205cm">
          <draw:text-box>
            <text:p text:style-name="P3"><text:span text:style-name="T17">Usually, </text:span></text:p>
          </draw:text-box>
        </draw:frame>
        <draw:frame draw:style-name="gr13" draw:text-style-name="P14" draw:layer="layout" svg:width="0.624cm" svg:height="0.374cm" svg:x="5.643cm" svg:y="4.205cm">
          <draw:text-box>
            <text:p text:style-name="P3"><text:span text:style-name="T17">the </text:span></text:p>
          </draw:text-box>
        </draw:frame>
        <draw:frame draw:style-name="gr13" draw:text-style-name="P14" draw:layer="layout" svg:width="1.488cm" svg:height="0.374cm" svg:x="6.263cm" svg:y="4.205cm">
          <draw:text-box>
            <text:p text:style-name="P3"><text:span text:style-name="T17">earnings </text:span></text:p>
          </draw:text-box>
        </draw:frame>
        <draw:frame draw:style-name="gr13" draw:text-style-name="P14" draw:layer="layout" svg:width="0.408cm" svg:height="0.374cm" svg:x="7.622cm" svg:y="4.205cm">
          <draw:text-box>
            <text:p text:style-name="P3"><text:span text:style-name="T17">of </text:span></text:p>
          </draw:text-box>
        </draw:frame>
        <draw:frame draw:style-name="gr13" draw:text-style-name="P14" draw:layer="layout" svg:width="1.225cm" svg:height="0.374cm" svg:x="8.063cm" svg:y="4.205cm">
          <draw:text-box>
            <text:p text:style-name="P3"><text:span text:style-name="T17">fathers </text:span></text:p>
          </draw:text-box>
        </draw:frame>
        <draw:frame draw:style-name="gr13" draw:text-style-name="P14" draw:layer="layout" svg:width="0.705cm" svg:height="0.374cm" svg:x="9.207cm" svg:y="4.205cm">
          <draw:text-box>
            <text:p text:style-name="P3"><text:span text:style-name="T17">and </text:span></text:p>
          </draw:text-box>
        </draw:frame>
        <draw:frame draw:style-name="gr13" draw:text-style-name="P14" draw:layer="layout" svg:width="0.832cm" svg:height="0.374cm" svg:x="9.892cm" svg:y="4.205cm">
          <draw:text-box>
            <text:p text:style-name="P3"><text:span text:style-name="T17">sons </text:span></text:p>
          </draw:text-box>
        </draw:frame>
        <draw:frame draw:style-name="gr13" draw:text-style-name="P14" draw:layer="layout" svg:width="0.624cm" svg:height="0.374cm" svg:x="10.681cm" svg:y="4.205cm">
          <draw:text-box>
            <text:p text:style-name="P3"><text:span text:style-name="T17">are </text:span></text:p>
          </draw:text-box>
        </draw:frame>
        <draw:frame draw:style-name="gr13" draw:text-style-name="P14" draw:layer="layout" svg:width="0.87cm" svg:height="0.374cm" svg:x="11.277cm" svg:y="4.205cm">
          <draw:text-box>
            <text:p text:style-name="P3"><text:span text:style-name="T17">used </text:span></text:p>
          </draw:text-box>
        </draw:frame>
        <draw:frame draw:style-name="gr13" draw:text-style-name="P14" draw:layer="layout" svg:width="0.421cm" svg:height="0.374cm" svg:x="12.094cm" svg:y="4.205cm">
          <draw:text-box>
            <text:p text:style-name="P3"><text:span text:style-name="T17">to </text:span></text:p>
          </draw:text-box>
        </draw:frame>
        <draw:frame draw:style-name="gr13" draw:text-style-name="P14" draw:layer="layout" svg:width="1.496cm" svg:height="0.374cm" svg:x="12.542cm" svg:y="4.205cm">
          <draw:text-box>
            <text:p text:style-name="P3"><text:span text:style-name="T17">estimate </text:span></text:p>
          </draw:text-box>
        </draw:frame>
        <draw:frame draw:style-name="gr13" draw:text-style-name="P14" draw:layer="layout" svg:width="1.268cm" svg:height="0.374cm" svg:x="13.92cm" svg:y="4.205cm">
          <draw:text-box>
            <text:p text:style-name="P3"><text:span text:style-name="T17">income </text:span></text:p>
          </draw:text-box>
        </draw:frame>
        <draw:frame draw:style-name="gr13" draw:text-style-name="P14" draw:layer="layout" svg:width="1.632cm" svg:height="0.374cm" svg:x="15.098cm" svg:y="4.205cm">
          <draw:text-box>
            <text:p text:style-name="P3"><text:span text:style-name="T17">elasticity. </text:span></text:p>
          </draw:text-box>
        </draw:frame>
        <draw:frame draw:style-name="gr13" draw:text-style-name="P14" draw:layer="layout" svg:width="0.612cm" svg:height="0.374cm" svg:x="16.551cm" svg:y="4.205cm">
          <draw:text-box>
            <text:p text:style-name="P3"><text:span text:style-name="T17">For </text:span></text:p>
          </draw:text-box>
        </draw:frame>
        <draw:frame draw:style-name="gr13" draw:text-style-name="P14" draw:layer="layout" svg:width="1.352cm" svg:height="0.374cm" svg:x="17.144cm" svg:y="4.205cm">
          <draw:text-box>
            <text:p text:style-name="P3"><text:span text:style-name="T17">reasons </text:span></text:p>
          </draw:text-box>
        </draw:frame>
        <draw:frame draw:style-name="gr13" draw:text-style-name="P14" draw:layer="layout" svg:width="0.408cm" svg:height="0.374cm" svg:x="18.369cm" svg:y="4.205cm">
          <draw:text-box>
            <text:p text:style-name="P3"><text:span text:style-name="T17">of </text:span></text:p>
          </draw:text-box>
        </draw:frame>
        <draw:frame draw:style-name="gr13" draw:text-style-name="P14" draw:layer="layout" svg:width="17.312cm" svg:height="0.374cm" svg:x="4.4cm" svg:y="4.655cm">
          <draw:text-box>
            <text:p text:style-name="P3"><text:span text:style-name="T17">international <text:s/></text:span><text:span text:style-name="T17">comparability, <text:s/>we <text:s/>do <text:s/>so <text:s/></text:span><text:span text:style-name="T17">as <text:s/>well. <text:s/>However, <text:s/>we <text:s/></text:span><text:span text:style-name="T17">also <text:s/>calculate <text:s/>estimates <text:s/></text:span><text:span text:style-name="T17">for <text:s/>fathers <text:s/>and </text:span></text:p>
          </draw:text-box>
        </draw:frame>
        <draw:frame draw:style-name="gr13" draw:text-style-name="P14" draw:layer="layout" svg:width="17.05cm" svg:height="0.374cm" svg:x="4.4cm" svg:y="5.105cm">
          <draw:text-box>
            <text:p text:style-name="P3"><text:span text:style-name="T17">daughters, and for fathers </text:span><text:span text:style-name="T17">and children (sons and </text:span><text:span text:style-name="T17">daughters). The mothers </text:span><text:span text:style-name="T17">are left out of the analyses, </text:span><text:span text:style-name="T17">as </text:span></text:p>
          </draw:text-box>
        </draw:frame>
        <draw:frame draw:style-name="gr13" draw:text-style-name="P14" draw:layer="layout" svg:width="17.194cm" svg:height="0.374cm" svg:x="4.4cm" svg:y="5.555cm">
          <draw:text-box>
            <text:p text:style-name="P3"><text:span text:style-name="T17">the majority of them did </text:span><text:span text:style-name="T17">not have a job in de mid-</text:span><text:span text:style-name="T17">1980s. Lastly, we also </text:span><text:span text:style-name="T17">restrict the analysis to </text:span><text:span text:style-name="T17">people who </text:span></text:p>
          </draw:text-box>
        </draw:frame>
        <draw:frame draw:style-name="gr13" draw:text-style-name="P14" draw:layer="layout" svg:width="17.663cm" svg:height="0.374cm" svg:x="4.4cm" svg:y="6.005cm">
          <draw:text-box>
            <text:p text:style-name="P3"><text:span text:style-name="T17">had <text:s/>earnings <text:s/>throughout <text:s/></text:span><text:span text:style-name="T17">the <text:s/>entire <text:s/>year, <text:s/>so <text:s/></text:span><text:span text:style-name="T17">people <text:s/>who <text:s/>depended <text:s/>on </text:span><text:span text:style-name="T17"><text:s/>social <text:s/>benefits <text:s/>for <text:s/>a <text:s/></text:span><text:span text:style-name="T17">couple <text:s/>of </text:span></text:p>
          </draw:text-box>
        </draw:frame>
        <draw:frame draw:style-name="gr13" draw:text-style-name="P14" draw:layer="layout" svg:width="16.559cm" svg:height="0.374cm" svg:x="4.4cm" svg:y="6.455cm">
          <draw:text-box>
            <text:p text:style-name="P3"><text:span text:style-name="T17">months, for instance, are </text:span><text:span text:style-name="T17">left out of consideration. </text:span><text:span text:style-name="T17">Table 3.2.1 shows that we </text:span><text:span text:style-name="T17">have almost 30 thousand </text:span></text:p>
          </draw:text-box>
        </draw:frame>
        <draw:frame draw:style-name="gr13" draw:text-style-name="P14" draw:layer="layout" svg:width="7.516cm" svg:height="0.374cm" svg:x="4.4cm" svg:y="6.905cm">
          <draw:text-box>
            <text:p text:style-name="P3"><text:span text:style-name="T17">people (father-child pairs) </text:span><text:span text:style-name="T17">left for the analyses.</text:span></text:p>
          </draw:text-box>
        </draw:frame>
        <draw:frame draw:style-name="gr13" draw:text-style-name="P14" draw:layer="layout" svg:width="16.774cm" svg:height="0.374cm" svg:x="4.4cm" svg:y="12.754cm">
          <draw:text-box>
            <text:p text:style-name="P3"><text:span text:style-name="T17">The dataset contains </text:span><text:span text:style-name="T17">slightly more sons than </text:span><text:span text:style-name="T17">daughters: we have over </text:span><text:span text:style-name="T17">15 thousand father-son </text:span><text:span text:style-name="T17">pairs and </text:span></text:p>
          </draw:text-box>
        </draw:frame>
        <draw:frame draw:style-name="gr13" draw:text-style-name="P14" draw:layer="layout" svg:width="17.435cm" svg:height="0.374cm" svg:x="4.4cm" svg:y="13.204cm">
          <draw:text-box>
            <text:p text:style-name="P3"><text:span text:style-name="T17">just <text:s/>over <text:s/>14 <text:s/>thousand <text:s/></text:span><text:span text:style-name="T17">father-daughter <text:s/>pairs. <text:s/></text:span><text:span text:style-name="T17">With <text:s/>respect <text:s/>to <text:s/>the <text:s/></text:span><text:span text:style-name="T17">possible <text:s/>differences <text:s/>in <text:s/></text:span><text:span text:style-name="T17">life-cycle <text:s/>as </text:span></text:p>
          </draw:text-box>
        </draw:frame>
        <draw:frame draw:style-name="gr13" draw:text-style-name="P14" draw:layer="layout" svg:width="16.749cm" svg:height="0.374cm" svg:x="4.4cm" svg:y="13.654cm">
          <draw:text-box>
            <text:p text:style-name="P3"><text:span text:style-name="T17">described in section 2, we </text:span><text:span text:style-name="T17">see that there is indeed a </text:span><text:span text:style-name="T17">gap between the average </text:span><text:span text:style-name="T17">ages of the individuals in </text:span></text:p>
          </draw:text-box>
        </draw:frame>
        <draw:frame draw:style-name="gr13" draw:text-style-name="P14" draw:layer="layout" svg:width="16.952cm" svg:height="0.374cm" svg:x="4.4cm" svg:y="14.104cm">
          <draw:text-box>
            <text:p text:style-name="P3"><text:span text:style-name="T17">2008 and their parents </text:span><text:span text:style-name="T17">(measured as the average </text:span><text:span text:style-name="T17">age of the head of the </text:span><text:span text:style-name="T17">household, mostly the </text:span><text:span text:style-name="T17">father) in </text:span></text:p>
          </draw:text-box>
        </draw:frame>
        <draw:frame draw:style-name="gr13" draw:text-style-name="P14" draw:layer="layout" svg:width="17.278cm" svg:height="0.374cm" svg:x="4.4cm" svg:y="14.554cm">
          <draw:text-box>
            <text:p text:style-name="P3"><text:span text:style-name="T17">1985. As explained earlier </text:span><text:span text:style-name="T17">(see section 2), we shall </text:span><text:span text:style-name="T17">take these age differences </text:span><text:span text:style-name="T17">into account in our </text:span><text:span text:style-name="T17">analyses. </text:span></text:p>
          </draw:text-box>
        </draw:frame>
        <draw:frame draw:style-name="gr13" draw:text-style-name="P14" draw:layer="layout" svg:width="3.329cm" svg:height="0.374cm" svg:x="4.4cm" svg:y="15.904cm">
          <draw:text-box>
            <text:p text:style-name="P3"><text:span text:style-name="T19">Earnings elasticity</text:span></text:p>
          </draw:text-box>
        </draw:frame>
        <draw:frame draw:style-name="gr13" draw:text-style-name="P14" draw:layer="layout" svg:width="17.422cm" svg:height="0.374cm" svg:x="4.4cm" svg:y="16.804cm">
          <draw:text-box>
            <text:p text:style-name="P3"><text:span text:style-name="T17">In <text:s/>the <text:s/>remainder <text:s/>of <text:s/>this <text:s/></text:span><text:span text:style-name="T17">section <text:s/>we <text:s/>analyse <text:s/></text:span><text:span text:style-name="T17">earnings <text:s/>mobility, <text:s/>using <text:s/></text:span><text:span text:style-name="T17">all <text:s/>three <text:s/>methods <text:s/></text:span><text:span text:style-name="T17">described <text:s/>in </text:span></text:p>
          </draw:text-box>
        </draw:frame>
        <draw:frame draw:style-name="gr13" draw:text-style-name="P14" draw:layer="layout" svg:width="17.388cm" svg:height="0.374cm" svg:x="4.4cm" svg:y="17.254cm">
          <draw:text-box>
            <text:p text:style-name="P3"><text:span text:style-name="T17">section 2. In this section </text:span><text:span text:style-name="T17">we start by estimating the </text:span><text:span text:style-name="T17">earnings elasticity (table </text:span><text:span text:style-name="T17">3.2.2). The first model </text:span><text:span text:style-name="T17">includes </text:span></text:p>
          </draw:text-box>
        </draw:frame>
        <draw:frame draw:style-name="gr13" draw:text-style-name="P14" draw:layer="layout" svg:width="16.817cm" svg:height="0.374cm" svg:x="4.4cm" svg:y="17.704cm">
          <draw:text-box>
            <text:p text:style-name="P3"><text:span text:style-name="T17">only the logarithm of the </text:span><text:span text:style-name="T17">father’s earnings in the </text:span><text:span text:style-name="T17">regression model. The </text:span><text:span text:style-name="T17">second model gives an </text:span><text:span text:style-name="T17">estimate </text:span></text:p>
          </draw:text-box>
        </draw:frame>
        <draw:frame draw:style-name="gr13" draw:text-style-name="P14" draw:layer="layout" svg:width="16.85cm" svg:height="0.374cm" svg:x="4.4cm" svg:y="18.154cm">
          <draw:text-box>
            <text:p text:style-name="P3"><text:span text:style-name="T17">of </text:span><text:span text:style-name="T29">β</text:span><text:span text:style-name="T17"> when adjusting for life-</text:span><text:span text:style-name="T17">cycle bias. From the results </text:span><text:span text:style-name="T17">we see that the elasticity is </text:span><text:span text:style-name="T17">overestimated by the </text:span></text:p>
          </draw:text-box>
        </draw:frame>
        <draw:frame draw:style-name="gr13" draw:text-style-name="P14" draw:layer="layout" svg:width="8.718cm" svg:height="0.374cm" svg:x="4.4cm" svg:y="18.604cm">
          <draw:text-box>
            <text:p text:style-name="P3"><text:span text:style-name="T17">first model, except in the </text:span><text:span text:style-name="T17">father-daughter </text:span><text:span text:style-name="T17">relationship.</text:span></text:p>
          </draw:text-box>
        </draw:frame>
        <draw:frame draw:style-name="gr17" draw:text-style-name="P17" draw:layer="layout" svg:width="0.188cm" svg:height="0.213cm" svg:x="11.904cm" svg:y="18.624cm">
          <draw:text-box>
            <text:p text:style-name="P3"><text:span text:style-name="T24">3)</text:span></text:p>
          </draw:text-box>
        </draw:frame>
        <draw:frame draw:style-name="gr13" draw:text-style-name="P14" draw:layer="layout" svg:width="7.982cm" svg:height="0.374cm" svg:x="12.044cm" svg:y="18.605cm">
          <draw:text-box>
            <text:p text:style-name="P3"><text:span text:style-name="T17"><text:s/></text:span><text:span text:style-name="T17">Here life-cycle bias does </text:span><text:span text:style-name="T17">not seem to play a role. </text:span></text:p>
          </draw:text-box>
        </draw:frame>
        <draw:frame draw:style-name="gr13" draw:text-style-name="P14" draw:layer="layout" svg:width="16.254cm" svg:height="0.374cm" svg:x="4.4cm" svg:y="19.055cm">
          <draw:text-box>
            <text:p text:style-name="P3"><text:span text:style-name="T17">Also, the connection </text:span><text:span text:style-name="T17">between father’s and </text:span><text:span text:style-name="T17">daughter’s earnings is </text:span><text:span text:style-name="T17">slightly stronger than that </text:span><text:span text:style-name="T17">between </text:span></text:p>
          </draw:text-box>
        </draw:frame>
        <draw:frame draw:style-name="gr13" draw:text-style-name="P14" draw:layer="layout" svg:width="16.732cm" svg:height="0.374cm" svg:x="4.4cm" svg:y="19.505cm">
          <draw:text-box>
            <text:p text:style-name="P3"><text:span text:style-name="T17">fathers and sons. Other </text:span><text:span text:style-name="T17">studies on </text:span><text:span text:style-name="T17">intergenerational income </text:span><text:span text:style-name="T17">mobility generate the </text:span><text:span text:style-name="T17">same result (see e.g. </text:span></text:p>
          </draw:text-box>
        </draw:frame>
        <draw:frame draw:style-name="gr13" draw:text-style-name="P14" draw:layer="layout" svg:width="17.062cm" svg:height="0.374cm" svg:x="4.4cm" svg:y="19.955cm">
          <draw:text-box>
            <text:p text:style-name="P3"><text:span text:style-name="T17">Mayer and Lopoo, 2004). A </text:span><text:span text:style-name="T17">possible explanation for </text:span><text:span text:style-name="T17">this is that parental </text:span><text:span text:style-name="T17">investments in children </text:span><text:span text:style-name="T17">may have </text:span></text:p>
          </draw:text-box>
        </draw:frame>
        <draw:frame draw:style-name="gr13" draw:text-style-name="P14" draw:layer="layout" svg:width="16.91cm" svg:height="0.374cm" svg:x="4.4cm" svg:y="20.405cm">
          <draw:text-box>
            <text:p text:style-name="P3"><text:span text:style-name="T17">different payoffs across </text:span><text:span text:style-name="T17">gender. Furthermore, </text:span><text:span text:style-name="T17">changes in labour market </text:span><text:span text:style-name="T17">opportunities have </text:span><text:span text:style-name="T17">improved the </text:span></text:p>
          </draw:text-box>
        </draw:frame>
        <draw:frame draw:style-name="gr13" draw:text-style-name="P14" draw:layer="layout" svg:width="16.559cm" svg:height="0.374cm" svg:x="4.4cm" svg:y="20.855cm">
          <draw:text-box>
            <text:p text:style-name="P3"><text:span text:style-name="T17">rate of return for girls more </text:span><text:span text:style-name="T17">than for boys. This </text:span><text:span text:style-name="T17">suggests that in the future </text:span><text:span text:style-name="T17">the earnings’ inheritance </text:span><text:span text:style-name="T17">for </text:span></text:p>
          </draw:text-box>
        </draw:frame>
        <draw:frame draw:style-name="gr13" draw:text-style-name="P14" draw:layer="layout" svg:width="16.631cm" svg:height="0.374cm" svg:x="4.4cm" svg:y="21.305cm">
          <draw:text-box>
            <text:p text:style-name="P3"><text:span text:style-name="T17">boys and girls will be more </text:span><text:span text:style-name="T17">and more similar, as the </text:span><text:span text:style-name="T17">process of equal </text:span><text:span text:style-name="T17">opportunities for men and </text:span><text:span text:style-name="T17">women </text:span></text:p>
          </draw:text-box>
        </draw:frame>
        <draw:frame draw:style-name="gr13" draw:text-style-name="P14" draw:layer="layout" svg:width="3.939cm" svg:height="0.374cm" svg:x="4.4cm" svg:y="21.755cm">
          <draw:text-box>
            <text:p text:style-name="P3"><text:span text:style-name="T17">continues (Corak, 2004).</text:span></text:p>
          </draw:text-box>
        </draw:frame>
        <draw:frame draw:style-name="gr19" draw:text-style-name="P19" draw:layer="layout" svg:width="0.15cm" svg:height="0.17cm" svg:x="2.3cm" svg:y="24.236cm">
          <draw:text-box>
            <text:p text:style-name="P3"><text:span text:style-name="T32">3)</text:span></text:p>
          </draw:text-box>
        </draw:frame>
        <draw:frame draw:style-name="gr15" draw:text-style-name="P15" draw:layer="layout" svg:width="0.246cm" svg:height="0.289cm" svg:x="2.409cm" svg:y="24.221cm">
          <draw:text-box>
            <text:p text:style-name="P3"><text:span text:style-name="T33"><text:s/></text:span></text:p>
          </draw:text-box>
        </draw:frame>
        <draw:frame draw:style-name="gr15" draw:text-style-name="P15" draw:layer="layout" svg:width="19.162cm" svg:height="0.289cm" svg:x="2.55cm" svg:y="24.221cm">
          <draw:text-box>
            <text:p text:style-name="P3"><text:span text:style-name="T33">The Income Panel Survey is not </text:span><text:span text:style-name="T33">(yet) adequate enough to </text:span><text:span text:style-name="T33">calculate permanent incomes (in </text:span><text:span text:style-name="T33">practice: average income over </text:span><text:span text:style-name="T33">several unbroken years): yearly </text:span></text:p>
          </draw:text-box>
        </draw:frame>
        <draw:frame draw:style-name="gr15" draw:text-style-name="P15" draw:layer="layout" svg:width="18.629cm" svg:height="0.289cm" svg:x="2.55cm" svg:y="24.521cm">
          <draw:text-box>
            <text:p text:style-name="P3"><text:span text:style-name="T33">data for parents are only available </text:span><text:span text:style-name="T33">from 1989. The most recent </text:span><text:span text:style-name="T33">available data for their adult </text:span><text:span text:style-name="T33">children are for 2008, which </text:span><text:span text:style-name="T33">means that the gap between </text:span></text:p>
          </draw:text-box>
        </draw:frame>
        <draw:frame draw:style-name="gr15" draw:text-style-name="P15" draw:layer="layout" svg:width="18.298cm" svg:height="0.289cm" svg:x="2.55cm" svg:y="24.821cm">
          <draw:text-box>
            <text:p text:style-name="P3"><text:span text:style-name="T33">them and their parents would be </text:span><text:span text:style-name="T33">too small (the children are too </text:span><text:span text:style-name="T33">young). The use of single-year </text:span><text:span text:style-name="T33">incomes means that the elasticity </text:span><text:span text:style-name="T33">is underestimated </text:span></text:p>
          </draw:text-box>
        </draw:frame>
        <draw:frame draw:style-name="gr15" draw:text-style-name="P15" draw:layer="layout" svg:width="18.989cm" svg:height="0.289cm" svg:x="2.55cm" svg:y="25.121cm">
          <draw:text-box>
            <text:p text:style-name="P3"><text:span text:style-name="T33">(Solon 1989 and section 3). But </text:span><text:span text:style-name="T33">since income inequality in the </text:span><text:span text:style-name="T33">Netherlands was higher in 2008 </text:span><text:span text:style-name="T33">than in 1985 (CBS, 2010), on </text:span><text:span text:style-name="T33">balance it seems reasonable </text:span></text:p>
          </draw:text-box>
        </draw:frame>
        <draw:frame draw:style-name="gr15" draw:text-style-name="P15" draw:layer="layout" svg:width="8.448cm" svg:height="0.289cm" svg:x="2.55cm" svg:y="25.421cm">
          <draw:text-box>
            <text:p text:style-name="P3"><text:span text:style-name="T33">not to correct the estimated </text:span><text:span text:style-name="T33">regression coefficients (see </text:span><text:span text:style-name="T33">footnote 1).</text:span></text:p>
          </draw:text-box>
        </draw:frame>
        <draw:frame draw:style-name="gr13" draw:text-style-name="P14" draw:layer="layout" svg:width="1.01cm" svg:height="0.374cm" svg:x="2.3cm" svg:y="8.49cm">
          <draw:text-box>
            <text:p text:style-name="P3"><text:span text:style-name="T42">3.2.1 </text:span></text:p>
          </draw:text-box>
        </draw:frame>
        <draw:line draw:style-name="gr16" draw:text-style-name="P16" draw:layer="layout" svg:x1="2.299cm" svg:y1="8.989cm" svg:x2="18.65cm" svg:y2="8.989cm">
          <text:p/>
        </draw:line>
        <draw:frame draw:style-name="gr13" draw:text-style-name="P14" draw:layer="layout" svg:width="10.276cm" svg:height="0.374cm" svg:x="3.305cm" svg:y="8.49cm">
          <draw:text-box>
            <text:p text:style-name="P3"><text:span text:style-name="T42">Basic characteristics of </text:span><text:span text:style-name="T42">dataset using employee </text:span><text:span text:style-name="T42">earnings</text:span></text:p>
          </draw:text-box>
        </draw:frame>
        <draw:frame draw:style-name="gr13" draw:text-style-name="P14" draw:layer="layout" svg:width="0.317cm" svg:height="0.374cm" svg:x="2.3cm" svg:y="8.74cm">
          <draw:text-box>
            <text:p text:style-name="P3"><text:span text:style-name="T42"><text:s/></text:span></text:p>
          </draw:text-box>
        </draw:frame>
        <draw:frame draw:style-name="gr22" draw:text-style-name="P22" draw:layer="layout" svg:width="1.992cm" svg:height="0.268cm" svg:x="2.3cm" svg:y="9.257cm">
          <draw:text-box>
            <text:p text:style-name="P3"><text:span text:style-name="T43">Father-child pairs</text:span></text:p>
          </draw:text-box>
        </draw:frame>
        <draw:frame draw:style-name="gr22" draw:text-style-name="P22" draw:layer="layout" svg:width="0.794cm" svg:height="0.268cm" svg:x="14.3cm" svg:y="9.257cm">
          <draw:text-box>
            <text:p text:style-name="P3"><text:span text:style-name="T43">29,441</text:span></text:p>
          </draw:text-box>
        </draw:frame>
        <draw:frame draw:style-name="gr22" draw:text-style-name="P22" draw:layer="layout" svg:width="1.852cm" svg:height="0.268cm" svg:x="2.3cm" svg:y="9.507cm">
          <draw:text-box>
            <text:p text:style-name="P3"><text:span text:style-name="T43">Father-son pairs</text:span></text:p>
          </draw:text-box>
        </draw:frame>
        <draw:frame draw:style-name="gr22" draw:text-style-name="P22" draw:layer="layout" svg:width="0.794cm" svg:height="0.268cm" svg:x="14.3cm" svg:y="9.507cm">
          <draw:text-box>
            <text:p text:style-name="P3"><text:span text:style-name="T43">15,300</text:span></text:p>
          </draw:text-box>
        </draw:frame>
        <draw:frame draw:style-name="gr22" draw:text-style-name="P22" draw:layer="layout" svg:width="2.487cm" svg:height="0.268cm" svg:x="2.3cm" svg:y="9.757cm">
          <draw:text-box>
            <text:p text:style-name="P3"><text:span text:style-name="T43">Father-daughter pairs</text:span></text:p>
          </draw:text-box>
        </draw:frame>
        <draw:frame draw:style-name="gr22" draw:text-style-name="P22" draw:layer="layout" svg:width="0.794cm" svg:height="0.268cm" svg:x="14.3cm" svg:y="9.757cm">
          <draw:text-box>
            <text:p text:style-name="P3"><text:span text:style-name="T43">14,141</text:span></text:p>
          </draw:text-box>
        </draw:frame>
        <draw:frame draw:style-name="gr22" draw:text-style-name="P22" draw:layer="layout" svg:width="3.96cm" svg:height="0.268cm" svg:x="2.3cm" svg:y="10.257cm">
          <draw:text-box>
            <text:p text:style-name="P3"><text:span text:style-name="T43">Average age of individuals in 2008</text:span></text:p>
          </draw:text-box>
        </draw:frame>
        <draw:frame draw:style-name="gr22" draw:text-style-name="P22" draw:layer="layout" svg:width="0.228cm" svg:height="0.268cm" svg:x="14.3cm" svg:y="10.257cm">
          <draw:text-box>
            <text:p text:style-name="P3"><text:span text:style-name="T43"><text:s/></text:span></text:p>
          </draw:text-box>
        </draw:frame>
        <draw:frame draw:style-name="gr22" draw:text-style-name="P22" draw:layer="layout" svg:width="0.228cm" svg:height="0.268cm" svg:x="14.426cm" svg:y="10.257cm">
          <draw:text-box>
            <text:p text:style-name="P3"><text:span text:style-name="T43"><text:s/></text:span></text:p>
          </draw:text-box>
        </draw:frame>
        <draw:frame draw:style-name="gr22" draw:text-style-name="P22" draw:layer="layout" svg:width="0.228cm" svg:height="0.268cm" svg:x="14.552cm" svg:y="10.257cm">
          <draw:text-box>
            <text:p text:style-name="P3"><text:span text:style-name="T43"><text:s text:c="2"/></text:span></text:p>
          </draw:text-box>
        </draw:frame>
        <draw:frame draw:style-name="gr22" draw:text-style-name="P22" draw:layer="layout" svg:width="0.506cm" svg:height="0.268cm" svg:x="14.728cm" svg:y="10.257cm">
          <draw:text-box>
            <text:p text:style-name="P3"><text:span text:style-name="T43">32.4</text:span></text:p>
          </draw:text-box>
        </draw:frame>
        <draw:frame draw:style-name="gr22" draw:text-style-name="P22" draw:layer="layout" svg:width="3.541cm" svg:height="0.268cm" svg:x="2.3cm" svg:y="10.507cm">
          <draw:text-box>
            <text:p text:style-name="P3"><text:span text:style-name="T43">Average age of fathers in 1985</text:span></text:p>
          </draw:text-box>
        </draw:frame>
        <draw:frame draw:style-name="gr22" draw:text-style-name="P22" draw:layer="layout" svg:width="0.228cm" svg:height="0.268cm" svg:x="14.3cm" svg:y="10.507cm">
          <draw:text-box>
            <text:p text:style-name="P3"><text:span text:style-name="T43"><text:s/></text:span></text:p>
          </draw:text-box>
        </draw:frame>
        <draw:frame draw:style-name="gr22" draw:text-style-name="P22" draw:layer="layout" svg:width="0.228cm" svg:height="0.268cm" svg:x="14.426cm" svg:y="10.507cm">
          <draw:text-box>
            <text:p text:style-name="P3"><text:span text:style-name="T43"><text:s/></text:span></text:p>
          </draw:text-box>
        </draw:frame>
        <draw:frame draw:style-name="gr22" draw:text-style-name="P22" draw:layer="layout" svg:width="0.228cm" svg:height="0.268cm" svg:x="14.552cm" svg:y="10.507cm">
          <draw:text-box>
            <text:p text:style-name="P3"><text:span text:style-name="T43"><text:s text:c="2"/></text:span></text:p>
          </draw:text-box>
        </draw:frame>
        <draw:line draw:style-name="gr16" draw:text-style-name="P16" draw:layer="layout" svg:x1="2.299cm" svg:y1="11.239cm" svg:x2="18.65cm" svg:y2="11.239cm">
          <text:p/>
        </draw:line>
        <draw:frame draw:style-name="gr22" draw:text-style-name="P22" draw:layer="layout" svg:width="0.506cm" svg:height="0.268cm" svg:x="14.728cm" svg:y="10.507cm">
          <draw:text-box>
            <text:p text:style-name="P3"><text:span text:style-name="T43">39.2</text:span></text:p>
          </draw:text-box>
        </draw:frame>
        <draw:frame draw:style-name="gr13" draw:text-style-name="P14" draw:layer="layout" svg:width="0.317cm" svg:height="0.374cm" svg:x="2.3cm" svg:y="10.99cm">
          <draw:text-box>
            <text:p text:style-name="P3"><text:span text:style-name="T42"><text:s/></text:span></text:p>
          </draw:text-box>
        </draw:frame>
      </draw:page>
      <draw:page draw:name="page12" draw:style-name="dp1" draw:master-page-name="master-page162">
        <draw:frame draw:style-name="gr9" draw:text-style-name="P10" draw:layer="layout" svg:width="0.455cm" svg:height="0.331cm" svg:x="2.35cm" svg:y="28.088cm">
          <draw:text-box>
            <text:p text:style-name="P3"><text:span text:style-name="T11">12 </text:span></text:p>
          </draw:text-box>
        </draw:frame>
        <draw:frame draw:style-name="gr9" draw:text-style-name="P10" draw:layer="layout" svg:width="3.118cm" svg:height="0.331cm" svg:x="2.943cm" svg:y="28.088cm">
          <draw:text-box>
            <text:p text:style-name="P3"><text:span text:style-name="T11">Statistics Netherlands</text:span></text:p>
          </draw:text-box>
        </draw:frame>
        <draw:frame draw:style-name="gr13" draw:text-style-name="P14" draw:layer="layout" svg:width="16.91cm" svg:height="0.374cm" svg:x="4.45cm" svg:y="8.255cm">
          <draw:text-box>
            <text:p text:style-name="P3"><text:span text:style-name="T17">Intergenerational <text:s/>income <text:s/></text:span><text:span text:style-name="T17">mobility <text:s/>has <text:s/>been <text:s/></text:span><text:span text:style-name="T17">investigated <text:s/>using <text:s/></text:span><text:span text:style-name="T17">earnings <text:s/>elasticity <text:s/>in <text:s/></text:span><text:span text:style-name="T17">several <text:s/>OECD </text:span></text:p>
          </draw:text-box>
        </draw:frame>
        <draw:frame draw:style-name="gr13" draw:text-style-name="P14" draw:layer="layout" svg:width="17.109cm" svg:height="0.374cm" svg:x="4.45cm" svg:y="8.705cm">
          <draw:text-box>
            <text:p text:style-name="P3"><text:span text:style-name="T17">countries <text:s/>(see <text:s/>e.g. <text:s/>Corak <text:s/></text:span><text:span text:style-name="T17">2004, <text:s/>Österberg <text:s/>2000). <text:s/></text:span><text:span text:style-name="T17">However, <text:s/>comparisons <text:s/></text:span><text:span text:style-name="T17">between <text:s/>countries <text:s/>can <text:s/></text:span><text:span text:style-name="T17">be </text:span></text:p>
          </draw:text-box>
        </draw:frame>
        <draw:frame draw:style-name="gr13" draw:text-style-name="P14" draw:layer="layout" svg:width="16.626cm" svg:height="0.374cm" svg:x="4.45cm" svg:y="9.155cm">
          <draw:text-box>
            <text:p text:style-name="P3"><text:span text:style-name="T17">misleading because of </text:span><text:span text:style-name="T17">differences in data, data </text:span><text:span text:style-name="T17">collection methods, and </text:span><text:span text:style-name="T17">cultural and economic </text:span><text:span text:style-name="T17">climate. </text:span></text:p>
          </draw:text-box>
        </draw:frame>
        <draw:frame draw:style-name="gr13" draw:text-style-name="P14" draw:layer="layout" svg:width="17.354cm" svg:height="0.374cm" svg:x="4.45cm" svg:y="9.605cm">
          <draw:text-box>
            <text:p text:style-name="P3"><text:span text:style-name="T17">Corak (2006) has derived </text:span><text:span text:style-name="T17">internationally comparable </text:span><text:span text:style-name="T17">values for elasticity for nine </text:span><text:span text:style-name="T17">rich countries. Table 3.2.3 </text:span></text:p>
          </draw:text-box>
        </draw:frame>
        <draw:frame draw:style-name="gr13" draw:text-style-name="P14" draw:layer="layout" svg:width="16.457cm" svg:height="0.374cm" svg:x="4.45cm" svg:y="10.055cm">
          <draw:text-box>
            <text:p text:style-name="P3"><text:span text:style-name="T17">shows the estimates </text:span><text:span text:style-name="T17">derived by Corak (2006), </text:span><text:span text:style-name="T17">and the additional </text:span><text:span text:style-name="T17">estimate for the </text:span><text:span text:style-name="T17">Netherlands that we </text:span></text:p>
          </draw:text-box>
        </draw:frame>
        <draw:frame draw:style-name="gr13" draw:text-style-name="P14" draw:layer="layout" svg:width="10.099cm" svg:height="0.374cm" svg:x="4.45cm" svg:y="10.505cm">
          <draw:text-box>
            <text:p text:style-name="P3"><text:span text:style-name="T17">obtained above, using </text:span><text:span text:style-name="T17">similar methodologies and </text:span><text:span text:style-name="T17">assumptions.</text:span></text:p>
          </draw:text-box>
        </draw:frame>
        <draw:frame draw:style-name="gr13" draw:text-style-name="P14" draw:layer="layout" svg:width="16.791cm" svg:height="0.374cm" svg:x="4.45cm" svg:y="17.705cm">
          <draw:text-box>
            <text:p text:style-name="P3"><text:span text:style-name="T17">This table indicates large </text:span><text:span text:style-name="T17">differences between the </text:span><text:span text:style-name="T17">various countries. The </text:span><text:span text:style-name="T17">earnings elasticity in </text:span><text:span text:style-name="T17">Denmark, </text:span></text:p>
          </draw:text-box>
        </draw:frame>
        <draw:frame draw:style-name="gr13" draw:text-style-name="P14" draw:layer="layout" svg:width="16.8cm" svg:height="0.374cm" svg:x="4.45cm" svg:y="18.155cm">
          <draw:text-box>
            <text:p text:style-name="P3"><text:span text:style-name="T17">Norway, Finland and </text:span><text:span text:style-name="T17">Canada is less than 0.2, </text:span><text:span text:style-name="T17">implying a high degree of </text:span><text:span text:style-name="T17">mobility across </text:span><text:span text:style-name="T17">generations. The </text:span></text:p>
          </draw:text-box>
        </draw:frame>
        <draw:frame draw:style-name="gr13" draw:text-style-name="P14" draw:layer="layout" svg:width="16.686cm" svg:height="0.374cm" svg:x="4.45cm" svg:y="18.605cm">
          <draw:text-box>
            <text:p text:style-name="P3"><text:span text:style-name="T17">earnings elasticity in </text:span><text:span text:style-name="T17">France, the United States </text:span><text:span text:style-name="T17">and the United Kingdom is </text:span><text:span text:style-name="T17">greater than 0.4, </text:span><text:span text:style-name="T17">indicating a </text:span></text:p>
          </draw:text-box>
        </draw:frame>
        <draw:frame draw:style-name="gr13" draw:text-style-name="P14" draw:layer="layout" svg:width="16.084cm" svg:height="0.374cm" svg:x="4.45cm" svg:y="19.054cm">
          <draw:text-box>
            <text:p text:style-name="P3"><text:span text:style-name="T17">lower degree of mobility. </text:span><text:span text:style-name="T17">The value for the </text:span><text:span text:style-name="T17">Netherlands (0.22) </text:span><text:span text:style-name="T17">suggests an average </text:span><text:span text:style-name="T17">income mobility.</text:span></text:p>
          </draw:text-box>
        </draw:frame>
        <draw:frame draw:style-name="gr13" draw:text-style-name="P14" draw:layer="layout" svg:width="17.934cm" svg:height="0.374cm" svg:x="4.45cm" svg:y="19.955cm">
          <draw:text-box>
            <text:p text:style-name="P3"><text:span text:style-name="T17">In <text:s/>order <text:s/>to <text:s/>investigate <text:s/></text:span><text:span text:style-name="T17">the <text:s/>possible <text:s/>effect <text:s/>of <text:s/></text:span><text:span text:style-name="T17">using <text:s/>permanent <text:s/></text:span><text:span text:style-name="T17">earnings <text:s/>(see <text:s/>section <text:s/></text:span><text:span text:style-name="T17">2.1), <text:s/>we <text:s/>averaged </text:span></text:p>
          </draw:text-box>
        </draw:frame>
        <draw:frame draw:style-name="gr13" draw:text-style-name="P14" draw:layer="layout" svg:width="17.321cm" svg:height="0.374cm" svg:x="4.45cm" svg:y="20.405cm">
          <draw:text-box>
            <text:p text:style-name="P3"><text:span text:style-name="T17">earnings of both fathers </text:span><text:span text:style-name="T17">and sons over a two-year </text:span><text:span text:style-name="T17">period. For fathers, we </text:span><text:span text:style-name="T17">used data for 1985 and </text:span><text:span text:style-name="T17">1989 (see </text:span></text:p>
          </draw:text-box>
        </draw:frame>
        <draw:frame draw:style-name="gr13" draw:text-style-name="P14" draw:layer="layout" svg:width="16.762cm" svg:height="0.374cm" svg:x="4.45cm" svg:y="20.854cm">
          <draw:text-box>
            <text:p text:style-name="P3"><text:span text:style-name="T17">box on Income Panel </text:span><text:span text:style-name="T17">Study) and for sons data </text:span><text:span text:style-name="T17">for 2008 and 2009. As </text:span><text:span text:style-name="T17">stated in section 2, the use </text:span><text:span text:style-name="T17">of long-</text:span></text:p>
          </draw:text-box>
        </draw:frame>
        <draw:frame draw:style-name="gr13" draw:text-style-name="P14" draw:layer="layout" svg:width="17.202cm" svg:height="0.374cm" svg:x="4.45cm" svg:y="21.304cm">
          <draw:text-box>
            <text:p text:style-name="P3"><text:span text:style-name="T17">term earnings does indeed </text:span><text:span text:style-name="T17">influence the earnings </text:span><text:span text:style-name="T17">elasticity: it is higher (see </text:span><text:span text:style-name="T17">table 3.2.4), and thus </text:span><text:span text:style-name="T17">mobility </text:span></text:p>
          </draw:text-box>
        </draw:frame>
        <draw:frame draw:style-name="gr13" draw:text-style-name="P14" draw:layer="layout" svg:width="10.712cm" svg:height="0.374cm" svg:x="4.45cm" svg:y="21.754cm">
          <draw:text-box>
            <text:p text:style-name="P3"><text:span text:style-name="T17">based on long-term </text:span><text:span text:style-name="T17">earnings is lower. The </text:span><text:span text:style-name="T17">effect is small, however.</text:span></text:p>
          </draw:text-box>
        </draw:frame>
        <draw:frame draw:style-name="gr13" draw:text-style-name="P14" draw:layer="layout" svg:width="1.01cm" svg:height="0.374cm" svg:x="2.35cm" svg:y="3.089cm">
          <draw:text-box>
            <text:p text:style-name="P3"><text:span text:style-name="T42">3.2.2 </text:span></text:p>
          </draw:text-box>
        </draw:frame>
        <draw:line draw:style-name="gr16" draw:text-style-name="P16" draw:layer="layout" svg:x1="2.35cm" svg:y1="3.524cm" svg:x2="18.7cm" svg:y2="3.524cm">
          <text:p/>
        </draw:line>
        <draw:frame draw:style-name="gr13" draw:text-style-name="P14" draw:layer="layout" svg:width="3.329cm" svg:height="0.374cm" svg:x="3.355cm" svg:y="3.089cm">
          <draw:text-box>
            <text:p text:style-name="P3"><text:span text:style-name="T42">Earnings elasticity</text:span></text:p>
          </draw:text-box>
        </draw:frame>
        <draw:frame draw:style-name="gr22" draw:text-style-name="P22" draw:layer="layout" svg:width="0.228cm" svg:height="0.268cm" svg:x="2.35cm" svg:y="3.357cm">
          <draw:text-box>
            <text:p text:style-name="P3"><text:span text:style-name="T43"><text:s/></text:span></text:p>
          </draw:text-box>
        </draw:frame>
        <draw:frame draw:style-name="gr22" draw:text-style-name="P22" draw:layer="layout" svg:width="2.085cm" svg:height="0.268cm" svg:x="9.35cm" svg:y="3.607cm">
          <draw:text-box>
            <text:p text:style-name="P3"><text:span text:style-name="T43">Income elasticity</text:span><text:span text:style-name="T44"> J</text:span></text:p>
          </draw:text-box>
        </draw:frame>
        <draw:frame draw:style-name="gr22" draw:text-style-name="P22" draw:layer="layout" svg:width="1.67cm" svg:height="0.268cm" svg:x="12.467cm" svg:y="3.607cm">
          <draw:text-box>
            <text:p text:style-name="P3"><text:span text:style-name="T43">Standard error</text:span></text:p>
          </draw:text-box>
        </draw:frame>
        <draw:frame draw:style-name="gr22" draw:text-style-name="P22" draw:layer="layout" svg:width="0.228cm" svg:height="0.268cm" svg:x="15.583cm" svg:y="3.607cm">
          <draw:text-box>
            <text:p text:style-name="P3"><text:span text:style-name="T43">R</text:span></text:p>
          </draw:text-box>
        </draw:frame>
        <draw:line draw:style-name="gr16" draw:text-style-name="P16" draw:layer="layout" svg:x1="2.349cm" svg:y1="4.089cm" svg:x2="18.7cm" svg:y2="4.089cm">
          <text:p/>
        </draw:line>
        <draw:frame draw:style-name="gr23" draw:text-style-name="P23" draw:layer="layout" svg:width="0.132cm" svg:height="0.154cm" svg:x="15.708cm" svg:y="3.621cm">
          <draw:text-box>
            <text:p text:style-name="P3"><text:span text:style-name="T45">2</text:span></text:p>
          </draw:text-box>
        </draw:frame>
        <draw:frame draw:style-name="gr13" draw:text-style-name="P14" draw:layer="layout" svg:width="0.317cm" svg:height="0.374cm" svg:x="2.35cm" svg:y="3.84cm">
          <draw:text-box>
            <text:p text:style-name="P3"><text:span text:style-name="T42"><text:s/></text:span></text:p>
          </draw:text-box>
        </draw:frame>
        <draw:frame draw:style-name="gr22" draw:text-style-name="P22" draw:layer="layout" svg:width="1.361cm" svg:height="0.268cm" svg:x="2.35cm" svg:y="4.357cm">
          <draw:text-box>
            <text:p text:style-name="P3"><text:span text:style-name="T43">Father-child</text:span></text:p>
          </draw:text-box>
        </draw:frame>
        <draw:frame draw:style-name="gr22" draw:text-style-name="P22" draw:layer="layout" svg:width="1.297cm" svg:height="0.268cm" svg:x="5.85cm" svg:y="4.357cm">
          <draw:text-box>
            <text:p text:style-name="P3"><text:span text:style-name="T43">Unadjusted</text:span></text:p>
          </draw:text-box>
        </draw:frame>
        <draw:frame draw:style-name="gr22" draw:text-style-name="P22" draw:layer="layout" svg:width="0.65cm" svg:height="0.268cm" svg:x="9.35cm" svg:y="4.357cm">
          <draw:text-box>
            <text:p text:style-name="P3"><text:span text:style-name="T43">0.311</text:span></text:p>
          </draw:text-box>
        </draw:frame>
        <draw:frame draw:style-name="gr22" draw:text-style-name="P22" draw:layer="layout" svg:width="0.65cm" svg:height="0.268cm" svg:x="12.466cm" svg:y="4.357cm">
          <draw:text-box>
            <text:p text:style-name="P3"><text:span text:style-name="T43">0.010</text:span></text:p>
          </draw:text-box>
        </draw:frame>
        <draw:frame draw:style-name="gr22" draw:text-style-name="P22" draw:layer="layout" svg:width="0.65cm" svg:height="0.268cm" svg:x="15.583cm" svg:y="4.357cm">
          <draw:text-box>
            <text:p text:style-name="P3"><text:span text:style-name="T43">0.030</text:span></text:p>
          </draw:text-box>
        </draw:frame>
        <draw:frame draw:style-name="gr22" draw:text-style-name="P22" draw:layer="layout" svg:width="1.073cm" svg:height="0.268cm" svg:x="5.85cm" svg:y="4.607cm">
          <draw:text-box>
            <text:p text:style-name="P3"><text:span text:style-name="T43">Adjusted </text:span></text:p>
          </draw:text-box>
        </draw:frame>
        <draw:frame draw:style-name="gr23" draw:text-style-name="P23" draw:layer="layout" svg:width="0.137cm" svg:height="0.154cm" svg:x="6.786cm" svg:y="4.621cm">
          <draw:text-box>
            <text:p text:style-name="P3"><text:span text:style-name="T45">1)</text:span></text:p>
          </draw:text-box>
        </draw:frame>
        <draw:frame draw:style-name="gr22" draw:text-style-name="P22" draw:layer="layout" svg:width="0.65cm" svg:height="0.268cm" svg:x="9.35cm" svg:y="4.607cm">
          <draw:text-box>
            <text:p text:style-name="P3"><text:span text:style-name="T43">0.266</text:span></text:p>
          </draw:text-box>
        </draw:frame>
        <draw:frame draw:style-name="gr22" draw:text-style-name="P22" draw:layer="layout" svg:width="0.65cm" svg:height="0.268cm" svg:x="12.467cm" svg:y="4.607cm">
          <draw:text-box>
            <text:p text:style-name="P3"><text:span text:style-name="T43">0.011</text:span></text:p>
          </draw:text-box>
        </draw:frame>
        <draw:frame draw:style-name="gr22" draw:text-style-name="P22" draw:layer="layout" svg:width="0.65cm" svg:height="0.268cm" svg:x="15.583cm" svg:y="4.607cm">
          <draw:text-box>
            <text:p text:style-name="P3"><text:span text:style-name="T43">0.046</text:span></text:p>
          </draw:text-box>
        </draw:frame>
        <draw:frame draw:style-name="gr22" draw:text-style-name="P22" draw:layer="layout" svg:width="1.221cm" svg:height="0.268cm" svg:x="2.35cm" svg:y="5.107cm">
          <draw:text-box>
            <text:p text:style-name="P3"><text:span text:style-name="T43">Father-son</text:span></text:p>
          </draw:text-box>
        </draw:frame>
        <draw:frame draw:style-name="gr22" draw:text-style-name="P22" draw:layer="layout" svg:width="1.297cm" svg:height="0.268cm" svg:x="5.85cm" svg:y="5.107cm">
          <draw:text-box>
            <text:p text:style-name="P3"><text:span text:style-name="T43">Unadjusted</text:span></text:p>
          </draw:text-box>
        </draw:frame>
        <draw:frame draw:style-name="gr22" draw:text-style-name="P22" draw:layer="layout" svg:width="0.65cm" svg:height="0.268cm" svg:x="9.35cm" svg:y="5.107cm">
          <draw:text-box>
            <text:p text:style-name="P3"><text:span text:style-name="T43">0.321</text:span></text:p>
          </draw:text-box>
        </draw:frame>
        <draw:frame draw:style-name="gr22" draw:text-style-name="P22" draw:layer="layout" svg:width="0.65cm" svg:height="0.268cm" svg:x="12.467cm" svg:y="5.107cm">
          <draw:text-box>
            <text:p text:style-name="P3"><text:span text:style-name="T43">0.011</text:span></text:p>
          </draw:text-box>
        </draw:frame>
        <draw:frame draw:style-name="gr22" draw:text-style-name="P22" draw:layer="layout" svg:width="0.65cm" svg:height="0.268cm" svg:x="15.583cm" svg:y="5.107cm">
          <draw:text-box>
            <text:p text:style-name="P3"><text:span text:style-name="T43">0.052</text:span></text:p>
          </draw:text-box>
        </draw:frame>
        <draw:frame draw:style-name="gr22" draw:text-style-name="P22" draw:layer="layout" svg:width="1.073cm" svg:height="0.268cm" svg:x="5.85cm" svg:y="5.357cm">
          <draw:text-box>
            <text:p text:style-name="P3"><text:span text:style-name="T43">Adjusted </text:span></text:p>
          </draw:text-box>
        </draw:frame>
        <draw:frame draw:style-name="gr23" draw:text-style-name="P23" draw:layer="layout" svg:width="0.137cm" svg:height="0.154cm" svg:x="6.786cm" svg:y="5.371cm">
          <draw:text-box>
            <text:p text:style-name="P3"><text:span text:style-name="T45">1)</text:span></text:p>
          </draw:text-box>
        </draw:frame>
        <draw:frame draw:style-name="gr22" draw:text-style-name="P22" draw:layer="layout" svg:width="0.65cm" svg:height="0.268cm" svg:x="9.35cm" svg:y="5.357cm">
          <draw:text-box>
            <text:p text:style-name="P3"><text:span text:style-name="T43">0.225</text:span></text:p>
          </draw:text-box>
        </draw:frame>
        <draw:frame draw:style-name="gr22" draw:text-style-name="P22" draw:layer="layout" svg:width="0.65cm" svg:height="0.268cm" svg:x="12.467cm" svg:y="5.357cm">
          <draw:text-box>
            <text:p text:style-name="P3"><text:span text:style-name="T43">0.011</text:span></text:p>
          </draw:text-box>
        </draw:frame>
        <draw:frame draw:style-name="gr22" draw:text-style-name="P22" draw:layer="layout" svg:width="0.65cm" svg:height="0.268cm" svg:x="15.583cm" svg:y="5.357cm">
          <draw:text-box>
            <text:p text:style-name="P3"><text:span text:style-name="T43">0.179</text:span></text:p>
          </draw:text-box>
        </draw:frame>
        <draw:frame draw:style-name="gr22" draw:text-style-name="P22" draw:layer="layout" svg:width="1.856cm" svg:height="0.268cm" svg:x="2.35cm" svg:y="5.857cm">
          <draw:text-box>
            <text:p text:style-name="P3"><text:span text:style-name="T43">Father-daughter</text:span></text:p>
          </draw:text-box>
        </draw:frame>
        <draw:frame draw:style-name="gr22" draw:text-style-name="P22" draw:layer="layout" svg:width="1.297cm" svg:height="0.268cm" svg:x="5.85cm" svg:y="5.857cm">
          <draw:text-box>
            <text:p text:style-name="P3"><text:span text:style-name="T43">Unadjusted</text:span></text:p>
          </draw:text-box>
        </draw:frame>
        <draw:frame draw:style-name="gr22" draw:text-style-name="P22" draw:layer="layout" svg:width="0.65cm" svg:height="0.268cm" svg:x="9.35cm" svg:y="5.857cm">
          <draw:text-box>
            <text:p text:style-name="P3"><text:span text:style-name="T43">0.303</text:span></text:p>
          </draw:text-box>
        </draw:frame>
        <draw:frame draw:style-name="gr22" draw:text-style-name="P22" draw:layer="layout" svg:width="0.65cm" svg:height="0.268cm" svg:x="12.467cm" svg:y="5.857cm">
          <draw:text-box>
            <text:p text:style-name="P3"><text:span text:style-name="T43">0.016</text:span></text:p>
          </draw:text-box>
        </draw:frame>
        <draw:frame draw:style-name="gr22" draw:text-style-name="P22" draw:layer="layout" svg:width="0.65cm" svg:height="0.268cm" svg:x="15.583cm" svg:y="5.857cm">
          <draw:text-box>
            <text:p text:style-name="P3"><text:span text:style-name="T43">0.025</text:span></text:p>
          </draw:text-box>
        </draw:frame>
        <draw:frame draw:style-name="gr22" draw:text-style-name="P22" draw:layer="layout" svg:width="1.073cm" svg:height="0.268cm" svg:x="5.85cm" svg:y="6.107cm">
          <draw:text-box>
            <text:p text:style-name="P3"><text:span text:style-name="T43">Adjusted </text:span></text:p>
          </draw:text-box>
        </draw:frame>
        <draw:frame draw:style-name="gr23" draw:text-style-name="P23" draw:layer="layout" svg:width="0.137cm" svg:height="0.154cm" svg:x="6.786cm" svg:y="6.121cm">
          <draw:text-box>
            <text:p text:style-name="P3"><text:span text:style-name="T45">1)</text:span></text:p>
          </draw:text-box>
        </draw:frame>
        <draw:frame draw:style-name="gr22" draw:text-style-name="P22" draw:layer="layout" svg:width="0.65cm" svg:height="0.268cm" svg:x="9.35cm" svg:y="6.107cm">
          <draw:text-box>
            <text:p text:style-name="P3"><text:span text:style-name="T43">0.308</text:span></text:p>
          </draw:text-box>
        </draw:frame>
        <draw:frame draw:style-name="gr22" draw:text-style-name="P22" draw:layer="layout" svg:width="0.65cm" svg:height="0.268cm" svg:x="12.467cm" svg:y="6.107cm">
          <draw:text-box>
            <text:p text:style-name="P3"><text:span text:style-name="T43">0.016</text:span></text:p>
          </draw:text-box>
        </draw:frame>
        <draw:line draw:style-name="gr16" draw:text-style-name="P16" draw:layer="layout" svg:x1="2.349cm" svg:y1="6.839cm" svg:x2="18.7cm" svg:y2="6.839cm">
          <text:p/>
        </draw:line>
        <draw:frame draw:style-name="gr22" draw:text-style-name="P22" draw:layer="layout" svg:width="0.65cm" svg:height="0.268cm" svg:x="15.583cm" svg:y="6.107cm">
          <draw:text-box>
            <text:p text:style-name="P3"><text:span text:style-name="T43">0.037</text:span></text:p>
          </draw:text-box>
        </draw:frame>
        <draw:frame draw:style-name="gr13" draw:text-style-name="P14" draw:layer="layout" svg:width="0.317cm" svg:height="0.374cm" svg:x="2.35cm" svg:y="6.591cm">
          <draw:text-box>
            <text:p text:style-name="P3"><text:span text:style-name="T42"><text:s/></text:span></text:p>
          </draw:text-box>
        </draw:frame>
        <draw:frame draw:style-name="gr23" draw:text-style-name="P23" draw:layer="layout" svg:width="0.137cm" svg:height="0.154cm" svg:x="2.35cm" svg:y="6.871cm">
          <draw:text-box>
            <text:p text:style-name="P3"><text:span text:style-name="T45">1)</text:span></text:p>
          </draw:text-box>
        </draw:frame>
        <draw:frame draw:style-name="gr22" draw:text-style-name="P22" draw:layer="layout" svg:width="0.228cm" svg:height="0.268cm" svg:x="2.463cm" svg:y="6.857cm">
          <draw:text-box>
            <text:p text:style-name="P3"><text:span text:style-name="T43"><text:s/></text:span></text:p>
          </draw:text-box>
        </draw:frame>
        <draw:frame draw:style-name="gr22" draw:text-style-name="P22" draw:layer="layout" svg:width="3.088cm" svg:height="0.268cm" svg:x="2.65cm" svg:y="6.857cm">
          <draw:text-box>
            <text:p text:style-name="P3"><text:span text:style-name="T43">Adjusted for life-cycle bias.</text:span></text:p>
          </draw:text-box>
        </draw:frame>
        <draw:frame draw:style-name="gr13" draw:text-style-name="P14" draw:layer="layout" svg:width="1.01cm" svg:height="0.374cm" svg:x="2.35cm" svg:y="12.09cm">
          <draw:text-box>
            <text:p text:style-name="P3"><text:span text:style-name="T42">3.2.3 </text:span></text:p>
          </draw:text-box>
        </draw:frame>
        <draw:line draw:style-name="gr16" draw:text-style-name="P16" draw:layer="layout" svg:x1="2.35cm" svg:y1="12.524cm" svg:x2="18.7cm" svg:y2="12.524cm">
          <text:p/>
        </draw:line>
        <draw:frame draw:style-name="gr13" draw:text-style-name="P14" draw:layer="layout" svg:width="8.553cm" svg:height="0.374cm" svg:x="3.355cm" svg:y="12.09cm">
          <draw:text-box>
            <text:p text:style-name="P3"><text:span text:style-name="T42">International </text:span><text:span text:style-name="T42">comparison of earnings </text:span><text:span text:style-name="T42">elasticity </text:span></text:p>
          </draw:text-box>
        </draw:frame>
        <draw:frame draw:style-name="gr22" draw:text-style-name="P22" draw:layer="layout" svg:width="0.228cm" svg:height="0.268cm" svg:x="2.35cm" svg:y="12.357cm">
          <draw:text-box>
            <text:p text:style-name="P3"><text:span text:style-name="T43"><text:s/></text:span></text:p>
          </draw:text-box>
        </draw:frame>
        <draw:frame draw:style-name="gr22" draw:text-style-name="P22" draw:layer="layout" svg:width="0.908cm" svg:height="0.268cm" svg:x="2.35cm" svg:y="12.607cm">
          <draw:text-box>
            <text:p text:style-name="P3"><text:span text:style-name="T43">Country</text:span></text:p>
          </draw:text-box>
        </draw:frame>
        <draw:line draw:style-name="gr16" draw:text-style-name="P16" draw:layer="layout" svg:x1="2.35cm" svg:y1="13.089cm" svg:x2="18.7cm" svg:y2="13.089cm">
          <text:p/>
        </draw:line>
        <draw:frame draw:style-name="gr22" draw:text-style-name="P22" draw:layer="layout" svg:width="2.093cm" svg:height="0.268cm" svg:x="14.35cm" svg:y="12.607cm">
          <draw:text-box>
            <text:p text:style-name="P3"><text:span text:style-name="T43">Earnings elasticity</text:span></text:p>
          </draw:text-box>
        </draw:frame>
        <draw:frame draw:style-name="gr13" draw:text-style-name="P14" draw:layer="layout" svg:width="0.317cm" svg:height="0.374cm" svg:x="2.35cm" svg:y="12.84cm">
          <draw:text-box>
            <text:p text:style-name="P3"><text:span text:style-name="T42"><text:s/></text:span></text:p>
          </draw:text-box>
        </draw:frame>
        <draw:frame draw:style-name="gr22" draw:text-style-name="P22" draw:layer="layout" svg:width="1.052cm" svg:height="0.268cm" svg:x="2.35cm" svg:y="13.357cm">
          <draw:text-box>
            <text:p text:style-name="P3"><text:span text:style-name="T43">Denmark</text:span></text:p>
          </draw:text-box>
        </draw:frame>
        <draw:frame draw:style-name="gr22" draw:text-style-name="P22" draw:layer="layout" svg:width="0.506cm" svg:height="0.268cm" svg:x="14.35cm" svg:y="13.357cm">
          <draw:text-box>
            <text:p text:style-name="P3"><text:span text:style-name="T43">0.15</text:span></text:p>
          </draw:text-box>
        </draw:frame>
        <draw:frame draw:style-name="gr22" draw:text-style-name="P22" draw:layer="layout" svg:width="0.866cm" svg:height="0.268cm" svg:x="2.35cm" svg:y="13.607cm">
          <draw:text-box>
            <text:p text:style-name="P3"><text:span text:style-name="T43">Norway</text:span></text:p>
          </draw:text-box>
        </draw:frame>
        <draw:frame draw:style-name="gr22" draw:text-style-name="P22" draw:layer="layout" svg:width="0.506cm" svg:height="0.268cm" svg:x="14.35cm" svg:y="13.607cm">
          <draw:text-box>
            <text:p text:style-name="P3"><text:span text:style-name="T43">0.17</text:span></text:p>
          </draw:text-box>
        </draw:frame>
        <draw:frame draw:style-name="gr22" draw:text-style-name="P22" draw:layer="layout" svg:width="0.832cm" svg:height="0.268cm" svg:x="2.35cm" svg:y="13.857cm">
          <draw:text-box>
            <text:p text:style-name="P3"><text:span text:style-name="T43">Finland</text:span></text:p>
          </draw:text-box>
        </draw:frame>
        <draw:frame draw:style-name="gr22" draw:text-style-name="P22" draw:layer="layout" svg:width="0.506cm" svg:height="0.268cm" svg:x="14.35cm" svg:y="13.857cm">
          <draw:text-box>
            <text:p text:style-name="P3"><text:span text:style-name="T43">0.18</text:span></text:p>
          </draw:text-box>
        </draw:frame>
        <draw:frame draw:style-name="gr22" draw:text-style-name="P22" draw:layer="layout" svg:width="0.87cm" svg:height="0.268cm" svg:x="2.35cm" svg:y="14.107cm">
          <draw:text-box>
            <text:p text:style-name="P3"><text:span text:style-name="T43">Canada</text:span></text:p>
          </draw:text-box>
        </draw:frame>
        <draw:frame draw:style-name="gr22" draw:text-style-name="P22" draw:layer="layout" svg:width="0.506cm" svg:height="0.268cm" svg:x="14.35cm" svg:y="14.107cm">
          <draw:text-box>
            <text:p text:style-name="P3"><text:span text:style-name="T43">0.19</text:span></text:p>
          </draw:text-box>
        </draw:frame>
        <draw:frame draw:style-name="gr22" draw:text-style-name="P22" draw:layer="layout" svg:width="1.386cm" svg:height="0.268cm" svg:x="2.35cm" svg:y="14.357cm">
          <draw:text-box>
            <text:p text:style-name="P3"><text:span text:style-name="T43">Netherlands</text:span></text:p>
          </draw:text-box>
        </draw:frame>
        <draw:frame draw:style-name="gr22" draw:text-style-name="P22" draw:layer="layout" svg:width="0.506cm" svg:height="0.268cm" svg:x="14.35cm" svg:y="14.357cm">
          <draw:text-box>
            <text:p text:style-name="P3"><text:span text:style-name="T43">0.22</text:span></text:p>
          </draw:text-box>
        </draw:frame>
        <draw:frame draw:style-name="gr22" draw:text-style-name="P22" draw:layer="layout" svg:width="0.899cm" svg:height="0.268cm" svg:x="2.35cm" svg:y="14.607cm">
          <draw:text-box>
            <text:p text:style-name="P3"><text:span text:style-name="T43">Sweden</text:span></text:p>
          </draw:text-box>
        </draw:frame>
        <draw:frame draw:style-name="gr22" draw:text-style-name="P22" draw:layer="layout" svg:width="0.506cm" svg:height="0.268cm" svg:x="14.35cm" svg:y="14.607cm">
          <draw:text-box>
            <text:p text:style-name="P3"><text:span text:style-name="T43">0.27</text:span></text:p>
          </draw:text-box>
        </draw:frame>
        <draw:frame draw:style-name="gr22" draw:text-style-name="P22" draw:layer="layout" svg:width="1.056cm" svg:height="0.268cm" svg:x="2.35cm" svg:y="14.857cm">
          <draw:text-box>
            <text:p text:style-name="P3"><text:span text:style-name="T43">Germany</text:span></text:p>
          </draw:text-box>
        </draw:frame>
        <draw:frame draw:style-name="gr22" draw:text-style-name="P22" draw:layer="layout" svg:width="0.506cm" svg:height="0.268cm" svg:x="14.35cm" svg:y="14.857cm">
          <draw:text-box>
            <text:p text:style-name="P3"><text:span text:style-name="T43">0.32</text:span></text:p>
          </draw:text-box>
        </draw:frame>
        <draw:frame draw:style-name="gr22" draw:text-style-name="P22" draw:layer="layout" svg:width="0.777cm" svg:height="0.268cm" svg:x="2.35cm" svg:y="15.107cm">
          <draw:text-box>
            <text:p text:style-name="P3"><text:span text:style-name="T43">France</text:span></text:p>
          </draw:text-box>
        </draw:frame>
        <draw:frame draw:style-name="gr22" draw:text-style-name="P22" draw:layer="layout" svg:width="0.506cm" svg:height="0.268cm" svg:x="14.35cm" svg:y="15.107cm">
          <draw:text-box>
            <text:p text:style-name="P3"><text:span text:style-name="T43">0.41</text:span></text:p>
          </draw:text-box>
        </draw:frame>
        <draw:frame draw:style-name="gr22" draw:text-style-name="P22" draw:layer="layout" svg:width="1.543cm" svg:height="0.268cm" svg:x="2.35cm" svg:y="15.357cm">
          <draw:text-box>
            <text:p text:style-name="P3"><text:span text:style-name="T43">United States</text:span></text:p>
          </draw:text-box>
        </draw:frame>
        <draw:frame draw:style-name="gr22" draw:text-style-name="P22" draw:layer="layout" svg:width="0.506cm" svg:height="0.268cm" svg:x="14.35cm" svg:y="15.357cm">
          <draw:text-box>
            <text:p text:style-name="P3"><text:span text:style-name="T43">0.47</text:span></text:p>
          </draw:text-box>
        </draw:frame>
        <draw:frame draw:style-name="gr22" draw:text-style-name="P22" draw:layer="layout" svg:width="1.831cm" svg:height="0.268cm" svg:x="2.35cm" svg:y="15.606cm">
          <draw:text-box>
            <text:p text:style-name="P3"><text:span text:style-name="T43">United Kingdom</text:span></text:p>
          </draw:text-box>
        </draw:frame>
        <draw:line draw:style-name="gr16" draw:text-style-name="P16" draw:layer="layout" svg:x1="2.35cm" svg:y1="16.339cm" svg:x2="18.7cm" svg:y2="16.339cm">
          <text:p/>
        </draw:line>
        <draw:frame draw:style-name="gr22" draw:text-style-name="P22" draw:layer="layout" svg:width="0.506cm" svg:height="0.268cm" svg:x="14.35cm" svg:y="15.606cm">
          <draw:text-box>
            <text:p text:style-name="P3"><text:span text:style-name="T43">0.50</text:span></text:p>
          </draw:text-box>
        </draw:frame>
        <draw:frame draw:style-name="gr13" draw:text-style-name="P14" draw:layer="layout" svg:width="0.317cm" svg:height="0.374cm" svg:x="2.35cm" svg:y="16.091cm">
          <draw:text-box>
            <text:p text:style-name="P3"><text:span text:style-name="T42"><text:s/></text:span></text:p>
          </draw:text-box>
        </draw:frame>
        <draw:frame draw:style-name="gr22" draw:text-style-name="P22" draw:layer="layout" svg:width="7.101cm" svg:height="0.268cm" svg:x="2.35cm" svg:y="16.357cm">
          <draw:text-box>
            <text:p text:style-name="P3"><text:span text:style-name="T43">Source: Corak (2006) for all countries </text:span><text:span text:style-name="T43">except the Netherlands.</text:span></text:p>
          </draw:text-box>
        </draw:frame>
        <draw:frame draw:style-name="gr13" draw:text-style-name="P14" draw:layer="layout" svg:width="1.01cm" svg:height="0.374cm" svg:x="2.35cm" svg:y="23.09cm">
          <draw:text-box>
            <text:p text:style-name="P3"><text:span text:style-name="T42">3.2.4 </text:span></text:p>
          </draw:text-box>
        </draw:frame>
        <draw:line draw:style-name="gr16" draw:text-style-name="P16" draw:layer="layout" svg:x1="2.35cm" svg:y1="23.523cm" svg:x2="18.7cm" svg:y2="23.523cm">
          <text:p/>
        </draw:line>
        <draw:frame draw:style-name="gr13" draw:text-style-name="P14" draw:layer="layout" svg:width="7.796cm" svg:height="0.374cm" svg:x="3.355cm" svg:y="23.09cm">
          <draw:text-box>
            <text:p text:style-name="P3"><text:span text:style-name="T42">Earnings elasticity using </text:span><text:span text:style-name="T42">two-year earnings</text:span></text:p>
          </draw:text-box>
        </draw:frame>
        <draw:frame draw:style-name="gr22" draw:text-style-name="P22" draw:layer="layout" svg:width="0.228cm" svg:height="0.268cm" svg:x="2.35cm" svg:y="23.357cm">
          <draw:text-box>
            <text:p text:style-name="P3"><text:span text:style-name="T43"><text:s/></text:span></text:p>
          </draw:text-box>
        </draw:frame>
        <draw:frame draw:style-name="gr22" draw:text-style-name="P22" draw:layer="layout" svg:width="2.309cm" svg:height="0.268cm" svg:x="6.85cm" svg:y="23.607cm">
          <draw:text-box>
            <text:p text:style-name="P3"><text:span text:style-name="T43">Earnings elasticity </text:span><text:span text:style-name="T44">β</text:span></text:p>
          </draw:text-box>
        </draw:frame>
        <draw:frame draw:style-name="gr22" draw:text-style-name="P22" draw:layer="layout" svg:width="1.67cm" svg:height="0.268cm" svg:x="10.8cm" svg:y="23.607cm">
          <draw:text-box>
            <text:p text:style-name="P3"><text:span text:style-name="T43">Standard error</text:span></text:p>
          </draw:text-box>
        </draw:frame>
        <draw:frame draw:style-name="gr22" draw:text-style-name="P22" draw:layer="layout" svg:width="0.228cm" svg:height="0.268cm" svg:x="14.75cm" svg:y="23.607cm">
          <draw:text-box>
            <text:p text:style-name="P3"><text:span text:style-name="T43">R</text:span></text:p>
          </draw:text-box>
        </draw:frame>
        <draw:line draw:style-name="gr16" draw:text-style-name="P16" draw:layer="layout" svg:x1="2.35cm" svg:y1="24.089cm" svg:x2="18.7cm" svg:y2="24.089cm">
          <text:p/>
        </draw:line>
        <draw:frame draw:style-name="gr23" draw:text-style-name="P23" draw:layer="layout" svg:width="0.132cm" svg:height="0.154cm" svg:x="14.875cm" svg:y="23.62cm">
          <draw:text-box>
            <text:p text:style-name="P3"><text:span text:style-name="T45">2</text:span></text:p>
          </draw:text-box>
        </draw:frame>
        <draw:frame draw:style-name="gr13" draw:text-style-name="P14" draw:layer="layout" svg:width="0.317cm" svg:height="0.374cm" svg:x="2.35cm" svg:y="23.84cm">
          <draw:text-box>
            <text:p text:style-name="P3"><text:span text:style-name="T42"><text:s/></text:span></text:p>
          </draw:text-box>
        </draw:frame>
        <draw:frame draw:style-name="gr22" draw:text-style-name="P22" draw:layer="layout" svg:width="1.297cm" svg:height="0.268cm" svg:x="2.35cm" svg:y="24.357cm">
          <draw:text-box>
            <text:p text:style-name="P3"><text:span text:style-name="T43">Unadjusted</text:span></text:p>
          </draw:text-box>
        </draw:frame>
        <draw:frame draw:style-name="gr22" draw:text-style-name="P22" draw:layer="layout" svg:width="0.65cm" svg:height="0.268cm" svg:x="6.85cm" svg:y="24.357cm">
          <draw:text-box>
            <text:p text:style-name="P3"><text:span text:style-name="T43">0.324</text:span></text:p>
          </draw:text-box>
        </draw:frame>
        <draw:frame draw:style-name="gr22" draw:text-style-name="P22" draw:layer="layout" svg:width="0.65cm" svg:height="0.268cm" svg:x="10.8cm" svg:y="24.357cm">
          <draw:text-box>
            <text:p text:style-name="P3"><text:span text:style-name="T43">0.017</text:span></text:p>
          </draw:text-box>
        </draw:frame>
        <draw:frame draw:style-name="gr22" draw:text-style-name="P22" draw:layer="layout" svg:width="0.65cm" svg:height="0.268cm" svg:x="14.75cm" svg:y="24.357cm">
          <draw:text-box>
            <text:p text:style-name="P3"><text:span text:style-name="T43">0.063</text:span></text:p>
          </draw:text-box>
        </draw:frame>
        <draw:frame draw:style-name="gr22" draw:text-style-name="P22" draw:layer="layout" svg:width="1.073cm" svg:height="0.268cm" svg:x="2.35cm" svg:y="24.607cm">
          <draw:text-box>
            <text:p text:style-name="P3"><text:span text:style-name="T43">Adjusted </text:span></text:p>
          </draw:text-box>
        </draw:frame>
        <draw:frame draw:style-name="gr23" draw:text-style-name="P23" draw:layer="layout" svg:width="0.137cm" svg:height="0.154cm" svg:x="3.286cm" svg:y="24.621cm">
          <draw:text-box>
            <text:p text:style-name="P3"><text:span text:style-name="T45">1)</text:span></text:p>
          </draw:text-box>
        </draw:frame>
        <draw:frame draw:style-name="gr22" draw:text-style-name="P22" draw:layer="layout" svg:width="0.65cm" svg:height="0.268cm" svg:x="6.85cm" svg:y="24.607cm">
          <draw:text-box>
            <text:p text:style-name="P3"><text:span text:style-name="T43">0.261</text:span></text:p>
          </draw:text-box>
        </draw:frame>
        <draw:frame draw:style-name="gr22" draw:text-style-name="P22" draw:layer="layout" svg:width="0.65cm" svg:height="0.268cm" svg:x="10.8cm" svg:y="24.607cm">
          <draw:text-box>
            <text:p text:style-name="P3"><text:span text:style-name="T43">0.017</text:span></text:p>
          </draw:text-box>
        </draw:frame>
        <draw:line draw:style-name="gr16" draw:text-style-name="P16" draw:layer="layout" svg:x1="2.35cm" svg:y1="25.339cm" svg:x2="18.7cm" svg:y2="25.339cm">
          <text:p/>
        </draw:line>
        <draw:frame draw:style-name="gr22" draw:text-style-name="P22" draw:layer="layout" svg:width="0.65cm" svg:height="0.268cm" svg:x="14.75cm" svg:y="24.607cm">
          <draw:text-box>
            <text:p text:style-name="P3"><text:span text:style-name="T43">0.185</text:span></text:p>
          </draw:text-box>
        </draw:frame>
        <draw:frame draw:style-name="gr13" draw:text-style-name="P14" draw:layer="layout" svg:width="0.317cm" svg:height="0.374cm" svg:x="2.35cm" svg:y="25.09cm">
          <draw:text-box>
            <text:p text:style-name="P3"><text:span text:style-name="T42"><text:s/></text:span></text:p>
          </draw:text-box>
        </draw:frame>
        <draw:frame draw:style-name="gr23" draw:text-style-name="P23" draw:layer="layout" svg:width="0.137cm" svg:height="0.154cm" svg:x="2.35cm" svg:y="25.371cm">
          <draw:text-box>
            <text:p text:style-name="P3"><text:span text:style-name="T45">1)</text:span></text:p>
          </draw:text-box>
        </draw:frame>
        <draw:frame draw:style-name="gr22" draw:text-style-name="P22" draw:layer="layout" svg:width="0.228cm" svg:height="0.268cm" svg:x="2.463cm" svg:y="25.357cm">
          <draw:text-box>
            <text:p text:style-name="P3"><text:span text:style-name="T43"><text:s/></text:span></text:p>
          </draw:text-box>
        </draw:frame>
        <draw:frame draw:style-name="gr22" draw:text-style-name="P22" draw:layer="layout" svg:width="3.088cm" svg:height="0.268cm" svg:x="2.65cm" svg:y="25.357cm">
          <draw:text-box>
            <text:p text:style-name="P3"><text:span text:style-name="T43">Adjusted for life-cycle bias.</text:span></text:p>
          </draw:text-box>
        </draw:frame>
      </draw:page>
      <draw:page draw:name="page13" draw:style-name="dp1" draw:master-page-name="master-page99">
        <draw:frame draw:style-name="gr9" draw:text-style-name="P10" draw:layer="layout" svg:width="6.479cm" svg:height="0.331cm" svg:x="12.527cm" svg:y="28.088cm">
          <draw:text-box>
            <text:p text:style-name="P3"><text:span text:style-name="T11">Measuring intergenerational </text:span><text:span text:style-name="T11">income mobility </text:span></text:p>
          </draw:text-box>
        </draw:frame>
        <draw:frame draw:style-name="gr9" draw:text-style-name="P10" draw:layer="layout" svg:width="0.366cm" svg:height="0.331cm" svg:x="18.34cm" svg:y="28.088cm">
          <draw:text-box>
            <text:p text:style-name="P3"><text:span text:style-name="T11">13</text:span></text:p>
          </draw:text-box>
        </draw:frame>
        <draw:frame draw:style-name="gr13" draw:text-style-name="P14" draw:layer="layout" svg:width="3.49cm" svg:height="0.374cm" svg:x="4.4cm" svg:y="3.305cm">
          <draw:text-box>
            <text:p text:style-name="P3"><text:span text:style-name="T19">Transition matrices</text:span></text:p>
          </draw:text-box>
        </draw:frame>
        <draw:frame draw:style-name="gr13" draw:text-style-name="P14" draw:layer="layout" svg:width="17.261cm" svg:height="0.374cm" svg:x="4.4cm" svg:y="4.205cm">
          <draw:text-box>
            <text:p text:style-name="P3"><text:span text:style-name="T17">The <text:s/>dataset <text:s/>is <text:s/>divided <text:s/></text:span><text:span text:style-name="T17">into <text:s/>25%-groups <text:s/>of <text:s/></text:span><text:span text:style-name="T17">earnings. <text:s/>Using <text:s/>transition </text:span><text:span text:style-name="T17"><text:s/>matrices, <text:s/>we <text:s/>can <text:s/>see <text:s/></text:span><text:span text:style-name="T17">whether </text:span></text:p>
          </draw:text-box>
        </draw:frame>
        <draw:frame draw:style-name="gr13" draw:text-style-name="P14" draw:layer="layout" svg:width="16.605cm" svg:height="0.374cm" svg:x="4.4cm" svg:y="4.655cm">
          <draw:text-box>
            <text:p text:style-name="P3"><text:span text:style-name="T17">individuals in different </text:span><text:span text:style-name="T17">parts of the earnings </text:span><text:span text:style-name="T17">distribution show </text:span><text:span text:style-name="T17">differences in earnings </text:span><text:span text:style-name="T17">mobility. Also, we </text:span></text:p>
          </draw:text-box>
        </draw:frame>
        <draw:frame draw:style-name="gr13" draw:text-style-name="P14" draw:layer="layout" svg:width="16.66cm" svg:height="0.374cm" svg:x="4.4cm" svg:y="5.105cm">
          <draw:text-box>
            <text:p text:style-name="P3"><text:span text:style-name="T17">can specifically see </text:span><text:span text:style-name="T17">whether there are </text:span><text:span text:style-name="T17">differences in upward and </text:span><text:span text:style-name="T17">downward mobility. In </text:span><text:span text:style-name="T17">table 3.2.4 only </text:span></text:p>
          </draw:text-box>
        </draw:frame>
        <draw:frame draw:style-name="gr13" draw:text-style-name="P14" draw:layer="layout" svg:width="5.234cm" svg:height="0.374cm" svg:x="4.4cm" svg:y="5.555cm">
          <draw:text-box>
            <text:p text:style-name="P3"><text:span text:style-name="T17">fathers and sons are </text:span><text:span text:style-name="T17">considered.</text:span></text:p>
          </draw:text-box>
        </draw:frame>
        <draw:frame draw:style-name="gr13" draw:text-style-name="P14" draw:layer="layout" svg:width="16.804cm" svg:height="0.374cm" svg:x="4.4cm" svg:y="14.105cm">
          <draw:text-box>
            <text:p text:style-name="P3"><text:span text:style-name="T17">The results in table 3.2.5 </text:span><text:span text:style-name="T17">show that sons whose </text:span><text:span text:style-name="T17">fathers had low earnings </text:span><text:span text:style-name="T17">(i.e. in the first 25%-group) </text:span><text:span text:style-name="T17">are </text:span></text:p>
          </draw:text-box>
        </draw:frame>
        <draw:frame draw:style-name="gr13" draw:text-style-name="P14" draw:layer="layout" svg:width="16.377cm" svg:height="0.374cm" svg:x="4.4cm" svg:y="14.555cm">
          <draw:text-box>
            <text:p text:style-name="P3"><text:span text:style-name="T17">more likely to have low </text:span><text:span text:style-name="T17">earnings themselves when </text:span><text:span text:style-name="T17">they are adults. Adjusted </text:span><text:span text:style-name="T17">for life-cycle bias, almost </text:span></text:p>
          </draw:text-box>
        </draw:frame>
        <draw:frame draw:style-name="gr13" draw:text-style-name="P14" draw:layer="layout" svg:width="17.244cm" svg:height="0.374cm" svg:x="4.4cm" svg:y="15.005cm">
          <draw:text-box>
            <text:p text:style-name="P3"><text:span text:style-name="T17">32 <text:s/>percent <text:s/>of <text:s/>the <text:s/>sons <text:s/></text:span><text:span text:style-name="T17">with <text:s/>low-income <text:s/>fathers <text:s/></text:span><text:span text:style-name="T17">have <text:s/>low <text:s/>earnings <text:s/></text:span><text:span text:style-name="T17">themselves <text:s/>25 <text:s/>years <text:s/></text:span><text:span text:style-name="T17">later. <text:s/>This </text:span></text:p>
          </draw:text-box>
        </draw:frame>
        <draw:frame draw:style-name="gr13" draw:text-style-name="P14" draw:layer="layout" svg:width="16.499cm" svg:height="0.374cm" svg:x="4.4cm" svg:y="15.455cm">
          <draw:text-box>
            <text:p text:style-name="P3"><text:span text:style-name="T17">percentage is considerably </text:span><text:span text:style-name="T17">less for sons with fathers </text:span><text:span text:style-name="T17">having higher earnings </text:span><text:span text:style-name="T17">(i.e., 4th 25%-group). The </text:span></text:p>
          </draw:text-box>
        </draw:frame>
        <draw:frame draw:style-name="gr13" draw:text-style-name="P14" draw:layer="layout" svg:width="16.597cm" svg:height="0.374cm" svg:x="4.4cm" svg:y="15.905cm">
          <draw:text-box>
            <text:p text:style-name="P3"><text:span text:style-name="T17">results also show that the </text:span><text:span text:style-name="T17">last group of sons have a </text:span><text:span text:style-name="T17">significantly higher chance </text:span><text:span text:style-name="T17">of having high earnings </text:span></text:p>
          </draw:text-box>
        </draw:frame>
        <draw:frame draw:style-name="gr13" draw:text-style-name="P14" draw:layer="layout" svg:width="16.533cm" svg:height="0.374cm" svg:x="4.4cm" svg:y="16.355cm">
          <draw:text-box>
            <text:p text:style-name="P3"><text:span text:style-name="T17">themselves later on in life </text:span><text:span text:style-name="T17">(more than 37 percent </text:span><text:span text:style-name="T17">compared to 17 to 26 </text:span><text:span text:style-name="T17">percent for people who did </text:span><text:span text:style-name="T17">not </text:span></text:p>
          </draw:text-box>
        </draw:frame>
        <draw:frame draw:style-name="gr13" draw:text-style-name="P14" draw:layer="layout" svg:width="5.992cm" svg:height="0.374cm" svg:x="4.4cm" svg:y="16.805cm">
          <draw:text-box>
            <text:p text:style-name="P3"><text:span text:style-name="T17">grow up with money </text:span><text:span text:style-name="T17">making fathers).</text:span></text:p>
          </draw:text-box>
        </draw:frame>
        <draw:frame draw:style-name="gr13" draw:text-style-name="P14" draw:layer="layout" svg:width="16.258cm" svg:height="0.374cm" svg:x="4.4cm" svg:y="17.705cm">
          <draw:text-box>
            <text:p text:style-name="P3"><text:span text:style-name="T17">As stated in section 2, </text:span><text:span text:style-name="T17">transition matrices are </text:span><text:span text:style-name="T17">suitable to gain insight into </text:span><text:span text:style-name="T17">income mobility if negative </text:span></text:p>
          </draw:text-box>
        </draw:frame>
        <draw:frame draw:style-name="gr13" draw:text-style-name="P14" draw:layer="layout" svg:width="16.584cm" svg:height="0.374cm" svg:x="4.4cm" svg:y="18.155cm">
          <draw:text-box>
            <text:p text:style-name="P3"><text:span text:style-name="T17">incomes can also occur. </text:span><text:span text:style-name="T17">This is regularly the case </text:span><text:span text:style-name="T17">for self-employed people. </text:span><text:span text:style-name="T17">Table 3.2.6 shows that </text:span><text:span text:style-name="T17">self-</text:span></text:p>
          </draw:text-box>
        </draw:frame>
        <draw:frame draw:style-name="gr13" draw:text-style-name="P14" draw:layer="layout" svg:width="17.181cm" svg:height="0.374cm" svg:x="4.4cm" svg:y="18.604cm">
          <draw:text-box>
            <text:p text:style-name="P3"><text:span text:style-name="T17">employed <text:s/>sons <text:s/>of <text:s/>self-</text:span><text:span text:style-name="T17">employed <text:s/>fathers <text:s/>who <text:s/></text:span><text:span text:style-name="T17">made <text:s/>low <text:s/>profits <text:s/>are <text:s/></text:span><text:span text:style-name="T17">more <text:s/>likely <text:s/>to <text:s/>make <text:s/>low <text:s/></text:span><text:span text:style-name="T17">profits </text:span></text:p>
          </draw:text-box>
        </draw:frame>
        <draw:frame draw:style-name="gr13" draw:text-style-name="P14" draw:layer="layout" svg:width="17.185cm" svg:height="0.374cm" svg:x="4.4cm" svg:y="19.054cm">
          <draw:text-box>
            <text:p text:style-name="P3"><text:span text:style-name="T17">themselves. On the other </text:span><text:span text:style-name="T17">hand, sons of self-</text:span><text:span text:style-name="T17">employed fathers in the </text:span><text:span text:style-name="T17">highest 25%-group have </text:span><text:span text:style-name="T17">more chance </text:span></text:p>
          </draw:text-box>
        </draw:frame>
        <draw:frame draw:style-name="gr13" draw:text-style-name="P14" draw:layer="layout" svg:width="17.511cm" svg:height="0.374cm" svg:x="4.4cm" svg:y="19.504cm">
          <draw:text-box>
            <text:p text:style-name="P3"><text:span text:style-name="T17">of <text:s/>making <text:s/>high <text:s/>profits <text:s/></text:span><text:span text:style-name="T17">themselves <text:s/>than <text:s/>those <text:s/></text:span><text:span text:style-name="T17">with <text:s/>fathers <text:s/>in <text:s/>lower <text:s/></text:span><text:span text:style-name="T17">groups. <text:s/>Lastly, <text:s/>we <text:s/>note <text:s/></text:span><text:span text:style-name="T17">that <text:s/>the </text:span></text:p>
          </draw:text-box>
        </draw:frame>
        <draw:frame draw:style-name="gr13" draw:text-style-name="P14" draw:layer="layout" svg:width="14.408cm" svg:height="0.374cm" svg:x="4.4cm" svg:y="19.954cm">
          <draw:text-box>
            <text:p text:style-name="P3"><text:span text:style-name="T17">profits mobility across </text:span><text:span text:style-name="T17">generations does not </text:span><text:span text:style-name="T17">significantly differ from the </text:span><text:span text:style-name="T17">earnings mobility.</text:span></text:p>
          </draw:text-box>
        </draw:frame>
        <draw:frame draw:style-name="gr13" draw:text-style-name="P14" draw:layer="layout" svg:width="1.01cm" svg:height="0.374cm" svg:x="2.3cm" svg:y="6.689cm">
          <draw:text-box>
            <text:p text:style-name="P3"><text:span text:style-name="T42">3.2.5 </text:span></text:p>
          </draw:text-box>
        </draw:frame>
        <draw:line draw:style-name="gr16" draw:text-style-name="P16" draw:layer="layout" svg:x1="2.3cm" svg:y1="7.124cm" svg:x2="18.65cm" svg:y2="7.124cm">
          <text:p/>
        </draw:line>
        <draw:frame draw:style-name="gr13" draw:text-style-name="P14" draw:layer="layout" svg:width="9.789cm" svg:height="0.374cm" svg:x="3.305cm" svg:y="6.689cm">
          <draw:text-box>
            <text:p text:style-name="P3"><text:span text:style-name="T42">Earnings mobility </text:span><text:span text:style-name="T42">measured by transition </text:span><text:span text:style-name="T42">percentages</text:span></text:p>
          </draw:text-box>
        </draw:frame>
        <draw:frame draw:style-name="gr22" draw:text-style-name="P22" draw:layer="layout" svg:width="0.228cm" svg:height="0.268cm" svg:x="2.3cm" svg:y="6.957cm">
          <draw:text-box>
            <text:p text:style-name="P3"><text:span text:style-name="T43"><text:s/></text:span></text:p>
          </draw:text-box>
        </draw:frame>
        <draw:line draw:style-name="gr16" draw:text-style-name="P16" draw:layer="layout" svg:x1="6.799cm" svg:y1="7.624cm" svg:x2="18.65cm" svg:y2="7.624cm">
          <text:p/>
        </draw:line>
        <draw:frame draw:style-name="gr22" draw:text-style-name="P22" draw:layer="layout" svg:width="0.645cm" svg:height="0.268cm" svg:x="6.8cm" svg:y="7.207cm">
          <draw:text-box>
            <text:p text:style-name="P3"><text:span text:style-name="T46">2008</text:span></text:p>
          </draw:text-box>
        </draw:frame>
        <draw:frame draw:style-name="gr22" draw:text-style-name="P22" draw:layer="layout" svg:width="0.228cm" svg:height="0.268cm" svg:x="6.8cm" svg:y="7.457cm">
          <draw:text-box>
            <text:p text:style-name="P3"><text:span text:style-name="T43"><text:s/></text:span></text:p>
          </draw:text-box>
        </draw:frame>
        <draw:frame draw:style-name="gr22" draw:text-style-name="P22" draw:layer="layout" svg:width="1.674cm" svg:height="0.268cm" svg:x="6.8cm" svg:y="7.707cm">
          <draw:text-box>
            <text:p text:style-name="P3"><text:span text:style-name="T43">1st 25%-group</text:span></text:p>
          </draw:text-box>
        </draw:frame>
        <draw:frame draw:style-name="gr22" draw:text-style-name="P22" draw:layer="layout" svg:width="1.755cm" svg:height="0.268cm" svg:x="9.762cm" svg:y="7.707cm">
          <draw:text-box>
            <text:p text:style-name="P3"><text:span text:style-name="T43">2nd 25%-group</text:span></text:p>
          </draw:text-box>
        </draw:frame>
        <draw:frame draw:style-name="gr22" draw:text-style-name="P22" draw:layer="layout" svg:width="1.704cm" svg:height="0.268cm" svg:x="12.725cm" svg:y="7.707cm">
          <draw:text-box>
            <text:p text:style-name="P3"><text:span text:style-name="T43">3rd 25%-group</text:span></text:p>
          </draw:text-box>
        </draw:frame>
        <draw:line draw:style-name="gr16" draw:text-style-name="P16" draw:layer="layout" svg:x1="2.3cm" svg:y1="8.189cm" svg:x2="18.65cm" svg:y2="8.189cm">
          <text:p/>
        </draw:line>
        <draw:frame draw:style-name="gr22" draw:text-style-name="P22" draw:layer="layout" svg:width="1.7cm" svg:height="0.268cm" svg:x="15.687cm" svg:y="7.707cm">
          <draw:text-box>
            <text:p text:style-name="P3"><text:span text:style-name="T43">4th 25%-group</text:span></text:p>
          </draw:text-box>
        </draw:frame>
        <draw:frame draw:style-name="gr13" draw:text-style-name="P14" draw:layer="layout" svg:width="0.317cm" svg:height="0.374cm" svg:x="2.3cm" svg:y="7.94cm">
          <draw:text-box>
            <text:p text:style-name="P3"><text:span text:style-name="T42"><text:s/></text:span></text:p>
          </draw:text-box>
        </draw:frame>
        <draw:frame draw:style-name="gr22" draw:text-style-name="P22" draw:layer="layout" svg:width="0.645cm" svg:height="0.268cm" svg:x="2.3cm" svg:y="8.457cm">
          <draw:text-box>
            <text:p text:style-name="P3"><text:span text:style-name="T46">1985</text:span></text:p>
          </draw:text-box>
        </draw:frame>
        <draw:frame draw:style-name="gr22" draw:text-style-name="P22" draw:layer="layout" svg:width="0.228cm" svg:height="0.268cm" svg:x="6.8cm" svg:y="8.707cm">
          <draw:text-box>
            <text:p text:style-name="P3"><text:span text:style-name="T43">%</text:span></text:p>
          </draw:text-box>
        </draw:frame>
        <draw:frame draw:style-name="gr22" draw:text-style-name="P22" draw:layer="layout" svg:width="1.297cm" svg:height="0.268cm" svg:x="2.3cm" svg:y="8.957cm">
          <draw:text-box>
            <text:p text:style-name="P3"><text:span text:style-name="T47">Unadjusted</text:span></text:p>
          </draw:text-box>
        </draw:frame>
        <draw:frame draw:style-name="gr22" draw:text-style-name="P22" draw:layer="layout" svg:width="1.674cm" svg:height="0.268cm" svg:x="2.3cm" svg:y="9.457cm">
          <draw:text-box>
            <text:p text:style-name="P3"><text:span text:style-name="T43">1st 25%-group</text:span></text:p>
          </draw:text-box>
        </draw:frame>
        <draw:frame draw:style-name="gr22" draw:text-style-name="P22" draw:layer="layout" svg:width="0.29cm" svg:height="0.268cm" svg:x="6.8cm" svg:y="9.457cm">
          <draw:text-box>
            <text:p text:style-name="P3"><text:span text:style-name="T43">35</text:span></text:p>
          </draw:text-box>
        </draw:frame>
        <draw:frame draw:style-name="gr22" draw:text-style-name="P22" draw:layer="layout" svg:width="0.29cm" svg:height="0.268cm" svg:x="9.762cm" svg:y="9.457cm">
          <draw:text-box>
            <text:p text:style-name="P3"><text:span text:style-name="T43">29</text:span></text:p>
          </draw:text-box>
        </draw:frame>
        <draw:frame draw:style-name="gr22" draw:text-style-name="P22" draw:layer="layout" svg:width="0.29cm" svg:height="0.268cm" svg:x="12.725cm" svg:y="9.457cm">
          <draw:text-box>
            <text:p text:style-name="P3"><text:span text:style-name="T43">22</text:span></text:p>
          </draw:text-box>
        </draw:frame>
        <draw:frame draw:style-name="gr22" draw:text-style-name="P22" draw:layer="layout" svg:width="0.29cm" svg:height="0.268cm" svg:x="15.687cm" svg:y="9.457cm">
          <draw:text-box>
            <text:p text:style-name="P3"><text:span text:style-name="T43">14</text:span></text:p>
          </draw:text-box>
        </draw:frame>
        <draw:frame draw:style-name="gr22" draw:text-style-name="P22" draw:layer="layout" svg:width="1.755cm" svg:height="0.268cm" svg:x="2.3cm" svg:y="9.707cm">
          <draw:text-box>
            <text:p text:style-name="P3"><text:span text:style-name="T43">2nd 25%-group</text:span></text:p>
          </draw:text-box>
        </draw:frame>
        <draw:frame draw:style-name="gr22" draw:text-style-name="P22" draw:layer="layout" svg:width="0.29cm" svg:height="0.268cm" svg:x="6.799cm" svg:y="9.707cm">
          <draw:text-box>
            <text:p text:style-name="P3"><text:span text:style-name="T43">28</text:span></text:p>
          </draw:text-box>
        </draw:frame>
        <draw:frame draw:style-name="gr22" draw:text-style-name="P22" draw:layer="layout" svg:width="0.29cm" svg:height="0.268cm" svg:x="9.762cm" svg:y="9.707cm">
          <draw:text-box>
            <text:p text:style-name="P3"><text:span text:style-name="T43">28</text:span></text:p>
          </draw:text-box>
        </draw:frame>
        <draw:frame draw:style-name="gr22" draw:text-style-name="P22" draw:layer="layout" svg:width="0.29cm" svg:height="0.268cm" svg:x="12.724cm" svg:y="9.707cm">
          <draw:text-box>
            <text:p text:style-name="P3"><text:span text:style-name="T43">25</text:span></text:p>
          </draw:text-box>
        </draw:frame>
        <draw:frame draw:style-name="gr22" draw:text-style-name="P22" draw:layer="layout" svg:width="0.29cm" svg:height="0.268cm" svg:x="15.687cm" svg:y="9.707cm">
          <draw:text-box>
            <text:p text:style-name="P3"><text:span text:style-name="T43">19</text:span></text:p>
          </draw:text-box>
        </draw:frame>
        <draw:frame draw:style-name="gr22" draw:text-style-name="P22" draw:layer="layout" svg:width="1.704cm" svg:height="0.268cm" svg:x="2.299cm" svg:y="9.957cm">
          <draw:text-box>
            <text:p text:style-name="P3"><text:span text:style-name="T43">3rd 25%-group</text:span></text:p>
          </draw:text-box>
        </draw:frame>
        <draw:frame draw:style-name="gr22" draw:text-style-name="P22" draw:layer="layout" svg:width="0.29cm" svg:height="0.268cm" svg:x="6.799cm" svg:y="9.957cm">
          <draw:text-box>
            <text:p text:style-name="P3"><text:span text:style-name="T43">21</text:span></text:p>
          </draw:text-box>
        </draw:frame>
        <draw:frame draw:style-name="gr22" draw:text-style-name="P22" draw:layer="layout" svg:width="0.29cm" svg:height="0.268cm" svg:x="9.761cm" svg:y="9.957cm">
          <draw:text-box>
            <text:p text:style-name="P3"><text:span text:style-name="T43">24</text:span></text:p>
          </draw:text-box>
        </draw:frame>
        <draw:frame draw:style-name="gr22" draw:text-style-name="P22" draw:layer="layout" svg:width="0.29cm" svg:height="0.268cm" svg:x="12.724cm" svg:y="9.957cm">
          <draw:text-box>
            <text:p text:style-name="P3"><text:span text:style-name="T43">28</text:span></text:p>
          </draw:text-box>
        </draw:frame>
        <draw:frame draw:style-name="gr22" draw:text-style-name="P22" draw:layer="layout" svg:width="0.29cm" svg:height="0.268cm" svg:x="15.686cm" svg:y="9.957cm">
          <draw:text-box>
            <text:p text:style-name="P3"><text:span text:style-name="T43">26</text:span></text:p>
          </draw:text-box>
        </draw:frame>
        <draw:frame draw:style-name="gr22" draw:text-style-name="P22" draw:layer="layout" svg:width="1.7cm" svg:height="0.268cm" svg:x="2.299cm" svg:y="10.207cm">
          <draw:text-box>
            <text:p text:style-name="P3"><text:span text:style-name="T43">4th 25%-group</text:span></text:p>
          </draw:text-box>
        </draw:frame>
        <draw:frame draw:style-name="gr22" draw:text-style-name="P22" draw:layer="layout" svg:width="0.29cm" svg:height="0.268cm" svg:x="6.799cm" svg:y="10.207cm">
          <draw:text-box>
            <text:p text:style-name="P3"><text:span text:style-name="T43">16</text:span></text:p>
          </draw:text-box>
        </draw:frame>
        <draw:frame draw:style-name="gr22" draw:text-style-name="P22" draw:layer="layout" svg:width="0.29cm" svg:height="0.268cm" svg:x="9.761cm" svg:y="10.207cm">
          <draw:text-box>
            <text:p text:style-name="P3"><text:span text:style-name="T43">19</text:span></text:p>
          </draw:text-box>
        </draw:frame>
        <draw:frame draw:style-name="gr22" draw:text-style-name="P22" draw:layer="layout" svg:width="0.29cm" svg:height="0.268cm" svg:x="12.723cm" svg:y="10.207cm">
          <draw:text-box>
            <text:p text:style-name="P3"><text:span text:style-name="T43">25</text:span></text:p>
          </draw:text-box>
        </draw:frame>
        <draw:frame draw:style-name="gr22" draw:text-style-name="P22" draw:layer="layout" svg:width="0.29cm" svg:height="0.268cm" svg:x="15.686cm" svg:y="10.207cm">
          <draw:text-box>
            <text:p text:style-name="P3"><text:span text:style-name="T43">41</text:span></text:p>
          </draw:text-box>
        </draw:frame>
        <draw:frame draw:style-name="gr22" draw:text-style-name="P22" draw:layer="layout" svg:width="1.001cm" svg:height="0.268cm" svg:x="2.298cm" svg:y="10.957cm">
          <draw:text-box>
            <text:p text:style-name="P3"><text:span text:style-name="T47">Adjusted</text:span></text:p>
          </draw:text-box>
        </draw:frame>
        <draw:frame draw:style-name="gr23" draw:text-style-name="P23" draw:layer="layout" svg:width="0.137cm" svg:height="0.154cm" svg:x="3.149cm" svg:y="10.971cm">
          <draw:text-box>
            <text:p text:style-name="P3"><text:span text:style-name="T48">1)</text:span></text:p>
          </draw:text-box>
        </draw:frame>
        <draw:frame draw:style-name="gr22" draw:text-style-name="P22" draw:layer="layout" svg:width="1.674cm" svg:height="0.268cm" svg:x="2.3cm" svg:y="11.457cm">
          <draw:text-box>
            <text:p text:style-name="P3"><text:span text:style-name="T43">1st 25%-group</text:span></text:p>
          </draw:text-box>
        </draw:frame>
        <draw:frame draw:style-name="gr22" draw:text-style-name="P22" draw:layer="layout" svg:width="0.29cm" svg:height="0.268cm" svg:x="6.8cm" svg:y="11.457cm">
          <draw:text-box>
            <text:p text:style-name="P3"><text:span text:style-name="T43">32</text:span></text:p>
          </draw:text-box>
        </draw:frame>
        <draw:frame draw:style-name="gr22" draw:text-style-name="P22" draw:layer="layout" svg:width="0.29cm" svg:height="0.268cm" svg:x="9.762cm" svg:y="11.457cm">
          <draw:text-box>
            <text:p text:style-name="P3"><text:span text:style-name="T43">28</text:span></text:p>
          </draw:text-box>
        </draw:frame>
        <draw:frame draw:style-name="gr22" draw:text-style-name="P22" draw:layer="layout" svg:width="0.29cm" svg:height="0.268cm" svg:x="12.725cm" svg:y="11.457cm">
          <draw:text-box>
            <text:p text:style-name="P3"><text:span text:style-name="T43">23</text:span></text:p>
          </draw:text-box>
        </draw:frame>
        <draw:frame draw:style-name="gr22" draw:text-style-name="P22" draw:layer="layout" svg:width="0.29cm" svg:height="0.268cm" svg:x="15.687cm" svg:y="11.457cm">
          <draw:text-box>
            <text:p text:style-name="P3"><text:span text:style-name="T43">17</text:span></text:p>
          </draw:text-box>
        </draw:frame>
        <draw:frame draw:style-name="gr22" draw:text-style-name="P22" draw:layer="layout" svg:width="1.755cm" svg:height="0.268cm" svg:x="2.3cm" svg:y="11.707cm">
          <draw:text-box>
            <text:p text:style-name="P3"><text:span text:style-name="T43">2nd 25%-group</text:span></text:p>
          </draw:text-box>
        </draw:frame>
        <draw:frame draw:style-name="gr22" draw:text-style-name="P22" draw:layer="layout" svg:width="0.29cm" svg:height="0.268cm" svg:x="6.799cm" svg:y="11.707cm">
          <draw:text-box>
            <text:p text:style-name="P3"><text:span text:style-name="T43">26</text:span></text:p>
          </draw:text-box>
        </draw:frame>
        <draw:frame draw:style-name="gr22" draw:text-style-name="P22" draw:layer="layout" svg:width="0.29cm" svg:height="0.268cm" svg:x="9.762cm" svg:y="11.707cm">
          <draw:text-box>
            <text:p text:style-name="P3"><text:span text:style-name="T43">28</text:span></text:p>
          </draw:text-box>
        </draw:frame>
        <draw:frame draw:style-name="gr22" draw:text-style-name="P22" draw:layer="layout" svg:width="0.29cm" svg:height="0.268cm" svg:x="12.724cm" svg:y="11.707cm">
          <draw:text-box>
            <text:p text:style-name="P3"><text:span text:style-name="T43">26</text:span></text:p>
          </draw:text-box>
        </draw:frame>
        <draw:frame draw:style-name="gr22" draw:text-style-name="P22" draw:layer="layout" svg:width="0.29cm" svg:height="0.268cm" svg:x="15.687cm" svg:y="11.707cm">
          <draw:text-box>
            <text:p text:style-name="P3"><text:span text:style-name="T43">20</text:span></text:p>
          </draw:text-box>
        </draw:frame>
        <draw:frame draw:style-name="gr22" draw:text-style-name="P22" draw:layer="layout" svg:width="1.704cm" svg:height="0.268cm" svg:x="2.299cm" svg:y="11.957cm">
          <draw:text-box>
            <text:p text:style-name="P3"><text:span text:style-name="T43">3rd 25%-group</text:span></text:p>
          </draw:text-box>
        </draw:frame>
        <draw:frame draw:style-name="gr22" draw:text-style-name="P22" draw:layer="layout" svg:width="0.29cm" svg:height="0.268cm" svg:x="6.799cm" svg:y="11.957cm">
          <draw:text-box>
            <text:p text:style-name="P3"><text:span text:style-name="T43">22</text:span></text:p>
          </draw:text-box>
        </draw:frame>
        <draw:frame draw:style-name="gr22" draw:text-style-name="P22" draw:layer="layout" svg:width="0.29cm" svg:height="0.268cm" svg:x="9.761cm" svg:y="11.957cm">
          <draw:text-box>
            <text:p text:style-name="P3"><text:span text:style-name="T43">24</text:span></text:p>
          </draw:text-box>
        </draw:frame>
        <draw:frame draw:style-name="gr22" draw:text-style-name="P22" draw:layer="layout" svg:width="0.29cm" svg:height="0.268cm" svg:x="12.724cm" svg:y="11.957cm">
          <draw:text-box>
            <text:p text:style-name="P3"><text:span text:style-name="T43">28</text:span></text:p>
          </draw:text-box>
        </draw:frame>
        <draw:frame draw:style-name="gr22" draw:text-style-name="P22" draw:layer="layout" svg:width="0.29cm" svg:height="0.268cm" svg:x="15.686cm" svg:y="11.957cm">
          <draw:text-box>
            <text:p text:style-name="P3"><text:span text:style-name="T43">26</text:span></text:p>
          </draw:text-box>
        </draw:frame>
        <draw:frame draw:style-name="gr22" draw:text-style-name="P22" draw:layer="layout" svg:width="1.7cm" svg:height="0.268cm" svg:x="2.299cm" svg:y="12.207cm">
          <draw:text-box>
            <text:p text:style-name="P3"><text:span text:style-name="T43">4th 25%-group</text:span></text:p>
          </draw:text-box>
        </draw:frame>
        <draw:frame draw:style-name="gr22" draw:text-style-name="P22" draw:layer="layout" svg:width="0.29cm" svg:height="0.268cm" svg:x="6.799cm" svg:y="12.207cm">
          <draw:text-box>
            <text:p text:style-name="P3"><text:span text:style-name="T43">19</text:span></text:p>
          </draw:text-box>
        </draw:frame>
        <draw:frame draw:style-name="gr22" draw:text-style-name="P22" draw:layer="layout" svg:width="0.29cm" svg:height="0.268cm" svg:x="9.761cm" svg:y="12.207cm">
          <draw:text-box>
            <text:p text:style-name="P3"><text:span text:style-name="T43">20</text:span></text:p>
          </draw:text-box>
        </draw:frame>
        <draw:frame draw:style-name="gr22" draw:text-style-name="P22" draw:layer="layout" svg:width="0.29cm" svg:height="0.268cm" svg:x="12.723cm" svg:y="12.207cm">
          <draw:text-box>
            <text:p text:style-name="P3"><text:span text:style-name="T43">23</text:span></text:p>
          </draw:text-box>
        </draw:frame>
        <draw:line draw:style-name="gr16" draw:text-style-name="P16" draw:layer="layout" svg:x1="2.3cm" svg:y1="12.939cm" svg:x2="18.65cm" svg:y2="12.939cm">
          <text:p/>
        </draw:line>
        <draw:frame draw:style-name="gr22" draw:text-style-name="P22" draw:layer="layout" svg:width="0.29cm" svg:height="0.268cm" svg:x="15.686cm" svg:y="12.207cm">
          <draw:text-box>
            <text:p text:style-name="P3"><text:span text:style-name="T43">37</text:span></text:p>
          </draw:text-box>
        </draw:frame>
        <draw:frame draw:style-name="gr13" draw:text-style-name="P14" draw:layer="layout" svg:width="0.317cm" svg:height="0.374cm" svg:x="2.3cm" svg:y="12.691cm">
          <draw:text-box>
            <text:p text:style-name="P3"><text:span text:style-name="T42"><text:s/></text:span></text:p>
          </draw:text-box>
        </draw:frame>
        <draw:frame draw:style-name="gr23" draw:text-style-name="P23" draw:layer="layout" svg:width="0.137cm" svg:height="0.154cm" svg:x="2.3cm" svg:y="12.971cm">
          <draw:text-box>
            <text:p text:style-name="P3"><text:span text:style-name="T45">1)</text:span></text:p>
          </draw:text-box>
        </draw:frame>
        <draw:frame draw:style-name="gr22" draw:text-style-name="P22" draw:layer="layout" svg:width="0.228cm" svg:height="0.268cm" svg:x="2.413cm" svg:y="12.957cm">
          <draw:text-box>
            <text:p text:style-name="P3"><text:span text:style-name="T43"><text:s/></text:span></text:p>
          </draw:text-box>
        </draw:frame>
        <draw:frame draw:style-name="gr22" draw:text-style-name="P22" draw:layer="layout" svg:width="3.088cm" svg:height="0.268cm" svg:x="2.6cm" svg:y="12.957cm">
          <draw:text-box>
            <text:p text:style-name="P3"><text:span text:style-name="T43">Adjusted for life-cycle bias.</text:span></text:p>
          </draw:text-box>
        </draw:frame>
        <draw:frame draw:style-name="gr13" draw:text-style-name="P14" draw:layer="layout" svg:width="1.01cm" svg:height="0.374cm" svg:x="2.325cm" svg:y="21.34cm">
          <draw:text-box>
            <text:p text:style-name="P3"><text:span text:style-name="T42">3.2.6 </text:span></text:p>
          </draw:text-box>
        </draw:frame>
        <draw:frame draw:style-name="gr13" draw:text-style-name="P14" draw:layer="layout" svg:width="12.99cm" svg:height="0.374cm" svg:x="3.33cm" svg:y="21.34cm">
          <draw:text-box>
            <text:p text:style-name="P3"><text:span text:style-name="T42">Mobility of profits of </text:span><text:span text:style-name="T42">self-employed measured </text:span><text:span text:style-name="T42">by transition </text:span><text:span text:style-name="T42">percentages</text:span></text:p>
          </draw:text-box>
        </draw:frame>
        <draw:line draw:style-name="gr16" draw:text-style-name="P16" draw:layer="layout" svg:x1="2.324cm" svg:y1="21.773cm" svg:x2="18.675cm" svg:y2="21.773cm">
          <text:p/>
        </draw:line>
        <draw:frame draw:style-name="gr17" draw:text-style-name="P17" draw:layer="layout" svg:width="0.214cm" svg:height="0.213cm" svg:x="13.225cm" svg:y="21.359cm">
          <draw:text-box>
            <text:p text:style-name="P3"><text:span text:style-name="T49">1)</text:span></text:p>
          </draw:text-box>
        </draw:frame>
        <draw:frame draw:style-name="gr22" draw:text-style-name="P22" draw:layer="layout" svg:width="0.228cm" svg:height="0.268cm" svg:x="2.325cm" svg:y="21.607cm">
          <draw:text-box>
            <text:p text:style-name="P3"><text:span text:style-name="T43"><text:s/></text:span></text:p>
          </draw:text-box>
        </draw:frame>
        <draw:line draw:style-name="gr16" draw:text-style-name="P16" draw:layer="layout" svg:x1="6.825cm" svg:y1="22.273cm" svg:x2="18.675cm" svg:y2="22.273cm">
          <text:p/>
        </draw:line>
        <draw:frame draw:style-name="gr22" draw:text-style-name="P22" draw:layer="layout" svg:width="0.645cm" svg:height="0.268cm" svg:x="6.825cm" svg:y="21.857cm">
          <draw:text-box>
            <text:p text:style-name="P3"><text:span text:style-name="T46">2008</text:span></text:p>
          </draw:text-box>
        </draw:frame>
        <draw:frame draw:style-name="gr22" draw:text-style-name="P22" draw:layer="layout" svg:width="0.228cm" svg:height="0.268cm" svg:x="6.825cm" svg:y="22.107cm">
          <draw:text-box>
            <text:p text:style-name="P3"><text:span text:style-name="T43"><text:s/></text:span></text:p>
          </draw:text-box>
        </draw:frame>
        <draw:frame draw:style-name="gr22" draw:text-style-name="P22" draw:layer="layout" svg:width="1.674cm" svg:height="0.268cm" svg:x="6.825cm" svg:y="22.357cm">
          <draw:text-box>
            <text:p text:style-name="P3"><text:span text:style-name="T43">1st 25%-group</text:span></text:p>
          </draw:text-box>
        </draw:frame>
        <draw:frame draw:style-name="gr22" draw:text-style-name="P22" draw:layer="layout" svg:width="1.755cm" svg:height="0.268cm" svg:x="9.787cm" svg:y="22.357cm">
          <draw:text-box>
            <text:p text:style-name="P3"><text:span text:style-name="T43">2nd 25%-group</text:span></text:p>
          </draw:text-box>
        </draw:frame>
        <draw:frame draw:style-name="gr22" draw:text-style-name="P22" draw:layer="layout" svg:width="1.704cm" svg:height="0.268cm" svg:x="12.75cm" svg:y="22.357cm">
          <draw:text-box>
            <text:p text:style-name="P3"><text:span text:style-name="T43">3rd 25%-group</text:span></text:p>
          </draw:text-box>
        </draw:frame>
        <draw:line draw:style-name="gr16" draw:text-style-name="P16" draw:layer="layout" svg:x1="2.324cm" svg:y1="22.839cm" svg:x2="18.675cm" svg:y2="22.839cm">
          <text:p/>
        </draw:line>
        <draw:frame draw:style-name="gr22" draw:text-style-name="P22" draw:layer="layout" svg:width="1.7cm" svg:height="0.268cm" svg:x="15.712cm" svg:y="22.357cm">
          <draw:text-box>
            <text:p text:style-name="P3"><text:span text:style-name="T43">4th 25%-group</text:span></text:p>
          </draw:text-box>
        </draw:frame>
        <draw:frame draw:style-name="gr13" draw:text-style-name="P14" draw:layer="layout" svg:width="0.317cm" svg:height="0.374cm" svg:x="2.325cm" svg:y="22.59cm">
          <draw:text-box>
            <text:p text:style-name="P3"><text:span text:style-name="T42"><text:s/></text:span></text:p>
          </draw:text-box>
        </draw:frame>
        <draw:frame draw:style-name="gr22" draw:text-style-name="P22" draw:layer="layout" svg:width="0.228cm" svg:height="0.268cm" svg:x="6.825cm" svg:y="23.107cm">
          <draw:text-box>
            <text:p text:style-name="P3"><text:span text:style-name="T43">%</text:span></text:p>
          </draw:text-box>
        </draw:frame>
        <draw:frame draw:style-name="gr22" draw:text-style-name="P22" draw:layer="layout" svg:width="0.645cm" svg:height="0.268cm" svg:x="2.325cm" svg:y="23.357cm">
          <draw:text-box>
            <text:p text:style-name="P3"><text:span text:style-name="T46">1985</text:span></text:p>
          </draw:text-box>
        </draw:frame>
        <draw:frame draw:style-name="gr22" draw:text-style-name="P22" draw:layer="layout" svg:width="1.674cm" svg:height="0.268cm" svg:x="2.325cm" svg:y="23.857cm">
          <draw:text-box>
            <text:p text:style-name="P3"><text:span text:style-name="T43">1st 25%-group</text:span></text:p>
          </draw:text-box>
        </draw:frame>
        <draw:frame draw:style-name="gr22" draw:text-style-name="P22" draw:layer="layout" svg:width="0.29cm" svg:height="0.268cm" svg:x="6.825cm" svg:y="23.857cm">
          <draw:text-box>
            <text:p text:style-name="P3"><text:span text:style-name="T43">31</text:span></text:p>
          </draw:text-box>
        </draw:frame>
        <draw:frame draw:style-name="gr22" draw:text-style-name="P22" draw:layer="layout" svg:width="0.29cm" svg:height="0.268cm" svg:x="9.787cm" svg:y="23.857cm">
          <draw:text-box>
            <text:p text:style-name="P3"><text:span text:style-name="T43">28</text:span></text:p>
          </draw:text-box>
        </draw:frame>
        <draw:frame draw:style-name="gr22" draw:text-style-name="P22" draw:layer="layout" svg:width="0.29cm" svg:height="0.268cm" svg:x="12.75cm" svg:y="23.857cm">
          <draw:text-box>
            <text:p text:style-name="P3"><text:span text:style-name="T43">26</text:span></text:p>
          </draw:text-box>
        </draw:frame>
        <draw:frame draw:style-name="gr22" draw:text-style-name="P22" draw:layer="layout" svg:width="0.29cm" svg:height="0.268cm" svg:x="15.712cm" svg:y="23.857cm">
          <draw:text-box>
            <text:p text:style-name="P3"><text:span text:style-name="T43">15</text:span></text:p>
          </draw:text-box>
        </draw:frame>
        <draw:frame draw:style-name="gr22" draw:text-style-name="P22" draw:layer="layout" svg:width="1.755cm" svg:height="0.268cm" svg:x="2.325cm" svg:y="24.107cm">
          <draw:text-box>
            <text:p text:style-name="P3"><text:span text:style-name="T43">2nd 25%-group</text:span></text:p>
          </draw:text-box>
        </draw:frame>
        <draw:frame draw:style-name="gr22" draw:text-style-name="P22" draw:layer="layout" svg:width="0.29cm" svg:height="0.268cm" svg:x="6.825cm" svg:y="24.107cm">
          <draw:text-box>
            <text:p text:style-name="P3"><text:span text:style-name="T43">22</text:span></text:p>
          </draw:text-box>
        </draw:frame>
        <draw:frame draw:style-name="gr22" draw:text-style-name="P22" draw:layer="layout" svg:width="0.29cm" svg:height="0.268cm" svg:x="9.787cm" svg:y="24.107cm">
          <draw:text-box>
            <text:p text:style-name="P3"><text:span text:style-name="T43">23</text:span></text:p>
          </draw:text-box>
        </draw:frame>
        <draw:frame draw:style-name="gr22" draw:text-style-name="P22" draw:layer="layout" svg:width="0.29cm" svg:height="0.268cm" svg:x="12.749cm" svg:y="24.107cm">
          <draw:text-box>
            <text:p text:style-name="P3"><text:span text:style-name="T43">27</text:span></text:p>
          </draw:text-box>
        </draw:frame>
        <draw:frame draw:style-name="gr22" draw:text-style-name="P22" draw:layer="layout" svg:width="0.29cm" svg:height="0.268cm" svg:x="15.712cm" svg:y="24.107cm">
          <draw:text-box>
            <text:p text:style-name="P3"><text:span text:style-name="T43">27</text:span></text:p>
          </draw:text-box>
        </draw:frame>
        <draw:frame draw:style-name="gr22" draw:text-style-name="P22" draw:layer="layout" svg:width="1.704cm" svg:height="0.268cm" svg:x="2.324cm" svg:y="24.357cm">
          <draw:text-box>
            <text:p text:style-name="P3"><text:span text:style-name="T43">3rd 25%-group</text:span></text:p>
          </draw:text-box>
        </draw:frame>
        <draw:frame draw:style-name="gr22" draw:text-style-name="P22" draw:layer="layout" svg:width="0.29cm" svg:height="0.268cm" svg:x="6.824cm" svg:y="24.357cm">
          <draw:text-box>
            <text:p text:style-name="P3"><text:span text:style-name="T43">21</text:span></text:p>
          </draw:text-box>
        </draw:frame>
        <draw:frame draw:style-name="gr22" draw:text-style-name="P22" draw:layer="layout" svg:width="0.29cm" svg:height="0.268cm" svg:x="9.786cm" svg:y="24.357cm">
          <draw:text-box>
            <text:p text:style-name="P3"><text:span text:style-name="T43">28</text:span></text:p>
          </draw:text-box>
        </draw:frame>
        <draw:frame draw:style-name="gr22" draw:text-style-name="P22" draw:layer="layout" svg:width="0.29cm" svg:height="0.268cm" svg:x="12.749cm" svg:y="24.357cm">
          <draw:text-box>
            <text:p text:style-name="P3"><text:span text:style-name="T43">26</text:span></text:p>
          </draw:text-box>
        </draw:frame>
        <draw:frame draw:style-name="gr22" draw:text-style-name="P22" draw:layer="layout" svg:width="0.29cm" svg:height="0.268cm" svg:x="15.711cm" svg:y="24.357cm">
          <draw:text-box>
            <text:p text:style-name="P3"><text:span text:style-name="T43">25</text:span></text:p>
          </draw:text-box>
        </draw:frame>
        <draw:frame draw:style-name="gr22" draw:text-style-name="P22" draw:layer="layout" svg:width="1.7cm" svg:height="0.268cm" svg:x="2.324cm" svg:y="24.607cm">
          <draw:text-box>
            <text:p text:style-name="P3"><text:span text:style-name="T43">4th 25%-group</text:span></text:p>
          </draw:text-box>
        </draw:frame>
        <draw:frame draw:style-name="gr22" draw:text-style-name="P22" draw:layer="layout" svg:width="0.29cm" svg:height="0.268cm" svg:x="6.824cm" svg:y="24.607cm">
          <draw:text-box>
            <text:p text:style-name="P3"><text:span text:style-name="T43">26</text:span></text:p>
          </draw:text-box>
        </draw:frame>
        <draw:frame draw:style-name="gr22" draw:text-style-name="P22" draw:layer="layout" svg:width="0.29cm" svg:height="0.268cm" svg:x="9.786cm" svg:y="24.607cm">
          <draw:text-box>
            <text:p text:style-name="P3"><text:span text:style-name="T43">20</text:span></text:p>
          </draw:text-box>
        </draw:frame>
        <draw:frame draw:style-name="gr22" draw:text-style-name="P22" draw:layer="layout" svg:width="0.29cm" svg:height="0.268cm" svg:x="12.748cm" svg:y="24.607cm">
          <draw:text-box>
            <text:p text:style-name="P3"><text:span text:style-name="T43">20</text:span></text:p>
          </draw:text-box>
        </draw:frame>
        <draw:line draw:style-name="gr16" draw:text-style-name="P16" draw:layer="layout" svg:x1="2.324cm" svg:y1="25.339cm" svg:x2="18.675cm" svg:y2="25.339cm">
          <text:p/>
        </draw:line>
        <draw:frame draw:style-name="gr22" draw:text-style-name="P22" draw:layer="layout" svg:width="0.29cm" svg:height="0.268cm" svg:x="15.711cm" svg:y="24.607cm">
          <draw:text-box>
            <text:p text:style-name="P3"><text:span text:style-name="T43">33</text:span></text:p>
          </draw:text-box>
        </draw:frame>
        <draw:frame draw:style-name="gr13" draw:text-style-name="P14" draw:layer="layout" svg:width="0.317cm" svg:height="0.374cm" svg:x="2.325cm" svg:y="25.09cm">
          <draw:text-box>
            <text:p text:style-name="P3"><text:span text:style-name="T42"><text:s/></text:span></text:p>
          </draw:text-box>
        </draw:frame>
        <draw:frame draw:style-name="gr23" draw:text-style-name="P23" draw:layer="layout" svg:width="0.137cm" svg:height="0.154cm" svg:x="2.325cm" svg:y="25.371cm">
          <draw:text-box>
            <text:p text:style-name="P3"><text:span text:style-name="T45">1)</text:span></text:p>
          </draw:text-box>
        </draw:frame>
        <draw:frame draw:style-name="gr22" draw:text-style-name="P22" draw:layer="layout" svg:width="0.228cm" svg:height="0.268cm" svg:x="2.438cm" svg:y="25.357cm">
          <draw:text-box>
            <text:p text:style-name="P3"><text:span text:style-name="T43"><text:s/></text:span></text:p>
          </draw:text-box>
        </draw:frame>
        <draw:frame draw:style-name="gr22" draw:text-style-name="P22" draw:layer="layout" svg:width="3.088cm" svg:height="0.268cm" svg:x="2.625cm" svg:y="25.357cm">
          <draw:text-box>
            <text:p text:style-name="P3"><text:span text:style-name="T43">Adjusted for life-cycle bias.</text:span></text:p>
          </draw:text-box>
        </draw:frame>
      </draw:page>
      <draw:page draw:name="page14" draw:style-name="dp1" draw:master-page-name="master-page82">
        <draw:frame draw:style-name="gr9" draw:text-style-name="P10" draw:layer="layout" svg:width="0.455cm" svg:height="0.331cm" svg:x="2.35cm" svg:y="28.088cm">
          <draw:text-box>
            <text:p text:style-name="P3"><text:span text:style-name="T11">14 </text:span></text:p>
          </draw:text-box>
        </draw:frame>
        <draw:frame draw:style-name="gr9" draw:text-style-name="P10" draw:layer="layout" svg:width="3.118cm" svg:height="0.331cm" svg:x="2.943cm" svg:y="28.088cm">
          <draw:text-box>
            <text:p text:style-name="P3"><text:span text:style-name="T11">Statistics Netherlands</text:span></text:p>
          </draw:text-box>
        </draw:frame>
        <draw:frame draw:style-name="gr13" draw:text-style-name="P14" draw:layer="layout" svg:width="3.423cm" svg:height="0.374cm" svg:x="4.45cm" svg:y="3.305cm">
          <draw:text-box>
            <text:p text:style-name="P3"><text:span text:style-name="T19">Logistic regression</text:span></text:p>
          </draw:text-box>
        </draw:frame>
        <draw:frame draw:style-name="gr13" draw:text-style-name="P14" draw:layer="layout" svg:width="16.681cm" svg:height="0.374cm" svg:x="4.45cm" svg:y="4.205cm">
          <draw:text-box>
            <text:p text:style-name="P3"><text:span text:style-name="T17">Logistic regression enables </text:span><text:span text:style-name="T17">us to zoom in on a specific </text:span><text:span text:style-name="T17">part of the income </text:span><text:span text:style-name="T17">distribution. For example, </text:span><text:span text:style-name="T17">say </text:span></text:p>
          </draw:text-box>
        </draw:frame>
        <draw:frame draw:style-name="gr13" draw:text-style-name="P14" draw:layer="layout" svg:width="16.885cm" svg:height="0.374cm" svg:x="4.45cm" svg:y="4.655cm">
          <draw:text-box>
            <text:p text:style-name="P3"><text:span text:style-name="T17">that we want to answer the </text:span><text:span text:style-name="T17">question of whether sons </text:span><text:span text:style-name="T17">with fathers earning little </text:span><text:span text:style-name="T17">money have a higher risk </text:span></text:p>
          </draw:text-box>
        </draw:frame>
        <draw:frame draw:style-name="gr13" draw:text-style-name="P14" draw:layer="layout" svg:width="16.897cm" svg:height="0.374cm" svg:x="4.45cm" svg:y="5.105cm">
          <draw:text-box>
            <text:p text:style-name="P3"><text:span text:style-name="T17">to end up earning not </text:span><text:span text:style-name="T17">much themselves </text:span><text:span text:style-name="T17">compared to sons with </text:span><text:span text:style-name="T17">fathers making more </text:span><text:span text:style-name="T17">money. We can use </text:span></text:p>
          </draw:text-box>
        </draw:frame>
        <draw:frame draw:style-name="gr13" draw:text-style-name="P14" draw:layer="layout" svg:width="16.804cm" svg:height="0.374cm" svg:x="4.45cm" svg:y="5.555cm">
          <draw:text-box>
            <text:p text:style-name="P3"><text:span text:style-name="T17">a logistic regression model </text:span><text:span text:style-name="T17">to answer such a specific </text:span><text:span text:style-name="T17">question. We define sons </text:span><text:span text:style-name="T17">and fathers with earnings </text:span></text:p>
          </draw:text-box>
        </draw:frame>
        <draw:frame draw:style-name="gr13" draw:text-style-name="P14" draw:layer="layout" svg:width="16.118cm" svg:height="0.374cm" svg:x="4.45cm" svg:y="6.005cm">
          <draw:text-box>
            <text:p text:style-name="P3"><text:span text:style-name="T17">in the lowest 25%-groups </text:span><text:span text:style-name="T17">to be poorly paid, and we </text:span><text:span text:style-name="T17">will compare sons who </text:span><text:span text:style-name="T17">grew up with poorly paid </text:span></text:p>
          </draw:text-box>
        </draw:frame>
        <draw:frame draw:style-name="gr13" draw:text-style-name="P14" draw:layer="layout" svg:width="6.013cm" svg:height="0.374cm" svg:x="4.45cm" svg:y="6.455cm">
          <draw:text-box>
            <text:p text:style-name="P3"><text:span text:style-name="T17">fathers to sons with non-</text:span><text:span text:style-name="T17">poor fathers.</text:span></text:p>
          </draw:text-box>
        </draw:frame>
        <draw:frame draw:style-name="gr13" draw:text-style-name="P14" draw:layer="layout" svg:width="17.735cm" svg:height="0.374cm" svg:x="4.45cm" svg:y="11.405cm">
          <draw:text-box>
            <text:p text:style-name="P3"><text:span text:style-name="T17">From <text:s/>the <text:s/>results <text:s/>in <text:s/>table </text:span><text:span text:style-name="T17"><text:s/>3.2.7 <text:s/>we <text:s/>can <text:s/>conclude <text:s/></text:span><text:span text:style-name="T17">that <text:s/>significantly <text:s/>more <text:s/></text:span><text:span text:style-name="T17">sons <text:s/>with <text:s/>poorly <text:s/>paid <text:s/></text:span><text:span text:style-name="T17">fathers </text:span></text:p>
          </draw:text-box>
        </draw:frame>
        <draw:frame draw:style-name="gr13" draw:text-style-name="P14" draw:layer="layout" svg:width="17.325cm" svg:height="0.374cm" svg:x="4.45cm" svg:y="11.855cm">
          <draw:text-box>
            <text:p text:style-name="P3"><text:span text:style-name="T17">(in 1985) – adjusted for </text:span><text:span text:style-name="T17">life-cycle bias: 1.6 times as </text:span><text:span text:style-name="T17">often – end up with low </text:span><text:span text:style-name="T17">earnings versus higher </text:span><text:span text:style-name="T17">earnings </text:span></text:p>
          </draw:text-box>
        </draw:frame>
        <draw:frame draw:style-name="gr13" draw:text-style-name="P14" draw:layer="layout" svg:width="8.422cm" svg:height="0.374cm" svg:x="4.45cm" svg:y="12.305cm">
          <draw:text-box>
            <text:p text:style-name="P3"><text:span text:style-name="T17">themselves compared to </text:span><text:span text:style-name="T17">sons with non-poor fathers.</text:span></text:p>
          </draw:text-box>
        </draw:frame>
        <draw:frame draw:style-name="gr10" draw:text-style-name="P11" draw:layer="layout" svg:width="2.131cm" svg:height="1.169cm" svg:x="2.35cm" svg:y="14.367cm">
          <draw:text-box>
            <text:p text:style-name="P3"><text:span text:style-name="T18">3.3 </text:span></text:p>
          </draw:text-box>
        </draw:frame>
        <draw:frame draw:style-name="gr10" draw:text-style-name="P11" draw:layer="layout" svg:width="15.682cm" svg:height="1.169cm" svg:x="4.45cm" svg:y="14.367cm">
          <draw:text-box>
            <text:p text:style-name="P3"><text:span text:style-name="T12">Measur</text:span><text:span text:style-name="T12">ing </text:span><text:span text:style-name="T12">income </text:span><text:span text:style-name="T12">mobilit</text:span><text:span text:style-name="T12">y </text:span></text:p>
          </draw:text-box>
        </draw:frame>
        <draw:frame draw:style-name="gr10" draw:text-style-name="P11" draw:layer="layout" svg:width="14.802cm" svg:height="1.169cm" svg:x="4.45cm" svg:y="15.573cm">
          <draw:text-box>
            <text:p text:style-name="P3"><text:span text:style-name="T12">using </text:span><text:span text:style-name="T12">parenta</text:span><text:span text:style-name="T12">l </text:span><text:span text:style-name="T12">househ</text:span><text:span text:style-name="T12">old </text:span></text:p>
          </draw:text-box>
        </draw:frame>
        <draw:frame draw:style-name="gr10" draw:text-style-name="P11" draw:layer="layout" svg:width="15.162cm" svg:height="1.169cm" svg:x="4.45cm" svg:y="16.78cm">
          <draw:text-box>
            <text:p text:style-name="P3"><text:span text:style-name="T12">income </text:span><text:span text:style-name="T12">and </text:span><text:span text:style-name="T12">son’s </text:span><text:span text:style-name="T12">earning</text:span><text:span text:style-name="T12">s</text:span></text:p>
          </draw:text-box>
        </draw:frame>
        <draw:frame draw:style-name="gr13" draw:text-style-name="P14" draw:layer="layout" svg:width="17.579cm" svg:height="0.374cm" svg:x="4.45cm" svg:y="19.055cm">
          <draw:text-box>
            <text:p text:style-name="P3"><text:span text:style-name="T17">To <text:s/>measure <text:s/>income <text:s/></text:span><text:span text:style-name="T17">mobility <text:s/>using <text:s/>the <text:s/></text:span><text:span text:style-name="T17">household <text:s/>income <text:s/>of <text:s/>the <text:s/></text:span><text:span text:style-name="T17">parents <text:s/>and <text:s/>the <text:s/>son’s <text:s/></text:span><text:span text:style-name="T17">earnings, <text:s/>the </text:span></text:p>
          </draw:text-box>
        </draw:frame>
        <draw:frame draw:style-name="gr13" draw:text-style-name="P14" draw:layer="layout" svg:width="17.418cm" svg:height="0.374cm" svg:x="4.45cm" svg:y="19.505cm">
          <draw:text-box>
            <text:p text:style-name="P3"><text:span text:style-name="T17">restrictions <text:s/>on <text:s/>the <text:s/></text:span><text:span text:style-name="T17">dataset <text:s/>are <text:s/>slightly <text:s/>less <text:s/></text:span><text:span text:style-name="T17">severe <text:s/>than <text:s/>in <text:s/>the <text:s/></text:span><text:span text:style-name="T17">previous <text:s/>analyses. <text:s/>While <text:s/></text:span><text:span text:style-name="T17">we <text:s/>are <text:s/>still </text:span></text:p>
          </draw:text-box>
        </draw:frame>
        <draw:frame draw:style-name="gr13" draw:text-style-name="P14" draw:layer="layout" svg:width="17.393cm" svg:height="0.374cm" svg:x="4.45cm" svg:y="19.955cm">
          <draw:text-box>
            <text:p text:style-name="P3"><text:span text:style-name="T17">restricted <text:s/>to <text:s/>the <text:s/>use <text:s/>of <text:s/></text:span><text:span text:style-name="T17">employees <text:s/>only, <text:s/>this <text:s/></text:span><text:span text:style-name="T17">restriction <text:s/>does <text:s/>not <text:s/>hold <text:s/></text:span><text:span text:style-name="T17">for <text:s/>the <text:s/>parents. <text:s/>Parents <text:s/></text:span><text:span text:style-name="T17">who </text:span></text:p>
          </draw:text-box>
        </draw:frame>
        <draw:frame draw:style-name="gr13" draw:text-style-name="P14" draw:layer="layout" svg:width="16.774cm" svg:height="0.374cm" svg:x="4.45cm" svg:y="20.405cm">
          <draw:text-box>
            <text:p text:style-name="P3"><text:span text:style-name="T17">depended on, for instance, </text:span><text:span text:style-name="T17">social benefits are also </text:span><text:span text:style-name="T17">included in the analyses. </text:span><text:span text:style-name="T17">All other restrictions </text:span><text:span text:style-name="T17">remain </text:span></text:p>
          </draw:text-box>
        </draw:frame>
        <draw:frame draw:style-name="gr13" draw:text-style-name="P14" draw:layer="layout" svg:width="12.681cm" svg:height="0.374cm" svg:x="4.45cm" svg:y="20.855cm">
          <draw:text-box>
            <text:p text:style-name="P3"><text:span text:style-name="T17">valid (see 3.2). Table 3.3.1 </text:span><text:span text:style-name="T17">shows some characteristics </text:span><text:span text:style-name="T17">of the resulting dataset.</text:span></text:p>
          </draw:text-box>
        </draw:frame>
        <draw:frame draw:style-name="gr13" draw:text-style-name="P14" draw:layer="layout" svg:width="1.01cm" svg:height="0.374cm" svg:x="2.35cm" svg:y="7.59cm">
          <draw:text-box>
            <text:p text:style-name="P3"><text:span text:style-name="T42">3.2.7 </text:span></text:p>
          </draw:text-box>
        </draw:frame>
        <draw:line draw:style-name="gr16" draw:text-style-name="P16" draw:layer="layout" svg:x1="2.35cm" svg:y1="8.024cm" svg:x2="18.7cm" svg:y2="8.024cm">
          <text:p/>
        </draw:line>
        <draw:frame draw:style-name="gr13" draw:text-style-name="P14" draw:layer="layout" svg:width="10.594cm" svg:height="0.374cm" svg:x="3.355cm" svg:y="7.59cm">
          <draw:text-box>
            <text:p text:style-name="P3"><text:span text:style-name="T42">Earnings mobility </text:span><text:span text:style-name="T42">measured by logistic </text:span><text:span text:style-name="T42">regression analysis</text:span></text:p>
          </draw:text-box>
        </draw:frame>
        <draw:frame draw:style-name="gr22" draw:text-style-name="P22" draw:layer="layout" svg:width="0.228cm" svg:height="0.268cm" svg:x="2.35cm" svg:y="7.857cm">
          <draw:text-box>
            <text:p text:style-name="P3"><text:span text:style-name="T43"><text:s/></text:span></text:p>
          </draw:text-box>
        </draw:frame>
        <draw:frame draw:style-name="gr22" draw:text-style-name="P22" draw:layer="layout" svg:width="1.187cm" svg:height="0.268cm" svg:x="6.85cm" svg:y="8.107cm">
          <draw:text-box>
            <text:p text:style-name="P3"><text:span text:style-name="T43">Odds ratio</text:span></text:p>
          </draw:text-box>
        </draw:frame>
        <draw:frame draw:style-name="gr22" draw:text-style-name="P22" draw:layer="layout" svg:width="0.806cm" svg:height="0.268cm" svg:x="10.8cm" svg:y="8.107cm">
          <draw:text-box>
            <text:p text:style-name="P3"><text:span text:style-name="T43">95% CI</text:span></text:p>
          </draw:text-box>
        </draw:frame>
        <draw:frame draw:style-name="gr22" draw:text-style-name="P22" draw:layer="layout" svg:width="1.526cm" svg:height="0.268cm" svg:x="14.75cm" svg:y="8.107cm">
          <draw:text-box>
            <text:p text:style-name="P3"><text:span text:style-name="T43">Nagelkerke R</text:span></text:p>
          </draw:text-box>
        </draw:frame>
        <draw:line draw:style-name="gr16" draw:text-style-name="P16" draw:layer="layout" svg:x1="2.35cm" svg:y1="8.589cm" svg:x2="18.7cm" svg:y2="8.589cm">
          <text:p/>
        </draw:line>
        <draw:frame draw:style-name="gr23" draw:text-style-name="P23" draw:layer="layout" svg:width="0.132cm" svg:height="0.154cm" svg:x="16.026cm" svg:y="8.121cm">
          <draw:text-box>
            <text:p text:style-name="P3"><text:span text:style-name="T45">2</text:span></text:p>
          </draw:text-box>
        </draw:frame>
        <draw:frame draw:style-name="gr13" draw:text-style-name="P14" draw:layer="layout" svg:width="0.317cm" svg:height="0.374cm" svg:x="2.35cm" svg:y="8.34cm">
          <draw:text-box>
            <text:p text:style-name="P3"><text:span text:style-name="T42"><text:s/></text:span></text:p>
          </draw:text-box>
        </draw:frame>
        <draw:frame draw:style-name="gr22" draw:text-style-name="P22" draw:layer="layout" svg:width="1.297cm" svg:height="0.268cm" svg:x="2.35cm" svg:y="8.857cm">
          <draw:text-box>
            <text:p text:style-name="P3"><text:span text:style-name="T43">Unadjusted</text:span></text:p>
          </draw:text-box>
        </draw:frame>
        <draw:frame draw:style-name="gr22" draw:text-style-name="P22" draw:layer="layout" svg:width="0.506cm" svg:height="0.268cm" svg:x="6.85cm" svg:y="8.857cm">
          <draw:text-box>
            <text:p text:style-name="P3"><text:span text:style-name="T43">1.98</text:span></text:p>
          </draw:text-box>
        </draw:frame>
        <draw:frame draw:style-name="gr22" draw:text-style-name="P22" draw:layer="layout" svg:width="1.264cm" svg:height="0.268cm" svg:x="10.8cm" svg:y="8.857cm">
          <draw:text-box>
            <text:p text:style-name="P3"><text:span text:style-name="T43">[1.83;2.14]</text:span></text:p>
          </draw:text-box>
        </draw:frame>
        <draw:frame draw:style-name="gr22" draw:text-style-name="P22" draw:layer="layout" svg:width="0.65cm" svg:height="0.268cm" svg:x="14.75cm" svg:y="8.857cm">
          <draw:text-box>
            <text:p text:style-name="P3"><text:span text:style-name="T43">0.026</text:span></text:p>
          </draw:text-box>
        </draw:frame>
        <draw:frame draw:style-name="gr22" draw:text-style-name="P22" draw:layer="layout" svg:width="1.073cm" svg:height="0.268cm" svg:x="2.35cm" svg:y="9.107cm">
          <draw:text-box>
            <text:p text:style-name="P3"><text:span text:style-name="T43">Adjusted </text:span></text:p>
          </draw:text-box>
        </draw:frame>
        <draw:frame draw:style-name="gr23" draw:text-style-name="P23" draw:layer="layout" svg:width="0.137cm" svg:height="0.154cm" svg:x="3.286cm" svg:y="9.121cm">
          <draw:text-box>
            <text:p text:style-name="P3"><text:span text:style-name="T45">1)</text:span></text:p>
          </draw:text-box>
        </draw:frame>
        <draw:frame draw:style-name="gr22" draw:text-style-name="P22" draw:layer="layout" svg:width="0.506cm" svg:height="0.268cm" svg:x="6.85cm" svg:y="9.107cm">
          <draw:text-box>
            <text:p text:style-name="P3"><text:span text:style-name="T43">1.64</text:span></text:p>
          </draw:text-box>
        </draw:frame>
        <draw:frame draw:style-name="gr22" draw:text-style-name="P22" draw:layer="layout" svg:width="1.264cm" svg:height="0.268cm" svg:x="10.8cm" svg:y="9.107cm">
          <draw:text-box>
            <text:p text:style-name="P3"><text:span text:style-name="T43">[1.50;1.78]</text:span></text:p>
          </draw:text-box>
        </draw:frame>
        <draw:line draw:style-name="gr16" draw:text-style-name="P16" draw:layer="layout" svg:x1="2.35cm" svg:y1="9.839cm" svg:x2="18.7cm" svg:y2="9.839cm">
          <text:p/>
        </draw:line>
        <draw:frame draw:style-name="gr22" draw:text-style-name="P22" draw:layer="layout" svg:width="0.65cm" svg:height="0.268cm" svg:x="14.75cm" svg:y="9.107cm">
          <draw:text-box>
            <text:p text:style-name="P3"><text:span text:style-name="T43">0.170</text:span></text:p>
          </draw:text-box>
        </draw:frame>
        <draw:frame draw:style-name="gr13" draw:text-style-name="P14" draw:layer="layout" svg:width="0.317cm" svg:height="0.374cm" svg:x="2.35cm" svg:y="9.59cm">
          <draw:text-box>
            <text:p text:style-name="P3"><text:span text:style-name="T42"><text:s/></text:span></text:p>
          </draw:text-box>
        </draw:frame>
        <draw:frame draw:style-name="gr23" draw:text-style-name="P23" draw:layer="layout" svg:width="0.137cm" svg:height="0.154cm" svg:x="2.35cm" svg:y="9.871cm">
          <draw:text-box>
            <text:p text:style-name="P3"><text:span text:style-name="T45">1)</text:span></text:p>
          </draw:text-box>
        </draw:frame>
        <draw:frame draw:style-name="gr22" draw:text-style-name="P22" draw:layer="layout" svg:width="0.228cm" svg:height="0.268cm" svg:x="2.463cm" svg:y="9.857cm">
          <draw:text-box>
            <text:p text:style-name="P3"><text:span text:style-name="T43"><text:s/></text:span></text:p>
          </draw:text-box>
        </draw:frame>
        <draw:frame draw:style-name="gr22" draw:text-style-name="P22" draw:layer="layout" svg:width="3.088cm" svg:height="0.268cm" svg:x="2.65cm" svg:y="9.857cm">
          <draw:text-box>
            <text:p text:style-name="P3"><text:span text:style-name="T43">Adjusted for life-cycle bias.</text:span></text:p>
          </draw:text-box>
        </draw:frame>
        <draw:frame draw:style-name="gr13" draw:text-style-name="P14" draw:layer="layout" svg:width="1.01cm" svg:height="0.374cm" svg:x="4.45cm" svg:y="22.59cm">
          <draw:text-box>
            <text:p text:style-name="P3"><text:span text:style-name="T42">3.3.1 </text:span></text:p>
          </draw:text-box>
        </draw:frame>
        <draw:line draw:style-name="gr16" draw:text-style-name="P16" draw:layer="layout" svg:x1="4.449cm" svg:y1="23.089cm" svg:x2="18.699cm" svg:y2="23.089cm">
          <text:p/>
        </draw:line>
        <draw:frame draw:style-name="gr13" draw:text-style-name="P14" draw:layer="layout" svg:width="15.25cm" svg:height="0.374cm" svg:x="5.455cm" svg:y="22.59cm">
          <draw:text-box>
            <text:p text:style-name="P3"><text:span text:style-name="T42">Basic characteristics of </text:span><text:span text:style-name="T42">dataset using parental </text:span><text:span text:style-name="T42">household income and </text:span><text:span text:style-name="T42">son’s earnings</text:span></text:p>
          </draw:text-box>
        </draw:frame>
        <draw:frame draw:style-name="gr13" draw:text-style-name="P14" draw:layer="layout" svg:width="0.317cm" svg:height="0.374cm" svg:x="4.45cm" svg:y="22.84cm">
          <draw:text-box>
            <text:p text:style-name="P3"><text:span text:style-name="T42"><text:s/></text:span></text:p>
          </draw:text-box>
        </draw:frame>
        <draw:frame draw:style-name="gr22" draw:text-style-name="P22" draw:layer="layout" svg:width="1.924cm" svg:height="0.268cm" svg:x="4.45cm" svg:y="23.357cm">
          <draw:text-box>
            <text:p text:style-name="P3"><text:span text:style-name="T43">Number of cases</text:span></text:p>
          </draw:text-box>
        </draw:frame>
        <draw:frame draw:style-name="gr22" draw:text-style-name="P22" draw:layer="layout" svg:width="0.794cm" svg:height="0.268cm" svg:x="16.45cm" svg:y="23.357cm">
          <draw:text-box>
            <text:p text:style-name="P3"><text:span text:style-name="T43">40,516</text:span></text:p>
          </draw:text-box>
        </draw:frame>
        <draw:frame draw:style-name="gr22" draw:text-style-name="P22" draw:layer="layout" svg:width="1.255cm" svg:height="0.268cm" svg:x="4.45cm" svg:y="23.857cm">
          <draw:text-box>
            <text:p text:style-name="P3"><text:span text:style-name="T43">Men (sons)</text:span></text:p>
          </draw:text-box>
        </draw:frame>
        <draw:frame draw:style-name="gr22" draw:text-style-name="P22" draw:layer="layout" svg:width="0.794cm" svg:height="0.268cm" svg:x="16.45cm" svg:y="23.857cm">
          <draw:text-box>
            <text:p text:style-name="P3"><text:span text:style-name="T43">20,966</text:span></text:p>
          </draw:text-box>
        </draw:frame>
        <draw:frame draw:style-name="gr22" draw:text-style-name="P22" draw:layer="layout" svg:width="2.28cm" svg:height="0.268cm" svg:x="4.45cm" svg:y="24.107cm">
          <draw:text-box>
            <text:p text:style-name="P3"><text:span text:style-name="T43">Women (daughters)</text:span></text:p>
          </draw:text-box>
        </draw:frame>
        <draw:frame draw:style-name="gr22" draw:text-style-name="P22" draw:layer="layout" svg:width="0.794cm" svg:height="0.268cm" svg:x="16.45cm" svg:y="24.107cm">
          <draw:text-box>
            <text:p text:style-name="P3"><text:span text:style-name="T43">19,550</text:span></text:p>
          </draw:text-box>
        </draw:frame>
        <draw:frame draw:style-name="gr22" draw:text-style-name="P22" draw:layer="layout" svg:width="3.96cm" svg:height="0.268cm" svg:x="4.45cm" svg:y="24.607cm">
          <draw:text-box>
            <text:p text:style-name="P3"><text:span text:style-name="T43">Average age of individuals in 2008</text:span></text:p>
          </draw:text-box>
        </draw:frame>
        <draw:frame draw:style-name="gr22" draw:text-style-name="P22" draw:layer="layout" svg:width="0.228cm" svg:height="0.268cm" svg:x="16.45cm" svg:y="24.607cm">
          <draw:text-box>
            <text:p text:style-name="P3"><text:span text:style-name="T43"><text:s/></text:span></text:p>
          </draw:text-box>
        </draw:frame>
        <draw:frame draw:style-name="gr22" draw:text-style-name="P22" draw:layer="layout" svg:width="0.228cm" svg:height="0.268cm" svg:x="16.576cm" svg:y="24.607cm">
          <draw:text-box>
            <text:p text:style-name="P3"><text:span text:style-name="T43"><text:s/></text:span></text:p>
          </draw:text-box>
        </draw:frame>
        <draw:frame draw:style-name="gr22" draw:text-style-name="P22" draw:layer="layout" svg:width="0.228cm" svg:height="0.268cm" svg:x="16.702cm" svg:y="24.607cm">
          <draw:text-box>
            <text:p text:style-name="P3"><text:span text:style-name="T43"><text:s text:c="2"/></text:span></text:p>
          </draw:text-box>
        </draw:frame>
        <draw:frame draw:style-name="gr22" draw:text-style-name="P22" draw:layer="layout" svg:width="0.506cm" svg:height="0.268cm" svg:x="16.878cm" svg:y="24.607cm">
          <draw:text-box>
            <text:p text:style-name="P3"><text:span text:style-name="T43">32.7</text:span></text:p>
          </draw:text-box>
        </draw:frame>
        <draw:frame draw:style-name="gr22" draw:text-style-name="P22" draw:layer="layout" svg:width="5.869cm" svg:height="0.268cm" svg:x="4.45cm" svg:y="24.857cm">
          <draw:text-box>
            <text:p text:style-name="P3"><text:span text:style-name="T43">Average age of head of parental </text:span><text:span text:style-name="T43">household in 1985</text:span></text:p>
          </draw:text-box>
        </draw:frame>
        <draw:frame draw:style-name="gr22" draw:text-style-name="P22" draw:layer="layout" svg:width="0.228cm" svg:height="0.268cm" svg:x="16.45cm" svg:y="24.857cm">
          <draw:text-box>
            <text:p text:style-name="P3"><text:span text:style-name="T43"><text:s/></text:span></text:p>
          </draw:text-box>
        </draw:frame>
        <draw:frame draw:style-name="gr22" draw:text-style-name="P22" draw:layer="layout" svg:width="0.228cm" svg:height="0.268cm" svg:x="16.576cm" svg:y="24.857cm">
          <draw:text-box>
            <text:p text:style-name="P3"><text:span text:style-name="T43"><text:s/></text:span></text:p>
          </draw:text-box>
        </draw:frame>
        <draw:frame draw:style-name="gr22" draw:text-style-name="P22" draw:layer="layout" svg:width="0.228cm" svg:height="0.268cm" svg:x="16.702cm" svg:y="24.857cm">
          <draw:text-box>
            <text:p text:style-name="P3"><text:span text:style-name="T43"><text:s text:c="2"/></text:span></text:p>
          </draw:text-box>
        </draw:frame>
        <draw:line draw:style-name="gr16" draw:text-style-name="P16" draw:layer="layout" svg:x1="4.449cm" svg:y1="25.589cm" svg:x2="18.699cm" svg:y2="25.589cm">
          <text:p/>
        </draw:line>
        <draw:frame draw:style-name="gr22" draw:text-style-name="P22" draw:layer="layout" svg:width="0.506cm" svg:height="0.268cm" svg:x="16.878cm" svg:y="24.857cm">
          <draw:text-box>
            <text:p text:style-name="P3"><text:span text:style-name="T43">39.8</text:span></text:p>
          </draw:text-box>
        </draw:frame>
        <draw:frame draw:style-name="gr13" draw:text-style-name="P14" draw:layer="layout" svg:width="0.317cm" svg:height="0.374cm" svg:x="4.45cm" svg:y="25.34cm">
          <draw:text-box>
            <text:p text:style-name="P3"><text:span text:style-name="T42"><text:s/></text:span></text:p>
          </draw:text-box>
        </draw:frame>
      </draw:page>
      <draw:page draw:name="page15" draw:style-name="dp1" draw:master-page-name="master-page82">
        <draw:frame draw:style-name="gr9" draw:text-style-name="P10" draw:layer="layout" svg:width="6.479cm" svg:height="0.331cm" svg:x="12.527cm" svg:y="28.088cm">
          <draw:text-box>
            <text:p text:style-name="P3"><text:span text:style-name="T11">Measuring intergenerational </text:span><text:span text:style-name="T11">income mobility </text:span></text:p>
          </draw:text-box>
        </draw:frame>
        <draw:frame draw:style-name="gr9" draw:text-style-name="P10" draw:layer="layout" svg:width="0.366cm" svg:height="0.331cm" svg:x="18.34cm" svg:y="28.088cm">
          <draw:text-box>
            <text:p text:style-name="P3"><text:span text:style-name="T11">15</text:span></text:p>
          </draw:text-box>
        </draw:frame>
        <draw:frame draw:style-name="gr13" draw:text-style-name="P14" draw:layer="layout" svg:width="17.168cm" svg:height="0.374cm" svg:x="4.4cm" svg:y="3.305cm">
          <draw:text-box>
            <text:p text:style-name="P3"><text:span text:style-name="T17">As table 3.3.2 shows, when </text:span><text:span text:style-name="T17">using the parental </text:span><text:span text:style-name="T17">household income, </text:span><text:span text:style-name="T17">elasticity is slightly higher </text:span><text:span text:style-name="T17">than earnings </text:span></text:p>
          </draw:text-box>
        </draw:frame>
        <draw:frame draw:style-name="gr13" draw:text-style-name="P14" draw:layer="layout" svg:width="17.219cm" svg:height="0.374cm" svg:x="4.4cm" svg:y="3.755cm">
          <draw:text-box>
            <text:p text:style-name="P3"><text:span text:style-name="T17">elasticity between fathers </text:span><text:span text:style-name="T17">and sons (see table 3.2.2). </text:span><text:span text:style-name="T17">In other words, the </text:span><text:span text:style-name="T17">relationship between the </text:span><text:span text:style-name="T17">parental </text:span></text:p>
          </draw:text-box>
        </draw:frame>
        <draw:frame draw:style-name="gr13" draw:text-style-name="P14" draw:layer="layout" svg:width="16.427cm" svg:height="0.374cm" svg:x="4.4cm" svg:y="4.205cm">
          <draw:text-box>
            <text:p text:style-name="P3"><text:span text:style-name="T17">household income and the </text:span><text:span text:style-name="T17">son’s earnings is stronger </text:span><text:span text:style-name="T17">than the relationship </text:span><text:span text:style-name="T17">between father’s and son’s </text:span></text:p>
          </draw:text-box>
        </draw:frame>
        <draw:frame draw:style-name="gr13" draw:text-style-name="P14" draw:layer="layout" svg:width="1.488cm" svg:height="0.374cm" svg:x="4.4cm" svg:y="4.655cm">
          <draw:text-box>
            <text:p text:style-name="P3"><text:span text:style-name="T17">earnings.</text:span></text:p>
          </draw:text-box>
        </draw:frame>
        <draw:frame draw:style-name="gr13" draw:text-style-name="P14" draw:layer="layout" svg:width="1.01cm" svg:height="0.374cm" svg:x="2.3cm" svg:y="5.79cm">
          <draw:text-box>
            <text:p text:style-name="P3"><text:span text:style-name="T42">3.3.2 </text:span></text:p>
          </draw:text-box>
        </draw:frame>
        <draw:line draw:style-name="gr16" draw:text-style-name="P16" draw:layer="layout" svg:x1="2.3cm" svg:y1="6.224cm" svg:x2="18.65cm" svg:y2="6.224cm">
          <text:p/>
        </draw:line>
        <draw:frame draw:style-name="gr13" draw:text-style-name="P14" draw:layer="layout" svg:width="14.349cm" svg:height="0.374cm" svg:x="3.305cm" svg:y="5.79cm">
          <draw:text-box>
            <text:p text:style-name="P3"><text:span text:style-name="T42">Income-earnings </text:span><text:span text:style-name="T42">elasticity using parental </text:span><text:span text:style-name="T42">household income and </text:span><text:span text:style-name="T42">son’s earnings</text:span></text:p>
          </draw:text-box>
        </draw:frame>
        <draw:frame draw:style-name="gr22" draw:text-style-name="P22" draw:layer="layout" svg:width="0.228cm" svg:height="0.268cm" svg:x="2.3cm" svg:y="6.057cm">
          <draw:text-box>
            <text:p text:style-name="P3"><text:span text:style-name="T43"><text:s/></text:span></text:p>
          </draw:text-box>
        </draw:frame>
        <draw:frame draw:style-name="gr22" draw:text-style-name="P22" draw:layer="layout" svg:width="2.161cm" svg:height="0.268cm" svg:x="6.8cm" svg:y="6.307cm">
          <draw:text-box>
            <text:p text:style-name="P3"><text:span text:style-name="T43">Income elasticity </text:span><text:span text:style-name="T44">β</text:span></text:p>
          </draw:text-box>
        </draw:frame>
        <draw:frame draw:style-name="gr22" draw:text-style-name="P22" draw:layer="layout" svg:width="1.67cm" svg:height="0.268cm" svg:x="10.75cm" svg:y="6.307cm">
          <draw:text-box>
            <text:p text:style-name="P3"><text:span text:style-name="T43">Standard error</text:span></text:p>
          </draw:text-box>
        </draw:frame>
        <draw:frame draw:style-name="gr22" draw:text-style-name="P22" draw:layer="layout" svg:width="0.228cm" svg:height="0.268cm" svg:x="14.7cm" svg:y="6.307cm">
          <draw:text-box>
            <text:p text:style-name="P3"><text:span text:style-name="T43">R</text:span></text:p>
          </draw:text-box>
        </draw:frame>
        <draw:line draw:style-name="gr16" draw:text-style-name="P16" draw:layer="layout" svg:x1="2.3cm" svg:y1="6.789cm" svg:x2="18.65cm" svg:y2="6.789cm">
          <text:p/>
        </draw:line>
        <draw:frame draw:style-name="gr23" draw:text-style-name="P23" draw:layer="layout" svg:width="0.132cm" svg:height="0.154cm" svg:x="14.825cm" svg:y="6.321cm">
          <draw:text-box>
            <text:p text:style-name="P3"><text:span text:style-name="T45">2</text:span></text:p>
          </draw:text-box>
        </draw:frame>
        <draw:frame draw:style-name="gr13" draw:text-style-name="P14" draw:layer="layout" svg:width="0.317cm" svg:height="0.374cm" svg:x="2.3cm" svg:y="6.54cm">
          <draw:text-box>
            <text:p text:style-name="P3"><text:span text:style-name="T42"><text:s/></text:span></text:p>
          </draw:text-box>
        </draw:frame>
        <draw:frame draw:style-name="gr22" draw:text-style-name="P22" draw:layer="layout" svg:width="1.297cm" svg:height="0.268cm" svg:x="2.3cm" svg:y="7.057cm">
          <draw:text-box>
            <text:p text:style-name="P3"><text:span text:style-name="T43">Unadjusted</text:span></text:p>
          </draw:text-box>
        </draw:frame>
        <draw:frame draw:style-name="gr22" draw:text-style-name="P22" draw:layer="layout" svg:width="0.65cm" svg:height="0.268cm" svg:x="6.8cm" svg:y="7.057cm">
          <draw:text-box>
            <text:p text:style-name="P3"><text:span text:style-name="T43">0.354</text:span></text:p>
          </draw:text-box>
        </draw:frame>
        <draw:frame draw:style-name="gr22" draw:text-style-name="P22" draw:layer="layout" svg:width="0.65cm" svg:height="0.268cm" svg:x="10.75cm" svg:y="7.057cm">
          <draw:text-box>
            <text:p text:style-name="P3"><text:span text:style-name="T43">0.011</text:span></text:p>
          </draw:text-box>
        </draw:frame>
        <draw:frame draw:style-name="gr22" draw:text-style-name="P22" draw:layer="layout" svg:width="0.65cm" svg:height="0.268cm" svg:x="14.7cm" svg:y="7.057cm">
          <draw:text-box>
            <text:p text:style-name="P3"><text:span text:style-name="T43">0.050</text:span></text:p>
          </draw:text-box>
        </draw:frame>
        <draw:frame draw:style-name="gr22" draw:text-style-name="P22" draw:layer="layout" svg:width="1.073cm" svg:height="0.268cm" svg:x="2.3cm" svg:y="7.307cm">
          <draw:text-box>
            <text:p text:style-name="P3"><text:span text:style-name="T43">Adjusted </text:span></text:p>
          </draw:text-box>
        </draw:frame>
        <draw:frame draw:style-name="gr23" draw:text-style-name="P23" draw:layer="layout" svg:width="0.137cm" svg:height="0.154cm" svg:x="3.236cm" svg:y="7.321cm">
          <draw:text-box>
            <text:p text:style-name="P3"><text:span text:style-name="T45">1)</text:span></text:p>
          </draw:text-box>
        </draw:frame>
        <draw:frame draw:style-name="gr22" draw:text-style-name="P22" draw:layer="layout" svg:width="0.65cm" svg:height="0.268cm" svg:x="6.8cm" svg:y="7.307cm">
          <draw:text-box>
            <text:p text:style-name="P3"><text:span text:style-name="T43">0.251</text:span></text:p>
          </draw:text-box>
        </draw:frame>
        <draw:frame draw:style-name="gr22" draw:text-style-name="P22" draw:layer="layout" svg:width="0.65cm" svg:height="0.268cm" svg:x="10.75cm" svg:y="7.307cm">
          <draw:text-box>
            <text:p text:style-name="P3"><text:span text:style-name="T43">0.010</text:span></text:p>
          </draw:text-box>
        </draw:frame>
        <draw:line draw:style-name="gr16" draw:text-style-name="P16" draw:layer="layout" svg:x1="2.3cm" svg:y1="8.039cm" svg:x2="18.65cm" svg:y2="8.039cm">
          <text:p/>
        </draw:line>
        <draw:frame draw:style-name="gr22" draw:text-style-name="P22" draw:layer="layout" svg:width="0.65cm" svg:height="0.268cm" svg:x="14.7cm" svg:y="7.307cm">
          <draw:text-box>
            <text:p text:style-name="P3"><text:span text:style-name="T43">0.163</text:span></text:p>
          </draw:text-box>
        </draw:frame>
        <draw:frame draw:style-name="gr13" draw:text-style-name="P14" draw:layer="layout" svg:width="0.317cm" svg:height="0.374cm" svg:x="2.3cm" svg:y="7.79cm">
          <draw:text-box>
            <text:p text:style-name="P3"><text:span text:style-name="T42"><text:s/></text:span></text:p>
          </draw:text-box>
        </draw:frame>
        <draw:frame draw:style-name="gr23" draw:text-style-name="P23" draw:layer="layout" svg:width="0.137cm" svg:height="0.154cm" svg:x="2.3cm" svg:y="8.071cm">
          <draw:text-box>
            <text:p text:style-name="P3"><text:span text:style-name="T45">1)</text:span></text:p>
          </draw:text-box>
        </draw:frame>
        <draw:frame draw:style-name="gr22" draw:text-style-name="P22" draw:layer="layout" svg:width="0.228cm" svg:height="0.268cm" svg:x="2.413cm" svg:y="8.057cm">
          <draw:text-box>
            <text:p text:style-name="P3"><text:span text:style-name="T43"><text:s/></text:span></text:p>
          </draw:text-box>
        </draw:frame>
        <draw:frame draw:style-name="gr22" draw:text-style-name="P22" draw:layer="layout" svg:width="3.088cm" svg:height="0.268cm" svg:x="2.6cm" svg:y="8.057cm">
          <draw:text-box>
            <text:p text:style-name="P3"><text:span text:style-name="T43">Adjusted for life-cycle bias.</text:span></text:p>
          </draw:text-box>
        </draw:frame>
      </draw:page>
      <draw:page draw:name="page16" draw:style-name="dp1" draw:master-page-name="master-page153">
        <draw:frame draw:style-name="gr9" draw:text-style-name="P10" draw:layer="layout" svg:width="0.455cm" svg:height="0.331cm" svg:x="2.35cm" svg:y="28.088cm">
          <draw:text-box>
            <text:p text:style-name="P3"><text:span text:style-name="T11">16 </text:span></text:p>
          </draw:text-box>
        </draw:frame>
        <draw:frame draw:style-name="gr9" draw:text-style-name="P10" draw:layer="layout" svg:width="3.118cm" svg:height="0.331cm" svg:x="2.943cm" svg:y="28.088cm">
          <draw:text-box>
            <text:p text:style-name="P3"><text:span text:style-name="T11">Statistics Netherlands</text:span></text:p>
          </draw:text-box>
        </draw:frame>
        <draw:frame draw:style-name="gr12" draw:text-style-name="P13" draw:layer="layout" svg:width="1.293cm" svg:height="1.44cm" svg:x="2.35cm" svg:y="2.904cm">
          <draw:text-box>
            <text:p text:style-name="P3"><text:span text:style-name="T16">4 </text:span></text:p>
          </draw:text-box>
        </draw:frame>
        <draw:frame draw:style-name="gr12" draw:text-style-name="P13" draw:layer="layout" svg:width="18.315cm" svg:height="1.44cm" svg:x="4.45cm" svg:y="2.904cm">
          <draw:text-box>
            <text:p text:style-name="P3"><text:span text:style-name="T16">Concl</text:span><text:span text:style-name="T16">usion </text:span><text:span text:style-name="T16">and </text:span><text:span text:style-name="T16">discus</text:span><text:span text:style-name="T16">sion</text:span></text:p>
          </draw:text-box>
        </draw:frame>
        <draw:frame draw:style-name="gr13" draw:text-style-name="P14" draw:layer="layout" svg:width="16.338cm" svg:height="0.374cm" svg:x="4.45cm" svg:y="6.005cm">
          <draw:text-box>
            <text:p text:style-name="P3"><text:span text:style-name="T17">Three research methods </text:span><text:span text:style-name="T17">for measuring </text:span><text:span text:style-name="T17">intergenerational income </text:span><text:span text:style-name="T17">mobility are discussed in </text:span><text:span text:style-name="T17">this paper. </text:span></text:p>
          </draw:text-box>
        </draw:frame>
        <draw:frame draw:style-name="gr13" draw:text-style-name="P14" draw:layer="layout" svg:width="17.316cm" svg:height="0.374cm" svg:x="4.45cm" svg:y="6.455cm">
          <draw:text-box>
            <text:p text:style-name="P3"><text:span text:style-name="T17">First, <text:s/>in <text:s/>a <text:s/>linear <text:s/></text:span><text:span text:style-name="T17">regression <text:s/>analysis <text:s/>one <text:s/></text:span><text:span text:style-name="T17">can <text:s/>estimate <text:s/>income <text:s/></text:span><text:span text:style-name="T17">elasticity. <text:s/>This <text:s/>measure <text:s/></text:span><text:span text:style-name="T17">normally <text:s/>lies </text:span></text:p>
          </draw:text-box>
        </draw:frame>
        <draw:frame draw:style-name="gr13" draw:text-style-name="P14" draw:layer="layout" svg:width="17.465cm" svg:height="0.374cm" svg:x="4.45cm" svg:y="6.905cm">
          <draw:text-box>
            <text:p text:style-name="P3"><text:span text:style-name="T17">between <text:s/>0 <text:s/>and <text:s/>1 <text:s/>and <text:s/></text:span><text:span text:style-name="T17">expresses <text:s/>the <text:s/></text:span><text:span text:style-name="T17">relationship <text:s/>between <text:s/>the <text:s/></text:span><text:span text:style-name="T17">parents’ <text:s/>income <text:s/>and <text:s/>the <text:s/></text:span><text:span text:style-name="T17">adult <text:s/>child’s </text:span></text:p>
          </draw:text-box>
        </draw:frame>
        <draw:frame draw:style-name="gr13" draw:text-style-name="P14" draw:layer="layout" svg:width="16.944cm" svg:height="0.374cm" svg:x="4.45cm" svg:y="7.355cm">
          <draw:text-box>
            <text:p text:style-name="P3"><text:span text:style-name="T17">income. The higher the </text:span><text:span text:style-name="T17">elasticity, the lower the </text:span><text:span text:style-name="T17">income mobility. In the </text:span><text:span text:style-name="T17">second method, transitions </text:span><text:span text:style-name="T17">within </text:span></text:p>
          </draw:text-box>
        </draw:frame>
        <draw:frame draw:style-name="gr13" draw:text-style-name="P14" draw:layer="layout" svg:width="17.126cm" svg:height="0.374cm" svg:x="4.45cm" svg:y="7.805cm">
          <draw:text-box>
            <text:p text:style-name="P3"><text:span text:style-name="T17">income <text:s/>groups <text:s/>of <text:s/>the <text:s/></text:span><text:span text:style-name="T17">parents <text:s/>and <text:s/>the <text:s/>children <text:s/></text:span><text:span text:style-name="T17">are <text:s/>considered <text:s/>(transition </text:span><text:span text:style-name="T17"><text:s/>matrices). <text:s/>This <text:s/>approach </text:span></text:p>
          </draw:text-box>
        </draw:frame>
        <draw:frame draw:style-name="gr13" draw:text-style-name="P14" draw:layer="layout" svg:width="16.766cm" svg:height="0.374cm" svg:x="4.45cm" svg:y="8.255cm">
          <draw:text-box>
            <text:p text:style-name="P3"><text:span text:style-name="T17">involves dividing the </text:span><text:span text:style-name="T17">population into equally </text:span><text:span text:style-name="T17">sized groups ranked in </text:span><text:span text:style-name="T17">order of income, and </text:span><text:span text:style-name="T17">presenting the </text:span></text:p>
          </draw:text-box>
        </draw:frame>
        <draw:frame draw:style-name="gr13" draw:text-style-name="P14" draw:layer="layout" svg:width="16.969cm" svg:height="0.374cm" svg:x="4.45cm" svg:y="8.705cm">
          <draw:text-box>
            <text:p text:style-name="P3"><text:span text:style-name="T17">distribution of parents and </text:span><text:span text:style-name="T17">children across these </text:span><text:span text:style-name="T17">groups. The third method, </text:span><text:span text:style-name="T17">logistic regression analysis, </text:span><text:span text:style-name="T17">is </text:span></text:p>
          </draw:text-box>
        </draw:frame>
        <draw:frame draw:style-name="gr13" draw:text-style-name="P14" draw:layer="layout" svg:width="15.864cm" svg:height="0.374cm" svg:x="4.45cm" svg:y="9.155cm">
          <draw:text-box>
            <text:p text:style-name="P3"><text:span text:style-name="T17">suitable to consider income </text:span><text:span text:style-name="T17">mobility in specific parts of </text:span><text:span text:style-name="T17">the income distribution, </text:span><text:span text:style-name="T17">e.g. the lower part.</text:span></text:p>
          </draw:text-box>
        </draw:frame>
        <draw:frame draw:style-name="gr13" draw:text-style-name="P14" draw:layer="layout" svg:width="16.766cm" svg:height="0.374cm" svg:x="4.45cm" svg:y="10.055cm">
          <draw:text-box>
            <text:p text:style-name="P3"><text:span text:style-name="T17">We examined the income </text:span><text:span text:style-name="T17">mobility between </text:span><text:span text:style-name="T17">generations by using the </text:span><text:span text:style-name="T17">Income panel study. We </text:span><text:span text:style-name="T17">compared </text:span></text:p>
          </draw:text-box>
        </draw:frame>
        <draw:frame draw:style-name="gr13" draw:text-style-name="P14" draw:layer="layout" svg:width="16.995cm" svg:height="0.374cm" svg:x="4.45cm" svg:y="10.505cm">
          <draw:text-box>
            <text:p text:style-name="P3"><text:span text:style-name="T17">the income of parents in </text:span><text:span text:style-name="T17">1985 with the incomes of </text:span><text:span text:style-name="T17">their - now - adult children </text:span><text:span text:style-name="T17">in 2008. To do this we </text:span><text:span text:style-name="T17">used </text:span></text:p>
          </draw:text-box>
        </draw:frame>
        <draw:frame draw:style-name="gr13" draw:text-style-name="P14" draw:layer="layout" svg:width="17.583cm" svg:height="0.374cm" svg:x="4.45cm" svg:y="10.955cm">
          <draw:text-box>
            <text:p text:style-name="P3"><text:span text:style-name="T17">the <text:s/>total <text:s/>household <text:s/></text:span><text:span text:style-name="T17">income <text:s/>as <text:s/>well <text:s/>as <text:s/>the <text:s/></text:span><text:span text:style-name="T17">personal <text:s/>earnings. <text:s/></text:span><text:span text:style-name="T17">Comparing <text:s/>values <text:s/>of <text:s/></text:span><text:span text:style-name="T17">elasticity, <text:s/>we <text:s/>can </text:span></text:p>
          </draw:text-box>
        </draw:frame>
        <draw:frame draw:style-name="gr13" draw:text-style-name="P14" draw:layer="layout" svg:width="16.846cm" svg:height="0.374cm" svg:x="4.45cm" svg:y="11.404cm">
          <draw:text-box>
            <text:p text:style-name="P3"><text:span text:style-name="T17">conclude that the mobility </text:span><text:span text:style-name="T17">is slightly higher if the </text:span><text:span text:style-name="T17">parental household income </text:span><text:span text:style-name="T17">is used. In other words, the </text:span></text:p>
          </draw:text-box>
        </draw:frame>
        <draw:frame draw:style-name="gr13" draw:text-style-name="P14" draw:layer="layout" svg:width="16.313cm" svg:height="0.374cm" svg:x="4.45cm" svg:y="11.854cm">
          <draw:text-box>
            <text:p text:style-name="P3"><text:span text:style-name="T17">earnings of (adult) children </text:span><text:span text:style-name="T17">depend more on the </text:span><text:span text:style-name="T17">income of their parents </text:span><text:span text:style-name="T17">than on the earnings of </text:span><text:span text:style-name="T17">their </text:span></text:p>
          </draw:text-box>
        </draw:frame>
        <draw:frame draw:style-name="gr13" draw:text-style-name="P14" draw:layer="layout" svg:width="1.225cm" svg:height="0.374cm" svg:x="4.45cm" svg:y="12.304cm">
          <draw:text-box>
            <text:p text:style-name="P3"><text:span text:style-name="T17">fathers.</text:span></text:p>
          </draw:text-box>
        </draw:frame>
        <draw:frame draw:style-name="gr13" draw:text-style-name="P14" draw:layer="layout" svg:width="16.465cm" svg:height="0.374cm" svg:x="4.45cm" svg:y="13.204cm">
          <draw:text-box>
            <text:p text:style-name="P3"><text:span text:style-name="T17">Transition matrices are </text:span><text:span text:style-name="T17">appropriate to reveal </text:span><text:span text:style-name="T17">nonlinearities in the </text:span><text:span text:style-name="T17">relationship between the </text:span><text:span text:style-name="T17">incomes of </text:span></text:p>
          </draw:text-box>
        </draw:frame>
        <draw:frame draw:style-name="gr13" draw:text-style-name="P14" draw:layer="layout" svg:width="17.249cm" svg:height="0.374cm" svg:x="4.45cm" svg:y="13.654cm">
          <draw:text-box>
            <text:p text:style-name="P3"><text:span text:style-name="T17">parents <text:s/>and <text:s/>children. <text:s/></text:span><text:span text:style-name="T17">The <text:s/>results <text:s/>from <text:s/>the <text:s/></text:span><text:span text:style-name="T17">Income <text:s/>panel <text:s/>study, <text:s/>for <text:s/></text:span><text:span text:style-name="T17">instance, <text:s/>showed <text:s/>that <text:s/></text:span><text:span text:style-name="T17">earnings </text:span></text:p>
          </draw:text-box>
        </draw:frame>
        <draw:frame draw:style-name="gr13" draw:text-style-name="P14" draw:layer="layout" svg:width="17.354cm" svg:height="0.374cm" svg:x="4.45cm" svg:y="14.104cm">
          <draw:text-box>
            <text:p text:style-name="P3"><text:span text:style-name="T17">mobility <text:s/>is <text:s/>much <text:s/>greater <text:s/></text:span><text:span text:style-name="T17">at <text:s/>the <text:s/>lower <text:s/>end <text:s/>of <text:s/>the <text:s/></text:span><text:span text:style-name="T17">income <text:s/>distribution <text:s/>than <text:s/></text:span><text:span text:style-name="T17">at <text:s/>the <text:s/>top <text:s/>end. <text:s/>Roughly </text:span></text:p>
          </draw:text-box>
        </draw:frame>
        <draw:frame draw:style-name="gr13" draw:text-style-name="P14" draw:layer="layout" svg:width="16.3cm" svg:height="0.374cm" svg:x="4.45cm" svg:y="14.554cm">
          <draw:text-box>
            <text:p text:style-name="P3"><text:span text:style-name="T17">speaking, wealth is passed </text:span><text:span text:style-name="T17">on to the next generation </text:span><text:span text:style-name="T17">to a greater extent than </text:span><text:span text:style-name="T17">poverty. A drawback of </text:span></text:p>
          </draw:text-box>
        </draw:frame>
        <draw:frame draw:style-name="gr13" draw:text-style-name="P14" draw:layer="layout" svg:width="17.697cm" svg:height="0.374cm" svg:x="4.45cm" svg:y="15.004cm">
          <draw:text-box>
            <text:p text:style-name="P3"><text:span text:style-name="T17">transition <text:s/>matrices <text:s/>is <text:s/></text:span><text:span text:style-name="T17">that <text:s/>a <text:s/>nonlinear <text:s/>pattern <text:s/></text:span><text:span text:style-name="T17">could <text:s/>in <text:s/>part <text:s/>reflect <text:s/></text:span><text:span text:style-name="T17">ceilings <text:s/>and <text:s/>floors <text:s/>at <text:s/>the </text:span><text:span text:style-name="T17"><text:s/>top <text:s/>and </text:span></text:p>
          </draw:text-box>
        </draw:frame>
        <draw:frame draw:style-name="gr13" draw:text-style-name="P14" draw:layer="layout" svg:width="16.821cm" svg:height="0.374cm" svg:x="4.45cm" svg:y="15.454cm">
          <draw:text-box>
            <text:p text:style-name="P3"><text:span text:style-name="T17">bottom of the matrix: </text:span><text:span text:style-name="T17">upward mobility is not </text:span><text:span text:style-name="T17">possible for those born at </text:span><text:span text:style-name="T17">the top, nor is downward </text:span><text:span text:style-name="T17">mobility </text:span></text:p>
          </draw:text-box>
        </draw:frame>
        <draw:frame draw:style-name="gr13" draw:text-style-name="P14" draw:layer="layout" svg:width="17.041cm" svg:height="0.374cm" svg:x="4.45cm" svg:y="15.904cm">
          <draw:text-box>
            <text:p text:style-name="P3"><text:span text:style-name="T17">for those born at the </text:span><text:span text:style-name="T17">bottom (Atkinson, Maynard </text:span><text:span text:style-name="T17">and Trindler, 1983). As a </text:span><text:span text:style-name="T17">result, the degree of </text:span><text:span text:style-name="T17">immobility </text:span></text:p>
          </draw:text-box>
        </draw:frame>
        <draw:frame draw:style-name="gr13" draw:text-style-name="P14" draw:layer="layout" svg:width="17.562cm" svg:height="0.374cm" svg:x="4.45cm" svg:y="16.354cm">
          <draw:text-box>
            <text:p text:style-name="P3"><text:span text:style-name="T17">at <text:s/>the <text:s/>top <text:s/>could <text:s/>be <text:s/></text:span><text:span text:style-name="T17">exaggerated. <text:s/>This <text:s/></text:span><text:span text:style-name="T17">shortcoming <text:s/>does <text:s/>not <text:s/></text:span><text:span text:style-name="T17">hold <text:s/>for <text:s/>linear <text:s/>regression <text:s/></text:span><text:span text:style-name="T17">analysis <text:s/>as <text:s/>a </text:span></text:p>
          </draw:text-box>
        </draw:frame>
        <draw:frame draw:style-name="gr13" draw:text-style-name="P14" draw:layer="layout" svg:width="6.255cm" svg:height="0.374cm" svg:x="4.45cm" svg:y="16.804cm">
          <draw:text-box>
            <text:p text:style-name="P3"><text:span text:style-name="T17">technique to measure </text:span><text:span text:style-name="T17">income mobility.</text:span></text:p>
          </draw:text-box>
        </draw:frame>
        <draw:frame draw:style-name="gr13" draw:text-style-name="P14" draw:layer="layout" svg:width="16.715cm" svg:height="0.374cm" svg:x="4.45cm" svg:y="17.704cm">
          <draw:text-box>
            <text:p text:style-name="P3"><text:span text:style-name="T17">From our results we see a </text:span><text:span text:style-name="T17">small effect on earnings </text:span><text:span text:style-name="T17">elasticity when using a </text:span><text:span text:style-name="T17">two-year average of </text:span><text:span text:style-name="T17">earnings </text:span></text:p>
          </draw:text-box>
        </draw:frame>
        <draw:frame draw:style-name="gr13" draw:text-style-name="P14" draw:layer="layout" svg:width="16.999cm" svg:height="0.374cm" svg:x="4.45cm" svg:y="18.154cm">
          <draw:text-box>
            <text:p text:style-name="P3"><text:span text:style-name="T17">in order to reduce the </text:span><text:span text:style-name="T17">influence of the transitory </text:span><text:span text:style-name="T17">component of earnings. </text:span><text:span text:style-name="T17">The analyses of Corak and </text:span><text:span text:style-name="T17">Heisz </text:span></text:p>
          </draw:text-box>
        </draw:frame>
        <draw:frame draw:style-name="gr13" draw:text-style-name="P14" draw:layer="layout" svg:width="17.172cm" svg:height="0.374cm" svg:x="4.45cm" svg:y="18.603cm">
          <draw:text-box>
            <text:p text:style-name="P3"><text:span text:style-name="T17">(1999) suggest that it is </text:span><text:span text:style-name="T17">necessary to use at least a </text:span><text:span text:style-name="T17">three-year average and </text:span><text:span text:style-name="T17">that a five-year horizon </text:span><text:span text:style-name="T17">should </text:span></text:p>
          </draw:text-box>
        </draw:frame>
        <draw:frame draw:style-name="gr13" draw:text-style-name="P14" draw:layer="layout" svg:width="16.834cm" svg:height="0.374cm" svg:x="4.45cm" svg:y="19.053cm">
          <draw:text-box>
            <text:p text:style-name="P3"><text:span text:style-name="T17">be long enough to reduce </text:span><text:span text:style-name="T17">the bias – for instance in </text:span><text:span text:style-name="T17">the estimated elasticity- </text:span><text:span text:style-name="T17">caused by transitory </text:span><text:span text:style-name="T17">income </text:span></text:p>
          </draw:text-box>
        </draw:frame>
        <draw:frame draw:style-name="gr13" draw:text-style-name="P14" draw:layer="layout" svg:width="16.58cm" svg:height="0.374cm" svg:x="4.45cm" svg:y="19.503cm">
          <draw:text-box>
            <text:p text:style-name="P3"><text:span text:style-name="T17">fluctuations. The Income </text:span><text:span text:style-name="T17">panel study is not </text:span><text:span text:style-name="T17">adequate enough yet to </text:span><text:span text:style-name="T17">construct such a long term </text:span><text:span text:style-name="T17">income </text:span></text:p>
          </draw:text-box>
        </draw:frame>
        <draw:frame draw:style-name="gr13" draw:text-style-name="P14" draw:layer="layout" svg:width="16.906cm" svg:height="0.374cm" svg:x="4.45cm" svg:y="19.953cm">
          <draw:text-box>
            <text:p text:style-name="P3"><text:span text:style-name="T17">over a consecutive period: </text:span><text:span text:style-name="T17">in practice we would have </text:span><text:span text:style-name="T17">to average, say, the </text:span><text:span text:style-name="T17">father’s income for 1989–</text:span><text:span text:style-name="T17">1994 </text:span></text:p>
          </draw:text-box>
        </draw:frame>
        <draw:frame draw:style-name="gr13" draw:text-style-name="P14" draw:layer="layout" svg:width="17.735cm" svg:height="0.374cm" svg:x="4.45cm" svg:y="20.403cm">
          <draw:text-box>
            <text:p text:style-name="P3"><text:span text:style-name="T17">and <text:s/>the <text:s/>child’s <text:s/>income <text:s/></text:span><text:span text:style-name="T17">for <text:s/>2004–2009. <text:s/>Then <text:s/>the </text:span><text:span text:style-name="T17"><text:s/>gap <text:s/>between <text:s/>the <text:s/>life <text:s/></text:span><text:span text:style-name="T17">stages <text:s/>of <text:s/>parents <text:s/>and <text:s/></text:span><text:span text:style-name="T17">children </text:span></text:p>
          </draw:text-box>
        </draw:frame>
        <draw:frame draw:style-name="gr13" draw:text-style-name="P14" draw:layer="layout" svg:width="16.567cm" svg:height="0.374cm" svg:x="4.45cm" svg:y="20.853cm">
          <draw:text-box>
            <text:p text:style-name="P3"><text:span text:style-name="T17">would be even larger. </text:span><text:span text:style-name="T17">Furthermore, the adult </text:span><text:span text:style-name="T17">children - especially the </text:span><text:span text:style-name="T17">higher educated ones - </text:span><text:span text:style-name="T17">would be </text:span></text:p>
          </draw:text-box>
        </draw:frame>
        <draw:frame draw:style-name="gr13" draw:text-style-name="P14" draw:layer="layout" svg:width="15.521cm" svg:height="0.374cm" svg:x="4.45cm" svg:y="21.303cm">
          <draw:text-box>
            <text:p text:style-name="P3"><text:span text:style-name="T17">too young to have built up </text:span><text:span text:style-name="T17">a career. So their average </text:span><text:span text:style-name="T17">income would certainly be </text:span><text:span text:style-name="T17">underestimated.</text:span></text:p>
          </draw:text-box>
        </draw:frame>
        <draw:frame draw:style-name="gr13" draw:text-style-name="P14" draw:layer="layout" svg:width="16.355cm" svg:height="0.374cm" svg:x="4.45cm" svg:y="22.203cm">
          <draw:text-box>
            <text:p text:style-name="P3"><text:span text:style-name="T17">In international literature it </text:span><text:span text:style-name="T17">is common to use earnings </text:span><text:span text:style-name="T17">to measure </text:span><text:span text:style-name="T17">intergenerational income </text:span><text:span text:style-name="T17">mobility. </text:span></text:p>
          </draw:text-box>
        </draw:frame>
        <draw:frame draw:style-name="gr13" draw:text-style-name="P14" draw:layer="layout" svg:width="16.563cm" svg:height="0.374cm" svg:x="4.45cm" svg:y="22.653cm">
          <draw:text-box>
            <text:p text:style-name="P3"><text:span text:style-name="T17">One could argue that the </text:span><text:span text:style-name="T17">earnings of an individual </text:span><text:span text:style-name="T17">are not only influenced by </text:span><text:span text:style-name="T17">the earnings of his or her </text:span></text:p>
          </draw:text-box>
        </draw:frame>
        <draw:frame draw:style-name="gr13" draw:text-style-name="P14" draw:layer="layout" svg:width="16.385cm" svg:height="0.374cm" svg:x="4.45cm" svg:y="23.103cm">
          <draw:text-box>
            <text:p text:style-name="P3"><text:span text:style-name="T17">father, but by the total </text:span><text:span text:style-name="T17">income (earnings as well </text:span><text:span text:style-name="T17">as other income </text:span><text:span text:style-name="T17">components such as </text:span><text:span text:style-name="T17">benefits) of the </text:span></text:p>
          </draw:text-box>
        </draw:frame>
        <draw:frame draw:style-name="gr13" draw:text-style-name="P14" draw:layer="layout" svg:width="17.147cm" svg:height="0.374cm" svg:x="4.45cm" svg:y="23.553cm">
          <draw:text-box>
            <text:p text:style-name="P3"><text:span text:style-name="T17">entire family he or she </text:span><text:span text:style-name="T17">grew up in. Going even </text:span><text:span text:style-name="T17">one step further, we can </text:span><text:span text:style-name="T17">measure intergenerational </text:span><text:span text:style-name="T17">income </text:span></text:p>
          </draw:text-box>
        </draw:frame>
        <draw:frame draw:style-name="gr13" draw:text-style-name="P14" draw:layer="layout" svg:width="17.041cm" svg:height="0.374cm" svg:x="4.45cm" svg:y="24.003cm">
          <draw:text-box>
            <text:p text:style-name="P3"><text:span text:style-name="T17">mobility by using the total </text:span><text:span text:style-name="T17">personal income (including </text:span><text:span text:style-name="T17">benefits etc.) of the (adult) </text:span><text:span text:style-name="T17">child and the household </text:span></text:p>
          </draw:text-box>
        </draw:frame>
        <draw:frame draw:style-name="gr13" draw:text-style-name="P14" draw:layer="layout" svg:width="17.287cm" svg:height="0.374cm" svg:x="4.45cm" svg:y="24.452cm">
          <draw:text-box>
            <text:p text:style-name="P3"><text:span text:style-name="T17">income of the family he or </text:span><text:span text:style-name="T17">she grew up in. In this </text:span><text:span text:style-name="T17">way, we include not only </text:span><text:span text:style-name="T17">employees, but also for </text:span><text:span text:style-name="T17">instance </text:span></text:p>
          </draw:text-box>
        </draw:frame>
        <draw:frame draw:style-name="gr13" draw:text-style-name="P14" draw:layer="layout" svg:width="16.698cm" svg:height="0.374cm" svg:x="4.45cm" svg:y="24.902cm">
          <draw:text-box>
            <text:p text:style-name="P3"><text:span text:style-name="T17">persons who depend on </text:span><text:span text:style-name="T17">social security. However, in </text:span><text:span text:style-name="T17">this case it might be more </text:span><text:span text:style-name="T17">interesting to regard the </text:span></text:p>
          </draw:text-box>
        </draw:frame>
        <draw:frame draw:style-name="gr13" draw:text-style-name="P14" draw:layer="layout" svg:width="16.783cm" svg:height="0.374cm" svg:x="4.45cm" svg:y="25.352cm">
          <draw:text-box>
            <text:p text:style-name="P3"><text:span text:style-name="T17">transitions <text:s/>between <text:s/></text:span><text:span text:style-name="T17">socioeconomic <text:s/>position <text:s/></text:span><text:span text:style-name="T17">across <text:s/>generations <text:s/>rather <text:s/></text:span><text:span text:style-name="T17">than <text:s/>looking <text:s/>at <text:s/>the <text:s/></text:span><text:span text:style-name="T17">income </text:span></text:p>
          </draw:text-box>
        </draw:frame>
      </draw:page>
      <draw:page draw:name="page17" draw:style-name="dp1" draw:master-page-name="master-page179">
        <draw:frame draw:style-name="gr9" draw:text-style-name="P10" draw:layer="layout" svg:width="6.479cm" svg:height="0.331cm" svg:x="12.527cm" svg:y="28.088cm">
          <draw:text-box>
            <text:p text:style-name="P3"><text:span text:style-name="T11">Measuring intergenerational </text:span><text:span text:style-name="T11">income mobility </text:span></text:p>
          </draw:text-box>
        </draw:frame>
        <draw:frame draw:style-name="gr9" draw:text-style-name="P10" draw:layer="layout" svg:width="0.366cm" svg:height="0.331cm" svg:x="18.34cm" svg:y="28.088cm">
          <draw:text-box>
            <text:p text:style-name="P3"><text:span text:style-name="T11">17</text:span></text:p>
          </draw:text-box>
        </draw:frame>
        <draw:frame draw:style-name="gr13" draw:text-style-name="P14" draw:layer="layout" svg:width="16.47cm" svg:height="0.374cm" svg:x="4.4cm" svg:y="3.305cm">
          <draw:text-box>
            <text:p text:style-name="P3"><text:span text:style-name="T17">mobility. In other words, </text:span><text:span text:style-name="T17">answering the question </text:span><text:span text:style-name="T17">whether people who grew </text:span><text:span text:style-name="T17">up with parents depending </text:span></text:p>
          </draw:text-box>
        </draw:frame>
        <draw:frame draw:style-name="gr13" draw:text-style-name="P14" draw:layer="layout" svg:width="16.906cm" svg:height="0.374cm" svg:x="4.4cm" svg:y="3.755cm">
          <draw:text-box>
            <text:p text:style-name="P3"><text:span text:style-name="T17">on social benefits, </text:span><text:span text:style-name="T17">themselves end up </text:span><text:span text:style-name="T17">depending on benefits </text:span><text:span text:style-name="T17">relatively more often than </text:span><text:span text:style-name="T17">people who grew </text:span></text:p>
          </draw:text-box>
        </draw:frame>
        <draw:frame draw:style-name="gr13" draw:text-style-name="P14" draw:layer="layout" svg:width="16.965cm" svg:height="0.374cm" svg:x="4.4cm" svg:y="4.205cm">
          <draw:text-box>
            <text:p text:style-name="P3"><text:span text:style-name="T17">up with parents who did </text:span><text:span text:style-name="T17">not depend on benefits. </text:span><text:span text:style-name="T17">This would probably be a </text:span><text:span text:style-name="T17">more meaningful </text:span><text:span text:style-name="T17">investigation </text:span></text:p>
          </draw:text-box>
        </draw:frame>
        <draw:frame draw:style-name="gr13" draw:text-style-name="P14" draw:layer="layout" svg:width="16.533cm" svg:height="0.374cm" svg:x="4.4cm" svg:y="4.655cm">
          <draw:text-box>
            <text:p text:style-name="P3"><text:span text:style-name="T17">than looking at the income </text:span><text:span text:style-name="T17">level, not least because the </text:span><text:span text:style-name="T17">level of social benefits are </text:span><text:span text:style-name="T17">fixed by policy. Note </text:span></text:p>
          </draw:text-box>
        </draw:frame>
        <draw:frame draw:style-name="gr13" draw:text-style-name="P14" draw:layer="layout" svg:width="17.02cm" svg:height="0.374cm" svg:x="4.4cm" svg:y="5.105cm">
          <draw:text-box>
            <text:p text:style-name="P3"><text:span text:style-name="T17">further that if the </text:span><text:span text:style-name="T17">household income of the </text:span><text:span text:style-name="T17">adult child were to be used </text:span><text:span text:style-name="T17">instead of the earnings or </text:span><text:span text:style-name="T17">the total </text:span></text:p>
          </draw:text-box>
        </draw:frame>
        <draw:frame draw:style-name="gr13" draw:text-style-name="P14" draw:layer="layout" svg:width="16.385cm" svg:height="0.374cm" svg:x="4.4cm" svg:y="5.555cm">
          <draw:text-box>
            <text:p text:style-name="P3"><text:span text:style-name="T17">personal income, this </text:span><text:span text:style-name="T17">would incorporate both </text:span><text:span text:style-name="T17">individual success and </text:span><text:span text:style-name="T17">success on the marriage </text:span><text:span text:style-name="T17">market. </text:span></text:p>
          </draw:text-box>
        </draw:frame>
        <draw:frame draw:style-name="gr13" draw:text-style-name="P14" draw:layer="layout" svg:width="16.601cm" svg:height="0.374cm" svg:x="4.4cm" svg:y="6.005cm">
          <draw:text-box>
            <text:p text:style-name="P3"><text:span text:style-name="T17">However, this type of </text:span><text:span text:style-name="T17">income is appropriate to </text:span><text:span text:style-name="T17">measure the inheritance of </text:span><text:span text:style-name="T17">poverty (Van den Brakel </text:span><text:span text:style-name="T17">and </text:span></text:p>
          </draw:text-box>
        </draw:frame>
        <draw:frame draw:style-name="gr13" draw:text-style-name="P14" draw:layer="layout" svg:width="2.407cm" svg:height="0.374cm" svg:x="4.4cm" svg:y="6.455cm">
          <draw:text-box>
            <text:p text:style-name="P3"><text:span text:style-name="T17">Moonen 2009).</text:span></text:p>
          </draw:text-box>
        </draw:frame>
        <draw:frame draw:style-name="gr13" draw:text-style-name="P14" draw:layer="layout" svg:width="16.698cm" svg:height="0.374cm" svg:x="4.4cm" svg:y="7.355cm">
          <draw:text-box>
            <text:p text:style-name="P3"><text:span text:style-name="T17">The results in this paper </text:span><text:span text:style-name="T17">and, in fact, of every </text:span><text:span text:style-name="T17">intergenerational income </text:span><text:span text:style-name="T17">mobility analysis depend </text:span><text:span text:style-name="T17">on the </text:span></text:p>
          </draw:text-box>
        </draw:frame>
        <draw:frame draw:style-name="gr13" draw:text-style-name="P14" draw:layer="layout" svg:width="17.024cm" svg:height="0.374cm" svg:x="4.4cm" svg:y="7.805cm">
          <draw:text-box>
            <text:p text:style-name="P3"><text:span text:style-name="T17">point in time the data refer </text:span><text:span text:style-name="T17">to. For instance, if both </text:span><text:span text:style-name="T17">generations experienced a </text:span><text:span text:style-name="T17">booming economy, income </text:span></text:p>
          </draw:text-box>
        </draw:frame>
        <draw:frame draw:style-name="gr13" draw:text-style-name="P14" draw:layer="layout" svg:width="16.364cm" svg:height="0.374cm" svg:x="4.4cm" svg:y="8.255cm">
          <draw:text-box>
            <text:p text:style-name="P3"><text:span text:style-name="T17">mobility is likely to be </text:span><text:span text:style-name="T17">lower than if only the </text:span><text:span text:style-name="T17">parents experienced a </text:span><text:span text:style-name="T17">period of strong economic </text:span><text:span text:style-name="T17">growth. </text:span></text:p>
          </draw:text-box>
        </draw:frame>
        <draw:frame draw:style-name="gr13" draw:text-style-name="P14" draw:layer="layout" svg:width="17.583cm" svg:height="0.374cm" svg:x="4.4cm" svg:y="8.704cm">
          <draw:text-box>
            <text:p text:style-name="P3"><text:span text:style-name="T17">Furthermore, <text:s/>the <text:s/>degree <text:s/></text:span><text:span text:style-name="T17">of <text:s/>intergenerational <text:s/></text:span><text:span text:style-name="T17">income <text:s/>mobility <text:s/>may <text:s/>to <text:s/></text:span><text:span text:style-name="T17">a <text:s/>large <text:s/>extent <text:s/>be <text:s/></text:span><text:span text:style-name="T17">explained <text:s/>by </text:span></text:p>
          </draw:text-box>
        </draw:frame>
        <draw:frame draw:style-name="gr13" draw:text-style-name="P14" draw:layer="layout" svg:width="16.482cm" svg:height="0.374cm" svg:x="4.4cm" svg:y="9.154cm">
          <draw:text-box>
            <text:p text:style-name="P3"><text:span text:style-name="T17">policies and institutions </text:span><text:span text:style-name="T17">(Mulligan, 1997). </text:span><text:span text:style-name="T17">Progressive income taxes </text:span><text:span text:style-name="T17">and subsidisation of </text:span><text:span text:style-name="T17">education, for </text:span></text:p>
          </draw:text-box>
        </draw:frame>
        <draw:frame draw:style-name="gr13" draw:text-style-name="P14" draw:layer="layout" svg:width="17.075cm" svg:height="0.374cm" svg:x="4.4cm" svg:y="9.604cm">
          <draw:text-box>
            <text:p text:style-name="P3"><text:span text:style-name="T17">example, may be expected </text:span><text:span text:style-name="T17">to influence the human </text:span><text:span text:style-name="T17">capital investments by </text:span><text:span text:style-name="T17">parents in their children. </text:span><text:span text:style-name="T17">These </text:span></text:p>
          </draw:text-box>
        </draw:frame>
        <draw:frame draw:style-name="gr13" draw:text-style-name="P14" draw:layer="layout" svg:width="16.995cm" svg:height="0.374cm" svg:x="4.4cm" svg:y="10.054cm">
          <draw:text-box>
            <text:p text:style-name="P3"><text:span text:style-name="T17">issues <text:s/>also <text:s/>make <text:s/>it <text:s/></text:span><text:span text:style-name="T17">difficult <text:s/>to <text:s/>compare <text:s/></text:span><text:span text:style-name="T17">different <text:s/>countries <text:s/></text:span><text:span text:style-name="T17">properly. <text:s/>For <text:s/>that <text:s/>matter, </text:span><text:span text:style-name="T17"><text:s/>comparisons </text:span></text:p>
          </draw:text-box>
        </draw:frame>
        <draw:frame draw:style-name="gr13" draw:text-style-name="P14" draw:layer="layout" svg:width="16.588cm" svg:height="0.374cm" svg:x="4.4cm" svg:y="10.504cm">
          <draw:text-box>
            <text:p text:style-name="P3"><text:span text:style-name="T17">between countries may be </text:span><text:span text:style-name="T17">misleading anyhow </text:span><text:span text:style-name="T17">because of differences in </text:span><text:span text:style-name="T17">data, data collection </text:span><text:span text:style-name="T17">methods, </text:span></text:p>
          </draw:text-box>
        </draw:frame>
        <draw:frame draw:style-name="gr13" draw:text-style-name="P14" draw:layer="layout" svg:width="5.789cm" svg:height="0.374cm" svg:x="4.4cm" svg:y="10.954cm">
          <draw:text-box>
            <text:p text:style-name="P3"><text:span text:style-name="T17">and economic and cultural </text:span><text:span text:style-name="T17">climates.</text:span></text:p>
          </draw:text-box>
        </draw:frame>
      </draw:page>
      <draw:page draw:name="page18" draw:style-name="dp1" draw:master-page-name="master-page102">
        <draw:frame draw:style-name="gr9" draw:text-style-name="P10" draw:layer="layout" svg:width="0.455cm" svg:height="0.331cm" svg:x="2.35cm" svg:y="28.088cm">
          <draw:text-box>
            <text:p text:style-name="P3"><text:span text:style-name="T11">18 </text:span></text:p>
          </draw:text-box>
        </draw:frame>
        <draw:frame draw:style-name="gr9" draw:text-style-name="P10" draw:layer="layout" svg:width="3.118cm" svg:height="0.331cm" svg:x="2.943cm" svg:y="28.088cm">
          <draw:text-box>
            <text:p text:style-name="P3"><text:span text:style-name="T11">Statistics Netherlands</text:span></text:p>
          </draw:text-box>
        </draw:frame>
        <draw:frame draw:style-name="gr13" draw:text-style-name="P14" draw:layer="layout" svg:width="8.99cm" svg:height="0.374cm" svg:x="2.35cm" svg:y="5.555cm">
          <draw:text-box>
            <text:p text:style-name="P3"><text:span text:style-name="T17">Agresti, A. (2002). </text:span><text:span text:style-name="T50">Categorical Data Analysis</text:span><text:span text:style-name="T17">. </text:span><text:span text:style-name="T17">New York: </text:span></text:p>
          </draw:text-box>
        </draw:frame>
        <draw:frame draw:style-name="gr13" draw:text-style-name="P14" draw:layer="layout" svg:width="3.279cm" svg:height="0.374cm" svg:x="2.35cm" svg:y="6.005cm">
          <draw:text-box>
            <text:p text:style-name="P3"><text:span text:style-name="T17">Wiley – Interscience.</text:span></text:p>
          </draw:text-box>
        </draw:frame>
        <draw:frame draw:style-name="gr13" draw:text-style-name="P14" draw:layer="layout" svg:width="8.067cm" svg:height="0.374cm" svg:x="2.35cm" svg:y="6.905cm">
          <draw:text-box>
            <text:p text:style-name="P3"><text:span text:style-name="T17">Blanden, J. (2009). </text:span><text:span text:style-name="T50">How </text:span><text:span text:style-name="T50">Much Can We Learn From </text:span></text:p>
          </draw:text-box>
        </draw:frame>
        <draw:frame draw:style-name="gr13" draw:text-style-name="P14" draw:layer="layout" svg:width="9.154cm" svg:height="0.374cm" svg:x="2.35cm" svg:y="7.355cm">
          <draw:text-box>
            <text:p text:style-name="P3"><text:span text:style-name="T50">International Comparisons </text:span><text:span text:style-name="T50">Of Intergenerational </text:span><text:span text:style-name="T50">Mobility? </text:span></text:p>
          </draw:text-box>
        </draw:frame>
        <draw:frame draw:style-name="gr13" draw:text-style-name="P14" draw:layer="layout" svg:width="4.98cm" svg:height="0.374cm" svg:x="2.35cm" svg:y="7.805cm">
          <draw:text-box>
            <text:p text:style-name="P3"><text:span text:style-name="T17">CEE Discussion Paper, No. </text:span><text:span text:style-name="T17">111.</text:span></text:p>
          </draw:text-box>
        </draw:frame>
        <draw:frame draw:style-name="gr13" draw:text-style-name="P14" draw:layer="layout" svg:width="9.159cm" svg:height="0.374cm" svg:x="2.35cm" svg:y="8.705cm">
          <draw:text-box>
            <text:p text:style-name="P3"><text:span text:style-name="T17">Blanden, J., A. Goodman, P. </text:span><text:span text:style-name="T17">Gregg and S. Machin </text:span><text:span text:style-name="T17">(2004). </text:span></text:p>
          </draw:text-box>
        </draw:frame>
        <draw:frame draw:style-name="gr13" draw:text-style-name="P14" draw:layer="layout" svg:width="8.638cm" svg:height="0.374cm" svg:x="2.35cm" svg:y="9.155cm">
          <draw:text-box>
            <text:p text:style-name="P3"><text:span text:style-name="T17">Changes in </text:span><text:span text:style-name="T17">intergenerational mobility </text:span><text:span text:style-name="T17">in Britain, in M. </text:span></text:p>
          </draw:text-box>
        </draw:frame>
        <draw:frame draw:style-name="gr13" draw:text-style-name="P14" draw:layer="layout" svg:width="9.476cm" svg:height="0.374cm" svg:x="2.35cm" svg:y="9.605cm">
          <draw:text-box>
            <text:p text:style-name="P3"><text:span text:style-name="T17">Corak (ed.) </text:span><text:span text:style-name="T50">Generational </text:span><text:span text:style-name="T50">income mobility in North </text:span><text:span text:style-name="T50">America </text:span></text:p>
          </draw:text-box>
        </draw:frame>
        <draw:frame draw:style-name="gr13" draw:text-style-name="P14" draw:layer="layout" svg:width="8.49cm" svg:height="0.374cm" svg:x="2.35cm" svg:y="10.055cm">
          <draw:text-box>
            <text:p text:style-name="P3"><text:span text:style-name="T50">and Europe</text:span><text:span text:style-name="T17">. Cambridge: </text:span><text:span text:style-name="T17">Cambridge University </text:span><text:span text:style-name="T17">Press.</text:span></text:p>
          </draw:text-box>
        </draw:frame>
        <draw:frame draw:style-name="gr13" draw:text-style-name="P14" draw:layer="layout" svg:width="8.778cm" svg:height="0.374cm" svg:x="2.35cm" svg:y="10.955cm">
          <draw:text-box>
            <text:p text:style-name="P3"><text:span text:style-name="T17">Brakel, M. van den, and L. </text:span><text:span text:style-name="T17">Moonen (2009). Is </text:span><text:span text:style-name="T17">armoede </text:span></text:p>
          </draw:text-box>
        </draw:frame>
        <draw:frame draw:style-name="gr13" draw:text-style-name="P14" draw:layer="layout" svg:width="8.786cm" svg:height="0.374cm" svg:x="2.35cm" svg:y="11.405cm">
          <draw:text-box>
            <text:p text:style-name="P3"><text:span text:style-name="T17">erfelijk? </text:span><text:span text:style-name="T50">Sociaaleconomische </text:span><text:span text:style-name="T50">trends</text:span><text:span text:style-name="T17">, 2/2009: 47-51 (in </text:span></text:p>
          </draw:text-box>
        </draw:frame>
        <draw:frame draw:style-name="gr13" draw:text-style-name="P14" draw:layer="layout" svg:width="1.175cm" svg:height="0.374cm" svg:x="2.35cm" svg:y="11.855cm">
          <draw:text-box>
            <text:p text:style-name="P3"><text:span text:style-name="T17">Dutch).</text:span></text:p>
          </draw:text-box>
        </draw:frame>
        <draw:frame draw:style-name="gr13" draw:text-style-name="P14" draw:layer="layout" svg:width="8.367cm" svg:height="0.374cm" svg:x="2.35cm" svg:y="12.755cm">
          <draw:text-box>
            <text:p text:style-name="P3"><text:span text:style-name="T17">CBS (2010). </text:span><text:span text:style-name="T50">Terugblikken, </text:span><text:span text:style-name="T50">een eeuw in statistieken.</text:span><text:span text:style-name="T17"> </text:span></text:p>
          </draw:text-box>
        </draw:frame>
        <draw:frame draw:style-name="gr13" draw:text-style-name="P14" draw:layer="layout" svg:width="8.727cm" svg:height="0.374cm" svg:x="2.35cm" svg:y="13.205cm">
          <draw:text-box>
            <text:p text:style-name="P3"><text:span text:style-name="T17">Den Haag/Heerlen: </text:span><text:span text:style-name="T17">Centraal Bureau voor de </text:span><text:span text:style-name="T17">Statistiek </text:span></text:p>
          </draw:text-box>
        </draw:frame>
        <draw:frame draw:style-name="gr13" draw:text-style-name="P14" draw:layer="layout" svg:width="1.691cm" svg:height="0.374cm" svg:x="2.35cm" svg:y="13.655cm">
          <draw:text-box>
            <text:p text:style-name="P3"><text:span text:style-name="T17">(in Dutch).</text:span></text:p>
          </draw:text-box>
        </draw:frame>
        <draw:frame draw:style-name="gr13" draw:text-style-name="P14" draw:layer="layout" svg:width="9.061cm" svg:height="0.374cm" svg:x="2.35cm" svg:y="14.555cm">
          <draw:text-box>
            <text:p text:style-name="P3"><text:span text:style-name="T17">Corak, M. (2004). </text:span><text:span text:style-name="T50">Generational income </text:span><text:span text:style-name="T50">mobility in North </text:span></text:p>
          </draw:text-box>
        </draw:frame>
        <draw:frame draw:style-name="gr13" draw:text-style-name="P14" draw:layer="layout" svg:width="8.952cm" svg:height="0.374cm" svg:x="2.35cm" svg:y="15.005cm">
          <draw:text-box>
            <text:p text:style-name="P3"><text:span text:style-name="T50">America and Europe</text:span><text:span text:style-name="T17">. </text:span><text:span text:style-name="T17">Cambridge: Cambridge </text:span><text:span text:style-name="T17">University </text:span></text:p>
          </draw:text-box>
        </draw:frame>
        <draw:frame draw:style-name="gr13" draw:text-style-name="P14" draw:layer="layout" svg:width="0.95cm" svg:height="0.374cm" svg:x="2.35cm" svg:y="15.455cm">
          <draw:text-box>
            <text:p text:style-name="P3"><text:span text:style-name="T17">Press.</text:span></text:p>
          </draw:text-box>
        </draw:frame>
        <draw:frame draw:style-name="gr13" draw:text-style-name="P14" draw:layer="layout" svg:width="9.125cm" svg:height="0.374cm" svg:x="2.35cm" svg:y="16.355cm">
          <draw:text-box>
            <text:p text:style-name="P3"><text:span text:style-name="T17">Corak, M. (2006). Do Poor </text:span><text:span text:style-name="T17">Children Become Poor </text:span><text:span text:style-name="T17">Adults? </text:span></text:p>
          </draw:text-box>
        </draw:frame>
        <draw:frame draw:style-name="gr13" draw:text-style-name="P14" draw:layer="layout" svg:width="7.266cm" svg:height="0.374cm" svg:x="2.35cm" svg:y="16.805cm">
          <draw:text-box>
            <text:p text:style-name="P3"><text:span text:style-name="T17">Lessons from a Cross </text:span><text:span text:style-name="T17">Country Comparison of </text:span></text:p>
          </draw:text-box>
        </draw:frame>
        <draw:frame draw:style-name="gr13" draw:text-style-name="P14" draw:layer="layout" svg:width="8.82cm" svg:height="0.374cm" svg:x="2.35cm" svg:y="17.255cm">
          <draw:text-box>
            <text:p text:style-name="P3"><text:span text:style-name="T17">Generational Earnings </text:span><text:span text:style-name="T17">Mobility. </text:span><text:span text:style-name="T50">Research on </text:span><text:span text:style-name="T50">Economic </text:span></text:p>
          </draw:text-box>
        </draw:frame>
        <draw:frame draw:style-name="gr13" draw:text-style-name="P14" draw:layer="layout" svg:width="3.63cm" svg:height="0.374cm" svg:x="2.35cm" svg:y="17.704cm">
          <draw:text-box>
            <text:p text:style-name="P3"><text:span text:style-name="T50">Inequality</text:span><text:span text:style-name="T17">, 13: 143-88.</text:span></text:p>
          </draw:text-box>
        </draw:frame>
        <draw:frame draw:style-name="gr13" draw:text-style-name="P14" draw:layer="layout" svg:width="8.6cm" svg:height="0.374cm" svg:x="2.35cm" svg:y="18.605cm">
          <draw:text-box>
            <text:p text:style-name="P3"><text:span text:style-name="T17">Corak, M. and Heisz, A. </text:span><text:span text:style-name="T17">(1999). The </text:span><text:span text:style-name="T17">Intergenerational </text:span></text:p>
          </draw:text-box>
        </draw:frame>
        <draw:frame draw:style-name="gr13" draw:text-style-name="P14" draw:layer="layout" svg:width="9.252cm" svg:height="0.374cm" svg:x="2.35cm" svg:y="19.055cm">
          <draw:text-box>
            <text:p text:style-name="P3"><text:span text:style-name="T17">Earnings and Income </text:span><text:span text:style-name="T17">Mobility of Canadian Men: </text:span><text:span text:style-name="T17">Evidence </text:span></text:p>
          </draw:text-box>
        </draw:frame>
        <draw:frame draw:style-name="gr13" draw:text-style-name="P14" draw:layer="layout" svg:width="8.595cm" svg:height="0.374cm" svg:x="2.35cm" svg:y="19.504cm">
          <draw:text-box>
            <text:p text:style-name="P3"><text:span text:style-name="T17">from Longitudinal Income </text:span><text:span text:style-name="T17">Tax Data. </text:span><text:span text:style-name="T50">Journal of Human</text:span></text:p>
          </draw:text-box>
        </draw:frame>
        <draw:frame draw:style-name="gr13" draw:text-style-name="P14" draw:layer="layout" svg:width="3.694cm" svg:height="0.374cm" svg:x="2.35cm" svg:y="19.954cm">
          <draw:text-box>
            <text:p text:style-name="P3"><text:span text:style-name="T50">Resources</text:span><text:span text:style-name="T17">, 34: 504-33.</text:span></text:p>
          </draw:text-box>
        </draw:frame>
        <draw:frame draw:style-name="gr13" draw:text-style-name="P14" draw:layer="layout" svg:width="7.982cm" svg:height="0.374cm" svg:x="2.35cm" svg:y="20.854cm">
          <draw:text-box>
            <text:p text:style-name="P3"><text:span text:style-name="T17">Grawe, N.D. (2006). </text:span><text:span text:style-name="T17">Lifecycle bias in estimates </text:span><text:span text:style-name="T17">of </text:span></text:p>
          </draw:text-box>
        </draw:frame>
        <draw:frame draw:style-name="gr13" draw:text-style-name="P14" draw:layer="layout" svg:width="7.592cm" svg:height="0.374cm" svg:x="2.35cm" svg:y="21.304cm">
          <draw:text-box>
            <text:p text:style-name="P3"><text:span text:style-name="T17">intergenerational earnings </text:span><text:span text:style-name="T17">persistence. Labour </text:span></text:p>
          </draw:text-box>
        </draw:frame>
        <draw:frame draw:style-name="gr13" draw:text-style-name="P14" draw:layer="layout" svg:width="4.155cm" svg:height="0.374cm" svg:x="2.35cm" svg:y="21.754cm">
          <draw:text-box>
            <text:p text:style-name="P3"><text:span text:style-name="T17">economics, 13, 5: 551-70.</text:span></text:p>
          </draw:text-box>
        </draw:frame>
        <draw:frame draw:style-name="gr13" draw:text-style-name="P14" draw:layer="layout" svg:width="9.32cm" svg:height="0.374cm" svg:x="2.35cm" svg:y="22.654cm">
          <draw:text-box>
            <text:p text:style-name="P3"><text:span text:style-name="T17">Haider, S. and Solon, G. </text:span><text:span text:style-name="T17">(2006). Life-cycle Variation </text:span><text:span text:style-name="T17">in the </text:span></text:p>
          </draw:text-box>
        </draw:frame>
        <draw:frame draw:style-name="gr13" draw:text-style-name="P14" draw:layer="layout" svg:width="8.376cm" svg:height="0.374cm" svg:x="2.35cm" svg:y="23.104cm">
          <draw:text-box>
            <text:p text:style-name="P3"><text:span text:style-name="T17">Association between </text:span><text:span text:style-name="T17">Current and Lifetime </text:span><text:span text:style-name="T17">Earnings. </text:span></text:p>
          </draw:text-box>
        </draw:frame>
        <draw:frame draw:style-name="gr13" draw:text-style-name="P14" draw:layer="layout" svg:width="7.055cm" svg:height="0.374cm" svg:x="2.35cm" svg:y="23.554cm">
          <draw:text-box>
            <text:p text:style-name="P3"><text:span text:style-name="T50">American Economic </text:span><text:span text:style-name="T50">Review</text:span><text:span text:style-name="T17">, 96: 1308-1320.</text:span></text:p>
          </draw:text-box>
        </draw:frame>
        <draw:frame draw:style-name="gr13" draw:text-style-name="P14" draw:layer="layout" svg:width="9.599cm" svg:height="0.374cm" svg:x="2.35cm" svg:y="24.454cm">
          <draw:text-box>
            <text:p text:style-name="P3"><text:span text:style-name="T17">Langeheine, R. &amp; F. van de </text:span><text:span text:style-name="T17">Pol (1990). Discrete Time </text:span><text:span text:style-name="T17">Mixed </text:span></text:p>
          </draw:text-box>
        </draw:frame>
        <draw:frame draw:style-name="gr13" draw:text-style-name="P14" draw:layer="layout" svg:width="8.9cm" svg:height="0.374cm" svg:x="2.35cm" svg:y="24.904cm">
          <draw:text-box>
            <text:p text:style-name="P3"><text:span text:style-name="T17">Markov Latent Class </text:span><text:span text:style-name="T17">Models, Sociological </text:span><text:span text:style-name="T17">Methodology, </text:span></text:p>
          </draw:text-box>
        </draw:frame>
        <draw:frame draw:style-name="gr13" draw:text-style-name="P14" draw:layer="layout" svg:width="2.051cm" svg:height="0.374cm" svg:x="2.35cm" svg:y="25.354cm">
          <draw:text-box>
            <text:p text:style-name="P3"><text:span text:style-name="T17">20: 213-247.</text:span></text:p>
          </draw:text-box>
        </draw:frame>
        <draw:frame draw:style-name="gr13" draw:text-style-name="P14" draw:layer="layout" svg:width="9.413cm" svg:height="0.374cm" svg:x="10.75cm" svg:y="5.554cm">
          <draw:text-box>
            <text:p text:style-name="P3"><text:span text:style-name="T17">Lolle, H. (2007). Multiple </text:span><text:span text:style-name="T17">Classification Analysis </text:span><text:span text:style-name="T17">(MCA). An, </text:span></text:p>
          </draw:text-box>
        </draw:frame>
        <draw:frame draw:style-name="gr13" draw:text-style-name="P14" draw:layer="layout" svg:width="8.909cm" svg:height="0.374cm" svg:x="10.75cm" svg:y="6.004cm">
          <draw:text-box>
            <text:p text:style-name="P3"><text:span text:style-name="T17">unfortunately, nearly </text:span><text:span text:style-name="T17">forgotten method for doing </text:span><text:span text:style-name="T17">linear </text:span></text:p>
          </draw:text-box>
        </draw:frame>
        <draw:frame draw:style-name="gr13" draw:text-style-name="P14" draw:layer="layout" svg:width="8.917cm" svg:height="0.374cm" svg:x="10.75cm" svg:y="6.454cm">
          <draw:text-box>
            <text:p text:style-name="P3"><text:span text:style-name="T17">regression with categorical </text:span><text:span text:style-name="T17">variables. ECPR Conference </text:span></text:p>
          </draw:text-box>
        </draw:frame>
        <draw:frame draw:style-name="gr13" draw:text-style-name="P14" draw:layer="layout" svg:width="4.735cm" svg:height="0.374cm" svg:x="10.75cm" svg:y="6.904cm">
          <draw:text-box>
            <text:p text:style-name="P3"><text:span text:style-name="T17">Paper, Pisa, September </text:span><text:span text:style-name="T17">2007.</text:span></text:p>
          </draw:text-box>
        </draw:frame>
        <draw:frame draw:style-name="gr13" draw:text-style-name="P14" draw:layer="layout" svg:width="8.579cm" svg:height="0.374cm" svg:x="10.75cm" svg:y="7.804cm">
          <draw:text-box>
            <text:p text:style-name="P3"><text:span text:style-name="T17">Mayer, S. and L. Lopoo </text:span><text:span text:style-name="T17">(2004). What do trends in </text:span><text:span text:style-name="T17">the </text:span></text:p>
          </draw:text-box>
        </draw:frame>
        <draw:frame draw:style-name="gr13" draw:text-style-name="P14" draw:layer="layout" svg:width="7.817cm" svg:height="0.374cm" svg:x="10.75cm" svg:y="8.254cm">
          <draw:text-box>
            <text:p text:style-name="P3"><text:span text:style-name="T17">intergenerational economic </text:span><text:span text:style-name="T17">mobility of sons and </text:span></text:p>
          </draw:text-box>
        </draw:frame>
        <draw:frame draw:style-name="gr13" draw:text-style-name="P14" draw:layer="layout" svg:width="9.121cm" svg:height="0.374cm" svg:x="10.75cm" svg:y="8.704cm">
          <draw:text-box>
            <text:p text:style-name="P3"><text:span text:style-name="T17">daughters in the United </text:span><text:span text:style-name="T17">States mean? In: M. Corak </text:span><text:span text:style-name="T17">(ed.). </text:span></text:p>
          </draw:text-box>
        </draw:frame>
        <draw:frame draw:style-name="gr13" draw:text-style-name="P14" draw:layer="layout" svg:width="8.308cm" svg:height="0.374cm" svg:x="10.75cm" svg:y="9.154cm">
          <draw:text-box>
            <text:p text:style-name="P3"><text:span text:style-name="T50">Generational income </text:span><text:span text:style-name="T50">mobility in North America </text:span><text:span text:style-name="T50">and </text:span></text:p>
          </draw:text-box>
        </draw:frame>
        <draw:frame draw:style-name="gr13" draw:text-style-name="P14" draw:layer="layout" svg:width="7.787cm" svg:height="0.374cm" svg:x="10.75cm" svg:y="9.603cm">
          <draw:text-box>
            <text:p text:style-name="P3"><text:span text:style-name="T50">Europe</text:span><text:span text:style-name="T17">. Cambridge: </text:span><text:span text:style-name="T17">Cambridge University </text:span><text:span text:style-name="T17">Press.</text:span></text:p>
          </draw:text-box>
        </draw:frame>
        <draw:frame draw:style-name="gr13" draw:text-style-name="P14" draw:layer="layout" svg:width="9.366cm" svg:height="0.374cm" svg:x="10.75cm" svg:y="10.504cm">
          <draw:text-box>
            <text:p text:style-name="P3"><text:span text:style-name="T17">Österberg, T. (2000). </text:span><text:span text:style-name="T17">Intergenerational income </text:span><text:span text:style-name="T17">mobility in </text:span></text:p>
          </draw:text-box>
        </draw:frame>
        <draw:frame draw:style-name="gr13" draw:text-style-name="P14" draw:layer="layout" svg:width="8.985cm" svg:height="0.374cm" svg:x="10.75cm" svg:y="10.953cm">
          <draw:text-box>
            <text:p text:style-name="P3"><text:span text:style-name="T17">Sweden: what do tax data </text:span><text:span text:style-name="T17">show? </text:span><text:span text:style-name="T50">Review of Income </text:span><text:span text:style-name="T50">and </text:span></text:p>
          </draw:text-box>
        </draw:frame>
        <draw:frame draw:style-name="gr13" draw:text-style-name="P14" draw:layer="layout" svg:width="3.575cm" svg:height="0.374cm" svg:x="10.75cm" svg:y="11.403cm">
          <draw:text-box>
            <text:p text:style-name="P3"><text:span text:style-name="T50">Wealth</text:span><text:span text:style-name="T17">, 46, 4: 421-36.</text:span></text:p>
          </draw:text-box>
        </draw:frame>
        <draw:frame draw:style-name="gr13" draw:text-style-name="P14" draw:layer="layout" svg:width="7.059cm" svg:height="0.374cm" svg:x="10.75cm" svg:y="12.303cm">
          <draw:text-box>
            <text:p text:style-name="P3"><text:span text:style-name="T17">Piraino, P. (2007). </text:span><text:span text:style-name="T17">Comparable Estimates of </text:span></text:p>
          </draw:text-box>
        </draw:frame>
        <draw:frame draw:style-name="gr13" draw:text-style-name="P14" draw:layer="layout" svg:width="9.392cm" svg:height="0.374cm" svg:x="10.75cm" svg:y="12.753cm">
          <draw:text-box>
            <text:p text:style-name="P3"><text:span text:style-name="T17">Intergenerational Income </text:span><text:span text:style-name="T17">Mobility in Italy. </text:span><text:span text:style-name="T50">The B.E. </text:span><text:span text:style-name="T50">Journal </text:span></text:p>
          </draw:text-box>
        </draw:frame>
        <draw:frame draw:style-name="gr13" draw:text-style-name="P14" draw:layer="layout" svg:width="5.64cm" svg:height="0.374cm" svg:x="10.75cm" svg:y="13.203cm">
          <draw:text-box>
            <text:p text:style-name="P3"><text:span text:style-name="T50">of Economic Analysis &amp; </text:span><text:span text:style-name="T50">Policy</text:span><text:span text:style-name="T17">, 7, 2.</text:span></text:p>
          </draw:text-box>
        </draw:frame>
        <draw:frame draw:style-name="gr13" draw:text-style-name="P14" draw:layer="layout" svg:width="8.761cm" svg:height="0.374cm" svg:x="10.75cm" svg:y="14.103cm">
          <draw:text-box>
            <text:p text:style-name="P3"><text:span text:style-name="T17">Siermann, C.L.J., P. J.J. van </text:span><text:span text:style-name="T17">Teeffelen and L.J.M. Urlings </text:span></text:p>
          </draw:text-box>
        </draw:frame>
        <draw:frame draw:style-name="gr13" draw:text-style-name="P14" draw:layer="layout" svg:width="8.232cm" svg:height="0.374cm" svg:x="10.75cm" svg:y="14.553cm">
          <draw:text-box>
            <text:p text:style-name="P3"><text:span text:style-name="T17">(2004). </text:span><text:span text:style-name="T50">Equivalentiefactoren 1995–</text:span><text:span text:style-name="T50">2000</text:span><text:span text:style-name="T17">. Voorburg/</text:span></text:p>
          </draw:text-box>
        </draw:frame>
        <draw:frame draw:style-name="gr13" draw:text-style-name="P14" draw:layer="layout" svg:width="8.735cm" svg:height="0.374cm" svg:x="10.75cm" svg:y="15.003cm">
          <draw:text-box>
            <text:p text:style-name="P3"><text:span text:style-name="T17">Heerlen: Centraal Bureau </text:span><text:span text:style-name="T17">voor de Statistiek (in </text:span><text:span text:style-name="T17">Dutch).</text:span></text:p>
          </draw:text-box>
        </draw:frame>
        <draw:frame draw:style-name="gr13" draw:text-style-name="P14" draw:layer="layout" svg:width="7.135cm" svg:height="0.374cm" svg:x="10.75cm" svg:y="15.903cm">
          <draw:text-box>
            <text:p text:style-name="P3"><text:span text:style-name="T17">Solon, G. (1989). Biases in </text:span><text:span text:style-name="T17">the estimation of </text:span></text:p>
          </draw:text-box>
        </draw:frame>
        <draw:frame draw:style-name="gr13" draw:text-style-name="P14" draw:layer="layout" svg:width="8.083cm" svg:height="0.374cm" svg:x="10.75cm" svg:y="16.353cm">
          <draw:text-box>
            <text:p text:style-name="P3"><text:span text:style-name="T17">intergenerational earnings </text:span><text:span text:style-name="T17">correlations, Review of </text:span></text:p>
          </draw:text-box>
        </draw:frame>
        <draw:frame draw:style-name="gr13" draw:text-style-name="P14" draw:layer="layout" svg:width="6.166cm" svg:height="0.374cm" svg:x="10.75cm" svg:y="16.803cm">
          <draw:text-box>
            <text:p text:style-name="P3"><text:span text:style-name="T17">economics and statistics, </text:span><text:span text:style-name="T17">71, 1: 172-4.</text:span></text:p>
          </draw:text-box>
        </draw:frame>
        <draw:frame draw:style-name="gr13" draw:text-style-name="P14" draw:layer="layout" svg:width="0.317cm" svg:height="0.374cm" svg:x="10.75cm" svg:y="17.253cm">
          <draw:text-box>
            <text:p text:style-name="P3"><text:span text:style-name="T17"><text:s/></text:span></text:p>
          </draw:text-box>
        </draw:frame>
        <draw:frame draw:style-name="gr13" draw:text-style-name="P14" draw:layer="layout" svg:width="9.298cm" svg:height="0.374cm" svg:x="10.75cm" svg:y="17.703cm">
          <draw:text-box>
            <text:p text:style-name="P3"><text:span text:style-name="T17">Solon, G. (1992). </text:span><text:span text:style-name="T17">Intergenerational Income </text:span><text:span text:style-name="T17">Mobility in the </text:span></text:p>
          </draw:text-box>
        </draw:frame>
        <draw:frame draw:style-name="gr13" draw:text-style-name="P14" draw:layer="layout" svg:width="9.409cm" svg:height="0.374cm" svg:x="10.75cm" svg:y="18.153cm">
          <draw:text-box>
            <text:p text:style-name="P3"><text:span text:style-name="T17">United States. </text:span><text:span text:style-name="T50">American </text:span><text:span text:style-name="T50">Economic Review</text:span><text:span text:style-name="T17">, 82, 3: </text:span><text:span text:style-name="T17">393-408.</text:span></text:p>
          </draw:text-box>
        </draw:frame>
        <draw:frame draw:style-name="gr13" draw:text-style-name="P14" draw:layer="layout" svg:width="8.99cm" svg:height="0.374cm" svg:x="10.75cm" svg:y="19.053cm">
          <draw:text-box>
            <text:p text:style-name="P3"><text:span text:style-name="T17">Wiggins, L. M. (1973). </text:span><text:span text:style-name="T50">Panel Analysis, Latent </text:span><text:span text:style-name="T50">Probability </text:span></text:p>
          </draw:text-box>
        </draw:frame>
        <draw:frame draw:style-name="gr13" draw:text-style-name="P14" draw:layer="layout" svg:width="9.184cm" svg:height="0.374cm" svg:x="10.75cm" svg:y="19.503cm">
          <draw:text-box>
            <text:p text:style-name="P3"><text:span text:style-name="T50">Models for Attitude and </text:span><text:span text:style-name="T50">Behavior Processes.</text:span><text:span text:style-name="T17"> </text:span><text:span text:style-name="T17">Amsterdam: </text:span></text:p>
          </draw:text-box>
        </draw:frame>
        <draw:frame draw:style-name="gr13" draw:text-style-name="P14" draw:layer="layout" svg:width="1.352cm" svg:height="0.374cm" svg:x="10.75cm" svg:y="19.953cm">
          <draw:text-box>
            <text:p text:style-name="P3"><text:span text:style-name="T17">Elsevier.</text:span></text:p>
          </draw:text-box>
        </draw:frame>
        <draw:frame draw:style-name="gr10" draw:text-style-name="P11" draw:layer="layout" svg:width="6.335cm" svg:height="1.169cm" svg:x="2.35cm" svg:y="3.117cm">
          <draw:text-box>
            <text:p text:style-name="P3"><text:span text:style-name="T12">Referen</text:span><text:span text:style-name="T12">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reekSymbols" svg:font-family="GreekSymbols"/>
    <style:font-face style:name="Helvetica" svg:font-family="Helvetica"/>
    <style:font-face style:name="TheSans" svg:font-family="TheSans"/>
    <style:font-face style:name="TheSansBLT3Light" svg:font-family="TheSansBLT3Light"/>
    <style:font-face style:name="TheSansBLT7" svg:font-family="TheSansBLT7"/>
    <style:font-face style:name="TheSansCaps" svg:font-family="TheSansCaps"/>
    <style:font-face style:name="TheSansExtraCaps" svg:font-family="TheSansExtraCaps"/>
    <style:font-face style:name="TheSansExtraExpert" svg:font-family="TheSansExtraExpert"/>
    <style:font-face style:name="TheSansLight" svg:font-family="TheSansLight"/>
    <style:font-face style:name="TheSansLightPlain" svg:font-family="TheSansLightPlain"/>
    <style:font-face style:name="TheSansPlain" svg:font-family="TheSansPlain"/>
    <style:font-face style:name="TheSansSemiLight" svg:font-family="TheSansSemiLight"/>
    <style:font-face style:name="TheSansSemiLightPlain" svg:font-family="TheSansSemiLightPlain"/>
    <style:font-face style:name="TheSansSemiPlain" svg:font-family="TheSansSemiPlain"/>
    <style:font-face style:name="Times" svg:font-family="Times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3cm" fo:margin-bottom="1cm" fo:margin-left="2.3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79" style:page-layout-name="PM0" draw:style-name="Mdp1"/>
    <style:master-page style:name="master-page162" style:page-layout-name="PM0" draw:style-name="Mdp1"/>
    <style:master-page style:name="master-page153" style:page-layout-name="PM0" draw:style-name="Mdp1"/>
    <style:master-page style:name="master-page102" style:page-layout-name="PM0" draw:style-name="Mdp1"/>
    <style:master-page style:name="master-page99" style:page-layout-name="PM0" draw:style-name="Mdp1"/>
    <style:master-page style:name="master-page40" style:page-layout-name="PM0" draw:style-name="Mdp1"/>
    <style:master-page style:name="master-page3" style:page-layout-name="PM0" draw:style-name="Mdp1"/>
    <style:master-page style:name="master-page51" style:page-layout-name="PM0" draw:style-name="Mdp1"/>
    <style:master-page style:name="master-page68" style:page-layout-name="PM0" draw:style-name="Mdp1"/>
    <style:master-page style:name="master-page71" style:page-layout-name="PM0" draw:style-name="Mdp1"/>
    <style:master-page style:name="master-page8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6-02T18:06:17.117013013</dc:date>
    <meta:editing-duration>PT8M48S</meta:editing-duration>
    <meta:editing-cycles>1</meta:editing-cycles>
    <meta:document-statistic meta:object-count="1134"/>
    <meta:generator>LibreOffice/6.0.4.2$Linux_X86_64 LibreOffice_project/00m0$Build-2</meta:generator>
  </office:meta>
</office:document-meta>
</file>